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F0000000E443DCD33.png" manifest:media-type=""/>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1" svg:font-family="Verdana"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fo:keep-together="always"/>
    </style:style>
    <style:style style:name="Tabel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1" style:family="table-cell">
      <style:table-cell-properties style:vertical-align="top" fo:padding-left="0.075in" fo:padding-right="0.075in" fo:padding-top="0in" fo:padding-bottom="0in" fo:border="0.5pt solid #000000" style:writing-mode="lr-tb"/>
    </style:style>
    <style:style style:name="Tabelle2.2" style:family="table-row">
      <style:table-row-properties style:min-row-height="0.2722in" fo:keep-together="always"/>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B4"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5pt solid #000000" fo:border-right="none" fo:border-top="0.05pt solid #000000" fo:border-bottom="0.05pt solid #000000"/>
    </style:style>
    <style:style style:name="Tabelle73.B1" style:family="table-cell">
      <style:table-cell-properties fo:padding="0.0382in" fo:border="0.05pt solid #000000"/>
    </style:style>
    <style:style style:name="Tabelle73.A2" style:family="table-cell">
      <style:table-cell-properties fo:padding="0.0382in" fo:border-left="0.05pt solid #000000" fo:border-right="none" fo:border-top="none" fo:border-bottom="0.05pt solid #000000"/>
    </style:style>
    <style:style style:name="Tabelle73.B2" style:family="table-cell">
      <style:table-cell-properties fo:padding="0.0382in" fo:border-left="0.05pt solid #000000" fo:border-right="0.05pt solid #000000" fo:border-top="none" fo:border-bottom="0.05pt solid #000000"/>
    </style:style>
    <style:style style:name="Tabelle21" style:family="table">
      <style:table-properties style:width="7.0576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67in" style:rel-column-width="58189*"/>
    </style:style>
    <style:style style:name="Tabelle21.1" style:family="table-row">
      <style:table-row-properties fo:keep-together="auto"/>
    </style:style>
    <style:style style:name="Tabel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1.B1" style:family="table-cell">
      <style:table-cell-properties style:vertical-align="top" fo:padding-left="0.075in" fo:padding-right="0.075in" fo:padding-top="0in" fo:padding-bottom="0in" fo:border="0.5pt solid #000000" style:writing-mode="lr-tb"/>
    </style:style>
    <style:style style:name="Tabelle72" style:family="table">
      <style:table-properties style:width="7.0576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67in" style:rel-column-width="58189*"/>
    </style:style>
    <style:style style:name="Tabelle72.1" style:family="table-row">
      <style:table-row-properties fo:keep-together="auto"/>
    </style:style>
    <style:style style:name="Tabelle7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2.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7.0896in" fo:margin-left="0in" fo:margin-top="0in" fo:margin-bottom="0in" table:align="left"/>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fo:keep-together="auto"/>
    </style:style>
    <style:style style:name="Table2.A1" style:family="table-cell">
      <style:table-cell-properties style:vertical-align="middle" fo:background-color="#ccccff" fo:padding="0in" fo:border="0.5pt solid #000001">
        <style:background-image/>
      </style:table-cell-properties>
    </style:style>
    <style:style style:name="Table2.A2" style:family="table-cell">
      <style:table-cell-properties style:vertical-align="middle" fo:padding="0in" fo:border="0.5pt solid #000001"/>
    </style:style>
    <style:style style:name="Table2.B2" style:family="table-cell">
      <style:table-cell-properties style:vertical-align="middle" fo:padding="0in" fo:border="0.5pt solid #000001"/>
    </style:style>
    <style:style style:name="Table2.C2" style:family="table-cell">
      <style:table-cell-properties style:vertical-align="middle" fo:padding="0in" fo:border="0.5pt solid #000001"/>
    </style:style>
    <style:style style:name="Table2.A3" style:family="table-cell">
      <style:table-cell-properties style:vertical-align="middle" fo:padding="0in" fo:border="0.5pt solid #000001"/>
    </style:style>
    <style:style style:name="Table2.B3" style:family="table-cell">
      <style:table-cell-properties style:vertical-align="middle" fo:padding="0in" fo:border="0.5pt solid #000001"/>
    </style:style>
    <style:style style:name="Table2.C3" style:family="table-cell">
      <style:table-cell-properties style:vertical-align="middle" fo:padding="0in" fo:border="0.5pt solid #000001"/>
    </style:style>
    <style:style style:name="Table2.A4" style:family="table-cell">
      <style:table-cell-properties style:vertical-align="middle" fo:padding="0in" fo:border="0.5pt solid #000001"/>
    </style:style>
    <style:style style:name="Table2.B4" style:family="table-cell">
      <style:table-cell-properties style:vertical-align="middle" fo:padding="0in" fo:border="0.5pt solid #000001"/>
    </style:style>
    <style:style style:name="Table2.C4" style:family="table-cell">
      <style:table-cell-properties style:vertical-align="middle" fo:padding="0in" fo:border="0.5pt solid #000001"/>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lways"/>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3.A4" style:family="table-cell">
      <style:table-cell-properties style:vertical-align="middle" fo:padding="0in" fo:border="0.5pt solid #000001"/>
    </style:style>
    <style:style style:name="Table3.B4" style:family="table-cell">
      <style:table-cell-properties style:vertical-align="middle" fo:padding="0in" fo:border="0.5pt solid #000001"/>
    </style:style>
    <style:style style:name="Table3.C4" style:family="table-cell">
      <style:table-cell-properties style:vertical-align="middle" fo:padding="0in" fo:border="0.5pt solid #000001"/>
    </style:style>
    <style:style style:name="Table3.A5" style:family="table-cell">
      <style:table-cell-properties style:vertical-align="middle" fo:padding="0in" fo:border="0.5pt solid #000001"/>
    </style:style>
    <style:style style:name="Table3.B5" style:family="table-cell">
      <style:table-cell-properties style:vertical-align="middle" fo:padding="0in" fo:border="0.5pt solid #000001"/>
    </style:style>
    <style:style style:name="Table3.C5" style:family="table-cell">
      <style:table-cell-properties style:vertical-align="middle" fo:padding="0in" fo:border="0.5pt solid #000001"/>
    </style:style>
    <style:style style:name="Table4" style:family="table">
      <style:table-properties style:width="7.0896in" fo:margin-left="0in" fo:margin-top="0in" fo:margin-bottom="0in" table:align="left"/>
    </style:style>
    <style:style style:name="Table4.A" style:family="table-column">
      <style:table-column-properties style:column-width="1.0847in"/>
    </style:style>
    <style:style style:name="Table4.B" style:family="table-column">
      <style:table-column-properties style:column-width="5.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 fo:padding="0in" fo:border="0.5pt solid #000001"/>
    </style:style>
    <style:style style:name="Table5.B2" style:family="table-cell">
      <style:table-cell-properties style:vertical-align=""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 fo:padding="0in" fo:border="0.5pt solid #000001"/>
    </style:style>
    <style:style style:name="Table5.B3" style:family="table-cell">
      <style:table-cell-properties style:vertical-align="" fo:padding="0in" fo:border="0.5pt solid #000001"/>
    </style:style>
    <style:style style:name="Table5.C3" style:family="table-cell">
      <style:table-cell-properties style:vertical-align="middle" fo:padding="0in" fo:border="0.5pt solid #000001"/>
    </style:style>
    <style:style style:name="Table5.A4" style:family="table-cell">
      <style:table-cell-properties style:vertical-align="" fo:padding="0in" fo:border="0.5pt solid #000001"/>
    </style:style>
    <style:style style:name="Table5.B4" style:family="table-cell">
      <style:table-cell-properties style:vertical-align="" fo:padding="0in" fo:border="0.5pt solid #000001"/>
    </style:style>
    <style:style style:name="Table5.C4" style:family="table-cell">
      <style:table-cell-properties style:vertical-align="middle" fo:padding="0in" fo:border="0.5pt solid #000001"/>
    </style:style>
    <style:style style:name="Table5.A5" style:family="table-cell">
      <style:table-cell-properties style:vertical-align="" fo:padding="0in" fo:border="0.5pt solid #000001"/>
    </style:style>
    <style:style style:name="Table5.B5" style:family="table-cell">
      <style:table-cell-properties style:vertical-align="" fo:padding="0in" fo:border="0.5pt solid #000001"/>
    </style:style>
    <style:style style:name="Table5.C5" style:family="table-cell">
      <style:table-cell-properties style:vertical-align="middle" fo:padding="0in" fo:border="0.5pt solid #000001"/>
    </style:style>
    <style:style style:name="Table5.A6" style:family="table-cell">
      <style:table-cell-properties style:vertical-align="" fo:padding="0in" fo:border="0.5pt solid #000001"/>
    </style:style>
    <style:style style:name="Table5.B6" style:family="table-cell">
      <style:table-cell-properties style:vertical-align="" fo:padding="0in" fo:border="0.5pt solid #000001"/>
    </style:style>
    <style:style style:name="Table5.C6" style:family="table-cell">
      <style:table-cell-properties style:vertical-align="middle" fo:padding="0in" fo:border="0.5pt solid #000001"/>
    </style:style>
    <style:style style:name="Table5.A7" style:family="table-cell">
      <style:table-cell-properties style:vertical-align="" fo:padding="0in" fo:border="0.5pt solid #000001"/>
    </style:style>
    <style:style style:name="Table5.B7" style:family="table-cell">
      <style:table-cell-properties style:vertical-align="" fo:padding="0in" fo:border="0.5pt solid #000001"/>
    </style:style>
    <style:style style:name="Table5.C7" style:family="table-cell">
      <style:table-cell-properties style:vertical-align="middle" fo:padding="0in" fo:border="0.5pt solid #000001"/>
    </style:style>
    <style:style style:name="Table5.A8" style:family="table-cell">
      <style:table-cell-properties style:vertical-align="" fo:padding="0in" fo:border="0.5pt solid #000001"/>
    </style:style>
    <style:style style:name="Table5.B8" style:family="table-cell">
      <style:table-cell-properties style:vertical-align="" fo:padding="0in" fo:border="0.5pt solid #000001"/>
    </style:style>
    <style:style style:name="Table5.C8" style:family="table-cell">
      <style:table-cell-properties style:vertical-align="middle" fo:padding="0in" fo:border="0.5pt solid #000001"/>
    </style:style>
    <style:style style:name="Table5.A9" style:family="table-cell">
      <style:table-cell-properties style:vertical-align="" fo:padding="0in" fo:border="0.5pt solid #000001"/>
    </style:style>
    <style:style style:name="Table5.B9" style:family="table-cell">
      <style:table-cell-properties style:vertical-align="" fo:padding="0in" fo:border="0.5pt solid #000001"/>
    </style:style>
    <style:style style:name="Table5.C9" style:family="table-cell">
      <style:table-cell-properties style:vertical-align="middle" fo:padding="0in" fo:border="0.5pt solid #000001"/>
    </style:style>
    <style:style style:name="Table5.A10" style:family="table-cell">
      <style:table-cell-properties style:vertical-align="" fo:padding="0in" fo:border="0.5pt solid #000001"/>
    </style:style>
    <style:style style:name="Table5.B10" style:family="table-cell">
      <style:table-cell-properties style:vertical-align="" fo:padding="0in" fo:border="0.5pt solid #000001"/>
    </style:style>
    <style:style style:name="Table5.C10" style:family="table-cell">
      <style:table-cell-properties style:vertical-align="middle" fo:padding="0in" fo:border="0.5pt solid #000001"/>
    </style:style>
    <style:style style:name="Table5.A11" style:family="table-cell">
      <style:table-cell-properties style:vertical-align="" fo:padding="0in" fo:border="0.5pt solid #000001"/>
    </style:style>
    <style:style style:name="Table5.B11" style:family="table-cell">
      <style:table-cell-properties style:vertical-align="" fo:padding="0in" fo:border="0.5pt solid #000001"/>
    </style:style>
    <style:style style:name="Table5.C11" style:family="table-cell">
      <style:table-cell-properties style:vertical-align="middle" fo:padding="0in" fo:border="0.5pt solid #000001"/>
    </style:style>
    <style:style style:name="Table5.A12" style:family="table-cell">
      <style:table-cell-properties style:vertical-align="" fo:padding="0in" fo:border="0.5pt solid #000001"/>
    </style:style>
    <style:style style:name="Table5.B12" style:family="table-cell">
      <style:table-cell-properties style:vertical-align="" fo:padding="0in" fo:border="0.5pt solid #000001"/>
    </style:style>
    <style:style style:name="Table5.C12" style:family="table-cell">
      <style:table-cell-properties style:vertical-align="middle" fo:padding="0in" fo:border="0.5pt solid #000001"/>
    </style:style>
    <style:style style:name="Table5.A13" style:family="table-cell">
      <style:table-cell-properties style:vertical-align="" fo:padding="0in" fo:border="0.5pt solid #000001"/>
    </style:style>
    <style:style style:name="Table5.B13" style:family="table-cell">
      <style:table-cell-properties style:vertical-align="" fo:padding="0in" fo:border="0.5pt solid #000001"/>
    </style:style>
    <style:style style:name="Table5.C13"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 fo:padding="0in" fo:border="0.5pt solid #000001"/>
    </style:style>
    <style:style style:name="Table6.B3" style:family="table-cell">
      <style:table-cell-properties style:vertical-align="" fo:padding="0in" fo:border="0.5pt solid #000001"/>
    </style:style>
    <style:style style:name="Table6.C3" style:family="table-cell">
      <style:table-cell-properties style:vertical-align="middle" fo:padding="0in" fo:border="0.5pt solid #000001"/>
    </style:style>
    <style:style style:name="Table6.A4" style:family="table-cell">
      <style:table-cell-properties style:vertical-align="" fo:padding="0in" fo:border="0.5pt solid #000001"/>
    </style:style>
    <style:style style:name="Table6.B4" style:family="table-cell">
      <style:table-cell-properties style:vertical-align="" fo:padding="0in" fo:border="0.5pt solid #000001"/>
    </style:style>
    <style:style style:name="Table6.C4" style:family="table-cell">
      <style:table-cell-properties style:vertical-align="middle" fo:padding="0in" fo:border="0.5pt solid #000001"/>
    </style:style>
    <style:style style:name="Table6.A5" style:family="table-cell">
      <style:table-cell-properties style:vertical-align="" fo:padding="0in" fo:border="0.5pt solid #000001"/>
    </style:style>
    <style:style style:name="Table6.B5" style:family="table-cell">
      <style:table-cell-properties style:vertical-align="" fo:padding="0in" fo:border="0.5pt solid #000001"/>
    </style:style>
    <style:style style:name="Table6.C5" style:family="table-cell">
      <style:table-cell-properties style:vertical-align="middle" fo:padding="0in" fo:border="0.5pt solid #000001"/>
    </style:style>
    <style:style style:name="Table6.A6" style:family="table-cell">
      <style:table-cell-properties style:vertical-align="" fo:padding="0in" fo:border="0.5pt solid #000001"/>
    </style:style>
    <style:style style:name="Table6.B6" style:family="table-cell">
      <style:table-cell-properties style:vertical-align="" fo:padding="0in" fo:border="0.5pt solid #000001"/>
    </style:style>
    <style:style style:name="Table6.C6" style:family="table-cell">
      <style:table-cell-properties style:vertical-align="middle" fo:padding="0in" fo:border="0.5pt solid #000001"/>
    </style:style>
    <style:style style:name="Table6.A7" style:family="table-cell">
      <style:table-cell-properties style:vertical-align="" fo:padding="0in" fo:border="0.5pt solid #000001"/>
    </style:style>
    <style:style style:name="Table6.B7" style:family="table-cell">
      <style:table-cell-properties style:vertical-align="" fo:padding="0in" fo:border="0.5pt solid #000001"/>
    </style:style>
    <style:style style:name="Table6.C7" style:family="table-cell">
      <style:table-cell-properties style:vertical-align="middle" fo:padding="0in" fo:border="0.5pt solid #000001"/>
    </style:style>
    <style:style style:name="Table6.A8" style:family="table-cell">
      <style:table-cell-properties style:vertical-align="" fo:padding="0in" fo:border="0.5pt solid #000001"/>
    </style:style>
    <style:style style:name="Table6.B8" style:family="table-cell">
      <style:table-cell-properties style:vertical-align="" fo:padding="0in" fo:border="0.5pt solid #000001"/>
    </style:style>
    <style:style style:name="Table6.C8" style:family="table-cell">
      <style:table-cell-properties style:vertical-align="middle" fo:padding="0in" fo:border="0.5pt solid #000001"/>
    </style:style>
    <style:style style:name="Table6.A9" style:family="table-cell">
      <style:table-cell-properties style:vertical-align="" fo:padding="0in" fo:border="0.5pt solid #000001"/>
    </style:style>
    <style:style style:name="Table6.B9" style:family="table-cell">
      <style:table-cell-properties style:vertical-align="" fo:padding="0in" fo:border="0.5pt solid #000001"/>
    </style:style>
    <style:style style:name="Table6.C9" style:family="table-cell">
      <style:table-cell-properties style:vertical-align="middle" fo:padding="0in" fo:border="0.5pt solid #000001"/>
    </style:style>
    <style:style style:name="Table6.A10" style:family="table-cell">
      <style:table-cell-properties style:vertical-align="" fo:padding="0in" fo:border="0.5pt solid #000001"/>
    </style:style>
    <style:style style:name="Table6.B10" style:family="table-cell">
      <style:table-cell-properties style:vertical-align="" fo:padding="0in" fo:border="0.5pt solid #000001"/>
    </style:style>
    <style:style style:name="Table6.C10" style:family="table-cell">
      <style:table-cell-properties style:vertical-align="middle" fo:padding="0in" fo:border="0.5pt solid #000001"/>
    </style:style>
    <style:style style:name="Table6.A11" style:family="table-cell">
      <style:table-cell-properties style:vertical-align="" fo:padding="0in" fo:border="0.5pt solid #000001"/>
    </style:style>
    <style:style style:name="Table6.B11" style:family="table-cell">
      <style:table-cell-properties style:vertical-align="" fo:padding="0in" fo:border="0.5pt solid #000001"/>
    </style:style>
    <style:style style:name="Table6.C11" style:family="table-cell">
      <style:table-cell-properties style:vertical-align="middle" fo:padding="0in" fo:border="0.5pt solid #000001"/>
    </style:style>
    <style:style style:name="Table6.A12" style:family="table-cell">
      <style:table-cell-properties style:vertical-align="" fo:padding="0in" fo:border="0.5pt solid #000001"/>
    </style:style>
    <style:style style:name="Table6.B12" style:family="table-cell">
      <style:table-cell-properties style:vertical-align="" fo:padding="0in" fo:border="0.5pt solid #000001"/>
    </style:style>
    <style:style style:name="Table6.C12"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6.7167in"/>
    </style:style>
    <style:style style:name="Table7.B" style:family="table-column">
      <style:table-column-properties style:column-width="0.3722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middle" fo:padding="0in" fo:border="0.5pt solid #000001"/>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1" style:family="table">
      <style:table-properties style:width="7.0896in" fo:margin-left="0in" fo:margin-top="0in" fo:margin-bottom="0in" table:align="left"/>
    </style:style>
    <style:style style:name="Table11.A" style:family="table-column">
      <style:table-column-properties style:column-width="1.0847in"/>
    </style:style>
    <style:style style:name="Table11.B" style:family="table-column">
      <style:table-column-properties style:column-width="5.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middle" fo:padding="0in" fo:border="0.5pt solid #000001"/>
    </style:style>
    <style:style style:name="Table11.B2" style:family="table-cell">
      <style:table-cell-properties style:vertical-align="middle"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middle" fo:padding="0in" fo:border="0.5pt solid #000001"/>
    </style:style>
    <style:style style:name="Table11.B3" style:family="table-cell">
      <style:table-cell-properties style:vertical-align="middle" fo:padding="0in" fo:border="0.5pt solid #000001"/>
    </style:style>
    <style:style style:name="Table11.C3" style:family="table-cell">
      <style:table-cell-properties style:vertical-align="middle" fo:padding="0in" fo:border="0.5pt solid #000001"/>
    </style:style>
    <style:style style:name="Table11.A4" style:family="table-cell">
      <style:table-cell-properties style:vertical-align="middle" fo:padding="0in" fo:border="0.5pt solid #000001"/>
    </style:style>
    <style:style style:name="Table11.B4" style:family="table-cell">
      <style:table-cell-properties style:vertical-align="middle" fo:padding="0in" fo:border="0.5pt solid #000001"/>
    </style:style>
    <style:style style:name="Table11.C4" style:family="table-cell">
      <style:table-cell-properties style:vertical-align="middle" fo:padding="0in" fo:border="0.5pt solid #000001"/>
    </style:style>
    <style:style style:name="Table11.A5" style:family="table-cell">
      <style:table-cell-properties style:vertical-align="middle" fo:padding="0in" fo:border="0.5pt solid #000001"/>
    </style:style>
    <style:style style:name="Table11.B5" style:family="table-cell">
      <style:table-cell-properties style:vertical-align="middle" fo:padding="0in" fo:border="0.5pt solid #000001"/>
    </style:style>
    <style:style style:name="Table11.C5" style:family="table-cell">
      <style:table-cell-properties style:vertical-align="middle" fo:padding="0in" fo:border="0.5pt solid #000001"/>
    </style:style>
    <style:style style:name="Table11.A6" style:family="table-cell">
      <style:table-cell-properties style:vertical-align="middle" fo:padding="0in" fo:border="0.5pt solid #000001"/>
    </style:style>
    <style:style style:name="Table11.B6" style:family="table-cell">
      <style:table-cell-properties style:vertical-align="middle" fo:padding="0in" fo:border="0.5pt solid #000001"/>
    </style:style>
    <style:style style:name="Table11.C6" style:family="table-cell">
      <style:table-cell-properties style:vertical-align="middle" fo:padding="0in" fo:border="0.5pt solid #000001"/>
    </style:style>
    <style:style style:name="Table11.A7" style:family="table-cell">
      <style:table-cell-properties style:vertical-align="middle" fo:padding="0in" fo:border="0.5pt solid #000001"/>
    </style:style>
    <style:style style:name="Table11.B7" style:family="table-cell">
      <style:table-cell-properties style:vertical-align="middle" fo:padding="0in" fo:border="0.5pt solid #000001"/>
    </style:style>
    <style:style style:name="Table11.C7" style:family="table-cell">
      <style:table-cell-properties style:vertical-align="middle" fo:padding="0in" fo:border="0.5pt solid #000001"/>
    </style:style>
    <style:style style:name="Table12" style:family="table">
      <style:table-properties style:width="7.0896in" fo:margin-left="0in" fo:margin-top="0in" fo:margin-bottom="0in" table:align="left"/>
    </style:style>
    <style:style style:name="Table12.A" style:family="table-column">
      <style:table-column-properties style:column-width="1.0847in"/>
    </style:style>
    <style:style style:name="Table12.B" style:family="table-column">
      <style:table-column-properties style:column-width="5.6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middle" fo:padding="0in" fo:border="0.5pt solid #000001"/>
    </style:style>
    <style:style style:name="Table12.B2" style:family="table-cell">
      <style:table-cell-properties style:vertical-align="middle"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middle" fo:padding="0in" fo:border="0.5pt solid #000001"/>
    </style:style>
    <style:style style:name="Table12.B3" style:family="table-cell">
      <style:table-cell-properties style:vertical-align="middle"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middle" fo:padding="0in" fo:border="0.5pt solid #000001"/>
    </style:style>
    <style:style style:name="Table12.B4" style:family="table-cell">
      <style:table-cell-properties style:vertical-align="middle"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middle" fo:padding="0in" fo:border="0.5pt solid #000001"/>
    </style:style>
    <style:style style:name="Table12.B5" style:family="table-cell">
      <style:table-cell-properties style:vertical-align="middle"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middle" fo:padding="0in" fo:border="0.5pt solid #000001"/>
    </style:style>
    <style:style style:name="Table12.B6" style:family="table-cell">
      <style:table-cell-properties style:vertical-align="middle" fo:padding="0in" fo:border="0.5pt solid #000001"/>
    </style:style>
    <style:style style:name="Table12.C6" style:family="table-cell">
      <style:table-cell-properties style:vertical-align="middle" fo:padding="0in" fo:border="0.5pt solid #000001"/>
    </style:style>
    <style:style style:name="Table12.A7" style:family="table-cell">
      <style:table-cell-properties style:vertical-align="middle" fo:padding="0in" fo:border="0.5pt solid #000001"/>
    </style:style>
    <style:style style:name="Table12.B7" style:family="table-cell">
      <style:table-cell-properties style:vertical-align="middle" fo:padding="0in" fo:border="0.5pt solid #000001"/>
    </style:style>
    <style:style style:name="Table12.C7" style:family="table-cell">
      <style:table-cell-properties style:vertical-align="middle" fo:padding="0in" fo:border="0.5pt solid #000001"/>
    </style:style>
    <style:style style:name="Table12.A8" style:family="table-cell">
      <style:table-cell-properties style:vertical-align="middle" fo:padding="0in" fo:border="0.5pt solid #000001"/>
    </style:style>
    <style:style style:name="Table12.B8" style:family="table-cell">
      <style:table-cell-properties style:vertical-align="middle" fo:padding="0in" fo:border="0.5pt solid #000001"/>
    </style:style>
    <style:style style:name="Table12.C8" style:family="table-cell">
      <style:table-cell-properties style:vertical-align="middle" fo:padding="0in" fo:border="0.5pt solid #000001"/>
    </style:style>
    <style:style style:name="Table13" style:family="table">
      <style:table-properties style:width="7.0896in" fo:margin-left="0in" fo:margin-top="0in" fo:margin-bottom="0in" table:align="left"/>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3.A4" style:family="table-cell">
      <style:table-cell-properties style:vertical-align="" fo:padding="0in" fo:border="0.5pt solid #000001"/>
    </style:style>
    <style:style style:name="Table13.B4" style:family="table-cell">
      <style:table-cell-properties style:vertical-align="" fo:padding="0in" fo:border="0.5pt solid #000001"/>
    </style:style>
    <style:style style:name="Table13.C4" style:family="table-cell">
      <style:table-cell-properties style:vertical-align="middle" fo:padding="0in" fo:border="0.5pt solid #000001"/>
    </style:style>
    <style:style style:name="Table13.A5" style:family="table-cell">
      <style:table-cell-properties style:vertical-align="" fo:padding="0in" fo:border="0.5pt solid #000001"/>
    </style:style>
    <style:style style:name="Table13.B5" style:family="table-cell">
      <style:table-cell-properties style:vertical-align="" fo:padding="0in" fo:border="0.5pt solid #000001"/>
    </style:style>
    <style:style style:name="Table13.C5" style:family="table-cell">
      <style:table-cell-properties style:vertical-align="middle" fo:padding="0in" fo:border="0.5pt solid #000001"/>
    </style:style>
    <style:style style:name="Table13.A6" style:family="table-cell">
      <style:table-cell-properties style:vertical-align="" fo:padding="0in" fo:border="0.5pt solid #000001"/>
    </style:style>
    <style:style style:name="Table13.B6" style:family="table-cell">
      <style:table-cell-properties style:vertical-align="" fo:padding="0in" fo:border="0.5pt solid #000001"/>
    </style:style>
    <style:style style:name="Table13.C6" style:family="table-cell">
      <style:table-cell-properties style:vertical-align="middle" fo:padding="0in" fo:border="0.5pt solid #000001"/>
    </style:style>
    <style:style style:name="Table13.A7" style:family="table-cell">
      <style:table-cell-properties style:vertical-align="" fo:padding="0in" fo:border="0.5pt solid #000001"/>
    </style:style>
    <style:style style:name="Table13.B7" style:family="table-cell">
      <style:table-cell-properties style:vertical-align="" fo:padding="0in" fo:border="0.5pt solid #000001"/>
    </style:style>
    <style:style style:name="Table13.C7" style:family="table-cell">
      <style:table-cell-properties style:vertical-align="middle" fo:padding="0in" fo:border="0.5pt solid #000001"/>
    </style:style>
    <style:style style:name="Table13.A8" style:family="table-cell">
      <style:table-cell-properties style:vertical-align="" fo:padding="0in" fo:border="0.5pt solid #000001"/>
    </style:style>
    <style:style style:name="Table13.B8" style:family="table-cell">
      <style:table-cell-properties style:vertical-align="" fo:padding="0in" fo:border="0.5pt solid #000001"/>
    </style:style>
    <style:style style:name="Table13.C8" style:family="table-cell">
      <style:table-cell-properties style:vertical-align="middle" fo:padding="0in" fo:border="0.5pt solid #000001"/>
    </style:style>
    <style:style style:name="Table13.A9" style:family="table-cell">
      <style:table-cell-properties style:vertical-align="" fo:padding="0in" fo:border="0.5pt solid #000001"/>
    </style:style>
    <style:style style:name="Table13.B9" style:family="table-cell">
      <style:table-cell-properties style:vertical-align="" fo:padding="0in" fo:border="0.5pt solid #000001"/>
    </style:style>
    <style:style style:name="Table13.C9" style:family="table-cell">
      <style:table-cell-properties style:vertical-align="middle" fo:padding="0in" fo:border="0.5pt solid #000001"/>
    </style:style>
    <style:style style:name="Table13.A10" style:family="table-cell">
      <style:table-cell-properties style:vertical-align="" fo:padding="0in" fo:border="0.5pt solid #000001"/>
    </style:style>
    <style:style style:name="Table13.B10" style:family="table-cell">
      <style:table-cell-properties style:vertical-align="" fo:padding="0in" fo:border="0.5pt solid #000001"/>
    </style:style>
    <style:style style:name="Table13.C10" style:family="table-cell">
      <style:table-cell-properties style:vertical-align="middle" fo:padding="0in" fo:border="0.5pt solid #000001"/>
    </style:style>
    <style:style style:name="Table13.A11" style:family="table-cell">
      <style:table-cell-properties style:vertical-align="" fo:padding="0in" fo:border="0.5pt solid #000001"/>
    </style:style>
    <style:style style:name="Table13.B11" style:family="table-cell">
      <style:table-cell-properties style:vertical-align="" fo:padding="0in" fo:border="0.5pt solid #000001"/>
    </style:style>
    <style:style style:name="Table13.C11" style:family="table-cell">
      <style:table-cell-properties style:vertical-align="middle" fo:padding="0in" fo:border="0.5pt solid #000001"/>
    </style:style>
    <style:style style:name="Table13.A12" style:family="table-cell">
      <style:table-cell-properties style:vertical-align="" fo:padding="0in" fo:border="0.5pt solid #000001"/>
    </style:style>
    <style:style style:name="Table13.B12" style:family="table-cell">
      <style:table-cell-properties style:vertical-align="" fo:padding="0in" fo:border="0.5pt solid #000001"/>
    </style:style>
    <style:style style:name="Table13.C12" style:family="table-cell">
      <style:table-cell-properties style:vertical-align="middle" fo:padding="0in" fo:border="0.5pt solid #000001"/>
    </style:style>
    <style:style style:name="Table13.A13" style:family="table-cell">
      <style:table-cell-properties style:vertical-align="" fo:padding="0in" fo:border="0.5pt solid #000001"/>
    </style:style>
    <style:style style:name="Table13.B13" style:family="table-cell">
      <style:table-cell-properties style:vertical-align="" fo:padding="0in" fo:border="0.5pt solid #000001"/>
    </style:style>
    <style:style style:name="Table13.C13" style:family="table-cell">
      <style:table-cell-properties style:vertical-align="middle" fo:padding="0in" fo:border="0.5pt solid #000001"/>
    </style:style>
    <style:style style:name="Table14" style:family="table">
      <style:table-properties style:width="7.0896in" fo:margin-left="0in" fo:margin-top="0in" fo:margin-bottom="0in" table:align="left"/>
    </style:style>
    <style:style style:name="Table14.A" style:family="table-column">
      <style:table-column-properties style:column-width="6.7167in"/>
    </style:style>
    <style:style style:name="Table14.B" style:family="table-column">
      <style:table-column-properties style:column-width="0.3722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middle" fo:padding="0in" fo:border="0.5pt solid #000001"/>
    </style:style>
    <style:style style:name="Table15" style:family="table">
      <style:table-properties style:width="7.0896in" fo:margin-left="0in" fo:margin-top="0in" fo:margin-bottom="0in" table:align="left"/>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5.A3" style:family="table-cell">
      <style:table-cell-properties style:vertical-align="" fo:padding="0in" fo:border="0.5pt solid #000001"/>
    </style:style>
    <style:style style:name="Table15.B3" style:family="table-cell">
      <style:table-cell-properties style:vertical-align="" fo:padding="0in" fo:border="0.5pt solid #000001"/>
    </style:style>
    <style:style style:name="Table15.C3" style:family="table-cell">
      <style:table-cell-properties style:vertical-align="middle" fo:padding="0in" fo:border="0.5pt solid #000001"/>
    </style:style>
    <style:style style:name="Table15.A4" style:family="table-cell">
      <style:table-cell-properties style:vertical-align="" fo:padding="0in" fo:border="0.5pt solid #000001"/>
    </style:style>
    <style:style style:name="Table15.B4" style:family="table-cell">
      <style:table-cell-properties style:vertical-align="" fo:padding="0in" fo:border="0.5pt solid #000001"/>
    </style:style>
    <style:style style:name="Table15.C4" style:family="table-cell">
      <style:table-cell-properties style:vertical-align="middle" fo:padding="0in" fo:border="0.5pt solid #000001"/>
    </style:style>
    <style:style style:name="Table16" style:family="table">
      <style:table-properties style:width="7.0896in" fo:margin-left="0in" fo:margin-top="0in" fo:margin-bottom="0in" table:align="left"/>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7" style:family="table">
      <style:table-properties style:width="7.0896in" fo:margin-left="0in" fo:margin-top="0in" fo:margin-bottom="0in" table:align="left"/>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 fo:padding="0in" fo:border="0.5pt solid #000001"/>
    </style:style>
    <style:style style:name="Table17.B4" style:family="table-cell">
      <style:table-cell-properties style:vertical-align="" fo:padding="0in" fo:border="0.5pt solid #000001"/>
    </style:style>
    <style:style style:name="Table17.C4" style:family="table-cell">
      <style:table-cell-properties style:vertical-align="middle" fo:padding="0in" fo:border="0.5pt solid #000001"/>
    </style:style>
    <style:style style:name="Table17.A5" style:family="table-cell">
      <style:table-cell-properties style:vertical-align="" fo:padding="0in" fo:border="0.5pt solid #000001"/>
    </style:style>
    <style:style style:name="Table17.B5" style:family="table-cell">
      <style:table-cell-properties style:vertical-align="" fo:padding="0in" fo:border="0.5pt solid #000001"/>
    </style:style>
    <style:style style:name="Table17.C5" style:family="table-cell">
      <style:table-cell-properties style:vertical-align="middle" fo:padding="0in" fo:border="0.5pt solid #000001"/>
    </style:style>
    <style:style style:name="Table17.A6" style:family="table-cell">
      <style:table-cell-properties style:vertical-align="" fo:padding="0in" fo:border="0.5pt solid #000001"/>
    </style:style>
    <style:style style:name="Table17.B6" style:family="table-cell">
      <style:table-cell-properties style:vertical-align="" fo:padding="0in" fo:border="0.5pt solid #000001"/>
    </style:style>
    <style:style style:name="Table17.C6" style:family="table-cell">
      <style:table-cell-properties style:vertical-align="middle" fo:padding="0in" fo:border="0.5pt solid #000001"/>
    </style:style>
    <style:style style:name="Table17.A7" style:family="table-cell">
      <style:table-cell-properties style:vertical-align="" fo:padding="0in" fo:border="0.5pt solid #000001"/>
    </style:style>
    <style:style style:name="Table17.B7" style:family="table-cell">
      <style:table-cell-properties style:vertical-align="" fo:padding="0in" fo:border="0.5pt solid #000001"/>
    </style:style>
    <style:style style:name="Table17.C7" style:family="table-cell">
      <style:table-cell-properties style:vertical-align="middle" fo:padding="0in" fo:border="0.5pt solid #000001"/>
    </style:style>
    <style:style style:name="Table17.A8" style:family="table-cell">
      <style:table-cell-properties style:vertical-align="" fo:padding="0in" fo:border="0.5pt solid #000001"/>
    </style:style>
    <style:style style:name="Table17.B8" style:family="table-cell">
      <style:table-cell-properties style:vertical-align="" fo:padding="0in" fo:border="0.5pt solid #000001"/>
    </style:style>
    <style:style style:name="Table17.C8" style:family="table-cell">
      <style:table-cell-properties style:vertical-align="middle" fo:padding="0in" fo:border="0.5pt solid #000001"/>
    </style:style>
    <style:style style:name="Table17.A9" style:family="table-cell">
      <style:table-cell-properties style:vertical-align="" fo:padding="0in" fo:border="0.5pt solid #000001"/>
    </style:style>
    <style:style style:name="Table17.B9" style:family="table-cell">
      <style:table-cell-properties style:vertical-align="" fo:padding="0in" fo:border="0.5pt solid #000001"/>
    </style:style>
    <style:style style:name="Table17.C9" style:family="table-cell">
      <style:table-cell-properties style:vertical-align="middle" fo:padding="0in" fo:border="0.5pt solid #000001"/>
    </style:style>
    <style:style style:name="Table17.A10" style:family="table-cell">
      <style:table-cell-properties style:vertical-align="" fo:padding="0in" fo:border="0.5pt solid #000001"/>
    </style:style>
    <style:style style:name="Table17.B10" style:family="table-cell">
      <style:table-cell-properties style:vertical-align="" fo:padding="0in" fo:border="0.5pt solid #000001"/>
    </style:style>
    <style:style style:name="Table17.C10" style:family="table-cell">
      <style:table-cell-properties style:vertical-align="middle" fo:padding="0in" fo:border="0.5pt solid #000001"/>
    </style:style>
    <style:style style:name="Table17.A11" style:family="table-cell">
      <style:table-cell-properties style:vertical-align="" fo:padding="0in" fo:border="0.5pt solid #000001"/>
    </style:style>
    <style:style style:name="Table17.B11" style:family="table-cell">
      <style:table-cell-properties style:vertical-align="" fo:padding="0in" fo:border="0.5pt solid #000001"/>
    </style:style>
    <style:style style:name="Table17.C11" style:family="table-cell">
      <style:table-cell-properties style:vertical-align="middle" fo:padding="0in" fo:border="0.5pt solid #000001"/>
    </style:style>
    <style:style style:name="Table17.A12" style:family="table-cell">
      <style:table-cell-properties style:vertical-align="" fo:padding="0in" fo:border="0.5pt solid #000001"/>
    </style:style>
    <style:style style:name="Table17.B12" style:family="table-cell">
      <style:table-cell-properties style:vertical-align="" fo:padding="0in" fo:border="0.5pt solid #000001"/>
    </style:style>
    <style:style style:name="Table17.C12" style:family="table-cell">
      <style:table-cell-properties style:vertical-align="middle" fo:padding="0in" fo:border="0.5pt solid #000001"/>
    </style:style>
    <style:style style:name="Table18" style:family="table">
      <style:table-properties style:width="7.0896in" fo:margin-left="0in" fo:margin-top="0in" fo:margin-bottom="0in" table:align="left"/>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8.A7" style:family="table-cell">
      <style:table-cell-properties style:vertical-align="" fo:padding="0in" fo:border="0.5pt solid #000001"/>
    </style:style>
    <style:style style:name="Table18.B7" style:family="table-cell">
      <style:table-cell-properties style:vertical-align="" fo:padding="0in" fo:border="0.5pt solid #000001"/>
    </style:style>
    <style:style style:name="Table18.C7" style:family="table-cell">
      <style:table-cell-properties style:vertical-align="middle" fo:padding="0in" fo:border="0.5pt solid #000001"/>
    </style:style>
    <style:style style:name="Table18.A8" style:family="table-cell">
      <style:table-cell-properties style:vertical-align="" fo:padding="0in" fo:border="0.5pt solid #000001"/>
    </style:style>
    <style:style style:name="Table18.B8" style:family="table-cell">
      <style:table-cell-properties style:vertical-align="" fo:padding="0in" fo:border="0.5pt solid #000001"/>
    </style:style>
    <style:style style:name="Table18.C8" style:family="table-cell">
      <style:table-cell-properties style:vertical-align="middle" fo:padding="0in" fo:border="0.5pt solid #000001"/>
    </style:style>
    <style:style style:name="Table18.A9" style:family="table-cell">
      <style:table-cell-properties style:vertical-align="" fo:padding="0in" fo:border="0.5pt solid #000001"/>
    </style:style>
    <style:style style:name="Table18.B9" style:family="table-cell">
      <style:table-cell-properties style:vertical-align="" fo:padding="0in" fo:border="0.5pt solid #000001"/>
    </style:style>
    <style:style style:name="Table18.C9" style:family="table-cell">
      <style:table-cell-properties style:vertical-align="middle" fo:padding="0in" fo:border="0.5pt solid #000001"/>
    </style:style>
    <style:style style:name="Table18.A10" style:family="table-cell">
      <style:table-cell-properties style:vertical-align="" fo:padding="0in" fo:border="0.5pt solid #000001"/>
    </style:style>
    <style:style style:name="Table18.B10" style:family="table-cell">
      <style:table-cell-properties style:vertical-align="" fo:padding="0in" fo:border="0.5pt solid #000001"/>
    </style:style>
    <style:style style:name="Table18.C10" style:family="table-cell">
      <style:table-cell-properties style:vertical-align="middle" fo:padding="0in" fo:border="0.5pt solid #000001"/>
    </style:style>
    <style:style style:name="Table19" style:family="table">
      <style:table-properties style:width="7.0896in" fo:margin-left="0in" fo:margin-top="0in" fo:margin-bottom="0in" table:align="left"/>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middle" fo:padding="0in" fo:border="0.5pt solid #000001"/>
    </style:style>
    <style:style style:name="Table19.A4" style:family="table-cell">
      <style:table-cell-properties style:vertical-align="" fo:padding="0in" fo:border="0.5pt solid #000001"/>
    </style:style>
    <style:style style:name="Table19.B4" style:family="table-cell">
      <style:table-cell-properties style:vertical-align="middle" fo:padding="0in" fo:border="0.5pt solid #000001"/>
    </style:style>
    <style:style style:name="Table19.A5" style:family="table-cell">
      <style:table-cell-properties style:vertical-align="" fo:padding="0in" fo:border="0.5pt solid #000001"/>
    </style:style>
    <style:style style:name="Table19.B5" style:family="table-cell">
      <style:table-cell-properties style:vertical-align="middle" fo:padding="0in" fo:border="0.5pt solid #000001"/>
    </style:style>
    <style:style style:name="Table20" style:family="table">
      <style:table-properties style:width="7.0896in" fo:margin-left="0in" fo:margin-top="0in" fo:margin-bottom="0in" table:align="left"/>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 fo:padding="0in" fo:border="0.5pt solid #000001"/>
    </style:style>
    <style:style style:name="Table20.C4" style:family="table-cell">
      <style:table-cell-properties style:vertical-align="middle" fo:padding="0in" fo:border="0.5pt solid #000001"/>
    </style:style>
    <style:style style:name="Table21" style:family="table">
      <style:table-properties style:width="7.0896in" fo:margin-left="0in" fo:margin-top="0in" fo:margin-bottom="0in" table:align="left"/>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middle" fo:padding="0in" fo:border="0.5pt solid #000001"/>
    </style:style>
    <style:style style:name="Table22" style:family="table">
      <style:table-properties style:width="7.0896in" fo:margin-left="0in" fo:margin-top="0in" fo:margin-bottom="0in" table:align="left"/>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3" style:family="table">
      <style:table-properties style:width="7.0896in" fo:margin-left="0in" fo:margin-top="0in" fo:margin-bottom="0in" table:align="left"/>
    </style:style>
    <style:style style:name="Table23.A" style:family="table-column">
      <style:table-column-properties style:column-width="6.7167in"/>
    </style:style>
    <style:style style:name="Table23.B" style:family="table-column">
      <style:table-column-properties style:column-width="0.3722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middle" fo:padding="0in" fo:border="0.5pt solid #000001"/>
    </style:style>
    <style:style style:name="Table24" style:family="table">
      <style:table-properties style:width="7.0896in" fo:margin-left="0in" fo:margin-top="0in" fo:margin-bottom="0in" table:align="left"/>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 fo:padding="0in" fo:border="0.5pt solid #000001"/>
    </style:style>
    <style:style style:name="Table24.C2" style:family="table-cell">
      <style:table-cell-properties style:vertical-align="middle" fo:padding="0in" fo:border="0.5pt solid #000001"/>
    </style:style>
    <style:style style:name="Table24.A3" style:family="table-cell">
      <style:table-cell-properties style:vertical-align="" fo:padding="0in" fo:border="0.5pt solid #000001"/>
    </style:style>
    <style:style style:name="Table24.B3" style:family="table-cell">
      <style:table-cell-properties style:vertical-align="" fo:padding="0in" fo:border="0.5pt solid #000001"/>
    </style:style>
    <style:style style:name="Table24.C3" style:family="table-cell">
      <style:table-cell-properties style:vertical-align="middle" fo:padding="0in" fo:border="0.5pt solid #000001"/>
    </style:style>
    <style:style style:name="Table24.A4" style:family="table-cell">
      <style:table-cell-properties style:vertical-align="" fo:padding="0in" fo:border="0.5pt solid #000001"/>
    </style:style>
    <style:style style:name="Table24.B4" style:family="table-cell">
      <style:table-cell-properties style:vertical-align="" fo:padding="0in" fo:border="0.5pt solid #000001"/>
    </style:style>
    <style:style style:name="Table24.C4" style:family="table-cell">
      <style:table-cell-properties style:vertical-align="middle" fo:padding="0in" fo:border="0.5pt solid #000001"/>
    </style:style>
    <style:style style:name="Table25" style:family="table">
      <style:table-properties style:width="7.0896in" fo:margin-left="0in" fo:margin-top="0in" fo:margin-bottom="0in" table:align="left"/>
    </style:style>
    <style:style style:name="Table25.A" style:family="table-column">
      <style:table-column-properties style:column-width="6.7167in"/>
    </style:style>
    <style:style style:name="Table25.B" style:family="table-column">
      <style:table-column-properties style:column-width="0.3722in"/>
    </style:style>
    <style:style style:name="Table25.1" style:family="table-row">
      <style:table-row-properties fo:keep-together="always"/>
    </style:style>
    <style:style style:name="Table25.A1" style:family="table-cell">
      <style:table-cell-properties style:vertical-align="middle" fo:background-color="#ccccff" fo:padding="0in" fo:border="0.5pt solid #000001">
        <style:background-image/>
      </style:table-cell-properties>
    </style:style>
    <style:style style:name="Table25.A2" style:family="table-cell">
      <style:table-cell-properties style:vertical-align="" fo:padding="0in" fo:border="0.5pt solid #000001"/>
    </style:style>
    <style:style style:name="Table25.B2" style:family="table-cell">
      <style:table-cell-properties style:vertical-align="middle" fo:padding="0in" fo:border="0.5pt solid #000001"/>
    </style:style>
    <style:style style:name="Table25.A3" style:family="table-cell">
      <style:table-cell-properties style:vertical-align="" fo:padding="0in" fo:border="0.5pt solid #000001"/>
    </style:style>
    <style:style style:name="Table25.B3" style:family="table-cell">
      <style:table-cell-properties style:vertical-align="middle" fo:padding="0in" fo:border="0.5pt solid #000001"/>
    </style:style>
    <style:style style:name="Table26" style:family="table">
      <style:table-properties style:width="7.0896in" fo:margin-left="0in" fo:margin-top="0in" fo:margin-bottom="0in" table:align="left"/>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6.A4" style:family="table-cell">
      <style:table-cell-properties style:vertical-align="" fo:padding="0in" fo:border="0.5pt solid #000001"/>
    </style:style>
    <style:style style:name="Table26.B4" style:family="table-cell">
      <style:table-cell-properties style:vertical-align="" fo:padding="0in" fo:border="0.5pt solid #000001"/>
    </style:style>
    <style:style style:name="Table26.C4" style:family="table-cell">
      <style:table-cell-properties style:vertical-align="middle" fo:padding="0in" fo:border="0.5pt solid #000001"/>
    </style:style>
    <style:style style:name="Table27" style:family="table">
      <style:table-properties style:width="7.0896in" fo:margin-left="0in" fo:margin-top="0in" fo:margin-bottom="0in" table:align="left"/>
    </style:style>
    <style:style style:name="Table27.A" style:family="table-column">
      <style:table-column-properties style:column-width="6.7167in"/>
    </style:style>
    <style:style style:name="Table27.B" style:family="table-column">
      <style:table-column-properties style:column-width="0.3722in"/>
    </style:style>
    <style:style style:name="Table27.1" style:family="table-row">
      <style:table-row-properties fo:keep-together="always"/>
    </style:style>
    <style:style style:name="Table27.A1" style:family="table-cell">
      <style:table-cell-properties style:vertical-align="middle" fo:background-color="#ccccff" fo:padding="0in" fo:border="0.5pt solid #000001">
        <style:background-image/>
      </style:table-cell-properties>
    </style:style>
    <style:style style:name="Table27.A2" style:family="table-cell">
      <style:table-cell-properties style:vertical-align="" fo:padding="0in" fo:border="0.5pt solid #000001"/>
    </style:style>
    <style:style style:name="Table27.B2" style:family="table-cell">
      <style:table-cell-properties style:vertical-align="middle" fo:padding="0in" fo:border="0.5pt solid #000001"/>
    </style:style>
    <style:style style:name="Table27.A3" style:family="table-cell">
      <style:table-cell-properties style:vertical-align="" fo:padding="0in" fo:border="0.5pt solid #000001"/>
    </style:style>
    <style:style style:name="Table27.B3" style:family="table-cell">
      <style:table-cell-properties style:vertical-align="middle" fo:padding="0in" fo:border="0.5pt solid #000001"/>
    </style:style>
    <style:style style:name="Table27.A4" style:family="table-cell">
      <style:table-cell-properties style:vertical-align="" fo:padding="0in" fo:border="0.5pt solid #000001"/>
    </style:style>
    <style:style style:name="Table27.B4" style:family="table-cell">
      <style:table-cell-properties style:vertical-align="middle" fo:padding="0in" fo:border="0.5pt solid #000001"/>
    </style:style>
    <style:style style:name="Table27.A5" style:family="table-cell">
      <style:table-cell-properties style:vertical-align="" fo:padding="0in" fo:border="0.5pt solid #000001"/>
    </style:style>
    <style:style style:name="Table27.B5" style:family="table-cell">
      <style:table-cell-properties style:vertical-align="middle" fo:padding="0in" fo:border="0.5pt solid #000001"/>
    </style:style>
    <style:style style:name="Table28" style:family="table">
      <style:table-properties style:width="7.0896in" fo:margin-left="0in" fo:margin-top="0in" fo:margin-bottom="0in" table:align="left"/>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 fo:padding="0in" fo:border="0.5pt solid #000001"/>
    </style:style>
    <style:style style:name="Table28.C2" style:family="table-cell">
      <style:table-cell-properties style:vertical-align="middle" fo:padding="0in" fo:border="0.5pt solid #000001"/>
    </style:style>
    <style:style style:name="Table28.A3" style:family="table-cell">
      <style:table-cell-properties style:vertical-align="" fo:padding="0in" fo:border="0.5pt solid #000001"/>
    </style:style>
    <style:style style:name="Table28.B3" style:family="table-cell">
      <style:table-cell-properties style:vertical-align="" fo:padding="0in" fo:border="0.5pt solid #000001"/>
    </style:style>
    <style:style style:name="Table28.C3" style:family="table-cell">
      <style:table-cell-properties style:vertical-align="middle" fo:padding="0in" fo:border="0.5pt solid #000001"/>
    </style:style>
    <style:style style:name="Table28.A4" style:family="table-cell">
      <style:table-cell-properties style:vertical-align="" fo:padding="0in" fo:border="0.5pt solid #000001"/>
    </style:style>
    <style:style style:name="Table28.B4" style:family="table-cell">
      <style:table-cell-properties style:vertical-align="" fo:padding="0in" fo:border="0.5pt solid #000001"/>
    </style:style>
    <style:style style:name="Table28.C4" style:family="table-cell">
      <style:table-cell-properties style:vertical-align="middle" fo:padding="0in" fo:border="0.5pt solid #000001"/>
    </style:style>
    <style:style style:name="Table29" style:family="table">
      <style:table-properties style:width="7.0896in" fo:margin-left="0in" fo:margin-top="0in" fo:margin-bottom="0in" table:align="left"/>
    </style:style>
    <style:style style:name="Table29.A" style:family="table-column">
      <style:table-column-properties style:column-width="1.1278in"/>
    </style:style>
    <style:style style:name="Table29.B" style:family="table-column">
      <style:table-column-properties style:column-width="5.5569in"/>
    </style:style>
    <style:style style:name="Table29.C" style:family="table-column">
      <style:table-column-properties style:column-width="0.4049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middle" fo:padding="0in" fo:border="0.5pt solid #000001"/>
    </style:style>
    <style:style style:name="Table29.B2" style:family="table-cell">
      <style:table-cell-properties style:vertical-align="middle" fo:padding="0in" fo:border="0.5pt solid #000001"/>
    </style:style>
    <style:style style:name="Table29.C2" style:family="table-cell">
      <style:table-cell-properties style:vertical-align="middle" fo:padding="0in" fo:border="0.5pt solid #000001"/>
    </style:style>
    <style:style style:name="Table30" style:family="table">
      <style:table-properties style:width="7.0896in" fo:margin-left="0in" fo:margin-top="0in" fo:margin-bottom="0in" table:align="left"/>
    </style:style>
    <style:style style:name="Table30.A" style:family="table-column">
      <style:table-column-properties style:column-width="1.0847in"/>
    </style:style>
    <style:style style:name="Table30.B" style:family="table-column">
      <style:table-column-properties style:column-width="5.6in"/>
    </style:style>
    <style:style style:name="Table30.C" style:family="table-column">
      <style:table-column-properties style:column-width="0.4049in"/>
    </style:style>
    <style:style style:name="Table30.1" style:family="table-row">
      <style:table-row-properties fo:keep-together="always"/>
    </style:style>
    <style:style style:name="Table30.A1" style:family="table-cell">
      <style:table-cell-properties style:vertical-align="middle" fo:background-color="#ccccff" fo:padding="0in" fo:border="0.5pt solid #000001">
        <style:background-image/>
      </style:table-cell-properties>
    </style:style>
    <style:style style:name="Table30.A2" style:family="table-cell">
      <style:table-cell-properties style:vertical-align="middle" fo:padding="0in" fo:border="0.5pt solid #000001"/>
    </style:style>
    <style:style style:name="Table30.B2" style:family="table-cell">
      <style:table-cell-properties style:vertical-align="middle" fo:padding="0in" fo:border="0.5pt solid #000001"/>
    </style:style>
    <style:style style:name="Table30.C2" style:family="table-cell">
      <style:table-cell-properties style:vertical-align="middle" fo:padding="0in" fo:border="0.5pt solid #000001"/>
    </style:style>
    <style:style style:name="Table30.A3" style:family="table-cell">
      <style:table-cell-properties style:vertical-align="middle" fo:padding="0in" fo:border="0.5pt solid #000001"/>
    </style:style>
    <style:style style:name="Table30.B3" style:family="table-cell">
      <style:table-cell-properties style:vertical-align="middle" fo:padding="0in" fo:border="0.5pt solid #000001"/>
    </style:style>
    <style:style style:name="Table30.C3" style:family="table-cell">
      <style:table-cell-properties style:vertical-align="middle" fo:padding="0in" fo:border="0.5pt solid #000001"/>
    </style:style>
    <style:style style:name="Table30.A4" style:family="table-cell">
      <style:table-cell-properties style:vertical-align="middle" fo:padding="0in" fo:border="0.5pt solid #000001"/>
    </style:style>
    <style:style style:name="Table30.B4" style:family="table-cell">
      <style:table-cell-properties style:vertical-align="middle" fo:padding="0in" fo:border="0.5pt solid #000001"/>
    </style:style>
    <style:style style:name="Table30.C4" style:family="table-cell">
      <style:table-cell-properties style:vertical-align="middle" fo:padding="0in" fo:border="0.5pt solid #000001"/>
    </style:style>
    <style:style style:name="Table30.A5" style:family="table-cell">
      <style:table-cell-properties style:vertical-align="middle" fo:padding="0in" fo:border="0.5pt solid #000001"/>
    </style:style>
    <style:style style:name="Table30.B5" style:family="table-cell">
      <style:table-cell-properties style:vertical-align="middle" fo:padding="0in" fo:border="0.5pt solid #000001"/>
    </style:style>
    <style:style style:name="Table30.C5" style:family="table-cell">
      <style:table-cell-properties style:vertical-align="middle" fo:padding="0in" fo:border="0.5pt solid #000001"/>
    </style:style>
    <style:style style:name="Table31" style:family="table">
      <style:table-properties style:width="7.0896in" fo:margin-left="0in" fo:margin-top="0in" fo:margin-bottom="0in" table:align="left"/>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 fo:padding="0in" fo:border="0.5pt solid #000001"/>
    </style:style>
    <style:style style:name="Table31.C2" style:family="table-cell">
      <style:table-cell-properties style:vertical-align="middle" fo:padding="0in" fo:border="0.5pt solid #000001"/>
    </style:style>
    <style:style style:name="Table31.A3" style:family="table-cell">
      <style:table-cell-properties style:vertical-align="" fo:padding="0in" fo:border="0.5pt solid #000001"/>
    </style:style>
    <style:style style:name="Table31.B3" style:family="table-cell">
      <style:table-cell-properties style:vertical-align="" fo:padding="0in" fo:border="0.5pt solid #000001"/>
    </style:style>
    <style:style style:name="Table31.C3" style:family="table-cell">
      <style:table-cell-properties style:vertical-align="middle" fo:padding="0in" fo:border="0.5pt solid #000001"/>
    </style:style>
    <style:style style:name="Table31.A4" style:family="table-cell">
      <style:table-cell-properties style:vertical-align="" fo:padding="0in" fo:border="0.5pt solid #000001"/>
    </style:style>
    <style:style style:name="Table31.B4" style:family="table-cell">
      <style:table-cell-properties style:vertical-align="" fo:padding="0in" fo:border="0.5pt solid #000001"/>
    </style:style>
    <style:style style:name="Table31.C4" style:family="table-cell">
      <style:table-cell-properties style:vertical-align="middle" fo:padding="0in" fo:border="0.5pt solid #000001"/>
    </style:style>
    <style:style style:name="Table31.A5" style:family="table-cell">
      <style:table-cell-properties style:vertical-align="" fo:padding="0in" fo:border="0.5pt solid #000001"/>
    </style:style>
    <style:style style:name="Table31.B5" style:family="table-cell">
      <style:table-cell-properties style:vertical-align="" fo:padding="0in" fo:border="0.5pt solid #000001"/>
    </style:style>
    <style:style style:name="Table31.C5" style:family="table-cell">
      <style:table-cell-properties style:vertical-align="middle" fo:padding="0in" fo:border="0.5pt solid #000001"/>
    </style:style>
    <style:style style:name="Table32" style:family="table">
      <style:table-properties style:width="7.0896in" fo:margin-left="0in" fo:margin-top="0in" fo:margin-bottom="0in" table:align="left"/>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middle" fo:padding="0in" fo:border="0.5pt solid #000001"/>
    </style:style>
    <style:style style:name="Table33" style:family="table">
      <style:table-properties style:width="7.0896in" fo:margin-left="0in" fo:margin-top="0in" fo:margin-bottom="0in" table:align="left"/>
    </style:style>
    <style:style style:name="Table33.A" style:family="table-column">
      <style:table-column-properties style:column-width="7.0896in"/>
    </style:style>
    <style:style style:name="Table33.1" style:family="table-row">
      <style:table-row-properties fo:keep-together="always"/>
    </style:style>
    <style:style style:name="Table33.A1" style:family="table-cell">
      <style:table-cell-properties style:vertical-align="middle" fo:background-color="#eeeeff" fo:padding="0in"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in" fo:border="0.5pt solid #000001"/>
    </style:style>
    <style:style style:name="Table34" style:family="table">
      <style:table-properties style:width="7.0896in" fo:margin-left="0in" fo:margin-top="0in" fo:margin-bottom="0in" table:align="left"/>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 fo:padding="0in" fo:border="0.5pt solid #000001"/>
    </style:style>
    <style:style style:name="Table34.B2" style:family="table-cell">
      <style:table-cell-properties style:vertical-align="" fo:padding="0in" fo:border="0.5pt solid #000001"/>
    </style:style>
    <style:style style:name="Table34.C2" style:family="table-cell">
      <style:table-cell-properties style:vertical-align="middle" fo:padding="0in" fo:border="0.5pt solid #000001"/>
    </style:style>
    <style:style style:name="Table34.A3" style:family="table-cell">
      <style:table-cell-properties style:vertical-align="" fo:padding="0in" fo:border="0.5pt solid #000001"/>
    </style:style>
    <style:style style:name="Table34.B3" style:family="table-cell">
      <style:table-cell-properties style:vertical-align="" fo:padding="0in" fo:border="0.5pt solid #000001"/>
    </style:style>
    <style:style style:name="Table34.C3" style:family="table-cell">
      <style:table-cell-properties style:vertical-align="middle" fo:padding="0in" fo:border="0.5pt solid #000001"/>
    </style:style>
    <style:style style:name="Table34.A4" style:family="table-cell">
      <style:table-cell-properties style:vertical-align="" fo:padding="0in" fo:border="0.5pt solid #000001"/>
    </style:style>
    <style:style style:name="Table34.B4" style:family="table-cell">
      <style:table-cell-properties style:vertical-align="" fo:padding="0in" fo:border="0.5pt solid #000001"/>
    </style:style>
    <style:style style:name="Table34.C4" style:family="table-cell">
      <style:table-cell-properties style:vertical-align="middle" fo:padding="0in" fo:border="0.5pt solid #000001"/>
    </style:style>
    <style:style style:name="Table34.A5" style:family="table-cell">
      <style:table-cell-properties style:vertical-align="" fo:padding="0in" fo:border="0.5pt solid #000001"/>
    </style:style>
    <style:style style:name="Table34.B5" style:family="table-cell">
      <style:table-cell-properties style:vertical-align="" fo:padding="0in" fo:border="0.5pt solid #000001"/>
    </style:style>
    <style:style style:name="Table34.C5" style:family="table-cell">
      <style:table-cell-properties style:vertical-align="middle" fo:padding="0in" fo:border="0.5pt solid #000001"/>
    </style:style>
    <style:style style:name="Table34.A6" style:family="table-cell">
      <style:table-cell-properties style:vertical-align="" fo:padding="0in" fo:border="0.5pt solid #000001"/>
    </style:style>
    <style:style style:name="Table34.B6" style:family="table-cell">
      <style:table-cell-properties style:vertical-align="" fo:padding="0in" fo:border="0.5pt solid #000001"/>
    </style:style>
    <style:style style:name="Table34.C6" style:family="table-cell">
      <style:table-cell-properties style:vertical-align="middle" fo:padding="0in" fo:border="0.5pt solid #000001"/>
    </style:style>
    <style:style style:name="Table34.A7" style:family="table-cell">
      <style:table-cell-properties style:vertical-align="" fo:padding="0in" fo:border="0.5pt solid #000001"/>
    </style:style>
    <style:style style:name="Table34.B7" style:family="table-cell">
      <style:table-cell-properties style:vertical-align="" fo:padding="0in" fo:border="0.5pt solid #000001"/>
    </style:style>
    <style:style style:name="Table34.C7" style:family="table-cell">
      <style:table-cell-properties style:vertical-align="middle" fo:padding="0in" fo:border="0.5pt solid #000001"/>
    </style:style>
    <style:style style:name="Table34.A8" style:family="table-cell">
      <style:table-cell-properties style:vertical-align="" fo:padding="0in" fo:border="0.5pt solid #000001"/>
    </style:style>
    <style:style style:name="Table34.B8" style:family="table-cell">
      <style:table-cell-properties style:vertical-align="" fo:padding="0in" fo:border="0.5pt solid #000001"/>
    </style:style>
    <style:style style:name="Table34.C8" style:family="table-cell">
      <style:table-cell-properties style:vertical-align="middle" fo:padding="0in" fo:border="0.5pt solid #000001"/>
    </style:style>
    <style:style style:name="Table34.A9" style:family="table-cell">
      <style:table-cell-properties style:vertical-align="" fo:padding="0in" fo:border="0.5pt solid #000001"/>
    </style:style>
    <style:style style:name="Table34.B9" style:family="table-cell">
      <style:table-cell-properties style:vertical-align="" fo:padding="0in" fo:border="0.5pt solid #000001"/>
    </style:style>
    <style:style style:name="Table34.C9" style:family="table-cell">
      <style:table-cell-properties style:vertical-align="middle" fo:padding="0in" fo:border="0.5pt solid #000001"/>
    </style:style>
    <style:style style:name="Table34.A10" style:family="table-cell">
      <style:table-cell-properties style:vertical-align="" fo:padding="0in" fo:border="0.5pt solid #000001"/>
    </style:style>
    <style:style style:name="Table34.B10" style:family="table-cell">
      <style:table-cell-properties style:vertical-align="" fo:padding="0in" fo:border="0.5pt solid #000001"/>
    </style:style>
    <style:style style:name="Table34.C10" style:family="table-cell">
      <style:table-cell-properties style:vertical-align="middle" fo:padding="0in" fo:border="0.5pt solid #000001"/>
    </style:style>
    <style:style style:name="Table34.A11" style:family="table-cell">
      <style:table-cell-properties style:vertical-align="" fo:padding="0in" fo:border="0.5pt solid #000001"/>
    </style:style>
    <style:style style:name="Table34.B11" style:family="table-cell">
      <style:table-cell-properties style:vertical-align="" fo:padding="0in" fo:border="0.5pt solid #000001"/>
    </style:style>
    <style:style style:name="Table34.C11" style:family="table-cell">
      <style:table-cell-properties style:vertical-align="middle" fo:padding="0in" fo:border="0.5pt solid #000001"/>
    </style:style>
    <style:style style:name="Table34.A12" style:family="table-cell">
      <style:table-cell-properties style:vertical-align="" fo:padding="0in" fo:border="0.5pt solid #000001"/>
    </style:style>
    <style:style style:name="Table34.B12" style:family="table-cell">
      <style:table-cell-properties style:vertical-align="" fo:padding="0in" fo:border="0.5pt solid #000001"/>
    </style:style>
    <style:style style:name="Table34.C12" style:family="table-cell">
      <style:table-cell-properties style:vertical-align="middle" fo:padding="0in" fo:border="0.5pt solid #000001"/>
    </style:style>
    <style:style style:name="Table35" style:family="table">
      <style:table-properties style:width="7.0896in" fo:margin-left="0in" fo:margin-top="0in" fo:margin-bottom="0in" table:align="left"/>
    </style:style>
    <style:style style:name="Table35.A" style:family="table-column">
      <style:table-column-properties style:column-width="6.7167in"/>
    </style:style>
    <style:style style:name="Table35.B" style:family="table-column">
      <style:table-column-properties style:column-width="0.3722in"/>
    </style:style>
    <style:style style:name="Table35.1" style:family="table-row">
      <style:table-row-properties fo:keep-together="always"/>
    </style:style>
    <style:style style:name="Table35.A1" style:family="table-cell">
      <style:table-cell-properties style:vertical-align="middle" fo:background-color="#ccccff" fo:padding="0in" fo:border="0.5pt solid #000001">
        <style:background-image/>
      </style:table-cell-properties>
    </style:style>
    <style:style style:name="Table35.A2" style:family="table-cell">
      <style:table-cell-properties style:vertical-align="" fo:padding="0in" fo:border="0.5pt solid #000001"/>
    </style:style>
    <style:style style:name="Table35.B2" style:family="table-cell">
      <style:table-cell-properties style:vertical-align="middle" fo:padding="0in" fo:border="0.5pt solid #000001"/>
    </style:style>
    <style:style style:name="Table36" style:family="table">
      <style:table-properties style:width="7.0896in" fo:margin-left="0in" fo:margin-top="0in" fo:margin-bottom="0in" table:align="left"/>
    </style:style>
    <style:style style:name="Table36.A" style:family="table-column">
      <style:table-column-properties style:column-width="7.0896in"/>
    </style:style>
    <style:style style:name="Table36.1" style:family="table-row">
      <style:table-row-properties fo:keep-together="always"/>
    </style:style>
    <style:style style:name="Table36.A1" style:family="table-cell">
      <style:table-cell-properties style:vertical-align="middle" fo:background-color="#eeeeff" fo:padding="0in"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in" fo:border="0.5pt solid #000001"/>
    </style:style>
    <style:style style:name="Table37" style:family="table">
      <style:table-properties style:width="7.0896in" fo:margin-left="0in" fo:margin-top="0in" fo:margin-bottom="0in" table:align="left"/>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0in" fo:border="0.5pt solid #000001">
        <style:background-image/>
      </style:table-cell-properties>
    </style:style>
    <style:style style:name="Table37.A2" style:family="table-cell">
      <style:table-cell-properties style:vertical-align="" fo:padding="0in" fo:border="0.5pt solid #000001"/>
    </style:style>
    <style:style style:name="Table37.B2" style:family="table-cell">
      <style:table-cell-properties style:vertical-align="" fo:padding="0in" fo:border="0.5pt solid #000001"/>
    </style:style>
    <style:style style:name="Table37.C2" style:family="table-cell">
      <style:table-cell-properties style:vertical-align="middle" fo:padding="0in" fo:border="0.5pt solid #000001"/>
    </style:style>
    <style:style style:name="Table37.A3" style:family="table-cell">
      <style:table-cell-properties style:vertical-align="" fo:padding="0in" fo:border="0.5pt solid #000001"/>
    </style:style>
    <style:style style:name="Table37.B3" style:family="table-cell">
      <style:table-cell-properties style:vertical-align="" fo:padding="0in" fo:border="0.5pt solid #000001"/>
    </style:style>
    <style:style style:name="Table37.C3" style:family="table-cell">
      <style:table-cell-properties style:vertical-align="middle" fo:padding="0in" fo:border="0.5pt solid #000001"/>
    </style:style>
    <style:style style:name="Table37.A4" style:family="table-cell">
      <style:table-cell-properties style:vertical-align="" fo:padding="0in" fo:border="0.5pt solid #000001"/>
    </style:style>
    <style:style style:name="Table37.B4" style:family="table-cell">
      <style:table-cell-properties style:vertical-align="" fo:padding="0in" fo:border="0.5pt solid #000001"/>
    </style:style>
    <style:style style:name="Table37.C4" style:family="table-cell">
      <style:table-cell-properties style:vertical-align="middle" fo:padding="0in" fo:border="0.5pt solid #000001"/>
    </style:style>
    <style:style style:name="Table37.A5" style:family="table-cell">
      <style:table-cell-properties style:vertical-align="" fo:padding="0in" fo:border="0.5pt solid #000001"/>
    </style:style>
    <style:style style:name="Table37.B5" style:family="table-cell">
      <style:table-cell-properties style:vertical-align="" fo:padding="0in" fo:border="0.5pt solid #000001"/>
    </style:style>
    <style:style style:name="Table37.C5" style:family="table-cell">
      <style:table-cell-properties style:vertical-align="middle" fo:padding="0in" fo:border="0.5pt solid #000001"/>
    </style:style>
    <style:style style:name="Table37.A6" style:family="table-cell">
      <style:table-cell-properties style:vertical-align="" fo:padding="0in" fo:border="0.5pt solid #000001"/>
    </style:style>
    <style:style style:name="Table37.B6" style:family="table-cell">
      <style:table-cell-properties style:vertical-align="" fo:padding="0in" fo:border="0.5pt solid #000001"/>
    </style:style>
    <style:style style:name="Table37.C6" style:family="table-cell">
      <style:table-cell-properties style:vertical-align="middle" fo:padding="0in" fo:border="0.5pt solid #000001"/>
    </style:style>
    <style:style style:name="Table37.A7" style:family="table-cell">
      <style:table-cell-properties style:vertical-align="" fo:padding="0in" fo:border="0.5pt solid #000001"/>
    </style:style>
    <style:style style:name="Table37.B7" style:family="table-cell">
      <style:table-cell-properties style:vertical-align="" fo:padding="0in" fo:border="0.5pt solid #000001"/>
    </style:style>
    <style:style style:name="Table37.C7" style:family="table-cell">
      <style:table-cell-properties style:vertical-align="middle" fo:padding="0in" fo:border="0.5pt solid #000001"/>
    </style:style>
    <style:style style:name="Table37.A8" style:family="table-cell">
      <style:table-cell-properties style:vertical-align="" fo:padding="0in" fo:border="0.5pt solid #000001"/>
    </style:style>
    <style:style style:name="Table37.B8" style:family="table-cell">
      <style:table-cell-properties style:vertical-align="" fo:padding="0in" fo:border="0.5pt solid #000001"/>
    </style:style>
    <style:style style:name="Table37.C8" style:family="table-cell">
      <style:table-cell-properties style:vertical-align="middle" fo:padding="0in" fo:border="0.5pt solid #000001"/>
    </style:style>
    <style:style style:name="Table37.A9" style:family="table-cell">
      <style:table-cell-properties style:vertical-align="" fo:padding="0in" fo:border="0.5pt solid #000001"/>
    </style:style>
    <style:style style:name="Table37.B9" style:family="table-cell">
      <style:table-cell-properties style:vertical-align="" fo:padding="0in" fo:border="0.5pt solid #000001"/>
    </style:style>
    <style:style style:name="Table37.C9" style:family="table-cell">
      <style:table-cell-properties style:vertical-align="middle" fo:padding="0in" fo:border="0.5pt solid #000001"/>
    </style:style>
    <style:style style:name="Table37.A10" style:family="table-cell">
      <style:table-cell-properties style:vertical-align="" fo:padding="0in" fo:border="0.5pt solid #000001"/>
    </style:style>
    <style:style style:name="Table37.B10" style:family="table-cell">
      <style:table-cell-properties style:vertical-align="" fo:padding="0in" fo:border="0.5pt solid #000001"/>
    </style:style>
    <style:style style:name="Table37.C10" style:family="table-cell">
      <style:table-cell-properties style:vertical-align="middle" fo:padding="0in" fo:border="0.5pt solid #000001"/>
    </style:style>
    <style:style style:name="Table37.A11" style:family="table-cell">
      <style:table-cell-properties style:vertical-align="" fo:padding="0in" fo:border="0.5pt solid #000001"/>
    </style:style>
    <style:style style:name="Table37.B11" style:family="table-cell">
      <style:table-cell-properties style:vertical-align="" fo:padding="0in" fo:border="0.5pt solid #000001"/>
    </style:style>
    <style:style style:name="Table37.C11" style:family="table-cell">
      <style:table-cell-properties style:vertical-align="middle" fo:padding="0in" fo:border="0.5pt solid #000001"/>
    </style:style>
    <style:style style:name="Table37.A12" style:family="table-cell">
      <style:table-cell-properties style:vertical-align="" fo:padding="0in" fo:border="0.5pt solid #000001"/>
    </style:style>
    <style:style style:name="Table37.B12" style:family="table-cell">
      <style:table-cell-properties style:vertical-align="" fo:padding="0in" fo:border="0.5pt solid #000001"/>
    </style:style>
    <style:style style:name="Table37.C12" style:family="table-cell">
      <style:table-cell-properties style:vertical-align="middle" fo:padding="0in" fo:border="0.5pt solid #000001"/>
    </style:style>
    <style:style style:name="Table37.A13" style:family="table-cell">
      <style:table-cell-properties style:vertical-align="" fo:padding="0in" fo:border="0.5pt solid #000001"/>
    </style:style>
    <style:style style:name="Table37.B13" style:family="table-cell">
      <style:table-cell-properties style:vertical-align="" fo:padding="0in" fo:border="0.5pt solid #000001"/>
    </style:style>
    <style:style style:name="Table37.C13" style:family="table-cell">
      <style:table-cell-properties style:vertical-align="middle" fo:padding="0in" fo:border="0.5pt solid #000001"/>
    </style:style>
    <style:style style:name="Table37.A14" style:family="table-cell">
      <style:table-cell-properties style:vertical-align="" fo:padding="0in" fo:border="0.5pt solid #000001"/>
    </style:style>
    <style:style style:name="Table37.B14" style:family="table-cell">
      <style:table-cell-properties style:vertical-align="" fo:padding="0in" fo:border="0.5pt solid #000001"/>
    </style:style>
    <style:style style:name="Table37.C14" style:family="table-cell">
      <style:table-cell-properties style:vertical-align="middle" fo:padding="0in" fo:border="0.5pt solid #000001"/>
    </style:style>
    <style:style style:name="Table37.A15" style:family="table-cell">
      <style:table-cell-properties style:vertical-align="" fo:padding="0in" fo:border="0.5pt solid #000001"/>
    </style:style>
    <style:style style:name="Table37.B15" style:family="table-cell">
      <style:table-cell-properties style:vertical-align="" fo:padding="0in" fo:border="0.5pt solid #000001"/>
    </style:style>
    <style:style style:name="Table37.C15" style:family="table-cell">
      <style:table-cell-properties style:vertical-align="middle" fo:padding="0in" fo:border="0.5pt solid #000001"/>
    </style:style>
    <style:style style:name="Table37.A16" style:family="table-cell">
      <style:table-cell-properties style:vertical-align="" fo:padding="0in" fo:border="0.5pt solid #000001"/>
    </style:style>
    <style:style style:name="Table37.B16" style:family="table-cell">
      <style:table-cell-properties style:vertical-align="" fo:padding="0in" fo:border="0.5pt solid #000001"/>
    </style:style>
    <style:style style:name="Table37.C16" style:family="table-cell">
      <style:table-cell-properties style:vertical-align="middle" fo:padding="0in" fo:border="0.5pt solid #000001"/>
    </style:style>
    <style:style style:name="Table37.A17" style:family="table-cell">
      <style:table-cell-properties style:vertical-align="" fo:padding="0in" fo:border="0.5pt solid #000001"/>
    </style:style>
    <style:style style:name="Table37.B17" style:family="table-cell">
      <style:table-cell-properties style:vertical-align="" fo:padding="0in" fo:border="0.5pt solid #000001"/>
    </style:style>
    <style:style style:name="Table37.C17" style:family="table-cell">
      <style:table-cell-properties style:vertical-align="middle" fo:padding="0in" fo:border="0.5pt solid #000001"/>
    </style:style>
    <style:style style:name="Table38" style:family="table">
      <style:table-properties style:width="7.0896in" fo:margin-left="0in" fo:margin-top="0in" fo:margin-bottom="0in" table:align="left"/>
    </style:style>
    <style:style style:name="Table38.A" style:family="table-column">
      <style:table-column-properties style:column-width="6.7167in"/>
    </style:style>
    <style:style style:name="Table38.B" style:family="table-column">
      <style:table-column-properties style:column-width="0.3722in"/>
    </style:style>
    <style:style style:name="Table38.1" style:family="table-row">
      <style:table-row-properties fo:keep-together="always"/>
    </style:style>
    <style:style style:name="Table38.A1" style:family="table-cell">
      <style:table-cell-properties style:vertical-align="middle" fo:background-color="#ccccff" fo:padding="0in" fo:border="0.5pt solid #000001">
        <style:background-image/>
      </style:table-cell-properties>
    </style:style>
    <style:style style:name="Table38.A2" style:family="table-cell">
      <style:table-cell-properties style:vertical-align="" fo:padding="0in" fo:border="0.5pt solid #000001"/>
    </style:style>
    <style:style style:name="Table38.B2" style:family="table-cell">
      <style:table-cell-properties style:vertical-align="middle" fo:padding="0in" fo:border="0.5pt solid #000001"/>
    </style:style>
    <style:style style:name="Table39" style:family="table">
      <style:table-properties style:width="7.0896in" fo:margin-left="0in" fo:margin-top="0in" fo:margin-bottom="0in" table:align="left"/>
    </style:style>
    <style:style style:name="Table39.A" style:family="table-column">
      <style:table-column-properties style:column-width="7.0896in"/>
    </style:style>
    <style:style style:name="Table39.1" style:family="table-row">
      <style:table-row-properties fo:keep-together="always"/>
    </style:style>
    <style:style style:name="Table39.A1" style:family="table-cell">
      <style:table-cell-properties style:vertical-align="middle" fo:background-color="#eeeeff" fo:padding="0in"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0in" fo:border="0.5pt solid #000001"/>
    </style:style>
    <style:style style:name="Table40" style:family="table">
      <style:table-properties style:width="7.0896in" fo:margin-left="0in" fo:margin-top="0in" fo:margin-bottom="0in" table:align="left"/>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0in" fo:border="0.5pt solid #000001">
        <style:background-image/>
      </style:table-cell-properties>
    </style:style>
    <style:style style:name="Table40.A2" style:family="table-cell">
      <style:table-cell-properties style:vertical-align="" fo:padding="0in" fo:border="0.5pt solid #000001"/>
    </style:style>
    <style:style style:name="Table40.B2" style:family="table-cell">
      <style:table-cell-properties style:vertical-align="" fo:padding="0in" fo:border="0.5pt solid #000001"/>
    </style:style>
    <style:style style:name="Table40.C2" style:family="table-cell">
      <style:table-cell-properties style:vertical-align="middle" fo:padding="0in" fo:border="0.5pt solid #000001"/>
    </style:style>
    <style:style style:name="Table40.A3" style:family="table-cell">
      <style:table-cell-properties style:vertical-align="" fo:padding="0in" fo:border="0.5pt solid #000001"/>
    </style:style>
    <style:style style:name="Table40.B3" style:family="table-cell">
      <style:table-cell-properties style:vertical-align="" fo:padding="0in" fo:border="0.5pt solid #000001"/>
    </style:style>
    <style:style style:name="Table40.C3" style:family="table-cell">
      <style:table-cell-properties style:vertical-align="middle" fo:padding="0in" fo:border="0.5pt solid #000001"/>
    </style:style>
    <style:style style:name="Table40.A4" style:family="table-cell">
      <style:table-cell-properties style:vertical-align="" fo:padding="0in" fo:border="0.5pt solid #000001"/>
    </style:style>
    <style:style style:name="Table40.B4" style:family="table-cell">
      <style:table-cell-properties style:vertical-align="" fo:padding="0in" fo:border="0.5pt solid #000001"/>
    </style:style>
    <style:style style:name="Table40.C4" style:family="table-cell">
      <style:table-cell-properties style:vertical-align="middle" fo:padding="0in" fo:border="0.5pt solid #000001"/>
    </style:style>
    <style:style style:name="Table40.A5" style:family="table-cell">
      <style:table-cell-properties style:vertical-align="" fo:padding="0in" fo:border="0.5pt solid #000001"/>
    </style:style>
    <style:style style:name="Table40.B5" style:family="table-cell">
      <style:table-cell-properties style:vertical-align="" fo:padding="0in" fo:border="0.5pt solid #000001"/>
    </style:style>
    <style:style style:name="Table40.C5" style:family="table-cell">
      <style:table-cell-properties style:vertical-align="middle" fo:padding="0in" fo:border="0.5pt solid #000001"/>
    </style:style>
    <style:style style:name="Table40.A6" style:family="table-cell">
      <style:table-cell-properties style:vertical-align="" fo:padding="0in" fo:border="0.5pt solid #000001"/>
    </style:style>
    <style:style style:name="Table40.B6" style:family="table-cell">
      <style:table-cell-properties style:vertical-align="" fo:padding="0in" fo:border="0.5pt solid #000001"/>
    </style:style>
    <style:style style:name="Table40.C6" style:family="table-cell">
      <style:table-cell-properties style:vertical-align="middle" fo:padding="0in" fo:border="0.5pt solid #000001"/>
    </style:style>
    <style:style style:name="Table40.A7" style:family="table-cell">
      <style:table-cell-properties style:vertical-align="" fo:padding="0in" fo:border="0.5pt solid #000001"/>
    </style:style>
    <style:style style:name="Table40.B7" style:family="table-cell">
      <style:table-cell-properties style:vertical-align="" fo:padding="0in" fo:border="0.5pt solid #000001"/>
    </style:style>
    <style:style style:name="Table40.C7" style:family="table-cell">
      <style:table-cell-properties style:vertical-align="middle" fo:padding="0in" fo:border="0.5pt solid #000001"/>
    </style:style>
    <style:style style:name="Table40.A8" style:family="table-cell">
      <style:table-cell-properties style:vertical-align="" fo:padding="0in" fo:border="0.5pt solid #000001"/>
    </style:style>
    <style:style style:name="Table40.B8" style:family="table-cell">
      <style:table-cell-properties style:vertical-align="" fo:padding="0in" fo:border="0.5pt solid #000001"/>
    </style:style>
    <style:style style:name="Table40.C8" style:family="table-cell">
      <style:table-cell-properties style:vertical-align="middle" fo:padding="0in" fo:border="0.5pt solid #000001"/>
    </style:style>
    <style:style style:name="Table40.A9" style:family="table-cell">
      <style:table-cell-properties style:vertical-align="" fo:padding="0in" fo:border="0.5pt solid #000001"/>
    </style:style>
    <style:style style:name="Table40.B9" style:family="table-cell">
      <style:table-cell-properties style:vertical-align="" fo:padding="0in" fo:border="0.5pt solid #000001"/>
    </style:style>
    <style:style style:name="Table40.C9" style:family="table-cell">
      <style:table-cell-properties style:vertical-align="middle" fo:padding="0in" fo:border="0.5pt solid #000001"/>
    </style:style>
    <style:style style:name="Table40.A10" style:family="table-cell">
      <style:table-cell-properties style:vertical-align="" fo:padding="0in" fo:border="0.5pt solid #000001"/>
    </style:style>
    <style:style style:name="Table40.B10" style:family="table-cell">
      <style:table-cell-properties style:vertical-align="" fo:padding="0in" fo:border="0.5pt solid #000001"/>
    </style:style>
    <style:style style:name="Table40.C10" style:family="table-cell">
      <style:table-cell-properties style:vertical-align="middle" fo:padding="0in" fo:border="0.5pt solid #000001"/>
    </style:style>
    <style:style style:name="Table40.A11" style:family="table-cell">
      <style:table-cell-properties style:vertical-align="" fo:padding="0in" fo:border="0.5pt solid #000001"/>
    </style:style>
    <style:style style:name="Table40.B11" style:family="table-cell">
      <style:table-cell-properties style:vertical-align="" fo:padding="0in" fo:border="0.5pt solid #000001"/>
    </style:style>
    <style:style style:name="Table40.C11" style:family="table-cell">
      <style:table-cell-properties style:vertical-align="middle" fo:padding="0in" fo:border="0.5pt solid #000001"/>
    </style:style>
    <style:style style:name="Table40.A12" style:family="table-cell">
      <style:table-cell-properties style:vertical-align="" fo:padding="0in" fo:border="0.5pt solid #000001"/>
    </style:style>
    <style:style style:name="Table40.B12" style:family="table-cell">
      <style:table-cell-properties style:vertical-align="" fo:padding="0in" fo:border="0.5pt solid #000001"/>
    </style:style>
    <style:style style:name="Table40.C12" style:family="table-cell">
      <style:table-cell-properties style:vertical-align="middle" fo:padding="0in" fo:border="0.5pt solid #000001"/>
    </style:style>
    <style:style style:name="Table41" style:family="table">
      <style:table-properties style:width="7.0896in" fo:margin-left="0in" fo:margin-top="0in" fo:margin-bottom="0in" table:align="left"/>
    </style:style>
    <style:style style:name="Table41.A" style:family="table-column">
      <style:table-column-properties style:column-width="6.7167in"/>
    </style:style>
    <style:style style:name="Table41.B" style:family="table-column">
      <style:table-column-properties style:column-width="0.3722in"/>
    </style:style>
    <style:style style:name="Table41.1" style:family="table-row">
      <style:table-row-properties fo:keep-together="always"/>
    </style:style>
    <style:style style:name="Table41.A1" style:family="table-cell">
      <style:table-cell-properties style:vertical-align="middle" fo:background-color="#ccccff" fo:padding="0in" fo:border="0.5pt solid #000001">
        <style:background-image/>
      </style:table-cell-properties>
    </style:style>
    <style:style style:name="Table41.A2" style:family="table-cell">
      <style:table-cell-properties style:vertical-align="" fo:padding="0in" fo:border="0.5pt solid #000001"/>
    </style:style>
    <style:style style:name="Table41.B2" style:family="table-cell">
      <style:table-cell-properties style:vertical-align="middle" fo:padding="0in" fo:border="0.5pt solid #000001"/>
    </style:style>
    <style:style style:name="Table42" style:family="table">
      <style:table-properties style:width="7.0896in" fo:margin-left="0in" fo:margin-top="0in" fo:margin-bottom="0in" table:align="left"/>
    </style:style>
    <style:style style:name="Table42.A" style:family="table-column">
      <style:table-column-properties style:column-width="7.0896in"/>
    </style:style>
    <style:style style:name="Table42.1" style:family="table-row">
      <style:table-row-properties fo:keep-together="always"/>
    </style:style>
    <style:style style:name="Table42.A1" style:family="table-cell">
      <style:table-cell-properties style:vertical-align="middle" fo:background-color="#eeeeff" fo:padding="0in"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0in" fo:border="0.5pt solid #000001"/>
    </style:style>
    <style:style style:name="Table43" style:family="table">
      <style:table-properties style:width="7.0896in" fo:margin-left="0in" fo:margin-top="0in" fo:margin-bottom="0in" table:align="left"/>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0in" fo:border="0.5pt solid #000001">
        <style:background-image/>
      </style:table-cell-properties>
    </style:style>
    <style:style style:name="Table43.A2" style:family="table-cell">
      <style:table-cell-properties style:vertical-align="" fo:padding="0in" fo:border="0.5pt solid #000001"/>
    </style:style>
    <style:style style:name="Table43.B2" style:family="table-cell">
      <style:table-cell-properties style:vertical-align="" fo:padding="0in" fo:border="0.5pt solid #000001"/>
    </style:style>
    <style:style style:name="Table43.C2" style:family="table-cell">
      <style:table-cell-properties style:vertical-align="middle" fo:padding="0in" fo:border="0.5pt solid #000001"/>
    </style:style>
    <style:style style:name="Table43.A3" style:family="table-cell">
      <style:table-cell-properties style:vertical-align="" fo:padding="0in" fo:border="0.5pt solid #000001"/>
    </style:style>
    <style:style style:name="Table43.B3" style:family="table-cell">
      <style:table-cell-properties style:vertical-align="" fo:padding="0in" fo:border="0.5pt solid #000001"/>
    </style:style>
    <style:style style:name="Table43.C3" style:family="table-cell">
      <style:table-cell-properties style:vertical-align="middle" fo:padding="0in" fo:border="0.5pt solid #000001"/>
    </style:style>
    <style:style style:name="Table43.A4" style:family="table-cell">
      <style:table-cell-properties style:vertical-align="" fo:padding="0in" fo:border="0.5pt solid #000001"/>
    </style:style>
    <style:style style:name="Table43.B4" style:family="table-cell">
      <style:table-cell-properties style:vertical-align="" fo:padding="0in" fo:border="0.5pt solid #000001"/>
    </style:style>
    <style:style style:name="Table43.C4" style:family="table-cell">
      <style:table-cell-properties style:vertical-align="middle" fo:padding="0in" fo:border="0.5pt solid #000001"/>
    </style:style>
    <style:style style:name="Table43.A5" style:family="table-cell">
      <style:table-cell-properties style:vertical-align="" fo:padding="0in" fo:border="0.5pt solid #000001"/>
    </style:style>
    <style:style style:name="Table43.B5" style:family="table-cell">
      <style:table-cell-properties style:vertical-align="" fo:padding="0in" fo:border="0.5pt solid #000001"/>
    </style:style>
    <style:style style:name="Table43.C5" style:family="table-cell">
      <style:table-cell-properties style:vertical-align="middle" fo:padding="0in" fo:border="0.5pt solid #000001"/>
    </style:style>
    <style:style style:name="Table43.A6" style:family="table-cell">
      <style:table-cell-properties style:vertical-align="" fo:padding="0in" fo:border="0.5pt solid #000001"/>
    </style:style>
    <style:style style:name="Table43.B6" style:family="table-cell">
      <style:table-cell-properties style:vertical-align="" fo:padding="0in" fo:border="0.5pt solid #000001"/>
    </style:style>
    <style:style style:name="Table43.C6" style:family="table-cell">
      <style:table-cell-properties style:vertical-align="middle" fo:padding="0in" fo:border="0.5pt solid #000001"/>
    </style:style>
    <style:style style:name="Table43.A7" style:family="table-cell">
      <style:table-cell-properties style:vertical-align="" fo:padding="0in" fo:border="0.5pt solid #000001"/>
    </style:style>
    <style:style style:name="Table43.B7" style:family="table-cell">
      <style:table-cell-properties style:vertical-align="" fo:padding="0in" fo:border="0.5pt solid #000001"/>
    </style:style>
    <style:style style:name="Table43.C7" style:family="table-cell">
      <style:table-cell-properties style:vertical-align="middle" fo:padding="0in" fo:border="0.5pt solid #000001"/>
    </style:style>
    <style:style style:name="P1" style:family="paragraph" style:parent-style-name="Heading_20_2">
      <style:text-properties fo:font-variant="normal" fo:text-transform="none" fo:color="#000000" fo:letter-spacing="normal" fo:font-style="normal" fo:font-weight="normal"/>
    </style:style>
    <style:style style:name="P2" style:family="paragraph" style:parent-style-name="Body">
      <style:text-properties fo:color="#b80047" fo:font-style="italic" fo:font-weight="bold" style:font-style-asian="italic" style:font-weight-asian="bold" style:font-style-complex="italic" style:font-weight-complex="bold"/>
    </style:style>
    <style:style style:name="P3" style:family="paragraph" style:parent-style-name="Body">
      <style:text-properties fo:font-variant="normal" fo:text-transform="none" fo:color="#000000" fo:letter-spacing="normal" fo:font-style="normal" fo:font-weight="normal"/>
    </style:style>
    <style:style style:name="P4" style:family="paragraph" style:parent-style-name="Body" style:list-style-name="L1"/>
    <style:style style:name="P5" style:family="paragraph" style:parent-style-name="Body" style:list-style-name="L2"/>
    <style:style style:name="P6" style:family="paragraph" style:parent-style-name="Body">
      <style:paragraph-properties fo:margin-left="0in" fo:margin-right="0in" fo:text-indent="0in" style:auto-text-indent="false"/>
    </style:style>
    <style:style style:name="P7" style:family="paragraph" style:parent-style-name="Body">
      <style:text-properties fo:color="#ff0000" fo:font-style="italic" fo:font-weight="bold" style:font-style-asian="italic" style:font-weight-asian="bold" style:font-style-complex="italic" style:font-weight-complex="bold"/>
    </style:style>
    <style:style style:name="P8" style:family="paragraph" style:parent-style-name="Body" style:list-style-name="L3"/>
    <style:style style:name="P9" style:family="paragraph" style:parent-style-name="Preformatted_20_Text">
      <style:paragraph-properties>
        <style:tab-stops>
          <style:tab-stop style:position="6.8118in" style:type="right"/>
        </style:tab-stops>
      </style:paragraph-properties>
    </style:style>
    <style:style style:name="P10" style:family="paragraph" style:parent-style-name="Body" style:list-style-name="L4"/>
    <style:style style:name="P11" style:family="paragraph" style:parent-style-name="Standard">
      <style:paragraph-properties fo:margin-top="0.111in" fo:margin-bottom="0in" style:contextual-spacing="false"/>
    </style:style>
    <style:style style:name="P1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paragraph-properties fo:margin-left="0in" fo:margin-right="0in" fo:text-indent="0in" style:auto-text-indent="false"/>
    </style:style>
    <style:style style:name="P16" style:family="paragraph" style:parent-style-name="Body">
      <style:paragraph-properties fo:margin-left="0in" fo:margin-right="0in" fo:text-align="start" style:justify-single-word="false" fo:text-indent="0in" style:auto-text-indent="false" style:text-autospace="none"/>
    </style:style>
    <style:style style:name="P17" style:family="paragraph" style:parent-style-name="Standard">
      <style:paragraph-properties fo:margin-left="0in" fo:margin-right="0in" fo:text-align="start" style:justify-single-word="false" fo:text-indent="0in" style:auto-text-indent="false" style:text-autospace="none"/>
    </style:style>
    <style:style style:name="P18" style:family="paragraph" style:parent-style-name="Body">
      <style:text-properties fo:color="#b80047" fo:font-style="italic" fo:font-weight="bold" style:font-style-asian="italic" style:font-weight-asian="bold" style:font-style-complex="italic" style:font-weight-complex="bold"/>
    </style:style>
    <style:style style:name="P19" style:family="paragraph" style:parent-style-name="Body">
      <style:text-properties fo:color="#ff0000" fo:font-style="italic" style:font-style-asian="italic"/>
    </style:style>
    <style:style style:name="P20" style:family="paragraph" style:parent-style-name="Body">
      <style:text-properties style:use-window-font-color="true" fo:font-style="normal" style:font-style-asian="normal" style:font-style-complex="normal"/>
    </style:style>
    <style:style style:name="P21" style:family="paragraph" style:parent-style-name="Body">
      <style:paragraph-properties fo:text-align="center" style:justify-single-word="false"/>
      <style:text-properties style:use-window-font-color="true" fo:font-style="normal" style:font-style-asian="normal" style:font-style-complex="normal"/>
    </style:style>
    <style:style style:name="P22" style:family="paragraph" style:parent-style-name="Body">
      <style:text-properties fo:language="en" fo:country="GB"/>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000000" style:font-name="Courier New1" fo:font-size="10pt" style:font-name-asian="Monaco" style:font-size-asian="10pt" style:font-name-complex="Monaco" style:font-size-complex="10pt"/>
    </style:style>
    <style:style style:name="P25" style:family="paragraph" style:parent-style-name="Body">
      <style:paragraph-properties fo:margin-left="0.9in" fo:margin-right="0in" fo:text-indent="0in" style:auto-text-indent="false"/>
    </style:style>
    <style:style style:name="P26" style:family="paragraph" style:parent-style-name="Preformatted_20_Text">
      <style:paragraph-properties fo:margin-left="0.9in" fo:margin-right="0in" fo:text-indent="0in" style:auto-text-indent="false"/>
    </style:style>
    <style:style style:name="P27" style:family="paragraph" style:parent-style-name="CellBody">
      <style:paragraph-properties fo:keep-with-next="always" style:snap-to-layout-grid="false"/>
    </style:style>
    <style:style style:name="P28" style:family="paragraph" style:parent-style-name="CellHeading">
      <style:paragraph-properties fo:text-align="center" style:justify-single-word="false" fo:keep-with-next="always" style:snap-to-layout-grid="false"/>
    </style:style>
    <style:style style:name="P29" style:family="paragraph" style:parent-style-name="Body">
      <style:paragraph-properties fo:margin-left="0.6063in" fo:margin-right="0in" fo:text-indent="-0.6063in" style:auto-text-indent="false">
        <style:tab-stops>
          <style:tab-stop style:position="3.9374in"/>
        </style:tab-stops>
      </style:paragraph-properties>
    </style:style>
    <style:style style:name="P30"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Document_20_Title">
      <style:text-properties fo:font-size="16pt" fo:font-weight="bold" style:font-size-asian="16pt" style:font-weight-asian="bold"/>
    </style:style>
    <style:style style:name="P33" style:family="paragraph" style:parent-style-name="CellBody">
      <style:paragraph-properties style:snap-to-layout-grid="false"/>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Quotations">
      <style:text-properties fo:color="#ff0000" fo:font-style="italic" style:font-style-asian="italic"/>
    </style:style>
    <style:style style:name="P36" style:family="paragraph" style:parent-style-name="Standard">
      <style:paragraph-properties fo:text-align="start" style:justify-single-word="false" fo:orphans="2" fo:widows="2"/>
    </style:style>
    <style:style style:name="P37" style:family="paragraph" style:parent-style-name="Standard">
      <style:paragraph-properties fo:line-height="0.1945in"/>
      <style:text-properties style:font-name="Arial1" fo:language="en" fo:country="US"/>
    </style:style>
    <style:style style:name="P38" style:family="paragraph" style:parent-style-name="Standard">
      <style:paragraph-properties fo:line-height="0.0008in"/>
      <style:text-properties style:font-name="Arial1" fo:language="en" fo:country="US"/>
    </style:style>
    <style:style style:name="P39" style:family="paragraph" style:parent-style-name="Standard">
      <style:paragraph-properties fo:line-height="0.0008in" fo:keep-together="always"/>
      <style:text-properties style:font-name="Arial1" fo:language="en" fo:country="US"/>
    </style:style>
    <style:style style:name="P40" style:family="paragraph" style:parent-style-name="Standard">
      <style:paragraph-properties fo:line-height="0.1846in"/>
      <style:text-properties style:font-name="Arial1" fo:language="en" fo:country="US"/>
    </style:style>
    <style:style style:name="P41" style:family="paragraph" style:parent-style-name="Standard">
      <style:paragraph-properties fo:keep-together="always"/>
    </style:style>
    <style:style style:name="P42" style:family="paragraph" style:parent-style-name="Standard">
      <style:paragraph-properties fo:text-align="end" style:justify-single-word="false" fo:orphans="2" fo:widows="2"/>
    </style:style>
    <style:style style:name="P43" style:family="paragraph" style:parent-style-name="Standard">
      <style:text-properties style:font-name="Arial" fo:font-size="9pt" fo:language="en" fo:country="US" officeooo:paragraph-rsid="000385ef" style:font-size-asian="9pt" style:font-size-complex="9pt" style:language-complex="ar" style:country-complex="SA"/>
    </style:style>
    <style:style style:name="P44" style:family="paragraph" style:parent-style-name="Standard">
      <style:text-properties style:font-name="Arial" fo:language="en" fo:country="US" officeooo:rsid="001febee" officeooo:paragraph-rsid="000385ef" style:language-complex="ar" style:country-complex="SA"/>
    </style:style>
    <style:style style:name="P45" style:family="paragraph" style:parent-style-name="Standard">
      <style:text-properties style:font-name="Arial" fo:language="en" fo:country="US" officeooo:paragraph-rsid="000385ef" style:language-complex="ar" style:country-complex="SA"/>
    </style:style>
    <style:style style:name="P46" style:family="paragraph" style:parent-style-name="Standard" style:master-page-name="Standard">
      <style:paragraph-properties style:page-number="auto"/>
    </style:style>
    <style:style style:name="P47" style:family="paragraph" style:parent-style-name="Standard">
      <style:paragraph-properties fo:margin-top="0.0374in" fo:margin-bottom="0.0374in" style:contextual-spacing="false" fo:text-align="center" style:justify-single-word="false" fo:orphans="2" fo:widows="2"/>
    </style:style>
    <style:style style:name="P48" style:family="paragraph" style:parent-style-name="Standard">
      <style:paragraph-properties fo:margin-top="0.0374in" fo:margin-bottom="0.0374in" style:contextual-spacing="false" fo:text-align="start" style:justify-single-word="false" fo:orphans="2" fo:widows="2"/>
    </style:style>
    <style:style style:name="P49" style:family="paragraph" style:parent-style-name="Standard">
      <style:paragraph-properties fo:text-align="start" style:justify-single-word="false" fo:orphans="2" fo:widows="2" fo:padding="0in" fo:border-left="none" fo:border-right="none" fo:border-top="none" fo:border-bottom="0.51pt solid #000001"/>
    </style:style>
    <style:style style:name="P50" style:family="paragraph" style:parent-style-name="Standard" style:master-page-name="Converted1">
      <style:paragraph-properties style:page-number="auto"/>
    </style:style>
    <style:style style:name="P51" style:family="paragraph" style:parent-style-name="Standard">
      <style:paragraph-properties fo:margin-top="0.1945in" fo:margin-bottom="0in" style:contextual-spacing="false"/>
    </style:style>
    <style:style style:name="P52" style:family="paragraph" style:parent-style-name="Standard">
      <style:paragraph-properties fo:margin-left="0.5in" fo:margin-right="0in" fo:margin-top="0in" fo:margin-bottom="0.1945in" style:contextual-spacing="false"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master-page-name="Converted9">
      <style:paragraph-properties fo:margin-left="0.5in" fo:margin-right="0in" fo:text-indent="0in" style:auto-text-indent="false" style:page-number="auto"/>
    </style:style>
    <style:style style:name="P55" style:family="paragraph" style:parent-style-name="Standard" style:master-page-name="Converted12">
      <style:paragraph-properties fo:margin-left="0.5in" fo:margin-right="0in" fo:text-indent="0in" style:auto-text-indent="false" style:page-number="auto"/>
    </style:style>
    <style:style style:name="P56" style:family="paragraph" style:parent-style-name="Standard" style:master-page-name="Converted13">
      <style:paragraph-properties fo:margin-left="0.5in" fo:margin-right="0in" fo:text-indent="0in" style:auto-text-indent="false" style:page-number="auto"/>
    </style:style>
    <style:style style:name="P57" style:family="paragraph" style:parent-style-name="Standard" style:master-page-name="Converted14">
      <style:paragraph-properties fo:margin-left="0.5in" fo:margin-right="0in" fo:text-indent="0in" style:auto-text-indent="false" style:page-number="auto"/>
    </style:style>
    <style:style style:name="P58" style:family="paragraph" style:parent-style-name="Standard">
      <style:paragraph-properties fo:margin-top="0in" fo:margin-bottom="0.1665in" style:contextual-spacing="false"/>
    </style:style>
    <style:style style:name="P59" style:family="paragraph" style:parent-style-name="Standard" style:master-page-name="Converted2">
      <style:paragraph-properties style:page-number="auto"/>
    </style:style>
    <style:style style:name="P60" style:family="paragraph" style:parent-style-name="Standard">
      <style:paragraph-properties fo:margin-top="0.0319in" fo:margin-bottom="0.0319in" style:contextual-spacing="false" fo:text-align="center" style:justify-single-word="false" fo:orphans="2" fo:widows="2"/>
    </style:style>
    <style:style style:name="P61" style:family="paragraph" style:parent-style-name="Standard">
      <style:paragraph-properties fo:margin-top="0.0319in" fo:margin-bottom="0.0319in" style:contextual-spacing="false" fo:text-align="end" style:justify-single-word="false" fo:orphans="2" fo:widows="2"/>
    </style:style>
    <style:style style:name="P62" style:family="paragraph" style:parent-style-name="Standard">
      <style:paragraph-properties fo:margin-top="0.0319in" fo:margin-bottom="0.0319in" style:contextual-spacing="false" fo:text-align="start" style:justify-single-word="false" fo:orphans="2" fo:widows="2"/>
    </style:style>
    <style:style style:name="P63" style:family="paragraph" style:parent-style-name="Standard">
      <style:paragraph-properties fo:margin-left="0in" fo:margin-right="0in" fo:text-align="start" style:justify-single-word="false" fo:orphans="2" fo:widows="2" fo:text-indent="0.4165in" style:auto-text-indent="false"/>
    </style:style>
    <style:style style:name="P64"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65"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66" style:family="paragraph" style:parent-style-name="Standard">
      <style:paragraph-properties fo:margin-top="0.0319in" fo:margin-bottom="0in" style:contextual-spacing="false" fo:text-align="start" style:justify-single-word="false" fo:orphans="2" fo:widows="2"/>
    </style:style>
    <style:style style:name="P67"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68"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69" style:family="paragraph" style:parent-style-name="Standard">
      <style:paragraph-properties fo:line-height="0.0008in" fo:padding="0in" fo:border-left="none" fo:border-right="none" fo:border-top="1.5pt solid #808080" fo:border-bottom="none"/>
    </style:style>
    <style:style style:name="P70" style:family="paragraph" style:parent-style-name="Standard">
      <style:paragraph-properties fo:margin-left="1in" fo:margin-right="0in" fo:text-indent="0in" style:auto-text-indent="false"/>
    </style:style>
    <style:style style:name="P71" style:family="paragraph" style:parent-style-name="Standard" style:master-page-name="Converted3">
      <style:paragraph-properties fo:margin-left="1in" fo:margin-right="0in" fo:text-indent="0in" style:auto-text-indent="false" style:page-number="auto"/>
    </style:style>
    <style:style style:name="P72" style:family="paragraph" style:parent-style-name="Standard" style:master-page-name="Converted4">
      <style:paragraph-properties fo:margin-left="1in" fo:margin-right="0in" fo:text-indent="0in" style:auto-text-indent="false" style:page-number="auto"/>
    </style:style>
    <style:style style:name="P73" style:family="paragraph" style:parent-style-name="Standard" style:master-page-name="Converted5">
      <style:paragraph-properties fo:margin-left="1in" fo:margin-right="0in" fo:text-indent="0in" style:auto-text-indent="false" style:page-number="auto"/>
    </style:style>
    <style:style style:name="P74" style:family="paragraph" style:parent-style-name="Standard" style:master-page-name="Converted6">
      <style:paragraph-properties fo:margin-left="1in" fo:margin-right="0in" fo:text-indent="0in" style:auto-text-indent="false" style:page-number="auto"/>
    </style:style>
    <style:style style:name="P75" style:family="paragraph" style:parent-style-name="Standard" style:master-page-name="Converted7">
      <style:paragraph-properties fo:margin-left="1in" fo:margin-right="0in" fo:text-indent="0in" style:auto-text-indent="false" style:page-number="auto"/>
    </style:style>
    <style:style style:name="P76" style:family="paragraph" style:parent-style-name="Standard" style:master-page-name="Converted10">
      <style:paragraph-properties fo:margin-left="1in" fo:margin-right="0in" fo:text-indent="0in" style:auto-text-indent="false" style:page-number="auto"/>
    </style:style>
    <style:style style:name="P77" style:family="paragraph" style:parent-style-name="Standard" style:master-page-name="Converted11">
      <style:paragraph-properties fo:margin-left="1in" fo:margin-right="0in" fo:text-indent="0in" style:auto-text-indent="false" style:page-number="auto"/>
    </style:style>
    <style:style style:name="P78" style:family="paragraph" style:parent-style-name="Standard" style:master-page-name="Converted15">
      <style:paragraph-properties fo:margin-left="1in" fo:margin-right="0in" fo:text-indent="0in" style:auto-text-indent="false" style:page-number="auto"/>
    </style:style>
    <style:style style:name="P79" style:family="paragraph" style:parent-style-name="Standard" style:master-page-name="Converted16">
      <style:paragraph-properties fo:margin-left="1in" fo:margin-right="0in" fo:text-indent="0in" style:auto-text-indent="false" style:page-number="auto"/>
    </style:style>
    <style:style style:name="P80" style:family="paragraph" style:parent-style-name="Standard" style:master-page-name="Converted17">
      <style:paragraph-properties fo:margin-left="1in" fo:margin-right="0in" fo:text-indent="0in" style:auto-text-indent="false" style:page-number="auto"/>
    </style:style>
    <style:style style:name="P81" style:family="paragraph" style:parent-style-name="Standard" style:master-page-name="Converted18">
      <style:paragraph-properties fo:margin-left="1in" fo:margin-right="0in" fo:text-indent="0in" style:auto-text-indent="false" style:page-number="auto"/>
    </style:style>
    <style:style style:name="P82" style:family="paragraph" style:parent-style-name="Standard" style:master-page-name="Converted19">
      <style:paragraph-properties fo:margin-left="1in" fo:margin-right="0in" fo:text-indent="0in" style:auto-text-indent="false" style:page-number="auto"/>
    </style:style>
    <style:style style:name="P83" style:family="paragraph" style:parent-style-name="Standard" style:master-page-name="Converted20">
      <style:paragraph-properties fo:margin-left="1in" fo:margin-right="0in" fo:text-indent="0in" style:auto-text-indent="false" style:page-number="auto"/>
    </style:style>
    <style:style style:name="P84" style:family="paragraph" style:parent-style-name="Standard" style:master-page-name="Converted21">
      <style:paragraph-properties fo:margin-left="1in" fo:margin-right="0in" fo:text-indent="0in" style:auto-text-indent="false" style:page-number="auto"/>
    </style:style>
    <style:style style:name="P85" style:family="paragraph" style:parent-style-name="Standard" style:list-style-name="WWNum1">
      <style:paragraph-properties fo:margin-left="1in" fo:margin-right="0in" fo:text-indent="-0.25in" style:auto-text-indent="false">
        <style:tab-stops>
          <style:tab-stop style:position="1in"/>
        </style:tab-stops>
      </style:paragraph-properties>
    </style:style>
    <style:style style:name="P86" style:family="paragraph" style:parent-style-name="Standard" style:list-style-name="WWNum2">
      <style:paragraph-properties fo:margin-left="1in" fo:margin-right="0in" fo:text-indent="-0.25in" style:auto-text-indent="false">
        <style:tab-stops>
          <style:tab-stop style:position="1in"/>
        </style:tab-stops>
      </style:paragraph-properties>
    </style:style>
    <style:style style:name="P87" style:family="paragraph" style:parent-style-name="Standard" style:list-style-name="WWNum3">
      <style:paragraph-properties fo:margin-left="1in" fo:margin-right="0in" fo:text-indent="-0.25in" style:auto-text-indent="false">
        <style:tab-stops>
          <style:tab-stop style:position="1in"/>
        </style:tab-stops>
      </style:paragraph-properties>
    </style:style>
    <style:style style:name="P88" style:family="paragraph" style:parent-style-name="Standard" style:list-style-name="WWNum4">
      <style:paragraph-properties fo:margin-left="1in" fo:margin-right="0in" fo:text-indent="-0.25in" style:auto-text-indent="false">
        <style:tab-stops>
          <style:tab-stop style:position="1in"/>
        </style:tab-stops>
      </style:paragraph-properties>
    </style:style>
    <style:style style:name="P89" style:family="paragraph" style:parent-style-name="Standard" style:master-page-name="Converted8">
      <style:paragraph-properties style:page-number="auto"/>
    </style:style>
    <style:style style:name="P90" style:family="paragraph" style:parent-style-name="Standard" style:master-page-name="Converted22">
      <style:paragraph-properties style:page-number="auto"/>
    </style:style>
    <style:style style:name="P91" style:family="paragraph" style:parent-style-name="Standard" style:master-page-name="Converted23">
      <style:paragraph-properties fo:keep-together="always" style:page-number="auto"/>
    </style:style>
    <style:style style:name="P92" style:family="paragraph" style:parent-style-name="Standard" style:master-page-name="Converted24">
      <style:paragraph-properties fo:keep-together="always" style:page-number="auto"/>
    </style:style>
    <style:style style:name="P93" style:family="paragraph" style:parent-style-name="Standard" style:master-page-name="Converted25">
      <style:paragraph-properties fo:keep-together="always" style:page-number="auto"/>
    </style:style>
    <style:style style:name="P94" style:family="paragraph" style:parent-style-name="Standard" style:master-page-name="Converted26">
      <style:paragraph-properties fo:keep-together="always" style:page-number="auto"/>
    </style:style>
    <style:style style:name="P95" style:family="paragraph" style:parent-style-name="Standard">
      <style:paragraph-properties fo:padding-left="0in" fo:padding-right="0in" fo:padding-top="0.028in" fo:padding-bottom="0in" fo:border-left="none" fo:border-right="none" fo:border-top="0.51pt solid #808080" fo:border-bottom="none"/>
    </style:style>
    <style:style style:name="P9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7" style:family="paragraph" style:parent-style-name="CellBody" style:list-style-name="L11">
      <style:paragraph-properties style:snap-to-layout-grid="false"/>
      <style:text-properties style:use-window-font-color="true" fo:font-style="normal" style:font-style-asian="normal" style:font-style-complex="normal"/>
    </style:style>
    <style:style style:name="P98" style:family="paragraph" style:parent-style-name="CellBody" style:list-style-name="L12">
      <style:paragraph-properties style:snap-to-layout-grid="false"/>
      <style:text-properties style:use-window-font-color="true" fo:font-style="normal" style:font-style-asian="normal" style:font-style-complex="normal"/>
    </style:style>
    <style:style style:name="P99" style:family="paragraph" style:parent-style-name="CellBody" style:list-style-name="L13">
      <style:paragraph-properties style:snap-to-layout-grid="false"/>
      <style:text-properties style:use-window-font-color="true" fo:font-style="normal" style:font-style-asian="normal" style:font-style-complex="normal"/>
    </style:style>
    <style:style style:name="P100" style:family="paragraph" style:parent-style-name="CellBody" style:list-style-name="L14">
      <style:paragraph-properties style:snap-to-layout-grid="false"/>
      <style:text-properties style:use-window-font-color="true" fo:font-style="normal" style:font-style-asian="normal" style:font-style-complex="normal"/>
    </style:style>
    <style:style style:name="P10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3" style:family="paragraph" style:parent-style-name="Document_20_Title" style:master-page-name="First_20_Page">
      <style:paragraph-properties fo:text-align="center" style:justify-single-word="false" style:page-number="auto"/>
    </style:style>
    <style:style style:name="P104" style:family="paragraph" style:parent-style-name="Body" style:list-style-name="L1"/>
    <style:style style:name="P105" style:family="paragraph" style:parent-style-name="Body" style:list-style-name="L2"/>
    <style:style style:name="P106" style:family="paragraph" style:parent-style-name="Body" style:list-style-name="L3"/>
    <style:style style:name="P107" style:family="paragraph" style:parent-style-name="Body" style:list-style-name="L4"/>
    <style:style style:name="P108" style:family="paragraph" style:parent-style-name="Body" style:list-style-name="L1">
      <style:text-properties style:use-window-font-color="true" style:font-name="Helvetica1" fo:font-size="10pt" style:font-name-asian="Helvetica1" style:font-size-asian="10pt" style:font-name-complex="Helvetica1" style:font-size-complex="10pt"/>
    </style:style>
    <style:style style:name="P109" style:family="paragraph" style:parent-style-name="Body" style:list-style-name="L1">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0" style:family="paragraph" style:parent-style-name="Body" style:list-style-name="L15"/>
    <style:style style:name="P111" style:family="paragraph" style:parent-style-name="Body" style:list-style-name="L16"/>
    <style:style style:name="P112" style:family="paragraph" style:parent-style-name="Body" style:list-style-name="L17"/>
    <style:style style:name="P113" style:family="paragraph" style:parent-style-name="Body" style:list-style-name="L18"/>
    <style:style style:name="P114" style:family="paragraph" style:parent-style-name="Body" style:list-style-name="L19"/>
    <style:style style:name="P115" style:family="paragraph" style:parent-style-name="Body" style:list-style-name="L20"/>
    <style:style style:name="P116" style:family="paragraph" style:parent-style-name="Body">
      <style:text-properties fo:font-variant="normal" fo:text-transform="none" fo:color="#000000" fo:letter-spacing="normal" fo:font-style="normal" fo:font-weight="normal"/>
    </style:style>
    <style:style style:name="P117" style:family="paragraph" style:parent-style-name="Body">
      <style:text-properties fo:color="#b80047" fo:font-style="italic" fo:font-weight="bold" style:font-style-asian="italic" style:font-weight-asian="bold" style:font-style-complex="italic" style:font-weight-complex="bold"/>
    </style:style>
    <style:style style:name="P118" style:family="paragraph" style:parent-style-name="Body">
      <style:text-properties fo:color="#ff0000" fo:font-style="italic" fo:font-weight="bold" style:font-style-asian="italic" style:font-weight-asian="bold" style:font-style-complex="italic" style:font-weight-complex="bold"/>
    </style:style>
    <style:style style:name="P119" style:family="paragraph" style:parent-style-name="Body">
      <style:paragraph-properties fo:text-align="start" style:justify-single-word="false"/>
      <style:text-properties fo:font-size="12pt" fo:language="en" fo:country="US" fo:font-weight="bold" officeooo:rsid="001febee" officeooo:paragraph-rsid="000385ef" style:font-size-asian="12pt" style:font-weight-asian="bold" style:font-size-complex="12pt" style:language-complex="ar" style:country-complex="SA"/>
    </style:style>
    <style:style style:name="P120" style:family="paragraph" style:parent-style-name="Body">
      <style:text-properties fo:language="en" fo:country="US" officeooo:rsid="001febee" officeooo:paragraph-rsid="000385ef" style:language-complex="ar" style:country-complex="SA"/>
    </style:style>
    <style:style style:name="P121" style:family="paragraph" style:parent-style-name="Body">
      <style:text-properties officeooo:paragraph-rsid="000385ef"/>
    </style:style>
    <style:style style:name="P122" style:family="paragraph" style:parent-style-name="Body">
      <style:paragraph-properties fo:margin-left="0in" fo:margin-right="0in" fo:text-indent="0in" style:auto-text-indent="false"/>
    </style:style>
    <style:style style:name="P123" style:family="paragraph" style:parent-style-name="Heading_20_2">
      <style:text-properties fo:font-variant="normal" fo:text-transform="none" fo:color="#000000" fo:letter-spacing="normal" fo:font-style="normal" fo:font-weight="normal"/>
    </style:style>
    <style:style style:name="P124" style:family="paragraph" style:parent-style-name="Heading_20_2">
      <style:text-properties fo:language="en" fo:country="US" officeooo:rsid="0021c380" officeooo:paragraph-rsid="000385ef" style:language-complex="ar" style:country-complex="SA"/>
    </style:style>
    <style:style style:name="P125" style:family="paragraph" style:parent-style-name="Heading_20_2">
      <style:text-properties fo:language="en" fo:country="US" officeooo:rsid="001febee" officeooo:paragraph-rsid="000385ef" style:language-complex="ar" style:country-complex="SA"/>
    </style:style>
    <style:style style:name="P126" style:family="paragraph" style:parent-style-name="Preformatted_20_Text">
      <style:paragraph-properties>
        <style:tab-stops>
          <style:tab-stop style:position="6.8118in" style:type="right"/>
        </style:tab-stops>
      </style:paragraph-properties>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fo:letter-spacing="normal" fo:font-style="normal" fo:font-weight="normal"/>
    </style:style>
    <style:style style:name="T3" style:family="text">
      <style:text-properties style:use-window-font-color="true" style:font-name="Helvetica1" fo:font-size="10pt" style:font-name-asian="Helvetica1" style:font-size-asian="10pt" style:font-name-complex="Helvetica1" style:font-size-complex="10pt"/>
    </style:style>
    <style:style style:name="T4" style:family="text">
      <style:text-properties style:use-window-font-color="true" fo:font-size="10pt" style:font-size-asian="10pt" style:font-size-complex="10pt"/>
    </style:style>
    <style:style style:name="T5" style:family="text">
      <style:text-properties style:font-name="Courier New1" fo:font-size="10pt" style:font-size-asian="10pt" style:font-size-complex="10pt"/>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 style:family="text">
      <style:text-properties fo:color="#000000" fo:font-size="10pt" fo:language="en" fo:country="US" fo:font-style="normal" style:font-size-asian="10pt" style:font-style-asian="normal" style:font-size-complex="10pt" style:language-complex="ar" style:country-complex="SA" style:font-style-complex="normal"/>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4" style:family="text">
      <style:text-properties fo:font-variant="normal" fo:text-transform="none" fo:color="#000000" fo:font-size="10pt" fo:letter-spacing="normal" fo:font-style="normal" fo:font-weight="normal" style:font-size-asian="10pt" style:font-size-complex="10pt"/>
    </style:style>
    <style:style style:name="T15" style:family="text">
      <style:text-properties fo:font-variant="normal" fo:text-transform="none" fo:color="#663366" fo:letter-spacing="normal" fo:font-style="normal" fo:font-weight="normal"/>
    </style:style>
    <style:style style:name="T16" style:family="text">
      <style:text-properties style:use-window-font-color="true"/>
    </style:style>
    <style:style style:name="T17" style:family="text">
      <style:text-properties style:use-window-font-color="true" style:font-name="Helvetica1" fo:font-size="10pt" style:font-name-asian="Helvetica1" style:font-size-asian="10pt" style:font-name-complex="Helvetica1" style:font-size-complex="10pt"/>
    </style:style>
    <style:style style:name="T18" style:family="text">
      <style:text-properties style:use-window-font-color="true" fo:font-size="10pt" style:font-size-asian="10pt" style:font-size-complex="10pt"/>
    </style:style>
    <style:style style:name="T19" style:family="text">
      <style:text-properties style:font-name="Courier New1" fo:font-size="10pt" style:font-size-asian="10pt" style:font-size-complex="10pt"/>
    </style:style>
    <style:style style:name="T20" style:family="text">
      <style:text-properties fo:font-size="10pt" style:font-size-asian="10pt" style:font-size-complex="10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fo:font-style="normal" style:font-style-asian="normal" style:font-style-complex="normal"/>
    </style:style>
    <style:style style:name="T23" style:family="text">
      <style:text-properties fo:color="#000000"/>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style:font-name-asian="Monaco" style:font-size-asian="10pt" style:font-name-complex="Monaco" style:font-size-complex="10pt"/>
    </style:style>
    <style:style style:name="T2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27" style:family="text">
      <style:text-properties fo:color="#000000" style:font-name="Arial" fo:font-size="10pt" fo:font-style="normal" style:font-size-asian="10pt" style:font-style-asian="normal" style:font-size-complex="10pt" style:font-style-complex="normal"/>
    </style:style>
    <style:style style:name="T28" style:family="text">
      <style:text-properties fo:color="#000000" fo:font-size="10pt" fo:language="en" fo:country="US" fo:font-style="normal" style:font-size-asian="10pt" style:font-style-asian="normal" style:font-size-complex="10pt" style:language-complex="ar" style:country-complex="SA" style:font-style-complex="normal"/>
    </style:style>
    <style:style style:name="T29" style:family="text">
      <style:text-properties fo:color="#000000" style:font-name="Courier New1" fo:font-size="10pt" style:font-name-asian="Monaco" style:font-size-asian="10pt" style:font-name-complex="Monaco" style:font-size-complex="10pt"/>
    </style:style>
    <style:style style:name="T30" style:family="text">
      <style:text-properties fo:color="#000000" style:font-name="Monaco" fo:font-size="11pt" style:font-name-asian="Monaco" style:font-size-asian="11pt" style:font-name-complex="Monaco" style:font-size-complex="11pt"/>
    </style:style>
    <style:style style:name="T31" style:family="text">
      <style:text-properties fo:color="#000000" style:font-name="Arial1" fo:font-size="9pt" fo:language="en" fo:country="US" style:font-size-asian="9pt"/>
    </style:style>
    <style:style style:name="T32" style:family="text">
      <style:text-properties fo:color="#000000" style:font-name="Arial1" fo:font-size="9pt" fo:language="en" fo:country="US" fo:font-style="italic" fo:font-weight="bold" style:font-size-asian="9pt" style:font-style-asian="italic" style:font-weight-asian="bold"/>
    </style:style>
    <style:style style:name="T33" style:family="text">
      <style:text-properties fo:color="#000000" style:font-name="Arial1" fo:font-size="12pt" fo:language="en" fo:country="US" fo:font-weight="bold" style:font-size-asian="12pt" style:font-weight-asian="bold"/>
    </style:style>
    <style:style style:name="T34" style:family="text">
      <style:text-properties fo:color="#000000" style:font-name="Arial1" fo:font-size="10pt" fo:language="en" fo:country="US" style:font-size-asian="10pt"/>
    </style:style>
    <style:style style:name="T35" style:family="text">
      <style:text-properties fo:color="#000000" style:font-name="Arial1" fo:font-size="10pt" fo:language="en" fo:country="US" style:text-underline-style="none" style:font-size-asian="10pt"/>
    </style:style>
    <style:style style:name="T36" style:family="text">
      <style:text-properties fo:color="#000000" style:font-name="Arial1" fo:font-size="10pt" fo:language="en" fo:country="US" fo:font-weight="bold" style:font-size-asian="10pt" style:font-weight-asian="bold"/>
    </style:style>
    <style:style style:name="T37" style:family="text">
      <style:text-properties fo:color="#000000" style:font-name="Arial1" fo:font-size="10pt" fo:language="en" fo:country="US" fo:font-weight="normal" style:font-size-asian="10pt" style:font-weight-asian="normal"/>
    </style:style>
    <style:style style:name="T38" style:family="text">
      <style:text-properties fo:color="#000000" style:font-name="Arial1" fo:font-size="10pt" fo:language="en" fo:country="US" fo:font-style="italic" fo:font-weight="normal" style:font-size-asian="10pt" style:font-style-asian="italic" style:font-weight-asian="normal"/>
    </style:style>
    <style:style style:name="T39" style:family="text">
      <style:text-properties fo:color="#000000" style:font-name="Arial1" fo:font-size="10pt" fo:language="en" fo:country="US" fo:font-style="italic" style:font-size-asian="10pt" style:font-style-asian="italic"/>
    </style:style>
    <style:style style:name="T40" style:family="text">
      <style:text-properties fo:color="#000000" style:font-name="Arial1" fo:font-size="10pt" fo:language="en" fo:country="US" fo:font-style="italic" style:text-underline-style="none" style:font-size-asian="10pt" style:font-style-asian="italic"/>
    </style:style>
    <style:style style:name="T41" style:family="text">
      <style:text-properties fo:color="#000000" style:font-name="Arial1" fo:font-size="10pt" fo:language="en" fo:country="US" fo:font-style="normal" style:font-size-asian="10pt" style:font-style-asian="normal"/>
    </style:style>
    <style:style style:name="T42" style:family="text">
      <style:text-properties fo:color="#000000" style:font-name="Arial1" fo:font-size="10pt" fo:language="en" fo:country="US" fo:font-style="normal" style:text-underline-style="none" style:font-size-asian="10pt" style:font-style-asian="normal"/>
    </style:style>
    <style:style style:name="T43" style:family="text">
      <style:text-properties fo:color="#000000" style:font-name="Arial1" fo:language="en" fo:country="US"/>
    </style:style>
    <style:style style:name="T44" style:family="text">
      <style:text-properties fo:color="#000000" style:font-name="Courier New2" fo:font-size="7pt" fo:language="en" fo:country="US" style:font-size-asian="7pt"/>
    </style:style>
    <style:style style:name="T45" style:family="text">
      <style:text-properties fo:color="#000000" style:font-name="Courier New2" fo:font-size="7pt" fo:language="en" fo:country="US" style:text-underline-style="none" style:font-size-asian="7pt"/>
    </style:style>
    <style:style style:name="T46" style:family="text">
      <style:text-properties fo:color="#000000" style:font-name="Courier New2" fo:font-size="9pt" fo:language="en" fo:country="US" style:font-size-asian="9pt"/>
    </style:style>
    <style:style style:name="T47" style:family="text">
      <style:text-properties fo:color="#000000" style:font-name="Courier New2" fo:font-size="9pt" fo:language="en" fo:country="US" fo:font-weight="normal" style:font-size-asian="9pt" style:font-weight-asian="normal"/>
    </style:style>
    <style:style style:name="T48" style:family="text">
      <style:text-properties fo:color="#000000" style:font-name="Courier New2" fo:font-size="9pt" fo:language="en" fo:country="US" style:text-underline-style="none" fo:font-weight="normal" style:font-size-asian="9pt" style:font-weight-asian="normal"/>
    </style:style>
    <style:style style:name="T49" style:family="text">
      <style:text-properties fo:color="#000000" style:font-name="Courier New2" fo:font-size="9pt" fo:language="en" fo:country="US" style:text-underline-style="none" style:font-size-asian="9pt"/>
    </style:style>
    <style:style style:name="T50" style:family="text">
      <style:text-properties fo:color="#000000" style:font-name="Courier New2" fo:font-size="9pt" fo:language="en" fo:country="US" fo:font-style="italic" style:text-underline-style="none" style:font-size-asian="9pt" style:font-style-asian="italic"/>
    </style:style>
    <style:style style:name="T51" style:family="text">
      <style:text-properties fo:color="#000000" style:font-name="Courier New2" fo:font-size="9pt" fo:language="en" fo:country="US" fo:font-style="normal" style:text-underline-style="none" style:font-size-asian="9pt" style:font-style-asian="normal"/>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4pt" fo:font-weight="normal" style:font-size-asian="14pt" style:font-weight-asian="normal"/>
    </style:style>
    <style:style style:name="T54" style:family="text">
      <style:text-properties style:font-name="Courier New"/>
    </style:style>
    <style:style style:name="T55" style:family="text">
      <style:text-properties fo:font-size="9pt"/>
    </style:style>
    <style:style style:name="T56" style:family="text">
      <style:text-properties fo:font-size="9pt" fo:font-style="normal" style:font-style-asian="normal" style:font-style-complex="normal"/>
    </style:style>
    <style:style style:name="T57"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58" style:family="text">
      <style:text-properties fo:color="#0000ff" style:font-name="Arial1" fo:font-size="10pt" fo:language="en" fo:country="US" style:text-underline-style="solid" style:text-underline-width="auto" style:text-underline-color="font-color" style:font-size-asian="10pt"/>
    </style:style>
    <style:style style:name="T59" style:family="text">
      <style:text-properties fo:color="#0000ff" style:font-name="Arial1" fo:font-size="10pt" fo:language="en" fo:country="US" fo:font-style="italic" style:text-underline-style="solid" style:text-underline-width="auto" style:text-underline-color="font-color" fo:font-weight="bold" style:font-size-asian="10pt" style:font-style-asian="italic" style:font-weight-asian="bold"/>
    </style:style>
    <style:style style:name="T60" style:family="text">
      <style:text-properties fo:color="#0000ff" style:font-name="Arial1" fo:font-size="9pt" fo:language="en" fo:country="US" style:text-underline-style="solid" style:text-underline-width="auto" style:text-underline-color="font-color" style:font-size-asian="9pt"/>
    </style:style>
    <style:style style:name="T61"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62" style:family="text">
      <style:text-properties fo:color="#0000ff" style:font-name="Courier New2" fo:font-size="9pt" fo:language="en" fo:country="US" style:text-underline-style="solid" style:text-underline-width="auto" style:text-underline-color="font-color" style:font-size-asian="9pt"/>
    </style:style>
    <style:style style:name="T63" style:family="text">
      <style:text-properties fo:color="#0000ff" style:font-name="Courier New2" fo:font-size="9pt" fo:language="en" fo:country="US" style:text-underline-style="solid" style:text-underline-width="auto" style:text-underline-color="font-color" fo:font-weight="normal" style:font-size-asian="9pt" style:font-weight-asian="normal"/>
    </style:style>
    <style:style style:name="T64" style:family="text">
      <style:text-properties fo:color="#0000ff" style:font-name="Courier New2" fo:font-size="9pt" fo:language="en" fo:country="US" fo:font-style="italic" style:text-underline-style="solid" style:text-underline-width="auto" style:text-underline-color="font-color" style:font-size-asian="9pt" style:font-style-asian="italic"/>
    </style:style>
    <style:style style:name="T65" style:family="text">
      <style:text-properties fo:color="#0000ff" style:font-name="Courier New2" fo:font-size="7pt" fo:language="en" fo:country="US" style:text-underline-style="solid" style:text-underline-width="auto" style:text-underline-color="font-color" style:font-size-asian="7pt"/>
    </style:style>
    <style:style style:name="T66" style:family="text">
      <style:text-properties fo:color="#0000ff" style:font-name="Verdana1" fo:font-size="7pt" fo:language="en" fo:country="US" style:text-underline-style="solid" style:text-underline-width="auto" style:text-underline-color="font-color" style:font-size-asian="7pt"/>
    </style:style>
    <style:style style:name="T67" style:family="text">
      <style:text-properties fo:color="#808080" style:font-name="Verdana1" fo:font-size="7pt" fo:language="en" fo:country="US" style:font-size-asian="7pt"/>
    </style:style>
    <style:style style:name="T68" style:family="text">
      <style:text-properties fo:color="#808080" style:font-name="Verdana1" fo:font-size="7pt" fo:language="en" fo:country="US" style:text-underline-style="none" style:font-size-asian="7pt"/>
    </style:style>
    <style:style style:name="T69" style:family="text">
      <style:text-properties fo:font-style="italic" style:font-style-asian="italic" style:font-style-complex="italic"/>
    </style:style>
    <style:style style:name="T70" style:family="text">
      <style:text-properties fo:color="#7f0055" fo:font-weight="bold" style:font-weight-asian="bold" style:font-weight-complex="bold"/>
    </style:style>
    <style:style style:name="T7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72" style:family="text">
      <style:text-properties fo:color="#646464"/>
    </style:style>
    <style:style style:name="T73" style:family="text">
      <style:text-properties fo:color="#646464" style:font-name="Courier New1" fo:font-size="10pt" style:font-name-asian="Monaco" style:font-size-asian="10pt" style:font-name-complex="Monaco" style:font-size-complex="10pt"/>
    </style:style>
    <style:style style:name="T74" style:family="text">
      <style:text-properties fo:color="#2a00ff"/>
    </style:style>
    <style:style style:name="T75" style:family="text">
      <style:text-properties fo:color="#0000c0" fo:font-style="italic" style:font-style-asian="italic" style:font-style-complex="italic"/>
    </style:style>
    <style:style style:name="T76" style:family="text">
      <style:text-properties style:text-underline-style="solid" style:text-underline-width="auto" style:text-underline-color="font-color"/>
    </style:style>
    <style:style style:name="T77" style:family="text">
      <style:text-properties style:font-name="Arial1" fo:language="en" fo:country="US"/>
    </style:style>
    <style:style style:name="T78" style:family="text">
      <style:text-properties style:font-name="Arial1" fo:font-size="10pt" fo:language="en" fo:country="US" fo:font-style="italic" style:font-size-asian="10pt" style:font-style-asian="italic"/>
    </style:style>
    <style:style style:name="T79" style:family="text">
      <style:text-properties officeooo:rsid="000385ef"/>
    </style:style>
    <style:style style:name="T80" style:family="text">
      <style:text-properties fo:language="en" fo:country="US" officeooo:rsid="001febee" style:language-complex="ar" style:country-complex="SA"/>
    </style:style>
    <style:style style:name="T8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57604624" text:id="ct957604624">
          <text:insertion>
            <office:change-info>
              <dc:creator>Carsten Ziegeler</dc:creator>
              <dc:date>2013-06-12T09:55:00</dc:date>
            </office:change-info>
          </text:insertion>
        </text:changed-region>
        <text:changed-region xml:id="ct958300016" text:id="ct958300016">
          <text:insertion>
            <office:change-info>
              <dc:creator>Carsten Ziegeler</dc:creator>
              <dc:date>2013-07-08T16:38:00</dc:date>
            </office:change-info>
          </text:insertion>
        </text:changed-region>
        <text:changed-region xml:id="ct563668192" text:id="ct563668192">
          <text:insertion>
            <office:change-info>
              <dc:creator>Carsten Ziegeler</dc:creator>
              <dc:date>2013-06-12T09:55:00</dc:date>
            </office:change-info>
          </text:insertion>
        </text:changed-region>
        <text:changed-region xml:id="ct564086752" text:id="ct564086752">
          <text:insertion>
            <office:change-info>
              <dc:creator>Carsten Ziegeler</dc:creator>
              <dc:date>2013-06-12T09:55:00</dc:date>
            </office:change-info>
          </text:insertion>
        </text:changed-region>
        <text:changed-region xml:id="ct563699536" text:id="ct563699536">
          <text:insertion>
            <office:change-info>
              <dc:creator>Carsten Ziegeler</dc:creator>
              <dc:date>2013-07-08T19:49:00</dc:date>
            </office:change-info>
          </text:insertion>
        </text:changed-region>
        <text:changed-region xml:id="ct563699728" text:id="ct563699728">
          <text:insertion>
            <office:change-info>
              <dc:creator>Carsten Ziegeler</dc:creator>
              <dc:date>2013-07-08T19:50:00</dc:date>
            </office:change-info>
          </text:insertion>
        </text:changed-region>
        <text:changed-region xml:id="ct957796720" text:id="ct957796720">
          <text:insertion>
            <office:change-info>
              <dc:creator>Carsten Ziegeler</dc:creator>
              <dc:date>2013-06-12T09:56:00</dc:date>
            </office:change-info>
          </text:insertion>
        </text:changed-region>
        <text:changed-region xml:id="ct957796992" text:id="ct957796992">
          <text:insertion>
            <office:change-info>
              <dc:creator>Carsten Ziegeler</dc:creator>
              <dc:date>2013-07-19T09:39:00</dc:date>
            </office:change-info>
          </text:insertion>
        </text:changed-region>
        <text:changed-region xml:id="ct957797088" text:id="ct957797088">
          <text:insertion>
            <office:change-info>
              <dc:creator>Carsten Ziegeler</dc:creator>
              <dc:date>2013-07-19T09:39:00</dc:date>
            </office:change-info>
          </text:insertion>
        </text:changed-region>
        <text:changed-region xml:id="ct563608064" text:id="ct563608064">
          <text:insertion>
            <office:change-info>
              <dc:creator>Carsten Ziegeler</dc:creator>
              <dc:date>2013-07-19T09:39:00</dc:date>
            </office:change-info>
          </text:insertion>
        </text:changed-region>
        <text:changed-region xml:id="ct958135696" text:id="ct958135696">
          <text:insertion>
            <office:change-info>
              <dc:creator>Carsten Ziegeler</dc:creator>
              <dc:date>2013-07-19T09:40:00</dc:date>
            </office:change-info>
          </text:insertion>
        </text:changed-region>
        <text:changed-region xml:id="ct957793904" text:id="ct957793904">
          <text:deletion>
            <office:change-info>
              <dc:creator>Carsten Ziegeler</dc:creator>
              <dc:date>2013-07-05T08:50:00</dc:date>
            </office:change-info>
            <text:h text:style-name="Heading_20_2" text:outline-level="2">Requirement to use OSGi API</text:h>
            <text:p text:style-name="Body">The overall goal of DS is to limit or remove the requirement to use OSGi API in the components and thus support regular POJOs. With the latest release of the Declarative Services Specification (Version 1.2), this goal is attained to a great extent.</text:p>
            <text:p text:style-name="Body">One thing still missing support is the ability to specify custom service registration properties. The only solution to do this in the current specification is to register the service in the activation method (and unregister in the deactivation method). But this requires use of OSGi API and also leads to non-use of a central functionality of DS, the registration of services on behalf of the declared components and thus reducing template code.</text:p>
            <text:p text:style-name="Body">This same proposal is also asked for in Bug 2250 (allow a component to update its own service properties).</text:p>
          </text:deletion>
        </text:changed-region>
        <text:changed-region xml:id="ct957774816" text:id="ct957774816">
          <text:deletion>
            <office:change-info>
              <dc:creator>Carsten Ziegeler</dc:creator>
              <dc:date>2013-07-08T16:41:00</dc:date>
            </office:change-info>
            <text:h text:style-name="Heading_20_2" text:outline-level="2">Support inheritance in the DS Annotations (Bug 2138)</text:h>
            <text:p text:style-name="Body">The Declarative Services specification 1.2 introduced annotations to help developers with the creation of Component descriptors.<text:bookmark text:name="comment_text_021111111111111111111111111111111111111111112111111111111111111111111111111111111111111111111111111111111111"/> The current design requires these annotations to be specified on the component implementation class. They are not processed when specified on super classes. </text:p>
            <text:p text:style-name="Body">The main reason for this is that the annotations are processed at tooling time and not runtime. At runtime, you must have the full type hierarchy known and thus could reliably inspect super types for annotations. But at tool time (e.g. bundle packaging), you may not have the full type hierarchy available or the available type hierarchy may be different than at runtime due to package substitution. So constructing the component descriptions at tool time from information in super classes is risky.</text:p>
            <text:p text:style-name="Body">However, there seems to be a constant stream of requests to support inheritance of DS annotations.</text:p>
          </text:deletion>
        </text:changed-region>
        <text:changed-region xml:id="ct957774976" text:id="ct957774976">
          <text:deletion>
            <office:change-info>
              <dc:creator>Carsten Ziegeler</dc:creator>
              <dc:date>2013-07-08T16:41:00</dc:date>
            </office:change-info>
            <text:h text:style-name="P1" text:outline-level="2">Create separate Service annotation (Bug 2140)</text:h>
            <text:p text:style-name="P2"/>
            <text:p text:style-name="P2"><text:bookmark text:name="comment_text_01111111111111111111111111111111111111111112111111111111111111111111111111111111111111111111111111111111111"/>TODO: The proposed changes to annotation support are potentially breaking backwards compatibility (e.g. the default handling as a service) and controversial or problematic (inheritance). Would it make sense to drop annotations from the current RFC and create a separate RFC for new annotations ? Or to drop the proposed changes completely ? The existing specified annotations perfectly work and the changes derived from the Apache Felix annotation support continue to live on in the Apache Felix implementation.</text:p>
            <text:p text:style-name="Body"/>
            <text:p text:style-name="Body">The current DS annotations define a <text:span text:style-name="Source_20_Text">service</text:span> attribute on the <text:span text:style-name="Source_20_Text">@Component</text:span> annotation which defaults to all directly implemented interfaces of the class.</text:p>
            <text:p text:style-name="Body">I think it would be better to separate more between components and services and create a separate Service annotation.</text:p>
            <text:p text:style-name="Body">If just the Component annotation is present, its not registered as a service With the Service annotation its possible register the component as a service. The Service annotation should have a class or value attribute. If that is left empty, the component is registered for all interfaces or all directly implemented interfaces (whether all or all directly implemented might be another discussion).</text:p>
            <text:p text:style-name="P3"><text:span text:style-name="T2">Especially the default of not specifying the service attribute on the Component is error prone as it is not intuitive. Not specifying something should mean: this is no service :)</text:span></text:p>
          </text:deletion>
        </text:changed-region>
        <text:changed-region xml:id="ct563759232" text:id="ct563759232">
          <text:deletion>
            <office:change-info>
              <dc:creator>Carsten Ziegeler</dc:creator>
              <dc:date>2013-07-05T09:27:00</dc:date>
            </office:change-info>
            <text:p text:style-name="Body">an</text:p>
          </text:deletion>
        </text:changed-region>
        <text:changed-region xml:id="ct958370272" text:id="ct958370272">
          <text:insertion>
            <office:change-info>
              <dc:creator>Carsten Ziegeler</dc:creator>
              <dc:date>2013-07-05T09:27:00</dc:date>
            </office:change-info>
          </text:insertion>
        </text:changed-region>
        <text:changed-region xml:id="ct957775376" text:id="ct957775376">
          <text:deletion>
            <office:change-info>
              <dc:creator>Carsten Ziegeler</dc:creator>
              <dc:date>2013-07-05T09:27:00</dc:date>
            </office:change-info>
            <text:p text:style-name="Body">administrative</text:p>
          </text:deletion>
        </text:changed-region>
        <text:changed-region xml:id="ct871375792" text:id="ct871375792">
          <text:insertion>
            <office:change-info>
              <dc:creator>Carsten Ziegeler</dc:creator>
              <dc:date>2013-07-05T09:27:00</dc:date>
            </office:change-info>
          </text:insertion>
        </text:changed-region>
        <text:changed-region xml:id="ct563759344" text:id="ct563759344">
          <text:insertion>
            <office:change-info>
              <dc:creator>Carsten Ziegeler</dc:creator>
              <dc:date>2013-07-05T09:35:00</dc:date>
            </office:change-info>
          </text:insertion>
        </text:changed-region>
        <text:changed-region xml:id="ct957960688" text:id="ct957960688">
          <text:deletion>
            <office:change-info>
              <dc:creator>Carsten Ziegeler</dc:creator>
              <dc:date>2013-07-05T09:32:00</dc:date>
            </office:change-info>
            <text:list xml:id="list2248039560599508853" text:style-name="L1">
              <text:list-item>
                <text:p text:style-name="P4"/>
              </text:list-item>
              <text:list-item>
                <text:p text:style-name="P4">The solution MUST allow component instances to define their own service registration properties. The specification has to explicitly state how to deal with mandatory service registration properties (such as <text:span text:style-name="Source_20_Text">component.id</text:span>) and private properties whose names have leading dots. See also Bug 2250 (allow a component to update its own service properties)</text:p>
              </text:list-item>
            </text:list>
          </text:deletion>
        </text:changed-region>
        <text:changed-region xml:id="ct958371072" text:id="ct958371072">
          <text:deletion>
            <office:change-info>
              <dc:creator>Carsten Ziegeler</dc:creator>
              <dc:date>2013-07-05T09:33:00</dc:date>
            </office:change-info>
            <text:list xml:id="list847526232" text:continue-numbering="true" text:style-name="L1">
              <text:list-item>
                <text:list>
                  <text:list-item>
                    <text:list>
                      <text:list-header>
                        <text:p text:style-name="P4"><text:span text:style-name="Source_20_Text"/></text:p>
                      </text:list-header>
                      <text:list-item>
                        <text:p text:style-name="P4">The solution MUST add support for class inheritance to DS Annotations. Differences between static inheritance at build time and dynamic inheritance at runtime must be described.</text:p>
                      </text:list-item>
                    </text:list>
                  </text:list-item>
                </text:list>
              </text:list-item>
            </text:list>
          </text:deletion>
        </text:changed-region>
        <text:changed-region xml:id="ct958371168" text:id="ct958371168">
          <text:insertion>
            <office:change-info>
              <dc:creator>Carsten Ziegeler</dc:creator>
              <dc:date>2013-07-05T09:34:00</dc:date>
            </office:change-info>
          </text:insertion>
        </text:changed-region>
        <text:changed-region xml:id="ct563608384" text:id="ct563608384">
          <text:deletion>
            <office:change-info>
              <dc:creator>Carsten Ziegeler</dc:creator>
              <dc:date>2013-07-05T09:33:00</dc:date>
            </office:change-info>
            <text:p text:style-name="Body"><text:span text:style-name="Source_20_Text"><text:span text:style-name="T3"/></text:span></text:p>
            <text:p text:style-name="Body"><text:span text:style-name="T3">The solution MUST define a new DS Annotation to declare the services exposed by a component in addition to the existing </text:span><text:span text:style-name="Source_20_Text"><text:span text:style-name="T4">service</text:span></text:span><text:span text:style-name="T3"> attribute to the </text:span><text:span text:style-name="Source_20_Text"><text:span text:style-name="T4">@Component</text:span></text:span><text:span text:style-name="T3"> annotation.</text:span></text:p>
          </text:deletion>
        </text:changed-region>
        <text:changed-region xml:id="ct79257280" text:id="ct79257280">
          <text:insertion>
            <office:change-info>
              <dc:creator>Carsten Ziegeler</dc:creator>
              <dc:date>2013-07-09T17:38:00</dc:date>
            </office:change-info>
          </text:insertion>
        </text:changed-region>
        <text:changed-region xml:id="ct873789360" text:id="ct873789360">
          <text:insertion>
            <office:change-info>
              <dc:creator>Carsten Ziegeler</dc:creator>
              <dc:date>2013-07-05T08:57:00</dc:date>
            </office:change-info>
          </text:insertion>
        </text:changed-region>
        <text:changed-region xml:id="ct78831216" text:id="ct78831216">
          <text:insertion>
            <office:change-info>
              <dc:creator>Carsten Ziegeler</dc:creator>
              <dc:date>2013-07-05T08:58:00</dc:date>
            </office:change-info>
          </text:insertion>
        </text:changed-region>
        <text:changed-region xml:id="ct78830016" text:id="ct78830016">
          <text:insertion>
            <office:change-info>
              <dc:creator>Carsten Ziegeler</dc:creator>
              <dc:date>2013-07-05T08:59:00</dc:date>
            </office:change-info>
          </text:insertion>
        </text:changed-region>
        <text:changed-region xml:id="ct78963952" text:id="ct78963952">
          <text:deletion>
            <office:change-info>
              <dc:creator>Carsten Ziegeler</dc:creator>
              <dc:date>2013-07-05T08:59:00</dc:date>
            </office:change-info>
            <text:p text:style-name="Body"><text:span text:style-name="T5">with the </text:span></text:p>
          </text:deletion>
        </text:changed-region>
        <text:changed-region xml:id="ct79075600" text:id="ct79075600">
          <text:format-change>
            <office:change-info>
              <dc:creator>Carsten Ziegeler</dc:creator>
              <dc:date>2013-07-05T08:59:00</dc:date>
            </office:change-info>
          </text:format-change>
        </text:changed-region>
        <text:changed-region xml:id="ct873602592" text:id="ct873602592">
          <text:deletion>
            <office:change-info>
              <dc:creator>Carsten Ziegeler</dc:creator>
              <dc:date>2013-07-05T08:59:00</dc:date>
            </office:change-info>
            <text:p text:style-name="Body"><text:span text:style-name="T6">as</text:span></text:p>
          </text:deletion>
        </text:changed-region>
        <text:changed-region xml:id="ct78989888" text:id="ct78989888">
          <text:insertion>
            <office:change-info>
              <dc:creator>Carsten Ziegeler</dc:creator>
              <dc:date>2013-07-05T08:59:00</dc:date>
            </office:change-info>
          </text:insertion>
        </text:changed-region>
        <text:changed-region xml:id="ct873493856" text:id="ct873493856">
          <text:deletion>
            <office:change-info>
              <dc:creator>Carsten Ziegeler</dc:creator>
              <dc:date>2013-07-05T08:59:00</dc:date>
            </office:change-info>
            <text:p text:style-name="Body"><text:span text:style-name="T6">The </text:span><text:span text:style-name="Source_20_Text"><text:span text:style-name="T6">ServiceComponentRuntime</text:span></text:span></text:p>
          </text:deletion>
        </text:changed-region>
        <text:changed-region xml:id="ct78872288" text:id="ct78872288">
          <text:insertion>
            <office:change-info>
              <dc:creator>Carsten Ziegeler</dc:creator>
              <dc:date>2013-07-05T08:59:00</dc:date>
            </office:change-info>
          </text:insertion>
        </text:changed-region>
        <text:changed-region xml:id="ct288548736" text:id="ct288548736">
          <text:insertion>
            <office:change-info>
              <dc:creator>Carsten Ziegeler</dc:creator>
              <dc:date>2013-07-05T09:09:00</dc:date>
            </office:change-info>
          </text:insertion>
        </text:changed-region>
        <text:changed-region xml:id="ct873585744" text:id="ct873585744">
          <text:deletion>
            <office:change-info>
              <dc:creator>Carsten Ziegeler</dc:creator>
              <dc:date>2013-07-05T13:26:00</dc:date>
            </office:change-info>
            <text:p text:style-name="Body"><text:span text:style-name="Default_20_Paragraph_20_Font"><text:span text:style-name="T6">interface</text:span></text:span></text:p>
          </text:deletion>
        </text:changed-region>
        <text:changed-region xml:id="ct873785200" text:id="ct873785200">
          <text:insertion>
            <office:change-info>
              <dc:creator>Carsten Ziegeler</dc:creator>
              <dc:date>2013-07-05T13:26:00</dc:date>
            </office:change-info>
          </text:insertion>
        </text:changed-region>
        <text:changed-region xml:id="ct79215392" text:id="ct79215392">
          <text:insertion>
            <office:change-info>
              <dc:creator>Carsten Ziegeler</dc:creator>
              <dc:date>2013-07-05T09:09:00</dc:date>
            </office:change-info>
          </text:insertion>
        </text:changed-region>
        <text:changed-region xml:id="ct288603840" text:id="ct288603840">
          <text:insertion>
            <office:change-info>
              <dc:creator>Carsten Ziegeler</dc:creator>
              <dc:date>2013-07-05T09:10:00</dc:date>
            </office:change-info>
          </text:insertion>
        </text:changed-region>
        <text:changed-region xml:id="ct78817056" text:id="ct78817056">
          <text:insertion>
            <office:change-info>
              <dc:creator>Carsten Ziegeler</dc:creator>
              <dc:date>2013-07-05T09:10:00</dc:date>
            </office:change-info>
          </text:insertion>
        </text:changed-region>
        <text:changed-region xml:id="ct288758720" text:id="ct288758720">
          <text:insertion>
            <office:change-info>
              <dc:creator>Carsten Ziegeler</dc:creator>
              <dc:date>2013-07-05T09:10:00</dc:date>
            </office:change-info>
          </text:insertion>
        </text:changed-region>
        <text:changed-region xml:id="ct78832720" text:id="ct78832720">
          <text:insertion>
            <office:change-info>
              <dc:creator>Carsten Ziegeler</dc:creator>
              <dc:date>2013-07-05T09:11:00</dc:date>
            </office:change-info>
          </text:insertion>
        </text:changed-region>
        <text:changed-region xml:id="ct873531840" text:id="ct873531840">
          <text:insertion>
            <office:change-info>
              <dc:creator>Carsten Ziegeler</dc:creator>
              <dc:date>2013-07-05T09:11:00</dc:date>
            </office:change-info>
          </text:insertion>
        </text:changed-region>
        <text:changed-region xml:id="ct864260960" text:id="ct864260960">
          <text:insertion>
            <office:change-info>
              <dc:creator>Carsten Ziegeler</dc:creator>
              <dc:date>2013-07-05T13:27:00</dc:date>
            </office:change-info>
          </text:insertion>
        </text:changed-region>
        <text:changed-region xml:id="ct928097600" text:id="ct928097600">
          <text:deletion>
            <office:change-info>
              <dc:creator>Carsten Ziegeler</dc:creator>
              <dc:date>2013-07-05T08:51:00</dc:date>
            </office:change-info>
            <text:h text:style-name="Heading_20_2" text:outline-level="2"><text:span text:style-name="Default_20_Paragraph_20_Font"><text:span text:style-name="T7">Component provided service registration properties</text:span></text:span></text:h>
            <text:p text:style-name="Body"><text:span text:style-name="Default_20_Paragraph_20_Font"><text:span text:style-name="T7">To prevent manual service registration and be able to maintain the promise of registering a predefined set of service registration properties with a component's service a component has two options to define the service registration properties:</text:span></text:span></text:p>
            <text:list xml:id="list2417490956034745728" text:style-name="L2">
              <text:list-item>
                <text:p text:style-name="P5"><text:span text:style-name="Source_20_Text"><text:span text:style-name="T7">ComponentContext.setServiceProperties(Dictionary)</text:span></text:span></text:p>
              </text:list-item>
              <text:list-item>
                <text:p text:style-name="P5"><text:span text:style-name="Default_20_Paragraph_20_Font"><text:span text:style-name="T7">Return a </text:span></text:span><text:span text:style-name="Source_20_Text"><text:span text:style-name="T7">Map&lt;String, Object&gt;</text:span></text:span><text:span text:style-name="Default_20_Paragraph_20_Font"><text:span text:style-name="T7"> from the </text:span></text:span><text:span text:style-name="Source_20_Text"><text:span text:style-name="T7">activate</text:span></text:span><text:span text:style-name="Default_20_Paragraph_20_Font"><text:span text:style-name="T7">, </text:span></text:span><text:span text:style-name="Source_20_Text"><text:span text:style-name="T7">modified</text:span></text:span><text:span text:style-name="Default_20_Paragraph_20_Font"><text:span text:style-name="T7">, and/or </text:span></text:span><text:span text:style-name="Source_20_Text"><text:span text:style-name="T7">deactivate</text:span></text:span><text:span text:style-name="Default_20_Paragraph_20_Font"><text:span text:style-name="T7"> method.</text:span></text:span></text:p>
              </text:list-item>
            </text:list>
            <text:p text:style-name="Body"><text:span text:style-name="Default_20_Paragraph_20_Font"><text:span text:style-name="T7">By default SCR will use the component properties as service properties as described in Section 112.6.1, Service Properties. Using above mentioned mechanisms effectively overwrites this and defines the properties to be used with the restrictions outlined in section </text:span></text:span><text:span text:style-name="Default_20_Paragraph_20_Font"><text:span text:style-name="T7"><text:bookmark-ref text:reference-format="chapter" text:ref-name="__RefNumPara__28621_1433603774">Error: Reference source not found</text:bookmark-ref></text:span></text:span><text:span text:style-name="Default_20_Paragraph_20_Font"><text:span text:style-name="T7">, </text:span></text:span><text:span text:style-name="Default_20_Paragraph_20_Font"><text:span text:style-name="T7"><text:bookmark-ref text:reference-format="text" text:ref-name="__RefNumPara__28621_1433603774">Error: Reference source not found</text:bookmark-ref></text:span></text:span><text:span text:style-name="Default_20_Paragraph_20_Font"><text:span text:style-name="T7">, below.</text:span></text:span></text:p>
            <text:h text:style-name="Heading_20_3" text:outline-level="3"><text:span text:style-name="Default_20_Paragraph_20_Font"><text:span text:style-name="T7">ComponentContext.setServiceProperties(Dictionary)</text:span></text:span></text:h>
            <text:p text:style-name="Body"><text:span text:style-name="Default_20_Paragraph_20_Font"><text:span text:style-name="T7">The </text:span></text:span><text:span text:style-name="Source_20_Text"><text:span text:style-name="T7">ComponentContext</text:span></text:span><text:span text:style-name="Default_20_Paragraph_20_Font"><text:span text:style-name="T7"> interface is extended with the </text:span></text:span><text:span text:style-name="Source_20_Text"><text:span text:style-name="T7">setServiceProperties</text:span></text:span><text:span text:style-name="Default_20_Paragraph_20_Font"><text:span text:style-name="T7"> taking a </text:span></text:span><text:span text:style-name="Source_20_Text"><text:span text:style-name="T7">Dictionary&lt;String, Object&gt;</text:span></text:span><text:span text:style-name="Default_20_Paragraph_20_Font"><text:span text:style-name="T7">. This is not a </text:span></text:span><text:span text:style-name="Source_20_Text"><text:span text:style-name="T7">Map</text:span></text:span><text:span text:style-name="Default_20_Paragraph_20_Font"><text:span text:style-name="T7"> to stay inline with the existing </text:span></text:span><text:span text:style-name="Source_20_Text"><text:span text:style-name="T7">getProperties</text:span></text:span><text:span text:style-name="Default_20_Paragraph_20_Font"><text:span text:style-name="T7"> method.</text:span></text:span></text:p>
            <text:p text:style-name="Body"><text:span text:style-name="Default_20_Paragraph_20_Font"><text:span text:style-name="T7">The new method sets the service registration properties from the given dictionary. If the dictionary is null or empty, the default service registration properties are used. In any case the </text:span></text:span><text:span text:style-name="Source_20_Text"><text:span text:style-name="T7">component.name</text:span></text:span><text:span text:style-name="Default_20_Paragraph_20_Font"><text:span text:style-name="T7"> and </text:span></text:span><text:span text:style-name="Source_20_Text"><text:span text:style-name="T7">component.id</text:span></text:span><text:span text:style-name="Default_20_Paragraph_20_Font"><text:span text:style-name="T7"> properties are always provided by the Service Component Runtime and cannot be changed or omitted. Likewise private properties, that is properties whose key have a leading dot, are removed from the dictionary before using the properties.</text:span></text:span></text:p>
            <text:p text:style-name="Body"><text:span text:style-name="Default_20_Paragraph_20_Font"><text:span text:style-name="T7">If the component is already registered as a service when this method is called, the service registration is immediately updated. If the component is not registered yet, the properties will be used for the service registration. If the component does not provide a service at all, this method has no effect.</text:span></text:span></text:p>
            <text:p text:style-name="Body"><text:span text:style-name="Default_20_Paragraph_20_Font"><text:span text:style-name="T7"/></text:span></text:p>
            <text:h text:style-name="Heading_20_3" text:outline-level="3"><text:span text:style-name="Default_20_Paragraph_20_Font"><text:span text:style-name="T7">Return Map&lt;String, Object&gt; from activator methods</text:span></text:span></text:h>
            <text:p text:style-name="Body"><text:bookmark text:name="comment_text_811111111111111111111111111111111111111111111111111111111111111111111111111111111111111111111111111111111"/><text:span text:style-name="Default_20_Paragraph_20_Font"><text:span text:style-name="T8">The </text:span></text:span><text:span text:style-name="Source_20_Text"><text:span text:style-name="T8">activate</text:span></text:span><text:span text:style-name="Default_20_Paragraph_20_Font"><text:span text:style-name="T8">, </text:span></text:span><text:span text:style-name="Source_20_Text"><text:span text:style-name="T8">modified</text:span></text:span><text:span text:style-name="Default_20_Paragraph_20_Font"><text:span text:style-name="T8">, and </text:span></text:span><text:span text:style-name="Source_20_Text"><text:span text:style-name="T8">deactivate</text:span></text:span><text:span text:style-name="Default_20_Paragraph_20_Font"><text:span text:style-name="T8"> methods defined in a component declaration may return a </text:span></text:span><text:span text:style-name="Source_20_Text"><text:span text:style-name="T8">Map&lt;String, Object&gt;</text:span></text:span><text:span text:style-name="Default_20_Paragraph_20_Font"><text:span text:style-name="T8">. The respective properties are used for </text:span></text:span><text:span text:style-name="T6">subsequent service registration or to update the service registration.</text:span></text:p>
            <text:p text:style-name="Body"><text:span text:style-name="Default_20_Paragraph_20_Font"><text:span text:style-name="T8">If both an</text:span></text:span><text:span text:style-name="Source_20_Text"><text:span text:style-name="T8"> activate</text:span></text:span><text:span text:style-name="Default_20_Paragraph_20_Font"><text:span text:style-name="T8">, </text:span></text:span><text:span text:style-name="Source_20_Text"><text:span text:style-name="T8">modified</text:span></text:span><text:span text:style-name="Default_20_Paragraph_20_Font"><text:span text:style-name="T8">, or </text:span></text:span><text:span text:style-name="Source_20_Text"><text:span text:style-name="T8">deactivate </text:span></text:span><text:span text:style-name="Default_20_Paragraph_20_Font"><text:span text:style-name="T8">returns a </text:span></text:span><text:span text:style-name="Source_20_Text"><text:span text:style-name="T8">Map</text:span></text:span><text:span text:style-name="Default_20_Paragraph_20_Font"><text:span text:style-name="T8"> and the</text:span></text:span><text:span text:style-name="Source_20_Text"><text:span text:style-name="T8"> ComponentContext.setServiceProperties</text:span></text:span><text:span text:style-name="Default_20_Paragraph_20_Font"><text:span text:style-name="T8"> is called, the later event takes precedence. So a call to </text:span></text:span><text:span text:style-name="Source_20_Text"><text:span text:style-name="T8">ComponentContext.setServiceProperties</text:span></text:span><text:span text:style-name="Default_20_Paragraph_20_Font"><text:span text:style-name="T8"> may be overwritten by the activate method returning a </text:span></text:span><text:span text:style-name="Source_20_Text"><text:span text:style-name="T8">Map</text:span></text:span><text:span text:style-name="Default_20_Paragraph_20_Font"><text:span text:style-name="T8">. Likewise the returned </text:span></text:span><text:span text:style-name="Source_20_Text"><text:span text:style-name="T8">Map</text:span></text:span><text:span text:style-name="Default_20_Paragraph_20_Font"><text:span text:style-name="T8"> may be overwritten by a later call to the </text:span></text:span><text:span text:style-name="Source_20_Text"><text:span text:style-name="T8">ComponentContext.setServiceProperties</text:span></text:span><text:span text:style-name="Default_20_Paragraph_20_Font"><text:span text:style-name="T8"> method.</text:span></text:span></text:p>
            <text:p text:style-name="Body"><text:span text:style-name="Default_20_Paragraph_20_Font"><text:span text:style-name="T8">A call to </text:span></text:span><text:span text:style-name="Source_20_Text"><text:span text:style-name="T8">ComponentContext.setServiceProperties</text:span></text:span><text:span text:style-name="Default_20_Paragraph_20_Font"><text:span text:style-name="T8"> will immediately update the service properties. So calling that method and returning a </text:span></text:span><text:span text:style-name="Source_20_Text"><text:span text:style-name="T8">Map</text:span></text:span><text:span text:style-name="Default_20_Paragraph_20_Font"><text:span text:style-name="T8"> of properties from the activator method will actually cause the service properties to be updated twice and thus the service listeners will be called twice.</text:span></text:span></text:p>
            <text:p text:style-name="Body"><text:span text:style-name="Default_20_Paragraph_20_Font"><text:span text:style-name="T8"/></text:span></text:p>
            <text:p text:style-name="Body"><text:span text:style-name="Default_20_Paragraph_20_Font"><text:span text:style-name="T8">For components declared with a namespace previous to version 1.3 only methods with </text:span></text:span><text:span text:style-name="Source_20_Text"><text:span text:style-name="T8">void</text:span></text:span><text:span text:style-name="Default_20_Paragraph_20_Font"><text:span text:style-name="T8"> return types are considered. For components declared </text:span></text:span><text:span text:style-name="Default_20_Paragraph_20_Font"><text:span text:style-name="T9">with the version 1.3 namespace, methods returning a </text:span></text:span><text:span text:style-name="Source_20_Text"><text:span text:style-name="T10">Map</text:span></text:span><text:span text:style-name="Default_20_Paragraph_20_Font"><text:span text:style-name="T9"> are preferred over methods returning </text:span></text:span><text:span text:style-name="Source_20_Text"><text:span text:style-name="T10">void</text:span></text:span><text:span text:style-name="Default_20_Paragraph_20_Font"><text:span text:style-name="T9"> if both variants exist. Methods returning any other type are ignored.</text:span></text:span></text:p>
            <text:p text:style-name="Body"><text:span text:style-name="Default_20_Paragraph_20_Font"><text:span text:style-name="T8">Care must be taken for delayed components updating service properties upon activation and deactivation: Changing the service properties may result in a consumer asking for the service in the first place to unget the service and thus cause the deactivate method resetting the service properties. This in turn could cause the consumer to get the service again and thus potentially lead to a loop.</text:span></text:span></text:p>
            <text:p text:style-name="Body"><text:span text:style-name="Default_20_Paragraph_20_Font"><text:span text:style-name="T8">Care must be taken in the case of service factory components: For such components a separate instance of the component class is activated for each consuming bundle. If the activate method updates the service registration properties this might have consequences for all instances of the service factory component.</text:span></text:span></text:p>
            <text:p text:style-name="Body"><text:span text:style-name="Default_20_Paragraph_20_Font"><text:span text:style-name="T8">While both situations may also occur in non-DS setups, its much simpler to happen in DS with the activate methods returning a different set of service registration properties.</text:span></text:span></text:p>
            <text:p text:style-name="Body"><text:span text:style-name="Default_20_Paragraph_20_Font"><text:span text:style-name="T8"/></text:span></text:p>
            <text:h text:style-name="Heading_20_3" text:outline-level="3"><text:bookmark-start text:name="__RefNumPara__28621_143360377411111111111111111111111111111111111111111111111111111111111111111111111111111111111111111111111111111111"/><text:span text:style-name="Default_20_Paragraph_20_Font"><text:span text:style-name="T11">Property Filtering</text:span></text:span><text:bookmark-end text:name="__RefNumPara__28621_143360377411111111111111111111111111111111111111111111111111111111111111111111111111111111111111111111111111111111"/></text:h>
            <text:p text:style-name="Body"><text:span text:style-name="Default_20_Paragraph_20_Font"><text:span text:style-name="T8">In addition to the filtering defined in Section 112.6.1, Service Properties, properties to be used as service registration properties are filtered as follows:</text:span></text:span></text:p>
            <text:p text:style-name="Body"><text:span text:style-name="Default_20_Paragraph_20_Font"><text:span text:style-name="T8">Properties whose key is </text:span></text:span><text:span text:style-name="Source_20_Text"><text:span text:style-name="T8">component.name</text:span></text:span><text:span text:style-name="Default_20_Paragraph_20_Font"><text:span text:style-name="T8"> or </text:span></text:span><text:span text:style-name="Source_20_Text"><text:span text:style-name="T8">component.id</text:span></text:span><text:span text:style-name="Default_20_Paragraph_20_Font"><text:span text:style-name="T8"> are always replaced by the actual component name and ID as provided by the service component runtime. If these properties are missing, they will be added automatically.</text:span></text:span></text:p>
          </text:deletion>
        </text:changed-region>
        <text:changed-region xml:id="ct471453888" text:id="ct471453888">
          <text:deletion>
            <office:change-info>
              <dc:creator>Carsten Ziegeler</dc:creator>
              <dc:date>2013-07-05T15:02:00</dc:date>
            </office:change-info>
            <text:p text:style-name="P6"><text:span text:style-name="Default_20_Paragraph_20_Font"><text:span text:style-name="T8">returning </text:span></text:span><text:span text:style-name="Source_20_Text"><text:span text:style-name="T8">Map&lt;String, Object&gt;</text:span></text:span><text:span text:style-name="Default_20_Paragraph_20_Font"><text:span text:style-name="T8"> from the </text:span></text:span><text:span text:style-name="Source_20_Text"><text:span text:style-name="T8">activate</text:span></text:span><text:span text:style-name="Default_20_Paragraph_20_Font"><text:span text:style-name="T8">, </text:span></text:span><text:span text:style-name="Source_20_Text"><text:span text:style-name="T8">modified</text:span></text:span><text:span text:style-name="Default_20_Paragraph_20_Font"><text:span text:style-name="T8">, or </text:span></text:span><text:span text:style-name="Source_20_Text"><text:span text:style-name="T8">deactivate</text:span></text:span><text:span text:style-name="Default_20_Paragraph_20_Font"><text:span text:style-name="T8"> method are supported</text:span></text:span></text:p>
          </text:deletion>
        </text:changed-region>
        <text:changed-region xml:id="ct889527600" text:id="ct889527600">
          <text:insertion>
            <office:change-info>
              <dc:creator>Carsten Ziegeler</dc:creator>
              <dc:date>2013-07-05T15:02:00</dc:date>
            </office:change-info>
          </text:insertion>
        </text:changed-region>
        <text:changed-region xml:id="ct560047136" text:id="ct560047136">
          <text:deletion>
            <office:change-info>
              <dc:creator>Carsten Ziegeler</dc:creator>
              <dc:date>2013-07-08T16:42:00</dc:date>
            </office:change-info>
            <text:h text:style-name="Heading_20_3" text:outline-level="3">@Service annotation</text:h>
            <text:p text:style-name="P7">TODO: Given the impedance mismatch on the default value of @Component.service() and the @Service annotation, I wonder, whether we should not remove the @Service annotation and decide to not do requirement R-5.</text:p>
            <text:p text:style-name="Body">If both the <text:span text:style-name="Source_20_Text">@Service</text:span><text:span text:style-name="Default_20_Paragraph_20_Font"> annotation and the </text:span><text:span text:style-name="Source_20_Text">@Component.service</text:span><text:span text:style-name="Default_20_Paragraph_20_Font"> are defined the build tool may not be able to know what the intend of the developer actually is. Therefore the build tool must log an error message. If the build system allows it, it would be reasonable to also break the build in these cases. A component descriptor for such a component must not be created.</text:span></text:p>
            <text:p text:style-name="Body"><text:span text:style-name="Default_20_Paragraph_20_Font">The </text:span><text:span text:style-name="Source_20_Text">@Service</text:span><text:span text:style-name="Default_20_Paragraph_20_Font"> annotation takes a list of types implemented (or extended) by the component implementation class. If an empty annotation is declared the list of provided services is derived from the implemented interfaces.</text:span></text:p>
            <text:p text:style-name="Body"><text:span text:style-name="Default_20_Paragraph_20_Font">Note, that the </text:span><text:span text:style-name="Source_20_Text">@Service</text:span><text:span text:style-name="Default_20_Paragraph_20_Font"> annotation works differently than the </text:span><text:span text:style-name="Source_20_Text">@Component.service</text:span><text:span text:style-name="Default_20_Paragraph_20_Font"> property:</text:span></text:p>
            <text:list xml:id="list4482374204316134064" text:style-name="L3">
              <text:list-item>
                <text:p text:style-name="P8"><text:span text:style-name="Default_20_Paragraph_20_Font">To not expose a service the </text:span><text:span text:style-name="Source_20_Text">@Service</text:span><text:span text:style-name="Default_20_Paragraph_20_Font"> must not be declared while the </text:span><text:span text:style-name="Source_20_Text">@Component.service</text:span><text:span text:style-name="Default_20_Paragraph_20_Font"> property must be set to the empty value to prevent service registration.</text:span></text:p>
              </text:list-item>
              <text:list-item>
                <text:p text:style-name="P8"><text:span text:style-name="Default_20_Paragraph_20_Font">To expose the implemented interfaces by default, the </text:span><text:span text:style-name="Source_20_Text">@Service</text:span><text:span text:style-name="Default_20_Paragraph_20_Font"> annotation must be defined with an empty value while the absence of the </text:span><text:span text:style-name="Source_20_Text">@Component.service</text:span><text:span text:style-name="Default_20_Paragraph_20_Font"> property implies this default.</text:span></text:p>
              </text:list-item>
            </text:list>
            <text:p text:style-name="Body"><text:span text:style-name="Default_20_Paragraph_20_Font">To expose a component as a service factory service, the </text:span><text:span text:style-name="Source_20_Text">@Service.serviceFactory</text:span><text:span text:style-name="Default_20_Paragraph_20_Font"> attribute is set to </text:span><text:span text:style-name="Source_20_Text">true</text:span><text:span text:style-name="Default_20_Paragraph_20_Font">.</text:span></text:p>
          </text:deletion>
        </text:changed-region>
        <text:changed-region xml:id="ct928352720" text:id="ct928352720">
          <text:insertion>
            <office:change-info>
              <dc:creator>Carsten Ziegeler</dc:creator>
              <dc:date>2013-07-15T08:19:00</dc:date>
            </office:change-info>
          </text:insertion>
        </text:changed-region>
        <text:changed-region xml:id="ct928707392" text:id="ct928707392">
          <text:insertion>
            <office:change-info>
              <dc:creator>Carsten Ziegeler</dc:creator>
              <dc:date>2013-07-15T08:21:00</dc:date>
            </office:change-info>
          </text:insertion>
        </text:changed-region>
        <text:changed-region xml:id="ct819681696" text:id="ct819681696">
          <text:insertion>
            <office:change-info>
              <dc:creator>Carsten Ziegeler</dc:creator>
              <dc:date>2013-07-15T08:25:00</dc:date>
            </office:change-info>
          </text:insertion>
        </text:changed-region>
        <text:changed-region xml:id="ct928399552" text:id="ct928399552">
          <text:insertion>
            <office:change-info>
              <dc:creator>Carsten Ziegeler</dc:creator>
              <dc:date>2013-07-15T08:25:00</dc:date>
            </office:change-info>
          </text:insertion>
        </text:changed-region>
        <text:changed-region xml:id="ct876640752" text:id="ct876640752">
          <text:insertion>
            <office:change-info>
              <dc:creator>Carsten Ziegeler</dc:creator>
              <dc:date>2013-07-15T08:25:00</dc:date>
            </office:change-info>
          </text:insertion>
        </text:changed-region>
        <text:changed-region xml:id="ct550547584" text:id="ct550547584">
          <text:insertion>
            <office:change-info>
              <dc:creator>Carsten Ziegeler</dc:creator>
              <dc:date>2013-07-15T08:25:00</dc:date>
            </office:change-info>
          </text:insertion>
        </text:changed-region>
        <text:changed-region xml:id="ct928786864" text:id="ct928786864">
          <text:insertion>
            <office:change-info>
              <dc:creator>Carsten Ziegeler</dc:creator>
              <dc:date>2013-07-19T09:28:00</dc:date>
            </office:change-info>
          </text:insertion>
        </text:changed-region>
        <text:changed-region xml:id="ct864128832" text:id="ct864128832">
          <text:insertion>
            <office:change-info>
              <dc:creator>Carsten Ziegeler</dc:creator>
              <dc:date>2013-07-19T09:28:00</dc:date>
            </office:change-info>
          </text:insertion>
        </text:changed-region>
        <text:changed-region xml:id="ct75969952" text:id="ct75969952">
          <text:insertion>
            <office:change-info>
              <dc:creator>Carsten Ziegeler</dc:creator>
              <dc:date>2013-07-19T09:29:00</dc:date>
            </office:change-info>
          </text:insertion>
        </text:changed-region>
        <text:changed-region xml:id="ct471715280" text:id="ct471715280">
          <text:insertion>
            <office:change-info>
              <dc:creator>Carsten Ziegeler</dc:creator>
              <dc:date>2013-07-19T09:29:00</dc:date>
            </office:change-info>
          </text:insertion>
        </text:changed-region>
        <text:changed-region xml:id="ct819794112" text:id="ct819794112">
          <text:insertion>
            <office:change-info>
              <dc:creator>Carsten Ziegeler</dc:creator>
              <dc:date>2013-07-19T09:29:00</dc:date>
            </office:change-info>
          </text:insertion>
        </text:changed-region>
        <text:changed-region xml:id="ct560242768" text:id="ct560242768">
          <text:insertion>
            <office:change-info>
              <dc:creator>Carsten Ziegeler</dc:creator>
              <dc:date>2013-07-19T09:30:00</dc:date>
            </office:change-info>
          </text:insertion>
        </text:changed-region>
        <text:changed-region xml:id="ct471719120" text:id="ct471719120">
          <text:insertion>
            <office:change-info>
              <dc:creator>Carsten Ziegeler</dc:creator>
              <dc:date>2013-07-19T09:31:00</dc:date>
            </office:change-info>
          </text:insertion>
        </text:changed-region>
        <text:changed-region xml:id="ct878155888" text:id="ct878155888">
          <text:insertion>
            <office:change-info>
              <dc:creator>Carsten Ziegeler</dc:creator>
              <dc:date>2013-07-15T08:25:00</dc:date>
            </office:change-info>
          </text:insertion>
        </text:changed-region>
        <text:changed-region xml:id="ct864122992" text:id="ct864122992">
          <text:insertion>
            <office:change-info>
              <dc:creator>Carsten Ziegeler</dc:creator>
              <dc:date>2013-07-15T08:41:00</dc:date>
            </office:change-info>
          </text:insertion>
        </text:changed-region>
        <text:changed-region xml:id="ct537520976" text:id="ct537520976">
          <text:insertion>
            <office:change-info>
              <dc:creator>Carsten Ziegeler</dc:creator>
              <dc:date>2013-07-15T08:25:00</dc:date>
            </office:change-info>
          </text:insertion>
        </text:changed-region>
        <text:changed-region xml:id="ct560682400" text:id="ct560682400">
          <text:insertion>
            <office:change-info>
              <dc:creator>Carsten Ziegeler</dc:creator>
              <dc:date>2013-07-19T10:04:00</dc:date>
            </office:change-info>
          </text:insertion>
        </text:changed-region>
        <text:changed-region xml:id="ct537626640" text:id="ct537626640">
          <text:insertion>
            <office:change-info>
              <dc:creator>Carsten Ziegeler</dc:creator>
              <dc:date>2013-07-19T10:05:00</dc:date>
            </office:change-info>
          </text:insertion>
        </text:changed-region>
        <text:changed-region xml:id="ct928864800" text:id="ct928864800">
          <text:deletion>
            <office:change-info>
              <dc:creator>Carsten Ziegeler</dc:creator>
              <dc:date>2013-07-19T09:19:00</dc:date>
            </office:change-info>
            <text:p text:style-name="Preformatted_20_Text">@Property annotation</text:p>
            <text:p text:style-name="Body">To easily define properties with desired types and to be able to leverage refer to constants also used in the actual code the <text:span text:style-name="Source_20_Text">@Property</text:span><text:span text:style-name="Default_20_Paragraph_20_Font"> annotation can be used on the type </text:span></text:p>
          </text:deletion>
        </text:changed-region>
        <text:changed-region xml:id="ct560589920" text:id="ct560589920">
          <text:deletion>
            <office:change-info>
              <dc:creator>Carsten Ziegeler</dc:creator>
              <dc:date>2013-07-08T09:16:00</dc:date>
            </office:change-info>
            <text:p text:style-name="Body"><text:span text:style-name="Default_20_Paragraph_20_Font">or field </text:span></text:p>
          </text:deletion>
        </text:changed-region>
        <text:changed-region xml:id="ct864900128" text:id="ct864900128">
          <text:deletion>
            <office:change-info>
              <dc:creator>Carsten Ziegeler</dc:creator>
              <dc:date>2013-07-19T09:19:00</dc:date>
            </office:change-info>
            <text:p text:style-name="Body"><text:span text:style-name="Default_20_Paragraph_20_Font">level. </text:span></text:p>
          </text:deletion>
        </text:changed-region>
        <text:changed-region xml:id="ct864079840" text:id="ct864079840">
          <text:deletion>
            <office:change-info>
              <dc:creator>Carsten Ziegeler</dc:creator>
              <dc:date>2013-07-08T09:16:00</dc:date>
            </office:change-info>
            <text:p text:style-name="Body"><text:span text:style-name="Default_20_Paragraph_20_Font">When used on the field level, the name or the value may be derived from the field.</text:span></text:p>
          </text:deletion>
        </text:changed-region>
        <text:changed-region xml:id="ct928431472" text:id="ct928431472">
          <text:deletion>
            <office:change-info>
              <dc:creator>Carsten Ziegeler</dc:creator>
              <dc:date>2013-07-19T09:19:00</dc:date>
            </office:change-info>
            <text:p text:style-name="Body"><text:span text:style-name="Default_20_Paragraph_20_Font"/></text:p>
            <text:p text:style-name="Preformatted_20_Text">@Component</text:p>
            <text:p text:style-name="Preformatted_20_Text">@Property(name=”service.vendor”, value=”The ACME Company”)</text:p>
            <text:p text:style-name="Preformatted_20_Text">public class Sample {</text:p>
          </text:deletion>
        </text:changed-region>
        <text:changed-region xml:id="ct375031696" text:id="ct375031696">
          <text:deletion>
            <office:change-info>
              <dc:creator>Carsten Ziegeler</dc:creator>
              <dc:date>2013-07-08T09:16:00</dc:date>
            </office:change-info>
            <text:p text:style-name="P9"><text:s text:c="2"/>@Property(intValue = 5)<text:tab/>1</text:p>
            <text:p text:style-name="P9"><text:s text:c="2"/>public static final String INT_NAME = “int.property”;</text:p>
            <text:p text:style-name="P9"><text:s text:c="2"/>@Property(name = “boolean.property”);<text:tab/>2</text:p>
            <text:p text:style-name="P9"><text:s text:c="2"/>public static final boolean BOOL_DEFAULT = true;</text:p>
            <text:p text:style-name="P9"><text:s text:c="2"/>@Property(value=STRING_DEFAULT)<text:tab/>3</text:p>
            <text:p text:style-name="P9"><text:s text:c="2"/>public static final String STRING_NAME = “string.property”;</text:p>
            <text:p text:style-name="P9"><text:s text:c="2"/>public static final String STRING_DEFAULT = “none”;</text:p>
            <text:p text:style-name="P9"><text:s text:c="2"/>…</text:p>
            <text:p text:style-name="P9"/>
          </text:deletion>
        </text:changed-region>
        <text:changed-region xml:id="ct75754336" text:id="ct75754336">
          <text:deletion>
            <office:change-info>
              <dc:creator>Carsten Ziegeler</dc:creator>
              <dc:date>2013-07-08T09:16:00</dc:date>
            </office:change-info>
            <text:list xml:id="list7723324396988542796" text:style-name="L4">
              <text:list-item>
                <text:p text:style-name="P10">Annotation on a String constant with the value defined makes the constant value the property name.</text:p>
              </text:list-item>
              <text:list-item>
                <text:p text:style-name="P10">Annotation on a constant with the name defined makes the constant value the property value.</text:p>
              </text:list-item>
              <text:list-item>
                <text:p text:style-name="P10">To use constants for both the name and the value, the annotation can be placed on the name constant and refer to the value constant with the name of the constant.</text:p>
              </text:list-item>
              <text:list-item>
                <text:p text:style-name="P10">If no value is provided to the @Property annotation neither the <text:span text:style-name="Source_20_Text">value</text:span> nor the <text:span text:style-name="Source_20_Text">type</text:span> attribute of the <text:span text:style-name="Source_20_Text">&lt;Property&gt;</text:span> </text:p>
              </text:list-item>
            </text:list>
          </text:deletion>
        </text:changed-region>
        <text:changed-region xml:id="ct889462096" text:id="ct889462096">
          <text:deletion>
            <office:change-info>
              <dc:creator>Carsten Ziegeler</dc:creator>
              <dc:date>2013-07-08T09:17:00</dc:date>
            </office:change-info>
            <text:p text:style-name="Body">descriptor are generated.</text:p>
          </text:deletion>
        </text:changed-region>
        <text:changed-region xml:id="ct471572880" text:id="ct471572880">
          <text:insertion>
            <office:change-info>
              <dc:creator>Carsten Ziegeler</dc:creator>
              <dc:date>2013-07-08T09:08:00</dc:date>
            </office:change-info>
          </text:insertion>
        </text:changed-region>
        <text:changed-region xml:id="ct471475168" text:id="ct471475168">
          <text:insertion>
            <office:change-info>
              <dc:creator>Carsten Ziegeler</dc:creator>
              <dc:date>2013-07-19T10:06:00</dc:date>
            </office:change-info>
          </text:insertion>
        </text:changed-region>
        <text:changed-region xml:id="ct471516000" text:id="ct471516000">
          <text:insertion>
            <office:change-info>
              <dc:creator>Carsten Ziegeler</dc:creator>
              <dc:date>2013-07-19T10:07:00</dc:date>
            </office:change-info>
          </text:insertion>
        </text:changed-region>
        <text:changed-region xml:id="ct471316000" text:id="ct471316000">
          <text:insertion>
            <office:change-info>
              <dc:creator>Carsten Ziegeler</dc:creator>
              <dc:date>2013-07-19T10:08:00</dc:date>
            </office:change-info>
          </text:insertion>
        </text:changed-region>
        <text:changed-region xml:id="ct928801872" text:id="ct928801872">
          <text:insertion>
            <office:change-info>
              <dc:creator>Carsten Ziegeler</dc:creator>
              <dc:date>2013-07-19T10:09:00</dc:date>
            </office:change-info>
          </text:insertion>
        </text:changed-region>
        <text:changed-region xml:id="ct471614848" text:id="ct471614848">
          <text:insertion>
            <office:change-info>
              <dc:creator>Carsten Ziegeler</dc:creator>
              <dc:date>2013-07-19T10:10:00</dc:date>
            </office:change-info>
          </text:insertion>
        </text:changed-region>
        <text:changed-region xml:id="ct471455712" text:id="ct471455712">
          <text:deletion>
            <office:change-info>
              <dc:creator>Carsten Ziegeler</dc:creator>
              <dc:date>2013-07-19T09:21:00</dc:date>
            </office:change-info>
            <text:p text:style-name="Body"><text:span text:style-name="Default_20_Paragraph_20_Font"/></text:p>
            <text:h text:style-name="Heading_20_3" text:outline-level="3">@Properties annotation</text:h>
            <text:p text:style-name="Body">It is only possible to have a single annotation of a specific type on a particular target, e.g. only one <text:span text:style-name="Source_20_Text">@Property</text:span> annotation on the class. To work around this limitation the <text:span text:style-name="Source_20_Text">@Properties</text:span><text:span text:style-name="Default_20_Paragraph_20_Font"> annotation is defined to just take an array of </text:span><text:span text:style-name="Source_20_Text">@Property</text:span><text:span text:style-name="Default_20_Paragraph_20_Font"> annotations.</text:span></text:p>
          </text:deletion>
        </text:changed-region>
        <text:changed-region xml:id="ct819420240" text:id="ct819420240">
          <text:deletion>
            <office:change-info>
              <dc:creator>Carsten Ziegeler</dc:creator>
              <dc:date>2013-07-19T10:10:00</dc:date>
            </office:change-info>
            <text:p text:style-name="Body"><text:span text:style-name="Default_20_Paragraph_20_Font">cessing</text:span></text:p>
          </text:deletion>
        </text:changed-region>
        <text:changed-region xml:id="ct471579248" text:id="ct471579248">
          <text:deletion>
            <office:change-info>
              <dc:creator>Carsten Ziegeler</dc:creator>
              <dc:date>2013-07-08T09:17:00</dc:date>
            </office:change-info>
            <text:p text:style-name="Body"><text:span text:style-name="Default_20_Paragraph_20_Font">Multiple </text:span><text:span text:style-name="Source_20_Text">@Property</text:span><text:span text:style-name="Default_20_Paragraph_20_Font"> annotations are only used on the type level. Therefore the </text:span><text:span text:style-name="Source_20_Text">@Properties</text:span><text:span text:style-name="Default_20_Paragraph_20_Font"> annotation is only available on types.</text:span></text:p>
            <text:p text:style-name="Body"><text:span text:style-name="Default_20_Paragraph_20_Font"/></text:p>
          </text:deletion>
        </text:changed-region>
        <text:changed-region xml:id="ct819849504" text:id="ct819849504">
          <text:deletion>
            <office:change-info>
              <dc:creator>Carsten Ziegeler</dc:creator>
              <dc:date>2013-06-12T10:00:00</dc:date>
            </office:change-info>
            <text:h text:style-name="Heading_20_3" text:outline-level="3">Supporting inheritance</text:h>
            <text:p text:style-name="P7">TODO: Given the issues and complexity of describing annotation inheritance on the one hand and the probably limited use of such annotation inheritance within a single bundle, I suggest to actually remove this from the roadmap and thus decide to not do requirement R-4.</text:p>
            <text:p text:style-name="Body">Annotations may be inherited from base classes. But since the classes and their annotations may be different at build and deployment time such inheritance is potentially brittle: Consider a component Ext in Bundle B2 extending a Component Base in Bundle B1. B2 is built with version 1 of B1 where Base has no mandatory references. At deployment time, B1 is actually deployed at version 2 and now has a mandatory reference and the component code expects the service to be bound or present at the time of activation. Yet the descriptor of B2's Ext component does not have the mandatory reference and thus the service may not be present and is not bound. This may cause the component to actually fail.</text:p>
            <text:p text:style-name="Body">To prevent these situations inheritance of annotations is only supported within the same bundle. Tooling support for annotations has to make sure to build bundles such that if a component Ext extends from a component Base <text:s/>both components are included in the same bundle.</text:p>
          </text:deletion>
        </text:changed-region>
        <text:changed-region xml:id="ct819567696" text:id="ct819567696">
          <text:insertion>
            <office:change-info>
              <dc:creator>Carsten Ziegeler</dc:creator>
              <dc:date>2013-07-05T13:30:00</dc:date>
            </office:change-info>
          </text:insertion>
        </text:changed-region>
        <text:changed-region xml:id="ct878161376" text:id="ct878161376">
          <text:deletion>
            <office:change-info>
              <dc:creator>Carsten Ziegeler</dc:creator>
              <dc:date>2013-07-05T09:13:00</dc:date>
            </office:change-info>
            <text:p text:style-name="Body">deprecated</text:p>
          </text:deletion>
        </text:changed-region>
        <text:changed-region xml:id="ct889521776" text:id="ct889521776">
          <text:insertion>
            <office:change-info>
              <dc:creator>Carsten Ziegeler</dc:creator>
              <dc:date>2013-07-05T09:13:00</dc:date>
            </office:change-info>
          </text:insertion>
        </text:changed-region>
        <text:changed-region xml:id="ct819782272" text:id="ct819782272">
          <text:deletion>
            <office:change-info>
              <dc:creator>Carsten Ziegeler</dc:creator>
              <dc:date>2013-07-05T09:13:00</dc:date>
            </office:change-info>
            <text:p text:style-name="Body"><text:s/>and</text:p>
          </text:deletion>
        </text:changed-region>
        <text:changed-region xml:id="ct889213552" text:id="ct889213552">
          <text:insertion>
            <office:change-info>
              <dc:creator>Carsten Ziegeler</dc:creator>
              <dc:date>2013-07-08T15:56:00</dc:date>
            </office:change-info>
          </text:insertion>
        </text:changed-region>
        <text:changed-region xml:id="ct563796800" text:id="ct563796800">
          <text:insertion>
            <office:change-info>
              <dc:creator>Carsten Ziegeler</dc:creator>
              <dc:date>2013-07-08T16:45:00</dc:date>
            </office:change-info>
          </text:insertion>
        </text:changed-region>
        <text:changed-region xml:id="ct563790992" text:id="ct563790992">
          <text:insertion>
            <office:change-info>
              <dc:creator>Carsten Ziegeler</dc:creator>
              <dc:date>2013-07-08T16:46:00</dc:date>
            </office:change-info>
          </text:insertion>
        </text:changed-region>
        <text:changed-region xml:id="ct871597104" text:id="ct871597104">
          <text:insertion>
            <office:change-info>
              <dc:creator>Carsten Ziegeler</dc:creator>
              <dc:date>2013-07-08T16:40:00</dc:date>
            </office:change-info>
          </text:insertion>
        </text:changed-region>
        <text:changed-region xml:id="ct957570352" text:id="ct957570352">
          <text:insertion>
            <office:change-info>
              <dc:creator>Carsten Ziegeler</dc:creator>
              <dc:date>2013-07-08T19:44:00</dc:date>
            </office:change-info>
          </text:insertion>
        </text:changed-region>
        <text:changed-region xml:id="ct871596960" text:id="ct871596960">
          <text:insertion>
            <office:change-info>
              <dc:creator>Carsten Ziegeler</dc:creator>
              <dc:date>2013-07-08T19:45:00</dc:date>
            </office:change-info>
          </text:insertion>
        </text:changed-region>
        <text:changed-region xml:id="ct871597680" text:id="ct871597680">
          <text:insertion>
            <office:change-info>
              <dc:creator>Carsten Ziegeler</dc:creator>
              <dc:date>2013-07-08T19: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53">Draft<text:line-break/><text:line-break/></text:span><text:span text:style-name="T53"><text:page-count style:num-format="1">75</text:page-count></text:span><text:span text:style-name="T53"> Pages</text:span></text:p>
      <text:p text:style-name="P32">Abstract</text:p>
      <text:p text:style-name="P2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24" text:outline-level="2">License</text:h>
      <text:p text:style-name="P119">DISTRIBUTION AND FEEDBACK LICENSE, Version 2.0</text:p>
      <text:p text:style-name="P4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3"/>
      <text:p text:style-name="P4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3"/>
      <text:p text:style-name="P4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3">NEITHER THE OSGi ALLIANCE NOR ANY THIRD PARTY WILL BE LIABLE FOR ANY DIRECT, INDIRECT, SPECIAL, INCIDENTAL OR CONSEQUENTIAL DAMAGES ARISING OUT OF OR RELATING TO ANY USE OR DISTRIBUTION OF THE DISTRIBUTION. </text:p>
      <text:p text:style-name="P43"/>
      <text:p text:style-name="P4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3"/>
      <text:p text:style-name="P4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3"/>
      <text:p text:style-name="P4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4">I HEREBY ACKNOWLEDGE AND AGREE TO THE TERMS AND CONDITIONS DELINEATED ABOVE.</text:p>
      <text:h text:style-name="P125" text:outline-level="2">Trademarks</text:h>
      <text:p text:style-name="P1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5" text:outline-level="2">Feedback</text:h>
      <text:p text:style-name="P121"><text:span text:style-name="T80">This document can be downloaded from the OSGi Alliance design repository at </text:span><text:a xlink:type="simple" xlink:href="https://github.com/osgi/design"><text:span text:style-name="T80">https://github.com/osgi/design</text:span></text:a><text:span text:style-name="T8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0 Document Information<text:tab/>2</text:p>
          <text:p text:style-name="P96">0.1 License<text:tab/>2</text:p>
          <text:p text:style-name="P96">0.2 Trademarks<text:tab/>3</text:p>
          <text:p text:style-name="P96">0.3 Feedback<text:tab/>3</text:p>
          <text:p text:style-name="P96">0.4 Table of Contents<text:tab/>3</text:p>
          <text:p text:style-name="P96">0.5 Terminology and Document Conventions<text:tab/>4</text:p>
          <text:p text:style-name="P96">0.6 Revision History<text:tab/>4</text:p>
          <text:p text:style-name="P102">1 Introduction<text:tab/>6</text:p>
          <text:p text:style-name="P102">2 Application Domain<text:tab/>6</text:p>
          <text:p text:style-name="P96">2.1 Terminology + Abbreviations<text:tab/>6</text:p>
          <text:p text:style-name="P102">3 Problem Description<text:tab/>6</text:p>
          <text:p text:style-name="P96">3.1 Management<text:tab/>6</text:p>
          <text:p text:style-name="P96">3.2 Requirement to use OSGi API<text:tab/>7</text:p>
          <text:p text:style-name="P96">3.3 Bound Service Properties<text:tab/>7</text:p>
          <text:p text:style-name="P96">3.4 Support inheritance in the DS Annotations (Bug 2138)<text:tab/>7</text:p>
          <text:p text:style-name="P96">3.5 Create separate Service annotation (Bug 2140)<text:tab/>7</text:p>
          <text:p text:style-name="P96">3.6 Create separate Property annocation (Bug 2141)<text:tab/>8</text:p>
          <text:p text:style-name="P102">4 Requirements<text:tab/>8</text:p>
          <text:p text:style-name="P102">5 Technical Solution<text:tab/>9</text:p>
          <text:p text:style-name="P96">5.1 Diagnostic API<text:tab/>9</text:p>
          <text:p text:style-name="P96">5.2 Component provided service registration properties<text:tab/>10</text:p>
          <text:p text:style-name="P101">5.2.1 ComponentContext.setServiceProperties(Dictionary)<text:tab/>10</text:p>
          <text:p text:style-name="P101">5.2.2 Return Map&lt;String, Object&gt; from activator methods<text:tab/>10</text:p>
          <text:p text:style-name="P101">5.2.3 Property Filtering<text:tab/>11</text:p>
          <text:p text:style-name="P96"><text:soft-page-break/>5.3 Event Method Signature<text:tab/>11</text:p>
          <text:p text:style-name="P96">5.4 API version<text:tab/>11</text:p>
          <text:p text:style-name="P96">5.5 XML Descriptor Namespace<text:tab/>12</text:p>
          <text:p text:style-name="P96">5.6 Extender Capability<text:tab/>12</text:p>
          <text:p text:style-name="P96">5.7 Extension to Annotation Support<text:tab/>12</text:p>
          <text:p text:style-name="P101">5.7.1 @Service annotation<text:tab/>12</text:p>
          <text:p text:style-name="P101">5.7.2 Custom annotations as properties<text:tab/>12</text:p>
          <text:p text:style-name="P101">5.7.3 Clarification of @Component annotation<text:tab/>14</text:p>
          <text:p text:style-name="P101">5.7.4 @Properties annotation<text:tab/>15</text:p>
          <text:p text:style-name="P101">5.7.5 Supporting inheritance<text:tab/>15</text:p>
          <text:p text:style-name="P96">5.8 Integration with the Configuration Admin Service<text:tab/>15</text:p>
          <text:p text:style-name="P96">5.9 Service Scopes<text:tab/>15</text:p>
          <text:p text:style-name="P102">6 Data Transfer Objects<text:tab/>16</text:p>
          <text:p text:style-name="P102">7 Java API<text:tab/>16</text:p>
          <text:p text:style-name="P102">8 Considered Alternatives<text:tab/>73</text:p>
          <text:p text:style-name="P96">8.1 Diagnostic API<text:tab/>73</text:p>
          <text:p text:style-name="P96">8.2 @Component annotation inheritance<text:tab/>73</text:p>
          <text:p text:style-name="P96">8.3 Create separate Service annotation (Bug 2140)<text:tab/>74</text:p>
          <text:p text:style-name="P96">8.4 Component provided service properties (Bug 2250)<text:tab/>74</text:p>
          <text:p text:style-name="P102">9 Security Considerations<text:tab/>74</text:p>
          <text:p text:style-name="P102">10 Document Support<text:tab/>74</text:p>
          <text:p text:style-name="P96">10.1 References<text:tab/>74</text:p>
          <text:p text:style-name="P96">10.2 Author’s Address<text:tab/>74</text:p>
          <text:p text:style-name="P96">10.3 Acronyms and Abbreviations<text:tab/>75</text:p>
          <text:p text:style-name="P96">10.4 End of Document<text:tab/>7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54">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8">Revision</text:p>
            </table:table-cell>
            <table:table-cell table:style-name="Tabelle2.A1" office:value-type="string">
              <text:p text:style-name="P28">Date</text:p>
            </table:table-cell>
            <table:table-cell table:style-name="Tabelle2.C1" office:value-type="string">
              <text:p text:style-name="P28">Comments</text:p>
            </table:table-cell>
          </table:table-row>
        </table:table-header-rows>
        <table:table-row table:style-name="Tabelle2.2">
          <table:table-cell table:style-name="Tabelle2.A1" office:value-type="string">
            <text:p text:style-name="P33">Initial</text:p>
          </table:table-cell>
          <table:table-cell table:style-name="Tabelle2.A1" office:value-type="string">
            <text:p text:style-name="P34">Sept. 17 2012</text:p>
          </table:table-cell>
          <table:table-cell table:style-name="Tabelle2.C1" office:value-type="string">
            <text:p text:style-name="P34">Initial version from RFP</text:p>
            <text:p text:style-name="P34">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33">Update</text:p>
          </table:table-cell>
          <table:table-cell table:style-name="Tabelle2.A3" office:value-type="string">
            <text:p text:style-name="P34">Sept. 24 2012</text:p>
          </table:table-cell>
          <table:table-cell table:style-name="Tabelle2.C3" office:value-type="string">
            <text:p text:style-name="P34">Updates from Basel F2F:</text:p>
            <text:list xml:id="list8243538507151050058" text:style-name="L11">
              <text:list-item>
                <text:p text:style-name="P97">Integrate Administrative API and design it to be DTO-style</text:p>
              </text:list-item>
              <text:list-item>
                <text:p text:style-name="P97">Simplify security (ServicePermission [ServiceComponentRuntime, GET] is enough)</text:p>
              </text:list-item>
            </text:list>
            <text:p text:style-name="P34">Felix Meschberger, Adobe Systems Incorporated, fmeschbe@adobe.com</text:p>
          </table:table-cell>
        </table:table-row>
        <table:table-row table:style-name="Tabelle2.2">
          <table:table-cell table:style-name="Tabelle2.A3" office:value-type="string">
            <text:p text:style-name="P33">Update</text:p>
          </table:table-cell>
          <table:table-cell table:style-name="Tabelle2.B4" office:value-type="date" office:date-value="2013-06-06">
            <text:p text:style-name="P34">06/06/13</text:p>
          </table:table-cell>
          <table:table-cell table:style-name="Tabelle2.C3" office:value-type="string">
            <text:p text:style-name="P34">Update from Orlando F2F and BJ's feedback on the CPEG mailing list</text:p>
            <text:list xml:id="list7071891814372846147" text:style-name="L12">
              <text:list-item>
                <text:p text:style-name="P98">Relable the administrative API as the diagnostic API</text:p>
              </text:list-item>
              <text:list-item>
                <text:p text:style-name="P98">Fleshed out annotation inheritance but suggest to actually remove it (section 5.7.4, Supporting Inheritance)</text:p>
              </text:list-item>
              <text:list-item>
                <text:p text:style-name="P98">Added section 5.9, Service Scopes</text:p>
              </text:list-item>
            </text:list>
            <text:p text:style-name="P34">Felix Meschberger, Adobe Systems Incorporated, <text:a xlink:type="simple" xlink:href="mailto:fmeschbe@adobe.com">fmeschbe@adobe.com</text:a></text:p>
          </table:table-cell>
        </table:table-row>
        <table:table-row table:style-name="Tabelle2.2">
          <table:table-cell table:style-name="Tabelle2.A3" office:value-type="string">
            <text:p text:style-name="P33"><text:change-start text:change-id="ct957604624"/>Update<text:change-end text:change-id="ct957604624"/></text:p>
          </table:table-cell>
          <table:table-cell table:style-name="Tabelle2.B4" office:value-type="date" office:date-value="2013-08-07">
            <text:p text:style-name="P34"><text:change-start text:change-id="ct958300016"/>08<text:change-end text:change-id="ct958300016"/><text:change-start text:change-id="ct563668192"/>/07/13<text:change-end text:change-id="ct563668192"/></text:p>
          </table:table-cell>
          <table:table-cell table:style-name="Tabelle2.C3" office:value-type="string">
            <text:p text:style-name="P34"><text:change-start text:change-id="ct564086752"/>Update from Palo Alto F2F<text:change-end text:change-id="ct564086752"/><text:change-start text:change-id="ct563699536"/></text:p>
            <text:list xml:id="list507818036032656256" text:style-name="L13">
              <text:list-item>
                <text:p text:style-name="P99">Removed separate service annotations</text:p>
              </text:list-item>
              <text:list-item>
                <text:p text:style-name="P99">Removed annotation inheritance</text:p>
              </text:list-item>
              <text:list-item>
                <text:p text:style-name="P99">Removed setting properties through the component</text:p>
              </text:list-item>
              <text:list-item>
                <text:p text:style-name="P99">Updated DTOs<text:change-end text:change-id="ct563699536"/><text:change-start text:change-id="ct563699728"/></text:p>
              </text:list-item>
              <text:list-item>
                <text:p text:style-name="P99">New suggestion for property annotation<text:change-end text:change-id="ct563699728"/><text:change-start text:change-id="ct957796720"/></text:p>
              </text:list-item>
            </text:list>
            <text:p text:style-name="P34">Carsten Ziegeler, Adobe Systems Incorporated, cziegele@adobe.com<text:change-end text:change-id="ct957796720"/></text:p>
          </table:table-cell>
        </table:table-row>
        <table:table-row table:style-name="Tabelle2.2">
          <table:table-cell table:style-name="Tabelle2.A3" office:value-type="string">
            <text:p text:style-name="P33"><text:change-start text:change-id="ct957796992"/>Update<text:change-end text:change-id="ct957796992"/></text:p>
          </table:table-cell>
          <table:table-cell table:style-name="Tabelle2.A3" office:value-type="string">
            <text:p text:style-name="P34"><text:change-start text:change-id="ct957797088"/>19/07/13<text:change-end text:change-id="ct957797088"/></text:p>
          </table:table-cell>
          <table:table-cell table:style-name="Tabelle2.C3" office:value-type="string">
            <text:p text:style-name="P34"><text:change-start text:change-id="ct563608064"/>Update from CPEG Call (18/07/13)</text:p>
            <text:list xml:id="list3529876486786709922" text:style-name="L14">
              <text:list-item>
                <text:p text:style-name="P100">Removed alternative property annotation proposals</text:p>
              </text:list-item>
              <text:list-item>
                <text:p text:style-name="P100"><text:change-end text:change-id="ct563608064"/><text:change-start text:change-id="ct958135696"/>Clarified annotation based approach</text:p>
              </text:list-item>
            </text:list>
            <text:p text:style-name="P34">Carsten Ziegeler, Adobe Systems Incorporated, cziegele@adobe.com<text:change-end text:change-id="ct958135696"/></text:p>
          </table:table-cell>
        </table:table-row>
      </table:table>
      <text:p text:style-name="Body"/>
      <text:h text:style-name="Heading_20_1" text:outline-level="1"><text:soft-page-break/>Introduction</text:h>
      <text:p text:style-name="P2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2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9">DS<text:tab/>Declarative Services</text:p>
      <text:p text:style-name="P29">POJO<text:tab/>Plain old Java Object; term use for objects not implementing and framework specific plumbing such as Servlet API, Spring API, or OSGi API.</text:p>
      <text:p text:style-name="P30">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text:change text:change-id="ct957793904"/><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text:change text:change-id="ct957774816"/></text:h>
      <text:h text:style-name="P1" text:outline-level="2"><text:change text:change-id="ct957774976"/></text:h>
      <text:h text:style-name="Heading_20_2" text:outline-level="2"><text:soft-page-break/>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2">This is very error prone and forbids to use J</text:span><text:span text:style-name="Default_20_Paragraph_20_Font"><text:span text:style-name="T2">ava co</text:span></text:span><text:span text:style-name="T2">nstants for the key or the value. In addition this notation easily clutters the </text:span><text:span text:style-name="Source_20_Text"><text:span text:style-name="T2">@Component</text:span></text:span><text:span text:style-name="T2"> annotation if more than a small handful of properties is defined.</text:span></text:p>
      <text:p text:style-name="Body"><text:span text:style-name="T2">In the Apache Felix SCR annotations we have created a separate Property annotation (see </text:span><text:a xlink:type="simple" xlink:href="http://felix.apache.org/site/scr-annotations.html#SCRAnnotations-Property"><text:span text:style-name="T15">http://felix.apache.org/site/scr-annotations.html#SCRAnnotations-Property</text:span></text:a><text:span text:style-name="T2">)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35"><text:span text:style-name="T16"><text:tab/></text:span><text:span text:style-name="Source_20_Text"><text:span text:style-name="T16">@Property(value=DEFAULT_VALUE)<text:tab/><text:line-break/><text:tab/>public static String SOME_KEY = “key.name”;</text:span></text:span></text:p>
      <text:h text:style-name="Heading_20_1" text:outline-level="1">Requirements</text:h>
      <text:list xml:id="list741208315" text:continue-list="list847526232" text:style-name="L1">
        <text:list-item>
          <text:p text:style-name="P4">The solution MUST define <text:change text:change-id="ct563759232"/><text:change-start text:change-id="ct958370272"/>a<text:change-end text:change-id="ct958370272"/> <text:change text:change-id="ct957775376"/><text:change-start text:change-id="ct871375792"/>diagnosis<text:change-end text:change-id="ct871375792"/> API to introspect declared components<text:change-start text:change-id="ct563759344"/>.<text:change-end text:change-id="ct563759344"/><text:change text:change-id="ct957960688"/></text:p>
        </text:list-item>
        <text:list-item>
          <text:p text:style-name="P4"><text:soft-page-break/>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4"><text:span text:style-name="Source_20_Text">void &lt;method-name&gt;(&lt;parameter-type&gt;, ServiceReference);</text:span><text:change text:change-id="ct958371072"/><text:change-start text:change-id="ct958371168"/></text:p>
                </text:list-header>
              </text:list>
            </text:list-item>
          </text:list>
        </text:list-item>
      </text:list>
      <text:p text:style-name="Body"><text:change-end text:change-id="ct958371168"/><text:change text:change-id="ct563608384"/><text:span text:style-name="Source_20_Text"><text:span text:style-name="T3"/></text:span></text:p>
      <text:list xml:id="list562371600" text:continue-numbering="true" text:style-name="L1">
        <text:list-item>
          <text:p text:style-name="P108">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4"><text:span text:style-name="T13">The solution MUST define the </text:span><text:span text:style-name="Source_20_Text"><text:span text:style-name="T14">osgi.extender </text:span></text:span><text:span text:style-name="T13">capability for DS in </text:span><text:span text:style-name="T2">accordance with the core specification rules for the </text:span><text:span text:style-name="Source_20_Text"><text:span text:style-name="T2">osgi.extender</text:span></text:span><text:span text:style-name="T2"> name space.</text:span></text:p>
        </text:list-item>
        <text:list-item>
          <text:p text:style-name="P109">The solution MUST support targeted PIDs according to Configuration Admin 1.5.</text:p>
        </text:list-item>
      </text:list>
      <text:h text:style-name="Heading_20_1" text:outline-level="1">Technical Solution<text:change-start text:change-id="ct79257280"/><office:annotation><dc:creator>Carsten Ziegeler</dc:creator><dc:date>2013-07-09T17:38:58</dc:date><text:p text:style-name="P127"><text:span text:style-name="T81">TODO: Add updated state diagramm</text:span></text:p></office:annotation><text:change-end text:change-id="ct79257280"/></text:h>
      <text:p text:style-name="P19"/>
      <text:h text:style-name="Heading_20_2" text:outline-level="2">Diagnostic API</text:h>
      <text:p text:style-name="Body"><text:span text:style-name="T6">The diagnostic API is structured after the component descriptor </text:span><text:change-start text:change-id="ct873789360"/><text:span text:style-name="T6">within</text:span><text:change-end text:change-id="ct873789360"/><text:change-start text:change-id="ct78831216"/><text:span text:style-name="T6"> its own package </text:span><text:span text:style-name="T5">org.osgi.service.component.runtime</text:span><text:change-end text:change-id="ct78831216"/><text:change-start text:change-id="ct78830016"/><text:span text:style-name="T5">. The </text:span><text:change-end text:change-id="ct78830016"/><text:change text:change-id="ct78963952"/><text:change-start text:change-id="ct79075600"/><text:span text:style-name="T5">ServiceComponentRuntime</text:span><text:change-end text:change-id="ct79075600"/><text:span text:style-name="T6"> service interface </text:span><text:change text:change-id="ct873602592"/><text:change-start text:change-id="ct78989888"/><text:span text:style-name="T6">is</text:span><text:change-end text:change-id="ct78989888"/><text:span text:style-name="T6"> the API entry point. </text:span><text:change text:change-id="ct873493856"/><text:change-start text:change-id="ct78872288"/><text:span text:style-name="Source_20_Text"><text:span text:style-name="T6">It</text:span></text:span><text:change-end text:change-id="ct78872288"/><text:span text:style-name="T6">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6">ServiceComponentRuntime</text:span></text:span><text:span text:style-name="T6"> service.</text:span></text:p>
      <text:p text:style-name="Body"><text:span text:style-name="T6">Each component declaration is accessible through the </text:span><text:span text:style-name="Source_20_Text"><text:span text:style-name="T6">ServiceComponentRuntime</text:span></text:span><text:span text:style-name="Default_20_Paragraph_20_Font"><text:span text:style-name="T6"> as an instance of the </text:span></text:span><text:span text:style-name="Source_20_Text"><text:span text:style-name="T6">Component</text:span></text:span><text:change-start text:change-id="ct288548736"/><text:span text:style-name="Source_20_Text"><text:span text:style-name="T6">Description</text:span></text:span><text:change-end text:change-id="ct288548736"/><text:span text:style-name="Default_20_Paragraph_20_Font"><text:span text:style-name="T6"> </text:span></text:span><text:change text:change-id="ct873585744"/><text:change-start text:change-id="ct873785200"/><text:span text:style-name="Default_20_Paragraph_20_Font"><text:span text:style-name="T6">class</text:span></text:span><text:change-end text:change-id="ct873785200"/><text:span text:style-name="Default_20_Paragraph_20_Font"><text:span text:style-name="T6">. The </text:span></text:span><text:span text:style-name="Source_20_Text"><text:span text:style-name="T6">Component</text:span></text:span><text:change-start text:change-id="ct79215392"/><text:span text:style-name="Source_20_Text"><text:span text:style-name="T6">Description</text:span></text:span><text:change-end text:change-id="ct79215392"/><text:span text:style-name="Default_20_Paragraph_20_Font"><text:span text:style-name="T6"> provides access to the static declaration.</text:span></text:span></text:p>
      <text:p text:style-name="Body"><text:span text:style-name="Default_20_Paragraph_20_Font"><text:span text:style-name="T6">Components actually are available from the </text:span></text:span><text:span text:style-name="Source_20_Text"><text:span text:style-name="T6">ServiceComponentRuntime</text:span></text:span><text:span text:style-name="Default_20_Paragraph_20_Font"><text:span text:style-name="T6"> as </text:span></text:span><text:span text:style-name="Source_20_Text"><text:span text:style-name="T6">ComponentConfiguration</text:span></text:span><text:span text:style-name="Default_20_Paragraph_20_Font"><text:span text:style-name="T6"> instances. Each </text:span></text:span><text:span text:style-name="Source_20_Text"><text:span text:style-name="T6">ComponentConfiguration</text:span></text:span><text:span text:style-name="Default_20_Paragraph_20_Font"><text:span text:style-name="T6"> links back to its declaring </text:span></text:span><text:span text:style-name="Source_20_Text"><text:span text:style-name="T6">Component</text:span></text:span><text:change-start text:change-id="ct288603840"/><text:span text:style-name="Source_20_Text"><text:span text:style-name="T6">Description</text:span></text:span><text:change-end text:change-id="ct288603840"/><text:span text:style-name="Default_20_Paragraph_20_Font"><text:span text:style-name="T6">.</text:span></text:span></text:p>
      <text:p text:style-name="Body"><text:soft-page-break/><text:span text:style-name="Default_20_Paragraph_20_Font"><text:span text:style-name="T6">Since a single declaration may be activated multiple times – for example due to multiple factory configurations – a single </text:span></text:span><text:span text:style-name="Source_20_Text"><text:span text:style-name="T6">Component</text:span></text:span><text:change-start text:change-id="ct78817056"/><text:span text:style-name="Source_20_Text"><text:span text:style-name="T6">Description</text:span></text:span><text:change-end text:change-id="ct78817056"/><text:span text:style-name="Default_20_Paragraph_20_Font"><text:span text:style-name="T6"> instance may refer to multiple </text:span></text:span><text:span text:style-name="Source_20_Text"><text:span text:style-name="T6">ComponentConfiguration</text:span></text:span><text:span text:style-name="Default_20_Paragraph_20_Font"><text:span text:style-name="T6"> instances.</text:span></text:span></text:p>
      <text:p text:style-name="Body"><text:span text:style-name="Default_20_Paragraph_20_Font"><text:span text:style-name="T6">To cover the same difference between the declaration of references and actually bound references, the </text:span></text:span><text:span text:style-name="Source_20_Text"><text:span text:style-name="T6">Component</text:span></text:span><text:change-start text:change-id="ct288758720"/><text:span text:style-name="Source_20_Text"><text:span text:style-name="T6">D</text:span></text:span><text:change-end text:change-id="ct288758720"/><text:change-start text:change-id="ct78832720"/><text:span text:style-name="Source_20_Text"><text:span text:style-name="T6">escription</text:span></text:span><text:change-end text:change-id="ct78832720"/><text:span text:style-name="Default_20_Paragraph_20_Font"><text:span text:style-name="T6"> object provides the declared references as </text:span></text:span><text:span text:style-name="Source_20_Text"><text:span text:style-name="T6">Reference</text:span></text:span><text:span text:style-name="Default_20_Paragraph_20_Font"><text:span text:style-name="T6"> objects while the </text:span></text:span><text:span text:style-name="Source_20_Text"><text:span text:style-name="T6">ComponentConfiguration</text:span></text:span><text:span text:style-name="Default_20_Paragraph_20_Font"><text:span text:style-name="T6"> returns </text:span></text:span><text:span text:style-name="Source_20_Text"><text:span text:style-name="T6">BoundReference</text:span></text:span><text:span text:style-name="Default_20_Paragraph_20_Font"><text:span text:style-name="T6"> object representing actually bound services.</text:span></text:span></text:p>
      <text:p text:style-name="Body"><text:span text:style-name="Default_20_Paragraph_20_Font"><text:span text:style-name="T6">To simplify remote management the </text:span></text:span><text:span text:style-name="Source_20_Text"><text:span text:style-name="T6">Component</text:span></text:span><text:change-start text:change-id="ct873531840"/><text:span text:style-name="Source_20_Text"><text:span text:style-name="T6">Description</text:span></text:span><text:change-end text:change-id="ct873531840"/><text:span text:style-name="Default_20_Paragraph_20_Font"><text:span text:style-name="T6">, </text:span></text:span><text:span text:style-name="Source_20_Text"><text:span text:style-name="T6">ComponentConfiguration</text:span></text:span><text:span text:style-name="Default_20_Paragraph_20_Font"><text:span text:style-name="T6">, </text:span></text:span><text:span text:style-name="Source_20_Text"><text:span text:style-name="T6">Reference</text:span></text:span><text:span text:style-name="Default_20_Paragraph_20_Font"><text:span text:style-name="T6">, and </text:span></text:span><text:span text:style-name="Source_20_Text"><text:span text:style-name="T6">BoundReference</text:span></text:span><text:span text:style-name="Default_20_Paragraph_20_Font"><text:span text:style-name="T6"> types are defined as DTO-style classes and integrate with the API defined by RFC-185, Data Transfer Objects </text:span></text:span><text:span text:style-name="Default_20_Paragraph_20_Font"><text:span text:style-name="T6"><text:bookmark-ref text:reference-format="number" text:ref-name="__RefNumPara__16042_1481569867">[3].</text:bookmark-ref></text:span></text:span><text:span text:style-name="Default_20_Paragraph_20_Font"><text:span text:style-name="T6">.</text:span></text:span></text:p>
      <text:p text:style-name="Body"><text:span text:style-name="Default_20_Paragraph_20_Font">A bundle wishing to access the</text:span><text:change-start text:change-id="ct864260960"/><text:span text:style-name="Default_20_Paragraph_20_Font"> DTOs</text:span><text:change-end text:change-id="ct864260960"/><text:span text:style-name="Default_20_Paragraph_20_Font"> must have ServicePermission[ServiceComponentRuntime, GET] to get the ServiceComponentRuntime service.</text:span></text:p>
      <text:h text:style-name="Heading_20_2" text:outline-level="2"><text:change text:change-id="ct928097600"/><text:span text:style-name="Default_20_Paragraph_20_Font"><text:span text:style-name="T8"/></text:span></text:h>
      <text:h text:style-name="Heading_20_2" text:outline-level="2"><text:soft-page-break/><text:span text:style-name="Default_20_Paragraph_20_Font"><text:span text:style-name="T7">Event Method Signature</text:span></text:span></text:h>
      <text:p text:style-name="Body"><text:span text:style-name="Default_20_Paragraph_20_Font"><text:span text:style-name="T7">A new supported signature for event strategy methods is added to the end of the list of supported signatures in Section 112.3.2, Event Methods:</text:span></text:span></text:p>
      <text:list xml:id="list735567146825217610" text:style-name="L15">
        <text:list-item>
          <text:list>
            <text:list-item>
              <text:list>
                <text:list-header>
                  <text:p text:style-name="P110"><text:span text:style-name="Source_20_Text"><text:span text:style-name="T7">void &lt;method-name&gt;(&lt;parameter-type&gt;, ServiceReference);</text:span></text:span></text:p>
                </text:list-header>
              </text:list>
            </text:list-item>
          </text:list>
        </text:list-item>
      </text:list>
      <text:p text:style-name="Body"><text:span text:style-name="Default_20_Paragraph_20_Font"><text:span text:style-name="T7">This signature is only supported if the com</text:span></text:span><text:span text:style-name="Default_20_Paragraph_20_Font"><text:span text:style-name="T8">ponent is declared in a descriptor with namespace </text:span></text:span><text:span text:style-name="Source_20_Text"><text:span text:style-name="T8">http://www.osgi.org/xmlns/scr/v1.3.0</text:span></text:span><text:span text:style-name="Default_20_Paragraph_20_Font"><text:span text:style-name="T8">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text:soft-page-break/>XML Descriptor Namespace</text:h>
      <text:p text:style-name="Body"><text:span text:style-name="Default_20_Paragraph_20_Font"><text:span text:style-name="T6">The XML descriptor namespace is changed to</text:span></text:span></text:p>
      <text:p text:style-name="P25"><text:a xlink:type="simple" xlink:href="http://www.osgi.org/xmlns/scr/v1.3.0"><text:span text:style-name="Source_20_Text"><text:span text:style-name="T8">http://www.osgi.org/xmlns/scr/v1.3.0</text:span></text:span></text:a></text:p>
      <text:p text:style-name="P6"><text:span text:style-name="Default_20_Paragraph_20_Font"><text:span text:style-name="T8">New functionality defined in this specification requires component to be registered with this namespace. Otherwise, for backwards compatibility reasons, neither the added event method signature nor </text:span></text:span><text:change text:change-id="ct471453888"/><text:change-start text:change-id="ct889527600"/><text:span text:style-name="Default_20_Paragraph_20_Font"><text:span text:style-name="T8">the new prototype service scope an be used</text:span></text:span><text:change-end text:change-id="ct889527600"/><text:span text:style-name="Default_20_Paragraph_20_Font"><text:span text:style-name="T8">.</text:span></text:span></text:p>
      <text:h text:style-name="Heading_20_2" text:outline-level="2">Extender Capability</text:h>
      <text:p text:style-name="P6"><text:span text:style-name="Default_20_Paragraph_20_Font"><text:span text:style-name="T56">The DS implementation bundle must declare the following extender capability:</text:span></text:span></text:p>
      <text:p text:style-name="P26"><text:span text:style-name="Default_20_Paragraph_20_Font"><text:span text:style-name="T56">Provide-Capability: osgi.extender;</text:span></text:span></text:p>
      <text:p text:style-name="P26"><text:span text:style-name="Default_20_Paragraph_20_Font"><text:span text:style-name="T55"><text:s text:c="7"/>osgi.extender="osgi.component";</text:span></text:span></text:p>
      <text:p text:style-name="P26"><text:span text:style-name="Default_20_Paragraph_20_Font"><text:span text:style-name="T55"><text:s text:c="7"/>uses:="org.osgi.service.component";</text:span></text:span></text:p>
      <text:p text:style-name="P26"><text:span text:style-name="Default_20_Paragraph_20_Font"><text:span text:style-name="T55"><text:s text:c="7"/>version:Version="1.3"</text:span></text:span></text:p>
      <text:h text:style-name="Heading_20_2" text:outline-level="2">Extension to Annotation Support</text:h>
      <text:h text:style-name="Heading_20_3" text:outline-level="3"><text:change text:change-id="ct560047136"/><text:span text:style-name="Default_20_Paragraph_20_Font"/></text:h>
      <text:h text:style-name="Heading_20_3" text:outline-level="3"><text:change-start text:change-id="ct928352720"/><text:span text:style-name="Default_20_Paragraph_20_Font">Custom annotations as properties</text:span></text:h>
      <text:p text:style-name="Body"><text:change-end text:change-id="ct928352720"/><text:change-start text:change-id="ct928707392"/><text:span text:style-name="Default_20_Paragraph_20_Font">Configuration properties for a component can be defined through a custom annotation class containing the property names together with their default values:</text:span></text:p>
      <text:p text:style-name="Preformatted_20_Text"><text:change-end text:change-id="ct928707392"/><text:change-start text:change-id="ct819681696"/><text:span text:style-name="Default_20_Paragraph_20_Font"><text:span text:style-name="T71">@interface</text:span></text:span><text:span text:style-name="Default_20_Paragraph_20_Font"><text:span text:style-name="T29"> </text:span></text:span><text:span text:style-name="Default_20_Paragraph_20_Font"><text:span text:style-name="T73">Config</text:span></text:span><text:span text:style-name="Default_20_Paragraph_20_Font"><text:span text:style-name="T29"> {</text:span></text:span></text:p>
      <text:p text:style-name="P23"><text:span text:style-name="T23"><text:s text:c="4"/></text:span><text:span text:style-name="T70">boolean</text:span><text:span text:style-name="T23"> enabled() </text:span><text:span text:style-name="T70">default</text:span><text:span text:style-name="T23"> </text:span><text:span text:style-name="T70">true</text:span><text:span text:style-name="T23">;</text:span></text:p>
      <text:p text:style-name="P23"><text:span text:style-name="T23"><text:s text:c="4"/>String[] names() </text:span><text:span text:style-name="T70">default</text:span><text:span text:style-name="T23"> {</text:span><text:span text:style-name="T74">"a"</text:span><text:span text:style-name="T23">, </text:span><text:span text:style-name="T74">"b"</text:span><text:span text:style-name="T23">};</text:span></text:p>
      <text:p text:style-name="P23"><text:span text:style-name="T23"><text:s text:c="4"/>String topic() </text:span><text:span text:style-name="T70">default</text:span><text:span text:style-name="T23"> MyComponent.</text:span><text:span text:style-name="T75">DEFAULT_TOPIC_PREFIX</text:span><text:span text:style-name="T23"> + </text:span><text:span text:style-name="T74">"/topic"</text:span><text:span text:style-name="T23">;</text:span></text:p>
      <text:p text:style-name="P23">}</text:p>
      <text:p text:style-name="P23"><text:span text:style-name="T72">@Component</text:span><text:span text:style-name="T23">(props=</text:span><text:span text:style-name="T72">Config</text:span><text:span text:style-name="T23">.</text:span><text:span text:style-name="T70">class</text:span><text:span text:style-name="T23">)</text:span></text:p>
      <text:p text:style-name="P23"><text:soft-page-break/><text:span text:style-name="T70">public</text:span><text:span text:style-name="T23"> </text:span><text:span text:style-name="T70">class</text:span><text:span text:style-name="T23"> MyComponent {</text:span></text:p>
      <text:p text:style-name="P23"/>
      <text:p text:style-name="P23"><text:span text:style-name="T23"><text:s text:c="4"/></text:span><text:span text:style-name="T70">static</text:span><text:span text:style-name="T23"> </text:span><text:span text:style-name="T70">final</text:span><text:span text:style-name="T23"> String </text:span><text:span text:style-name="T75">DEFAULT_TOPIC_PREFIX</text:span><text:span text:style-name="T23"> = </text:span><text:span text:style-name="T74">"topic.prefix"</text:span><text:span text:style-name="T23">;</text:span></text:p>
      <text:p text:style-name="P23"/>
      <text:p text:style-name="P23"><text:span text:style-name="T23"><text:s text:c="4"/></text:span><text:span text:style-name="T70">protected</text:span><text:span text:style-name="T23"> </text:span><text:span text:style-name="T70">void</text:span><text:span text:style-name="T23"> activate(</text:span><text:span text:style-name="T72">Config</text:span><text:span text:style-name="T23"> configuration) {</text:span></text:p>
      <text:p text:style-name="P23"><text:s text:c="8"/>String <text:span text:style-name="T76">t</text:span> = configuration.topic();</text:p>
      <text:p text:style-name="P23"/>
      <text:p text:style-name="P23"><text:s text:c="4"/>}</text:p>
      <text:p text:style-name="P24">}</text:p>
      <text:p text:style-name="P17"><text:span text:style-name="Default_20_Paragraph_20_Font"><text:span text:style-name="T30"/></text:span></text:p>
      <text:p text:style-name="Body"><text:span text:style-name="Default_20_Paragraph_20_Font"><text:span text:style-name="T25">The attribute props</text:span></text:span><text:span text:style-name="Default_20_Paragraph_20_Font"><text:span text:style-name="T25"><office:annotation><dc:creator>Carsten Ziegeler</dc:creator><dc:date>2013-07-15T08:29:11</dc:date><text:p text:style-name="P127"><text:span text:style-name="T81">Is “props” a good name?</text:span></text:p></office:annotation></text:span></text:span><text:span text:style-name="Default_20_Paragraph_20_Font"><text:span text:style-name="T25"> of the </text:span></text:span><text:span text:style-name="Default_20_Paragraph_20_Font"><text:span text:style-name="T29">@Component</text:span></text:span><text:span text:style-name="Default_20_Paragraph_20_Font"><text:span text:style-name="T25"> annotation can be configured with an annotation class. In that case for each field of the anno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change-end text:change-id="ct819681696"/></text:p>
      <table:table table:name="Tabelle73" table:style-name="Tabelle73">
        <table:table-column table:style-name="Tabelle73.A"/>
        <table:table-column table:style-name="Tabelle73.B"/>
        <table:table-header-rows>
          <table:table-row>
            <table:table-cell table:style-name="Tabelle73.A1" office:value-type="string">
              <text:p text:style-name="Table_20_Heading"><text:change-start text:change-id="ct928399552"/>Field Name<text:change-end text:change-id="ct928399552"/></text:p>
            </table:table-cell>
            <table:table-cell table:style-name="Tabelle73.B1" office:value-type="string">
              <text:p text:style-name="Table_20_Heading"><text:change-start text:change-id="ct876640752"/>Property Name<text:change-end text:change-id="ct876640752"/></text:p>
            </table:table-cell>
          </table:table-row>
        </table:table-header-rows>
        <table:table-row>
          <table:table-cell table:style-name="Tabelle73.A2" office:value-type="string">
            <text:p text:style-name="Table_20_Contents"><text:change-start text:change-id="ct550547584"/>myProperty143<text:change-end text:change-id="ct550547584"/></text:p>
          </table:table-cell>
          <table:table-cell table:style-name="Tabelle73.B2" office:value-type="string">
            <text:p text:style-name="Table_20_Contents"><text:change-start text:change-id="ct928786864"/>myProperty143<text:change-end text:change-id="ct928786864"/></text:p>
          </table:table-cell>
        </table:table-row>
        <table:table-row>
          <table:table-cell table:style-name="Tabelle73.A2" office:value-type="string">
            <text:p text:style-name="Table_20_Contents"><text:change-start text:change-id="ct864128832"/>some_prop<text:change-end text:change-id="ct864128832"/></text:p>
          </table:table-cell>
          <table:table-cell table:style-name="Tabelle73.B2" office:value-type="string">
            <text:p text:style-name="Table_20_Contents"><text:change-start text:change-id="ct75969952"/>some.prop<text:change-end text:change-id="ct75969952"/></text:p>
          </table:table-cell>
        </table:table-row>
        <table:table-row>
          <table:table-cell table:style-name="Tabelle73.A2" office:value-type="string">
            <text:p text:style-name="Table_20_Contents"><text:change-start text:change-id="ct471715280"/>another__prop<text:change-end text:change-id="ct471715280"/></text:p>
          </table:table-cell>
          <table:table-cell table:style-name="Tabelle73.B2" office:value-type="string">
            <text:p text:style-name="Table_20_Contents"><text:change-start text:change-id="ct819794112"/>another_prop<text:change-end text:change-id="ct819794112"/></text:p>
          </table:table-cell>
        </table:table-row>
      </table:table>
      <text:p text:style-name="Body"><text:change-start text:change-id="ct560242768"/><text:span text:style-name="Default_20_Paragraph_20_Font"><text:span text:style-name="T25">The type of the property can directly be derived from the type of the field. If the field is of type Class the property will be of type String.</text:span></text:span><text:change-end text:change-id="ct560242768"/><text:change-start text:change-id="ct471719120"/><text:span text:style-name="Default_20_Paragraph_20_Font"><text:span text:style-name="T25"> If the field has a default value this is used as the default value for the property annotation.</text:span></text:span><text:change-end text:change-id="ct471719120"/><text:change-start text:change-id="ct878155888"/></text:p>
      <text:p text:style-name="Body"><text:span text:style-name="Default_20_Paragraph_20_Font"><text:span text:style-name="T25">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25">If an annotation is used within a lifecycle method, DS creates an implementation conforming to this annotation and maps the available configuration properties to the fields:</text:span></text:span></text:p>
      <text:list xml:id="list3111311655981235065" text:style-name="L16">
        <text:list-item>
          <text:p text:style-name="P111"><text:span text:style-name="Default_20_Paragraph_20_Font"><text:span text:style-name="T25">the name is mapped as described above</text:span></text:span></text:p>
        </text:list-item>
        <text:list-item>
          <text:p text:style-name="P111"><text:span text:style-name="Default_20_Paragraph_20_Font"><text:span text:style-name="T25">If the configuration of a component contains a value, this value might need to be mapped to the value of the annotation field:</text:span></text:span></text:p>
          <text:list>
            <text:list-item>
              <text:p text:style-name="P111"><text:span text:style-name="Default_20_Paragraph_20_Font"><text:span text:style-name="T25">if cardinality and type are the same, the property value is used</text:span></text:span></text:p>
            </text:list-item>
            <text:list-item>
              <text:p text:style-name="P111"><text:span text:style-name="Default_20_Paragraph_20_Font"><text:span text:style-name="T25">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11"><text:span text:style-name="Default_20_Paragraph_20_Font"><text:span text:style-name="T25">If the type differs, the property value is converted to a string using toString() on the value and then passed into the valueOf(String) method of the type class.</text:span></text:span></text:p>
            </text:list-item>
            <text:list-item>
              <text:p text:style-name="P111"><text:span text:style-name="Default_20_Paragraph_20_Font"><text:span text:style-name="T25">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111"><text:span text:style-name="Default_20_Paragraph_20_Font"><text:span text:style-name="T25">If no configuration property is available, the defaults from the annotation are returned</text:span></text:span></text:p>
        </text:list-item>
        <text:list-item>
          <text:p text:style-name="P111"><text:soft-page-break/><text:span text:style-name="Default_20_Paragraph_20_Font"><text:span text:style-name="T25">Additional properties not defined in the annotation are ignored </text:span></text:span><text:change-end text:change-id="ct878155888"/><text:change-start text:change-id="ct864122992"/><text:span text:style-name="Default_20_Paragraph_20_Font"><text:span text:style-name="T25">–</text:span></text:span><text:change-end text:change-id="ct864122992"/><text:change-start text:change-id="ct537520976"/><text:span text:style-name="Default_20_Paragraph_20_Font"><text:span text:style-name="T25"> if the implementation needs these additional properties, it can use a method signature which includes the properties map in addition to the annotation. </text:span></text:span></text:p>
        </text:list-item>
      </text:list>
      <text:p text:style-name="P16"><text:change-end text:change-id="ct537520976"/><text:change-start text:change-id="ct560682400"/><text:span text:style-name="Default_20_Paragraph_20_Font"><text:span text:style-name="T26">This new signature is only supported if the component is declared in a descriptor with namespace </text:span></text:span><text:span text:style-name="Source_20_Text"><text:span text:style-name="T27">http://www.osgi.org/xmlns/scr/v1.3.0</text:span></text:span><text:span text:style-name="Default_20_Paragraph_20_Font"><text:span text:style-name="T26"> or newer.</text:span></text:span><text:change-end text:change-id="ct560682400"/><text:change-start text:change-id="ct537626640"/><text:span text:style-name="Default_20_Paragraph_20_Font"><text:span text:style-name="T26"> The signature can be used with or without using annotations to define a component and its properties.</text:span></text:span><text:change-end text:change-id="ct537626640"/></text:p>
      <text:p text:style-name="Preformatted_20_Text"><text:change text:change-id="ct928864800"/><text:change text:change-id="ct560589920"/><text:change text:change-id="ct864900128"/><text:change text:change-id="ct864079840"/><text:change text:change-id="ct928431472"/><text:span text:style-name="Default_20_Paragraph_20_Font"/></text:p>
      <text:p text:style-name="P9"><text:change text:change-id="ct375031696"/>}</text:p>
      <text:list xml:id="list1330808495" text:continue-list="list7723324396988542796" text:style-name="L4">
        <text:list-item>
          <text:p text:style-name="P10"><text:change text:change-id="ct75754336"/><text:change text:change-id="ct889462096"/><text:change-start text:change-id="ct471572880"/></text:p>
        </text:list-item>
      </text:list>
      <text:h text:style-name="Heading_20_3" text:outline-level="3"><text:change-end text:change-id="ct471572880"/><text:change-start text:change-id="ct471475168"/><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471475168"/><text:change-start text:change-id="ct471516000"/><text:span text:style-name="Default_20_Paragraph_20_Font"> through three different attributes: property, properties and props. As annotation properties to not have an order when they are</text:span><text:change-end text:change-id="ct471516000"/><text:change-start text:change-id="ct471316000"/><text:span text:style-name="Default_20_Paragraph_20_Font"> processed, the current specification does not define the order of the corresponding elements in the XML descriptor. However the order in the XML defines the order of processing.</text:span><text:change-end text:change-id="ct471316000"/><text:change-start text:change-id="ct928801872"/></text:p>
      <text:p text:style-name="Body"><text:span text:style-name="Default_20_Paragraph_20_Font">This should be clarified by defining an order </text:span><text:change-end text:change-id="ct928801872"/><text:change-start text:change-id="ct471614848"/><text:span text:style-name="Default_20_Paragraph_20_Font">of processing:</text:span></text:p>
      <text:list xml:id="list4589053956302953269" text:style-name="L17">
        <text:list-item>
          <text:p text:style-name="P112"><text:span text:style-name="Default_20_Paragraph_20_Font">properties</text:span></text:p>
        </text:list-item>
        <text:list-item>
          <text:p text:style-name="P112"><text:span text:style-name="Default_20_Paragraph_20_Font">property</text:span></text:p>
        </text:list-item>
        <text:list-item>
          <text:p text:style-name="P112"><text:span text:style-name="Default_20_Paragraph_20_Font">props</text:span></text:p>
        </text:list-item>
      </text:list>
      <text:p text:style-name="Body"><text:change-end text:change-id="ct471614848"/><text:change text:change-id="ct471455712"/><text:change text:change-id="ct819420240"/><text:span text:style-name="Default_20_Paragraph_20_Font"/></text:p>
      <text:p text:style-name="Body"><text:change text:change-id="ct471579248"/><text:soft-page-break/><text:span text:style-name="Default_20_Paragraph_20_Font"/></text:p>
      <text:h text:style-name="Heading_20_3" text:outline-level="3"><text:change text:change-id="ct819849504"/></text:h>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3449670951180430804" text:style-name="L18">
        <text:list-item>
          <text:p text:style-name="P113">Targeted PIDs have been introduced in Configuration Admin 1.5. Section 104.3.3, Extenders and Targeted PIDs, requires extenders such as DS to properly support Targeted PIDs.</text:p>
        </text:list-item>
        <text:list-item>
          <text:p text:style-name="P113">Configuration Admin 1.4 introduced <text:span text:style-name="T69">multi-location </text:span><text:span text:style-name="T7">binding. DS implementations must make sure these bindings are properly supported either by registered </text:span><text:span text:style-name="Source_20_Text"><text:span text:style-name="T7">ManagedService</text:span></text:span><text:span text:style-name="Default_20_Paragraph_20_Font"><text:span text:style-name="T7"> or </text:span></text:span><text:span text:style-name="Source_20_Text"><text:span text:style-name="T7">ManagedServiceFactory</text:span></text:span><text:span text:style-name="Default_20_Paragraph_20_Font"><text:span text:style-name="T7"> services on behalf of the components or by applying the configuration binding checks as defined by the Configuration Admin Service specification before providing configuration to components.</text:span></text:span><text:change-start text:change-id="ct819567696"/><text:span text:style-name="Default_20_Paragraph_20_Font"><text:span text:style-name="T7"><office:annotation><dc:creator>Carsten Ziegeler</dc:creator><dc:date>2013-07-05T13:30:25</dc:date><text:p text:style-name="P127"><text:span text:style-name="T81">Comment from BJ:</text:span></text:p><text:p text:style-name="P127"><text:span text:style-name="T81">These are requirements. Not a design. How must DS change to support these requirements?</text:span></text:p></office:annotation></text:span></text:span><text:change-end text:change-id="ct819567696"/></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6519786800372883456" text:style-name="L19">
        <text:list-item>
          <text:p text:style-name="P114">The <text:span text:style-name="Source_20_Text">service.servicefactory</text:span> attribute is <text:change text:change-id="ct878161376"/><text:change-start text:change-id="ct889521776"/>replaced by<text:change-end text:change-id="ct889521776"/><text:change text:change-id="ct819782272"/> a new <text:span text:style-name="Source_20_Text">service.scope</text:span> attribute defined in the DS descriptor.</text:p>
        </text:list-item>
        <text:list-item>
          <text:p text:style-name="P114"><text:soft-page-break/>A new <text:span text:style-name="Source_20_Text">reference.scope</text:span> attribute to define the service reference scope is defined in the DS descriptor.</text:p>
        </text:list-item>
        <text:list-item>
          <text:p text:style-name="P114">A new bind and unbind signature <text:span text:style-name="Source_20_Text">void &lt;method-name&gt;(ServiceObjects);</text:span> is defined to support prototype scoped references.</text:p>
        </text:list-item>
        <text:list-item>
          <text:p text:style-name="P114"><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114"><text:span text:style-name="Source_20_Text">@Reference.scope()</text:span> of type <text:span text:style-name="Source_20_Text">ReferenceScope</text:span> is added.<text:change-start text:change-id="ct889213552"/><office:annotation><dc:creator>Carsten Ziegeler</dc:creator><dc:date>2013-07-08T15:56:22</dc:date><text:p text:style-name="P127"><text:span text:style-name="T81">While the behavior of the scope element makes technically sense, it forces the consumer to know if the referenced service is a prototype. On the other hand, the bind(ServiceObjects) method makes it transparent. So the only way to have a transparent solution is to use bind/unbind methods with OSGi API.</text:span></text:p><text:p text:style-name="P127"><text:span text:style-name="T81">(Actually this is a comment for RFC 195)</text:span></text:p></office:annotation><text:change-end text:change-id="ct889213552"/></text:p>
        </text:list-item>
      </text:list>
      <text:p text:style-name="Body">These changes specified in RFC 195, Service Scope, form an integral part of this RFC.</text:p>
      <text:h text:style-name="Heading_20_1" text:outline-level="1">Data Transfer Objects</text:h>
      <text:p text:style-name="P31">RFC 185 defines Data Transfer Objects as a generic means for management solutions to interact with runtime entities in an OSGi Framework. DTOs provides a common, easily serializable representation of the technology.</text:p>
      <text:p text:style-name="P31">For all new functionality added to the OSGi Framework the question should be asked: would this feature benefit from a DTO? The expectation is that in most cases it would.</text:p>
      <text:p text:style-name="P31">The DTOs for the design in this RFC should be described here and if there are no DTOs being defined an explanation should be given explaining why this is not applicable in this case.</text:p>
      <text:p text:style-name="P31">This section is optional and could also be provided in a separate RFC.</text:p>
      <text:p text:style-name="Body">The <text:span text:style-name="Source_20_Text">ServiceComponentRuntime</text:span><text:span text:style-name="Default_20_Paragraph_20_Font"> service allows for the programmatic enablement and disblement of components as well as access to the state of components and component configurations. In particular the service provides these methods:</text:span></text:p>
      <text:p text:style-name="P26"><text:span text:style-name="Default_20_Paragraph_20_Font">Component getComponent(Bundle, String)</text:span></text:p>
      <text:p text:style-name="P26"><text:span text:style-name="Default_20_Paragraph_20_Font">List&lt;Component&gt; getComponents(Bundle...)</text:span></text:p>
      <text:p text:style-name="P26"><text:span text:style-name="Default_20_Paragraph_20_Font">List&lt;ComponentConfiguration&gt; getConfigurations(Bundle, String)</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46"><text:span text:style-name="T77">OSGi Javadoc</text:span></text:p>
        <text:p text:style-name="Standard"><text:span text:style-name="T31">09.07.13 17:37</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36"><text:span text:style-name="Summary_20_Heading_20_Font"><text:span text:style-name="T33">Package Summary</text:span></text:span></text:p>
            </table:table-cell>
            <table:covered-table-cell/>
            <table:table-cell table:style-name="Table2.A1" office:value-type="string">
              <text:p text:style-name="P47"><text:span text:style-name="Page_20_Reference_20_Font"><text:span text:style-name="T32">Page</text:span></text:span></text:p>
            </table:table-cell>
          </table:table-row>
          <table:table-row table:style-name="Table2.1">
            <table:table-cell table:style-name="Table2.A2" office:value-type="string">
              <text:p text:style-name="P36"><text:a xlink:type="simple" xlink:href="file:///l%22r3"><text:span text:style-name="Internet_20_link"><text:span text:style-name="T57">org.osgi.service.component</text:span></text:span></text:a></text:p>
            </table:table-cell>
            <table:table-cell table:style-name="Table2.B2" office:value-type="string">
              <text:p text:style-name="P36"><text:span text:style-name="T34">Service Component Package Version 1.3.</text:span></text:p>
            </table:table-cell>
            <table:table-cell table:style-name="Table2.C2" office:value-type="string">
              <text:p text:style-name="P47"><text:bookmark-ref text:reference-format="page" text:ref-name="">Error: Reference source not found</text:bookmark-ref></text:p>
            </table:table-cell>
          </table:table-row>
          <table:table-row table:style-name="Table2.1">
            <table:table-cell table:style-name="Table2.A3" office:value-type="string">
              <text:p text:style-name="P48"><text:a xlink:type="simple" xlink:href="file:///l%22r41"><text:span text:style-name="Internet_20_link"><text:span text:style-name="T57">org.osgi.service.component.annotations</text:span></text:span></text:a></text:p>
            </table:table-cell>
            <table:table-cell table:style-name="Table2.B3" office:value-type="string">
              <text:p text:style-name="P48"><text:span text:style-name="T34">Service Component Annotations Package Version 1.3.</text:span></text:p>
            </table:table-cell>
            <table:table-cell table:style-name="Table2.C3" office:value-type="string">
              <text:p text:style-name="P47"><text:bookmark-ref text:reference-format="page" text:ref-name="">Error: Reference source not found</text:bookmark-ref></text:p>
            </table:table-cell>
          </table:table-row>
          <table:table-row table:style-name="Table2.1">
            <table:table-cell table:style-name="Table2.A4" office:value-type="string">
              <text:p text:style-name="P48"><text:a xlink:type="simple" xlink:href="file:///l%22r124"><text:span text:style-name="Internet_20_link"><text:span text:style-name="T57">org.osgi.service.component.runtime</text:span></text:span></text:a></text:p>
            </table:table-cell>
            <table:table-cell table:style-name="Table2.B4" office:value-type="string">
              <text:p text:style-name="P48"><text:span text:style-name="T34">Service Component Package Version 1.3.</text:span></text:p>
            </table:table-cell>
            <table:table-cell table:style-name="Table2.C4" office:value-type="string">
              <text:p text:style-name="P47"><text:bookmark-ref text:reference-format="page" text:ref-name="">Error: Reference source not found</text:bookmark-ref></text:p>
            </table:table-cell>
          </table:table-row>
        </table:table>
        <text:p text:style-name="P50"><text:bookmark text:name="r3"/><text:span text:style-name="T43">Package org.osgi.service.component</text:span></text:p>
        <text:p text:style-name="P51"><text:span text:style-name="Code_20_Small"><text:span text:style-name="T44">@org.osgi.annotation.versioning.Version(value="1.3")</text:span></text:span></text:p>
        <text:p text:style-name="P51"><text:span text:style-name="T34">Service Component Package Version 1.3.</text:span></text:p>
        <text:p text:style-name="P51"><text:span text:style-name="T34">See:</text:span></text:p>
        <text:p text:style-name="P52"><text:a xlink:type="simple" xlink:href="file:///l%22r2"><text:span text:style-name="Internet_20_link"><text:span text:style-name="T58">Description</text:spa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6"><text:span text:style-name="Summary_20_Heading_20_Font1"><text:span text:style-name="T33">Interface Summary</text:span></text:span></text:p>
            </table:table-cell>
            <table:covered-table-cell/>
            <table:table-cell table:style-name="Table3.A1" office:value-type="string">
              <text:p text:style-name="P47"><text:span text:style-name="Page_20_Reference_20_Font"><text:span text:style-name="T32">Page</text:span></text:span></text:p>
            </table:table-cell>
          </table:table-row>
          <table:table-row table:style-name="Table3.1">
            <table:table-cell table:style-name="Table3.A2" office:value-type="string">
              <text:p text:style-name="P36"><text:a xlink:type="simple" xlink:href="file:///l%22r16"><text:span text:style-name="Internet_20_link"><text:span text:style-name="T59">ComponentConstants</text:span></text:span></text:a></text:p>
            </table:table-cell>
            <table:table-cell table:style-name="Table3.B2" office:value-type="string">
              <text:p text:style-name="P36"><text:span text:style-name="T34">Defines standard names for Service Component constants.</text:span></text:p>
            </table:table-cell>
            <table:table-cell table:style-name="Table3.C2" office:value-type="string">
              <text:p text:style-name="P47"><text:bookmark-ref text:reference-format="page" text:ref-name="">Error: Reference source not found</text:bookmark-ref></text:p>
            </table:table-cell>
          </table:table-row>
          <table:table-row table:style-name="Table3.1">
            <table:table-cell table:style-name="Table3.A3" office:value-type="string">
              <text:p text:style-name="P48"><text:a xlink:type="simple" xlink:href="file:///l%22r28"><text:span text:style-name="Internet_20_link"><text:span text:style-name="T59">ComponentContext</text:span></text:span></text:a></text:p>
            </table:table-cell>
            <table:table-cell table:style-name="Table3.B3" office:value-type="string">
              <text:p text:style-name="P48"><text:span text:style-name="T34">A Component Context object is used by a component instance to interact with its execution context including locating services by reference name.</text:span></text:p>
            </table:table-cell>
            <table:table-cell table:style-name="Table3.C3" office:value-type="string">
              <text:p text:style-name="P47"><text:bookmark-ref text:reference-format="page" text:ref-name="">Error: Reference source not found</text:bookmark-ref></text:p>
            </table:table-cell>
          </table:table-row>
          <table:table-row table:style-name="Table3.1">
            <table:table-cell table:style-name="Table3.A4" office:value-type="string">
              <text:p text:style-name="P48"><text:a xlink:type="simple" xlink:href="file:///l%22r36"><text:span text:style-name="Internet_20_link"><text:span text:style-name="T59">ComponentFactory</text:span></text:span></text:a></text:p>
            </table:table-cell>
            <table:table-cell table:style-name="Table3.B4" office:value-type="string">
              <text:p text:style-name="P48"><text:span text:style-name="T34">When a component is declared with the </text:span><text:span text:style-name="Code1"><text:span text:style-name="T46">factory</text:span></text:span><text:span text:style-name="Default_20_Paragraph_20_Font"><text:span text:style-name="T34"> attribute on its </text:span></text:span><text:span text:style-name="Code1"><text:span text:style-name="T46">component</text:span></text:span><text:span text:style-name="Default_20_Paragraph_20_Font"><text:span text:style-name="T34">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C4" office:value-type="string">
              <text:p text:style-name="P47"><text:bookmark-ref text:reference-format="page" text:ref-name="">Error: Reference source not found</text:bookmark-ref></text:p>
            </table:table-cell>
          </table:table-row>
          <table:table-row table:style-name="Table3.1">
            <table:table-cell table:style-name="Table3.A5" office:value-type="string">
              <text:p text:style-name="P48"><text:a xlink:type="simple" xlink:href="file:///l%22r39"><text:span text:style-name="Internet_20_link"><text:span text:style-name="T59">ComponentInstance</text:span></text:span></text:a></text:p>
            </table:table-cell>
            <table:table-cell table:style-name="Table3.B5" office:value-type="string">
              <text:p text:style-name="P48"><text:span text:style-name="T34">A ComponentInstance encapsulates a component instance of an activated component configuration.</text:span></text:p>
            </table:table-cell>
            <table:table-cell table:style-name="Table3.C5" office:value-type="string">
              <text:p text:style-name="P47"><text:bookmark-ref text:reference-format="page" text:ref-name="">Error: Reference source not found</text:bookmark-ref></text:p>
            </table:table-cell>
          </table:table-row>
        </table:table>
        <text:p text:style-name="P3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6"><text:span text:style-name="Summary_20_Heading_20_Font1"><text:span text:style-name="T33">Exception Summary</text:span></text:span></text:p>
            </table:table-cell>
            <table:covered-table-cell/>
            <table:table-cell table:style-name="Table4.A1" office:value-type="string">
              <text:p text:style-name="P47"><text:span text:style-name="Page_20_Reference_20_Font"><text:span text:style-name="T32">Page</text:span></text:span></text:p>
            </table:table-cell>
          </table:table-row>
          <table:table-row table:style-name="Table4.1">
            <table:table-cell table:style-name="Table4.A2" office:value-type="string">
              <text:p text:style-name="P36"><text:a xlink:type="simple" xlink:href="file:///l%22r34"><text:span text:style-name="Internet_20_link"><text:span text:style-name="T57">ComponentException</text:span></text:span></text:a></text:p>
            </table:table-cell>
            <table:table-cell table:style-name="Table4.B2" office:value-type="string">
              <text:p text:style-name="P36"><text:span text:style-name="T34">Unchecked exception which may be thrown by the Service Component Runtime.</text:span></text:p>
            </table:table-cell>
            <table:table-cell table:style-name="Table4.C2" office:value-type="string">
              <text:p text:style-name="P47"><text:bookmark-ref text:reference-format="page" text:ref-name="">Error: Reference source not found</text:bookmark-ref></text:p>
            </table:table-cell>
          </table:table-row>
        </table:table>
        <text:p text:style-name="Standard"><text:bookmark text:name="r2"/><text:span text:style-name="T43">Package org.osgi.service.component Description</text:span></text:p>
        <text:p text:style-name="P58"><text:span text:style-name="T34">Service Component Package Version 1.3.</text:span></text:p>
        <text:p text:style-name="P58"><text:span text:style-name="T3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34">Example import for consumers using the API in this package:</text:span></text:p>
        <text:p text:style-name="P58"><text:span text:style-name="Code1"><text:span text:style-name="T46">Import-Package: org.osgi.service.component; version="[1.3,2.0)"</text:span></text:span></text:p>
        <text:p text:style-name="P58"><text:span text:style-name="T34">Example import for providers implementing the API in this package:</text:span></text:p>
        <text:p text:style-name="Standard"><text:span text:style-name="Code1"><text:span text:style-name="T46">Import-Package: org.osgi.service.component; version="[1.3,1.4)"</text:span></text:span></text:p>
        <text:p text:style-name="P59"><text:bookmark text:name="r16"/><text:span text:style-name="T43">Interface ComponentConstants</text:span></text:p>
        <text:p text:style-name="Standard"><text:a xlink:type="simple" xlink:href="file:///l%22r3"><text:span text:style-name="Internet_20_link"><text:span text:style-name="T60">org.osgi.service.component</text:span></text:span></text:a></text:p>
        <text:p text:style-name="P39"/>
        <text:p text:style-name="P41"><text:span text:style-name="Code_20_Small1"><text:span text:style-name="T44">@org.osgi.annotation.versioning.ProviderType</text:span></text:span><text:line-break/><text:span text:style-name="Code2"><text:span text:style-name="T46">public interface ComponentConstants</text:span></text:span></text:p>
        <text:p text:style-name="Standard"><text:span text:style-name="T34">Defines standard names for Service Component constants.</text:span></text:p>
        <text:p text:style-name="P38"/>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36"><text:span text:style-name="Summary_20_Heading_20_Font2"><text:span text:style-name="T33">Field Summary</text:span></text:span></text:p>
            </table:table-cell>
            <table:covered-table-cell/>
            <table:table-cell table:style-name="Table5.A1" office:value-type="string">
              <text:p text:style-name="P60"><text:span text:style-name="Page_20_Reference_20_Font"><text:span text:style-name="T32">Page</text:span></text:span></text:p>
            </table:table-cell>
          </table:table-row>
          <table:table-row table:style-name="Table5.1">
            <table:table-cell table:style-name="Table5.A2" office:value-type="string">
              <text:p text:style-name="P42"><text:span text:style-name="Code_20_Small1"><text:span text:style-name="T44">String</text:span></text:span></text:p>
            </table:table-cell>
            <table:table-cell table:style-name="Table5.B2" office:value-type="string">
              <text:p text:style-name="P36"><text:a xlink:type="simple" xlink:href="file:///l%22r7"><text:span text:style-name="Internet_20_link"><text:span text:style-name="T61">COMPONENT_FACTORY</text:span></text:span></text:a></text:p>
              <text:p text:style-name="P63"><text:span text:style-name="T34">A service registration property for a Component Factory that contains the value of the </text:span><text:span text:style-name="Code2"><text:span text:style-name="T46">factory</text:span></text:span><text:span text:style-name="Default_20_Paragraph_20_Font"><text:span text:style-name="T34"> attribute.</text:span></text:span></text:p>
            </table:table-cell>
            <table:table-cell table:style-name="Table5.C2" office:value-type="string">
              <text:p text:style-name="P64"><text:bookmark-ref text:reference-format="page" text:ref-name="">Error: Reference source not found</text:bookmark-ref></text:p>
            </table:table-cell>
          </table:table-row>
          <table:table-row table:style-name="Table5.1">
            <table:table-cell table:style-name="Table5.A3" office:value-type="string">
              <text:p text:style-name="P61"><text:span text:style-name="Code_20_Small1"><text:span text:style-name="T44">String</text:span></text:span></text:p>
            </table:table-cell>
            <table:table-cell table:style-name="Table5.B3" office:value-type="string">
              <text:p text:style-name="P66"><text:a xlink:type="simple" xlink:href="file:///l%22r6"><text:span text:style-name="Internet_20_link"><text:span text:style-name="T61">COMPONENT_ID</text:span></text:span></text:a></text:p>
              <text:p text:style-name="P65"><text:span text:style-name="T34">A component property that contains the generated id for a component configuration.</text:span></text:p>
            </table:table-cell>
            <table:table-cell table:style-name="Table5.C3" office:value-type="string">
              <text:p text:style-name="P60"><text:bookmark-ref text:reference-format="page" text:ref-name="">Error: Reference source not found</text:bookmark-ref></text:p>
            </table:table-cell>
          </table:table-row>
          <table:table-row table:style-name="Table5.1">
            <table:table-cell table:style-name="Table5.A4" office:value-type="string">
              <text:p text:style-name="P61"><text:span text:style-name="Code_20_Small1"><text:span text:style-name="T44">String</text:span></text:span></text:p>
            </table:table-cell>
            <table:table-cell table:style-name="Table5.B4" office:value-type="string">
              <text:p text:style-name="P66"><text:a xlink:type="simple" xlink:href="file:///l%22r5"><text:span text:style-name="Internet_20_link"><text:span text:style-name="T61">COMPONENT_NAME</text:span></text:span></text:a></text:p>
              <text:p text:style-name="P65"><text:span text:style-name="T34">A component property for a component configuration that contains the name of the component as specified in the </text:span><text:span text:style-name="Code2"><text:span text:style-name="T46">name</text:span></text:span><text:span text:style-name="Default_20_Paragraph_20_Font"><text:span text:style-name="T34"> attribute of the </text:span></text:span><text:span text:style-name="Code2"><text:span text:style-name="T46">component</text:span></text:span><text:span text:style-name="Default_20_Paragraph_20_Font"><text:span text:style-name="T34"> element.</text:span></text:span></text:p>
            </table:table-cell>
            <table:table-cell table:style-name="Table5.C4" office:value-type="string">
              <text:p text:style-name="P60"><text:bookmark-ref text:reference-format="page" text:ref-name="">Error: Reference source not found</text:bookmark-ref></text:p>
            </table:table-cell>
          </table:table-row>
          <table:table-row table:style-name="Table5.1">
            <table:table-cell table:style-name="Table5.A5" office:value-type="string">
              <text:p text:style-name="P61"><text:span text:style-name="Code_20_Small1"><text:span text:style-name="T44">int</text:span></text:span></text:p>
            </table:table-cell>
            <table:table-cell table:style-name="Table5.B5" office:value-type="string">
              <text:p text:style-name="P66"><text:a xlink:type="simple" xlink:href="file:///l%22r15"><text:span text:style-name="Internet_20_link"><text:span text:style-name="T61">DEACTIVATION_REASON_BUNDLE_STOPPED</text:span></text:span></text:a></text:p>
              <text:p text:style-name="P65"><text:span text:style-name="T34">The component configuration was deactivated because the bundle was stopped.</text:span></text:p>
            </table:table-cell>
            <table:table-cell table:style-name="Table5.C5" office:value-type="string">
              <text:p text:style-name="P60"><text:bookmark-ref text:reference-format="page" text:ref-name="">Error: Reference source not found</text:bookmark-ref></text:p>
            </table:table-cell>
          </table:table-row>
          <table:table-row table:style-name="Table5.1">
            <table:table-cell table:style-name="Table5.A6" office:value-type="string">
              <text:p text:style-name="P61"><text:span text:style-name="Code_20_Small1"><text:span text:style-name="T44">int</text:span></text:span></text:p>
            </table:table-cell>
            <table:table-cell table:style-name="Table5.B6" office:value-type="string">
              <text:p text:style-name="P66"><text:a xlink:type="simple" xlink:href="file:///l%22r13"><text:span text:style-name="Internet_20_link"><text:span text:style-name="T61">DEACTIVATION_REASON_CONFIGURATION_DELETED</text:span></text:span></text:a></text:p>
              <text:p text:style-name="P65"><text:span text:style-name="T34">The component configuration was deactivated because its configuration was deleted.</text:span></text:p>
            </table:table-cell>
            <table:table-cell table:style-name="Table5.C6" office:value-type="string">
              <text:p text:style-name="P60"><text:bookmark-ref text:reference-format="page" text:ref-name="">Error: Reference source not found</text:bookmark-ref></text:p>
            </table:table-cell>
          </table:table-row>
          <table:table-row table:style-name="Table5.1">
            <table:table-cell table:style-name="Table5.A7" office:value-type="string">
              <text:p text:style-name="P61"><text:span text:style-name="Code_20_Small1"><text:span text:style-name="T44">int</text:span></text:span></text:p>
            </table:table-cell>
            <table:table-cell table:style-name="Table5.B7" office:value-type="string">
              <text:p text:style-name="P66"><text:a xlink:type="simple" xlink:href="file:///l%22r12"><text:span text:style-name="Internet_20_link"><text:span text:style-name="T61">DEACTIVATION_REASON_CONFIGURATION_MODIFIED</text:span></text:span></text:a></text:p>
              <text:p text:style-name="P65"><text:span text:style-name="T34">The component configuration was deactivated because its configuration was changed.</text:span></text:p>
            </table:table-cell>
            <table:table-cell table:style-name="Table5.C7" office:value-type="string">
              <text:p text:style-name="P60"><text:bookmark-ref text:reference-format="page" text:ref-name="">Error: Reference source not found</text:bookmark-ref></text:p>
            </table:table-cell>
          </table:table-row>
          <table:table-row table:style-name="Table5.1">
            <table:table-cell table:style-name="Table5.A8" office:value-type="string">
              <text:p text:style-name="P61"><text:span text:style-name="Code_20_Small1"><text:span text:style-name="T44">int</text:span></text:span></text:p>
            </table:table-cell>
            <table:table-cell table:style-name="Table5.B8" office:value-type="string">
              <text:p text:style-name="P66"><text:a xlink:type="simple" xlink:href="file:///l%22r10"><text:span text:style-name="Internet_20_link"><text:span text:style-name="T61">DEACTIVATION_REASON_DISABLED</text:span></text:span></text:a></text:p>
              <text:p text:style-name="P65"><text:span text:style-name="T34">The component configuration was deactivated because the component was disabled.</text:span></text:p>
            </table:table-cell>
            <table:table-cell table:style-name="Table5.C8" office:value-type="string">
              <text:p text:style-name="P60"><text:bookmark-ref text:reference-format="page" text:ref-name="">Error: Reference source not found</text:bookmark-ref></text:p>
            </table:table-cell>
          </table:table-row>
          <table:table-row table:style-name="Table5.1">
            <table:table-cell table:style-name="Table5.A9" office:value-type="string">
              <text:p text:style-name="P61"><text:span text:style-name="Code_20_Small1"><text:span text:style-name="T44">int</text:span></text:span></text:p>
            </table:table-cell>
            <table:table-cell table:style-name="Table5.B9" office:value-type="string">
              <text:p text:style-name="P66"><text:a xlink:type="simple" xlink:href="file:///l%22r14"><text:span text:style-name="Internet_20_link"><text:span text:style-name="T61">DEACTIVATION_REASON_DISPOSED</text:span></text:span></text:a></text:p>
              <text:p text:style-name="P65"><text:span text:style-name="T34">The component configuration was deactivated because the component was disposed.</text:span></text:p>
            </table:table-cell>
            <table:table-cell table:style-name="Table5.C9" office:value-type="string">
              <text:p text:style-name="P60"><text:bookmark-ref text:reference-format="page" text:ref-name="">Error: Reference source not found</text:bookmark-ref></text:p>
            </table:table-cell>
          </table:table-row>
          <table:table-row table:style-name="Table5.1">
            <table:table-cell table:style-name="Table5.A10" office:value-type="string">
              <text:p text:style-name="P61"><text:span text:style-name="Code_20_Small1"><text:span text:style-name="T44">int</text:span></text:span></text:p>
            </table:table-cell>
            <table:table-cell table:style-name="Table5.B10" office:value-type="string">
              <text:p text:style-name="P66"><text:a xlink:type="simple" xlink:href="file:///l%22r11"><text:span text:style-name="Internet_20_link"><text:span text:style-name="T61">DEACTIVATION_REASON_REFERENCE</text:span></text:span></text:a></text:p>
              <text:p text:style-name="P65"><text:span text:style-name="T34">The component configuration was deactivated because a reference became unsatisfied.</text:span></text:p>
            </table:table-cell>
            <table:table-cell table:style-name="Table5.C10" office:value-type="string">
              <text:p text:style-name="P60"><text:bookmark-ref text:reference-format="page" text:ref-name="">Error: Reference source not found</text:bookmark-ref></text:p>
            </table:table-cell>
          </table:table-row>
          <text:soft-page-break/>
          <table:table-row table:style-name="Table5.1">
            <table:table-cell table:style-name="Table5.A11" office:value-type="string">
              <text:p text:style-name="P61"><text:span text:style-name="Code_20_Small1"><text:span text:style-name="T44">int</text:span></text:span></text:p>
            </table:table-cell>
            <table:table-cell table:style-name="Table5.B11" office:value-type="string">
              <text:p text:style-name="P66"><text:a xlink:type="simple" xlink:href="file:///l%22r9"><text:span text:style-name="Internet_20_link"><text:span text:style-name="T61">DEACTIVATION_REASON_UNSPECIFIED</text:span></text:span></text:a></text:p>
              <text:p text:style-name="P65"><text:span text:style-name="T34">The reason the component configuration was deactivated is unspecified.</text:span></text:p>
            </table:table-cell>
            <table:table-cell table:style-name="Table5.C11" office:value-type="string">
              <text:p text:style-name="P60"><text:bookmark-ref text:reference-format="page" text:ref-name="">Error: Reference source not found</text:bookmark-ref></text:p>
            </table:table-cell>
          </table:table-row>
          <table:table-row table:style-name="Table5.1">
            <table:table-cell table:style-name="Table5.A12" office:value-type="string">
              <text:p text:style-name="P61"><text:span text:style-name="Code_20_Small1"><text:span text:style-name="T44">String</text:span></text:span></text:p>
            </table:table-cell>
            <table:table-cell table:style-name="Table5.B12" office:value-type="string">
              <text:p text:style-name="P66"><text:a xlink:type="simple" xlink:href="file:///l%22r8"><text:span text:style-name="Internet_20_link"><text:span text:style-name="T61">REFERENCE_TARGET_SUFFIX</text:span></text:span></text:a></text:p>
              <text:p text:style-name="P65"><text:span text:style-name="T34">The suffix for reference target properties.</text:span></text:p>
            </table:table-cell>
            <table:table-cell table:style-name="Table5.C12" office:value-type="string">
              <text:p text:style-name="P60"><text:bookmark-ref text:reference-format="page" text:ref-name="">Error: Reference source not found</text:bookmark-ref></text:p>
            </table:table-cell>
          </table:table-row>
          <table:table-row table:style-name="Table5.1">
            <table:table-cell table:style-name="Table5.A13" office:value-type="string">
              <text:p text:style-name="P61"><text:span text:style-name="Code_20_Small1"><text:span text:style-name="T44">String</text:span></text:span></text:p>
            </table:table-cell>
            <table:table-cell table:style-name="Table5.B13" office:value-type="string">
              <text:p text:style-name="P66"><text:a xlink:type="simple" xlink:href="file:///l%22r4"><text:span text:style-name="Internet_20_link"><text:span text:style-name="T61">SERVICE_COMPONENT</text:span></text:span></text:a></text:p>
              <text:p text:style-name="P65"><text:span text:style-name="T34">Manifest header specifying the XML documents within a bundle that contain the bundle's Service Component descriptions.</text:span></text:p>
            </table:table-cell>
            <table:table-cell table:style-name="Table5.C13" office:value-type="string">
              <text:p text:style-name="P60"><text:bookmark-ref text:reference-format="page" text:ref-name="">Error: Reference source not found</text:bookmark-ref></text:p>
            </table:table-cell>
          </table:table-row>
        </table:table>
        <text:p text:style-name="Detail_20_Heading"><text:span text:style-name="T43">Field Detail</text:span></text:p>
        <text:p text:style-name="Detail_20_Heading"><text:bookmark text:name="r4"/><text:span text:style-name="T43">SERVICE_COMPONENT</text:span></text:p>
        <text:p text:style-name="P41"><text:span text:style-name="Code2"><text:span text:style-name="T46">public static final String SERVICE_COMPONENT</text:span></text:span><text:span text:style-name="Code2"><text:span text:style-name="T47"> = "Service-Component"</text:span></text:span></text:p>
        <text:p text:style-name="P53"><text:span text:style-name="T34">Manifest header specifying the XML documents within a bundle that contain the bundle's Service Component descriptions.</text:span></text:p>
        <text:p text:style-name="P53"><text:span text:style-name="T34">The attribute value may be retrieved from the </text:span><text:span text:style-name="Code2"><text:span text:style-name="T46">Dictionary</text:span></text:span><text:span text:style-name="Default_20_Paragraph_20_Font"><text:span text:style-name="T34"> object returned by the </text:span></text:span><text:span text:style-name="Code2"><text:span text:style-name="T46">Bundle.getHeaders</text:span></text:span><text:span text:style-name="Default_20_Paragraph_20_Font"><text:span text:style-name="T34"> method.</text:span></text:span></text:p>
        <text:p text:style-name="P67"/>
        <text:p text:style-name="P69"><text:bookmark text:name="r5"/><text:span text:style-name="T43">COMPONENT_NAME</text:span></text:p>
        <text:p text:style-name="P41"><text:span text:style-name="Code2"><text:span text:style-name="T46">public static final String COMPONENT_NAME</text:span></text:span><text:span text:style-name="Code2"><text:span text:style-name="T47"> = "component.name"</text:span></text:span></text:p>
        <text:p text:style-name="P53"><text:span text:style-name="T34">A component property for a component configuration that contains the name of the component as specified in the </text:span><text:span text:style-name="Code2"><text:span text:style-name="T46">name</text:span></text:span><text:span text:style-name="Default_20_Paragraph_20_Font"><text:span text:style-name="T34"> attribute of the </text:span></text:span><text:span text:style-name="Code2"><text:span text:style-name="T46">component</text:span></text:span><text:span text:style-name="Default_20_Paragraph_20_Font"><text:span text:style-name="T34"> element. The value of this property must be of type </text:span></text:span><text:span text:style-name="Code2"><text:span text:style-name="T46">String</text:span></text:span><text:span text:style-name="Default_20_Paragraph_20_Font"><text:span text:style-name="T34">.</text:span></text:span></text:p>
        <text:p text:style-name="P67"/>
        <text:p text:style-name="P69"><text:bookmark text:name="r6"/><text:span text:style-name="T43">COMPONENT_ID</text:span></text:p>
        <text:p text:style-name="P41"><text:span text:style-name="Code2"><text:span text:style-name="T46">public static final String COMPONENT_ID</text:span></text:span><text:span text:style-name="Code2"><text:span text:style-name="T47"> = "component.id"</text:span></text:span></text:p>
        <text:p text:style-name="P53"><text:span text:style-name="T34">A component property that contains the generated id for a component configuration. The value of this property must be of type </text:span><text:span text:style-name="Code2"><text:span text:style-name="T46">Long</text:span></text:span><text:span text:style-name="Default_20_Paragraph_20_Font"><text:span text:style-name="T34">.</text:span></text:span></text:p>
        <text:p text:style-name="P53"><text:span text:style-name="T34">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span></text:p>
        <text:p text:style-name="P67"/>
        <text:p text:style-name="P69"><text:bookmark text:name="r7"/><text:span text:style-name="T43">COMPONENT_FACTORY</text:span></text:p>
        <text:p text:style-name="P41"><text:span text:style-name="Code2"><text:span text:style-name="T46">public static final String COMPONENT_FACTORY</text:span></text:span><text:span text:style-name="Code2"><text:span text:style-name="T47"> = "component.factory"</text:span></text:span></text:p>
        <text:p text:style-name="P53"><text:span text:style-name="T34">A service registration property for a Component Factory that contains the value of the </text:span><text:span text:style-name="Code2"><text:span text:style-name="T46">factory</text:span></text:span><text:span text:style-name="Default_20_Paragraph_20_Font"><text:span text:style-name="T34"> attribute. The value of this property must be of type </text:span></text:span><text:span text:style-name="Code2"><text:span text:style-name="T46">String</text:span></text:span><text:span text:style-name="Default_20_Paragraph_20_Font"><text:span text:style-name="T34">.</text:span></text:span></text:p>
        <text:p text:style-name="P67"/>
        <text:p text:style-name="P69"><text:bookmark text:name="r8"/><text:span text:style-name="T43">REFERENCE_TARGET_SUFFIX</text:span></text:p>
        <text:p text:style-name="P41"><text:span text:style-name="Code2"><text:span text:style-name="T46">public static final String REFERENCE_TARGET_SUFFIX</text:span></text:span><text:span text:style-name="Code2"><text:span text:style-name="T47"> = ".target"</text:span></text:span></text:p>
        <text:p text:style-name="P53"><text:span text:style-name="T34">The suffix for reference target properties. These properties contain the filter to select the target services for a reference. The value of this property must be of type </text:span><text:span text:style-name="Code2"><text:span text:style-name="T46">String</text:span></text:span><text:span text:style-name="Default_20_Paragraph_20_Font"><text:span text:style-name="T34">.</text:span></text:span></text:p>
        <text:p text:style-name="P67"/>
        <text:p text:style-name="P69"><text:bookmark text:name="r9"/><text:span text:style-name="T43">DEACTIVATION_REASON_UNSPECIFIED</text:span></text:p>
        <text:p text:style-name="P41"><text:span text:style-name="Code2"><text:span text:style-name="T46">public static final int DEACTIVATION_REASON_UNSPECIFIED</text:span></text:span><text:span text:style-name="Code2"><text:span text:style-name="T47"> = 0</text:span></text:span></text:p>
        <text:p text:style-name="P53"><text:span text:style-name="T34">The reason the component configuration was deactivated is unspecified.</text:span></text:p>
        <text:p text:style-name="P53"><text:span text:style-name="T34">Since:</text:span></text:p>
        <text:p text:style-name="P70"><text:span text:style-name="T34">1.1</text:span></text:p>
        <text:p text:style-name="P67"/>
        <text:p text:style-name="P69"><text:bookmark text:name="r10"/><text:span text:style-name="T43">DEACTIVATION_REASON_DISABLED</text:span></text:p>
        <text:p text:style-name="P41"><text:span text:style-name="Code2"><text:span text:style-name="T46">public static final int DEACTIVATION_REASON_DISABLED</text:span></text:span><text:span text:style-name="Code2"><text:span text:style-name="T47"> = 1</text:span></text:span></text:p>
        <text:p text:style-name="P53"><text:span text:style-name="T34">The component configuration was deactivated because the component was disabled.</text:span></text:p>
        <text:p text:style-name="P53"><text:span text:style-name="T34">Since:</text:span></text:p>
        <text:p text:style-name="P70"><text:span text:style-name="T34">1.1</text:span></text:p>
        <text:p text:style-name="P67"/>
        <text:p text:style-name="P69"><text:bookmark text:name="r11"/><text:span text:style-name="T43">DEACTIVATION_REASON_REFERENCE</text:span></text:p>
        <text:p text:style-name="P41"><text:span text:style-name="Code2"><text:span text:style-name="T46">public static final int DEACTIVATION_REASON_REFERENCE</text:span></text:span><text:span text:style-name="Code2"><text:span text:style-name="T47"> = 2</text:span></text:span></text:p>
        <text:p text:style-name="P53"><text:span text:style-name="T34">The component configuration was deactivated because a reference became unsatisfied.</text:span></text:p>
        <text:p text:style-name="P53"><text:span text:style-name="T34">Since:</text:span></text:p>
        <text:p text:style-name="P70"><text:span text:style-name="T34">1.1</text:span></text:p>
        <text:p text:style-name="P67"/>
        <text:p text:style-name="P69"><text:bookmark text:name="r12"/><text:span text:style-name="T43">DEACTIVATION_REASON_CONFIGURATION_MODIFIED</text:span></text:p>
        <text:p text:style-name="P41"><text:span text:style-name="Code2"><text:span text:style-name="T46">public static final int DEACTIVATION_REASON_CONFIGURATION_MODIFIED</text:span></text:span><text:span text:style-name="Code2"><text:span text:style-name="T47"> = 3</text:span></text:span></text:p>
        <text:p text:style-name="P53"><text:span text:style-name="T34">The component configuration was deactivated because its configuration was changed.</text:span></text:p>
        <text:p text:style-name="P53"><text:span text:style-name="T34">Since:</text:span></text:p>
        <text:p text:style-name="P70"><text:span text:style-name="T34">1.1</text:span></text:p>
        <text:p text:style-name="P67"/>
        <text:p text:style-name="P69"><text:bookmark text:name="r13"/><text:span text:style-name="T43">DEACTIVATION_REASON_CONFIGURATION_DELETED</text:span></text:p>
        <text:p text:style-name="P41"><text:span text:style-name="Code2"><text:span text:style-name="T46">public static final int DEACTIVATION_REASON_CONFIGURATION_DELETED</text:span></text:span><text:span text:style-name="Code2"><text:span text:style-name="T47"> = 4</text:span></text:span></text:p>
        <text:p text:style-name="P53"><text:span text:style-name="T34">The component configuration was deactivated because its configuration was deleted.</text:span></text:p>
        <text:p text:style-name="P53"><text:soft-page-break/><text:span text:style-name="T34">Since:</text:span></text:p>
        <text:p text:style-name="P70"><text:span text:style-name="T34">1.1</text:span></text:p>
        <text:p text:style-name="P67"/>
        <text:p text:style-name="P69"><text:bookmark text:name="r14"/><text:span text:style-name="T43">DEACTIVATION_REASON_DISPOSED</text:span></text:p>
        <text:p text:style-name="P41"><text:span text:style-name="Code2"><text:span text:style-name="T46">public static final int DEACTIVATION_REASON_DISPOSED</text:span></text:span><text:span text:style-name="Code2"><text:span text:style-name="T47"> = 5</text:span></text:span></text:p>
        <text:p text:style-name="P53"><text:span text:style-name="T34">The component configuration was deactivated because the component was disposed.</text:span></text:p>
        <text:p text:style-name="P53"><text:span text:style-name="T34">Since:</text:span></text:p>
        <text:p text:style-name="P70"><text:span text:style-name="T34">1.1</text:span></text:p>
        <text:p text:style-name="P67"/>
        <text:p text:style-name="P69"><text:bookmark text:name="r15"/><text:span text:style-name="T43">DEACTIVATION_REASON_BUNDLE_STOPPED</text:span></text:p>
        <text:p text:style-name="P41"><text:span text:style-name="Code2"><text:span text:style-name="T46">public static final int DEACTIVATION_REASON_BUNDLE_STOPPED</text:span></text:span><text:span text:style-name="Code2"><text:span text:style-name="T47"> = 6</text:span></text:span></text:p>
        <text:p text:style-name="P53"><text:span text:style-name="T34">The component configuration was deactivated because the bundle was stopped.</text:span></text:p>
        <text:p text:style-name="P53"><text:span text:style-name="T34">Since:</text:span></text:p>
        <text:p text:style-name="P70"><text:span text:style-name="T34">1.1</text:span></text:p>
        <text:p text:style-name="P71"><text:bookmark text:name="r28"/><text:span text:style-name="T43">Interface ComponentContext</text:span></text:p>
        <text:p text:style-name="Standard"><text:a xlink:type="simple" xlink:href="file:///l%22r3"><text:span text:style-name="Internet_20_link"><text:span text:style-name="T60">org.osgi.service.component</text:span></text:span></text:a></text:p>
        <text:p text:style-name="P39"/>
        <text:p text:style-name="P41"><text:span text:style-name="Code_20_Small1"><text:span text:style-name="T44">@org.osgi.annotation.versioning.ProviderType</text:span></text:span><text:line-break/><text:span text:style-name="Code2"><text:span text:style-name="T46">public interface ComponentContext</text:span></text:span></text:p>
        <text:p text:style-name="Standard"><text:span text:style-name="T34">A Component Context object is used by a component instance to interact with its execution context including locating services by reference name. Each component instance has a unique Component Context.</text:span></text:p>
        <text:p text:style-name="Standard"><text:span text:style-name="T34">A component instance may have an activate method. If a component instance has a suitable and accessible activate method, this method will be called when a component configuration is activated. If the activate method takes a </text:span><text:span text:style-name="Code2"><text:span text:style-name="T46">ComponentContext</text:span></text:span><text:span text:style-name="Default_20_Paragraph_20_Font"><text:span text:style-name="T34"> argument, it will be passed the component instance's Component Context object. If the activate method takes a </text:span></text:span><text:span text:style-name="Code2"><text:span text:style-name="T46">BundleContext</text:span></text:span><text:span text:style-name="Default_20_Paragraph_20_Font"><text:span text:style-name="T34"> argument, it will be passed the component instance's Bundle Context object. If the activate method takes a </text:span></text:span><text:span text:style-name="Code2"><text:span text:style-name="T46">Map</text:span></text:span><text:span text:style-name="Default_20_Paragraph_20_Font"><text:span text:style-name="T34"> argument, it will be passed an unmodifiable Map containing the component properties.</text:span></text:span></text:p>
        <text:p text:style-name="Standard"><text:span text:style-name="T34">A component instance may have a deactivate method. If a component instance has a suitable and accessible deactivate method, this method will be called when the component configuration is deactivated. If the deactivate method takes a </text:span><text:span text:style-name="Code2"><text:span text:style-name="T46">ComponentContext</text:span></text:span><text:span text:style-name="Default_20_Paragraph_20_Font"><text:span text:style-name="T34"> argument, it will be passed the component instance's Component Context object. If the deactivate method takes a </text:span></text:span><text:span text:style-name="Code2"><text:span text:style-name="T46">BundleContext</text:span></text:span><text:span text:style-name="Default_20_Paragraph_20_Font"><text:span text:style-name="T34"> argument, it will be passed the component instance's Bundle Context object. If the deactivate method takes a </text:span></text:span><text:span text:style-name="Code2"><text:span text:style-name="T46">Map</text:span></text:span><text:span text:style-name="Default_20_Paragraph_20_Font"><text:span text:style-name="T34"> argument, it will be passed an unmodifiable Map containing the component properties. If the deactivate method takes an </text:span></text:span><text:span text:style-name="Code2"><text:span text:style-name="T46">int</text:span></text:span><text:span text:style-name="Default_20_Paragraph_20_Font"><text:span text:style-name="T34"> or </text:span></text:span><text:span text:style-name="Code2"><text:span text:style-name="T46">Integer</text:span></text:span><text:span text:style-name="Default_20_Paragraph_20_Font"><text:span text:style-name="T34"> argument, it will be passed the reason code for the component instance's deactivation.</text:span></text:span></text:p>
        <text:p text:style-name="Standard"><text:span text:style-name="T34">ThreadSafe</text:span></text:p>
        <text:p text:style-name="P3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6"><text:span text:style-name="Summary_20_Heading_20_Font2"><text:span text:style-name="T33">Method Summary</text:span></text:span></text:p>
            </table:table-cell>
            <table:covered-table-cell/>
            <table:table-cell table:style-name="Table6.A1" office:value-type="string">
              <text:p text:style-name="P60"><text:span text:style-name="Page_20_Reference_20_Font"><text:span text:style-name="T32">Page</text:span></text:span></text:p>
            </table:table-cell>
          </table:table-row>
          <table:table-row table:style-name="Table6.1">
            <table:table-cell table:style-name="Table6.A2" office:value-type="string">
              <text:p text:style-name="P42"><text:span text:style-name="Code_20_Small1"><text:span text:style-name="T44">void</text:span></text:span></text:p>
            </table:table-cell>
            <table:table-cell table:style-name="Table6.B2" office:value-type="string">
              <text:p text:style-name="P36"><text:a xlink:type="simple" xlink:href="file:///l%22r25"><text:span text:style-name="Internet_20_link"><text:span text:style-name="T61">disableComponent</text:span></text:span></text:a><text:span text:style-name="Code2"><text:span text:style-name="T48">(String name)</text:span></text:span></text:p>
              <text:p text:style-name="P63"><text:span text:style-name="T34">Disables the specified component name.</text:span></text:p>
            </table:table-cell>
            <table:table-cell table:style-name="Table6.C2" office:value-type="string">
              <text:p text:style-name="P64"><text:bookmark-ref text:reference-format="page" text:ref-name="">Error: Reference source not found</text:bookmark-ref></text:p>
            </table:table-cell>
          </table:table-row>
          <table:table-row table:style-name="Table6.1">
            <table:table-cell table:style-name="Table6.A3" office:value-type="string">
              <text:p text:style-name="P61"><text:span text:style-name="Code_20_Small1"><text:span text:style-name="T44">void</text:span></text:span></text:p>
            </table:table-cell>
            <table:table-cell table:style-name="Table6.B3" office:value-type="string">
              <text:p text:style-name="P66"><text:a xlink:type="simple" xlink:href="file:///l%22r24"><text:span text:style-name="Internet_20_link"><text:span text:style-name="T61">enableComponent</text:span></text:span></text:a><text:span text:style-name="Code2"><text:span text:style-name="T48">(String name)</text:span></text:span></text:p>
              <text:p text:style-name="P65"><text:span text:style-name="T34">Enables the specified component name.</text:span></text:p>
            </table:table-cell>
            <table:table-cell table:style-name="Table6.C3" office:value-type="string">
              <text:p text:style-name="P60"><text:bookmark-ref text:reference-format="page" text:ref-name="">Error: Reference source not found</text:bookmark-ref></text:p>
            </table:table-cell>
          </table:table-row>
          <table:table-row table:style-name="Table6.1">
            <table:table-cell table:style-name="Table6.A4" office:value-type="string">
              <text:p text:style-name="P61"><text:span text:style-name="Code_20_Small1"><text:span text:style-name="T44">org.osgi.framework.BundleContext</text:span></text:span></text:p>
            </table:table-cell>
            <table:table-cell table:style-name="Table6.B4" office:value-type="string">
              <text:p text:style-name="P66"><text:a xlink:type="simple" xlink:href="file:///l%22r21"><text:span text:style-name="Internet_20_link"><text:span text:style-name="T61">getBundleContext</text:span></text:span></text:a><text:span text:style-name="Code2"><text:span text:style-name="T48">()</text:span></text:span></text:p>
              <text:p text:style-name="P65"><text:span text:style-name="T34">Returns the </text:span><text:span text:style-name="Code2"><text:span text:style-name="T46">BundleContext</text:span></text:span><text:span text:style-name="Default_20_Paragraph_20_Font"><text:span text:style-name="T34"> of the bundle which contains this component.</text:span></text:span></text:p>
            </table:table-cell>
            <table:table-cell table:style-name="Table6.C4" office:value-type="string">
              <text:p text:style-name="P60"><text:bookmark-ref text:reference-format="page" text:ref-name="">Error: Reference source not found</text:bookmark-ref></text:p>
            </table:table-cell>
          </table:table-row>
          <table:table-row table:style-name="Table6.1">
            <table:table-cell table:style-name="Table6.A5" office:value-type="string">
              <text:p text:style-name="P61"><text:a xlink:type="simple" xlink:href="file:///l%22r39"><text:span text:style-name="Internet_20_link"><text:span text:style-name="T65">ComponentInstance</text:span></text:span></text:a></text:p>
            </table:table-cell>
            <table:table-cell table:style-name="Table6.B5" office:value-type="string">
              <text:p text:style-name="P66"><text:a xlink:type="simple" xlink:href="file:///l%22r23"><text:span text:style-name="Internet_20_link"><text:span text:style-name="T61">getComponentInstance</text:span></text:span></text:a><text:span text:style-name="Code2"><text:span text:style-name="T48">()</text:span></text:span></text:p>
              <text:p text:style-name="P65"><text:span text:style-name="T34">Returns the Component Instance object for the component instance associated with this Component Context.</text:span></text:p>
            </table:table-cell>
            <table:table-cell table:style-name="Table6.C5" office:value-type="string">
              <text:p text:style-name="P60"><text:bookmark-ref text:reference-format="page" text:ref-name="">Error: Reference source not found</text:bookmark-ref></text:p>
            </table:table-cell>
          </table:table-row>
          <table:table-row table:style-name="Table6.1">
            <table:table-cell table:style-name="Table6.A6" office:value-type="string">
              <text:p text:style-name="P61"><text:span text:style-name="Code_20_Small1"><text:span text:style-name="T44">Dictionary&lt;String,Object&gt;</text:span></text:span></text:p>
            </table:table-cell>
            <table:table-cell table:style-name="Table6.B6" office:value-type="string">
              <text:p text:style-name="P66"><text:a xlink:type="simple" xlink:href="file:///l%22r17"><text:span text:style-name="Internet_20_link"><text:span text:style-name="T61">getProperties</text:span></text:span></text:a><text:span text:style-name="Code2"><text:span text:style-name="T48">()</text:span></text:span></text:p>
              <text:p text:style-name="P65"><text:span text:style-name="T34">Returns the component properties for this Component Context.</text:span></text:p>
            </table:table-cell>
            <table:table-cell table:style-name="Table6.C6" office:value-type="string">
              <text:p text:style-name="P60"><text:bookmark-ref text:reference-format="page" text:ref-name="">Error: Reference source not found</text:bookmark-ref></text:p>
            </table:table-cell>
          </table:table-row>
          <table:table-row table:style-name="Table6.1">
            <table:table-cell table:style-name="Table6.A7" office:value-type="string">
              <text:p text:style-name="P61"><text:span text:style-name="Code_20_Small1"><text:span text:style-name="T44">org.osgi.framework.ServiceReference&lt;?&gt;</text:span></text:span></text:p>
            </table:table-cell>
            <table:table-cell table:style-name="Table6.B7" office:value-type="string">
              <text:p text:style-name="P66"><text:a xlink:type="simple" xlink:href="file:///l%22r26"><text:span text:style-name="Internet_20_link"><text:span text:style-name="T61">getServiceReference</text:span></text:span></text:a><text:span text:style-name="Code2"><text:span text:style-name="T48">()</text:span></text:span></text:p>
              <text:p text:style-name="P65"><text:span text:style-name="T34">If the component instance is registered as a service using the </text:span><text:span text:style-name="Code2"><text:span text:style-name="T46">service</text:span></text:span><text:span text:style-name="Default_20_Paragraph_20_Font"><text:span text:style-name="T34"> element, then this method returns the service reference of the service provided by this component instance.</text:span></text:span></text:p>
            </table:table-cell>
            <table:table-cell table:style-name="Table6.C7" office:value-type="string">
              <text:p text:style-name="P60"><text:bookmark-ref text:reference-format="page" text:ref-name="">Error: Reference source not found</text:bookmark-ref></text:p>
            </table:table-cell>
          </table:table-row>
          <table:table-row table:style-name="Table6.1">
            <table:table-cell table:style-name="Table6.A8" office:value-type="string">
              <text:p text:style-name="P61"><text:span text:style-name="Code_20_Small1"><text:span text:style-name="T44">org.osgi.framework.Bundle</text:span></text:span></text:p>
            </table:table-cell>
            <table:table-cell table:style-name="Table6.B8" office:value-type="string">
              <text:p text:style-name="P66"><text:a xlink:type="simple" xlink:href="file:///l%22r22"><text:span text:style-name="Internet_20_link"><text:span text:style-name="T61">getUsingBundle</text:span></text:span></text:a><text:span text:style-name="Code2"><text:span text:style-name="T48">()</text:span></text:span></text:p>
              <text:p text:style-name="P65"><text:span text:style-name="T34">If the component instance is registered as a service using the </text:span><text:span text:style-name="Code2"><text:span text:style-name="T46">servicefactory="true"</text:span></text:span><text:span text:style-name="Default_20_Paragraph_20_Font"><text:span text:style-name="T34"> attribute, then this method returns the bundle using the service provided by the component instance.</text:span></text:span></text:p>
            </table:table-cell>
            <table:table-cell table:style-name="Table6.C8" office:value-type="string">
              <text:p text:style-name="P60"><text:bookmark-ref text:reference-format="page" text:ref-name="">Error: Reference source not found</text:bookmark-ref></text:p>
            </table:table-cell>
          </table:table-row>
          <text:soft-page-break/>
          <table:table-row table:style-name="Table6.1">
            <table:table-cell table:style-name="Table6.A9" office:value-type="string">
              <text:p text:style-name="P61"><text:span text:style-name="Code_20_Small1"><text:span text:style-name="T44">Object</text:span></text:span></text:p>
            </table:table-cell>
            <table:table-cell table:style-name="Table6.B9" office:value-type="string">
              <text:p text:style-name="P66"><text:a xlink:type="simple" xlink:href="file:///l%22r18"><text:span text:style-name="Internet_20_link"><text:span text:style-name="T61">locateService</text:span></text:span></text:a><text:span text:style-name="Code2"><text:span text:style-name="T48">(String name)</text:span></text:span></text:p>
              <text:p text:style-name="P65"><text:span text:style-name="T34">Returns the service object for the specified reference name.</text:span></text:p>
            </table:table-cell>
            <table:table-cell table:style-name="Table6.C9" office:value-type="string">
              <text:p text:style-name="P60"><text:bookmark-ref text:reference-format="page" text:ref-name="">Error: Reference source not found</text:bookmark-ref></text:p>
            </table:table-cell>
          </table:table-row>
          <table:table-row table:style-name="Table6.1">
            <table:table-cell table:style-name="Table6.A10" office:value-type="string">
              <text:p text:style-name="P61"><text:span text:style-name="Code_20_Small1"><text:span text:style-name="T44">Object</text:span></text:span></text:p>
            </table:table-cell>
            <table:table-cell table:style-name="Table6.B10" office:value-type="string">
              <text:p text:style-name="P66"><text:a xlink:type="simple" xlink:href="file:///l%22r19"><text:span text:style-name="Internet_20_link"><text:span text:style-name="T61">locateService</text:span></text:span></text:a><text:span text:style-name="Code2"><text:span text:style-name="T48">(String name, org.osgi.framework.ServiceReference&lt;?&gt; reference)</text:span></text:span></text:p>
              <text:p text:style-name="P65"><text:span text:style-name="T34">Returns the service object for the specified reference name and </text:span><text:span text:style-name="Code2"><text:span text:style-name="T46">ServiceReference</text:span></text:span><text:span text:style-name="Default_20_Paragraph_20_Font"><text:span text:style-name="T34">.</text:span></text:span></text:p>
            </table:table-cell>
            <table:table-cell table:style-name="Table6.C10" office:value-type="string">
              <text:p text:style-name="P60"><text:bookmark-ref text:reference-format="page" text:ref-name="">Error: Reference source not found</text:bookmark-ref></text:p>
            </table:table-cell>
          </table:table-row>
          <table:table-row table:style-name="Table6.1">
            <table:table-cell table:style-name="Table6.A11" office:value-type="string">
              <text:p text:style-name="P61"><text:span text:style-name="Code_20_Small1"><text:span text:style-name="T44">Object[]</text:span></text:span></text:p>
            </table:table-cell>
            <table:table-cell table:style-name="Table6.B11" office:value-type="string">
              <text:p text:style-name="P66"><text:a xlink:type="simple" xlink:href="file:///l%22r20"><text:span text:style-name="Internet_20_link"><text:span text:style-name="T61">locateServices</text:span></text:span></text:a><text:span text:style-name="Code2"><text:span text:style-name="T48">(String name)</text:span></text:span></text:p>
              <text:p text:style-name="P65"><text:span text:style-name="T34">Returns the service objects for the specified reference name.</text:span></text:p>
            </table:table-cell>
            <table:table-cell table:style-name="Table6.C11" office:value-type="string">
              <text:p text:style-name="P60"><text:bookmark-ref text:reference-format="page" text:ref-name="">Error: Reference source not found</text:bookmark-ref></text:p>
            </table:table-cell>
          </table:table-row>
          <table:table-row table:style-name="Table6.1">
            <table:table-cell table:style-name="Table6.A12" office:value-type="string">
              <text:p text:style-name="P61"><text:span text:style-name="Code_20_Small1"><text:span text:style-name="T44">void</text:span></text:span></text:p>
            </table:table-cell>
            <table:table-cell table:style-name="Table6.B12" office:value-type="string">
              <text:p text:style-name="P66"><text:a xlink:type="simple" xlink:href="file:///l%22r27"><text:span text:style-name="Internet_20_link"><text:span text:style-name="T61">setServiceProperties</text:span></text:span></text:a><text:span text:style-name="Code2"><text:span text:style-name="T48">(Dictionary&lt;String,Object&gt; properties)</text:span></text:span></text:p>
              <text:p text:style-name="P65"><text:span text:style-name="T34">Sets the service registration properties of the component registered as a service.</text:span></text:p>
            </table:table-cell>
            <table:table-cell table:style-name="Table6.C12" office:value-type="string">
              <text:p text:style-name="P60"><text:bookmark-ref text:reference-format="page" text:ref-name="">Error: Reference source not found</text:bookmark-ref></text:p>
            </table:table-cell>
          </table:table-row>
        </table:table>
        <text:p text:style-name="Detail_20_Heading"><text:span text:style-name="T43">Method Detail</text:span></text:p>
        <text:p text:style-name="Detail_20_Heading"><text:bookmark text:name="r17"/><text:span text:style-name="T43">getProperties</text:span></text:p>
        <text:p text:style-name="P41"><text:span text:style-name="Code2"><text:span text:style-name="T46">Dictionary&lt;String,Object&gt; getProperties</text:span></text:span><text:span text:style-name="Code2"><text:span text:style-name="T47">()</text:span></text:span></text:p>
        <text:p text:style-name="P53"><text:span text:style-name="T34">Returns the component properties for this Component Context.</text:span></text:p>
        <text:p text:style-name="P53"><text:span text:style-name="T34">Returns:</text:span></text:p>
        <text:p text:style-name="P70"><text:span text:style-name="T34">The properties for this Component Context. The Dictionary is read only and cannot be modified.</text:span></text:p>
        <text:p text:style-name="P67"/>
        <text:p text:style-name="P69"><text:bookmark text:name="r18"/><text:span text:style-name="T43">locateService</text:span></text:p>
        <text:p text:style-name="P41"><text:span text:style-name="Code2"><text:span text:style-name="T46">Object locateService</text:span></text:span><text:span text:style-name="Code2"><text:span text:style-name="T47">(String name)</text:span></text:span></text:p>
        <text:p text:style-name="P53"><text:span text:style-name="T34">Returns the service object for the specified reference name.</text:span></text:p>
        <text:p text:style-name="P53"><text:span text:style-name="T34">If the cardinality of the reference is </text:span><text:span text:style-name="Code2"><text:span text:style-name="T46">0..n</text:span></text:span><text:span text:style-name="Default_20_Paragraph_20_Font"><text:span text:style-name="T34"> or </text:span></text:span><text:span text:style-name="Code2"><text:span text:style-name="T46">1..n</text:span></text:span><text:span text:style-name="Default_20_Paragraph_20_Font"><text:span text:style-name="T34"> and multiple services are bound to the reference, the service with the highest ranking (as specified in its </text:span></text:span><text:span text:style-name="Code2"><text:span text:style-name="T46">Constants.SERVICE_RANKING</text:span></text:span><text:span text:style-name="Default_20_Paragraph_20_Font"><text:span text:style-name="T34"> property) is returned. If there is a tie in ranking, the service with the lowest service ID (as specified in its </text:span></text:span><text:span text:style-name="Code2"><text:span text:style-name="T46">Constants.SERVICE_ID</text:span></text:span><text:span text:style-name="Default_20_Paragraph_20_Font"><text:span text:style-name="T34"> property); that is, the service that was registered first is returned.</text:span></text:span></text:p>
        <text:p text:style-name="P53"><text:span text:style-name="T34">Parameters:</text:span></text:p>
        <text:p text:style-name="P70"><text:span text:style-name="Code2"><text:span text:style-name="T46">name</text:span></text:span><text:span text:style-name="Default_20_Paragraph_20_Font"><text:span text:style-name="T34"> - The name of a reference as specified in a </text:span></text:span><text:span text:style-name="Code2"><text:span text:style-name="T46">reference</text:span></text:span><text:span text:style-name="Default_20_Paragraph_20_Font"><text:span text:style-name="T34"> element in this component's description.</text:span></text:span></text:p>
        <text:p text:style-name="P53"><text:span text:style-name="T34">Returns:</text:span></text:p>
        <text:p text:style-name="P70"><text:span text:style-name="T34">A service object for the referenced service or </text:span><text:span text:style-name="Code2"><text:span text:style-name="T46">null</text:span></text:span><text:span text:style-name="Default_20_Paragraph_20_Font"><text:span text:style-name="T34"> if the reference cardinality is </text:span></text:span><text:span text:style-name="Code2"><text:span text:style-name="T46">0..1</text:span></text:span><text:span text:style-name="Default_20_Paragraph_20_Font"><text:span text:style-name="T34"> or </text:span></text:span><text:span text:style-name="Code2"><text:span text:style-name="T46">0..n</text:span></text:span><text:span text:style-name="Default_20_Paragraph_20_Font"><text:span text:style-name="T34"> and no bound service is available.</text:span></text:span></text:p>
        <text:p text:style-name="P53"><text:span text:style-name="T34">Throws:</text:span></text:p>
        <text:p text:style-name="P70"><text:a xlink:type="simple" xlink:href="file:///l%22r34"><text:span text:style-name="Internet_20_link"><text:span text:style-name="T62">ComponentException</text:span></text:span></text:a><text:span text:style-name="Default_20_Paragraph_20_Font"><text:span text:style-name="T35"> - If the Service Component Runtime catches an exception while activating the bound service.</text:span></text:span></text:p>
        <text:p text:style-name="P67"/>
        <text:p text:style-name="P69"><text:bookmark text:name="r19"/><text:span text:style-name="T43">locateService</text:span></text:p>
        <text:p text:style-name="P41"><text:span text:style-name="Code2"><text:span text:style-name="T46">Object locateService</text:span></text:span><text:span text:style-name="Code2"><text:span text:style-name="T47">(String name,</text:span></text:span><text:line-break/><text:span text:style-name="Code2"><text:span text:style-name="T47">                     org.osgi.framework.ServiceReference&lt;?&gt; reference)</text:span></text:span></text:p>
        <text:p text:style-name="P53"><text:span text:style-name="T34">Returns the service object for the specified reference name and </text:span><text:span text:style-name="Code2"><text:span text:style-name="T46">ServiceReference</text:span></text:span><text:span text:style-name="Default_20_Paragraph_20_Font"><text:span text:style-name="T34">.</text:span></text:span></text:p>
        <text:p text:style-name="P53"><text:span text:style-name="T34">Parameters:</text:span></text:p>
        <text:p text:style-name="P70"><text:span text:style-name="Code2"><text:span text:style-name="T46">name</text:span></text:span><text:span text:style-name="Default_20_Paragraph_20_Font"><text:span text:style-name="T34"> - The name of a reference as specified in a </text:span></text:span><text:span text:style-name="Code2"><text:span text:style-name="T46">reference</text:span></text:span><text:span text:style-name="Default_20_Paragraph_20_Font"><text:span text:style-name="T34"> element in this component's description.</text:span></text:span></text:p>
        <text:p text:style-name="P70"><text:span text:style-name="Code2"><text:span text:style-name="T46">reference</text:span></text:span><text:span text:style-name="Default_20_Paragraph_20_Font"><text:span text:style-name="T34"> - The </text:span></text:span><text:span text:style-name="Code2"><text:span text:style-name="T46">ServiceReference</text:span></text:span><text:span text:style-name="Default_20_Paragraph_20_Font"><text:span text:style-name="T34"> to a bound service. This must be a </text:span></text:span><text:span text:style-name="Code2"><text:span text:style-name="T46">ServiceReference</text:span></text:span><text:span text:style-name="Default_20_Paragraph_20_Font"><text:span text:style-name="T34"> provided to the component via the bind or unbind method for the specified reference name.</text:span></text:span></text:p>
        <text:p text:style-name="P53"><text:span text:style-name="T34">Returns:</text:span></text:p>
        <text:p text:style-name="P70"><text:span text:style-name="T34">A service object for the referenced service or </text:span><text:span text:style-name="Code2"><text:span text:style-name="T46">null</text:span></text:span><text:span text:style-name="Default_20_Paragraph_20_Font"><text:span text:style-name="T34"> if the specified </text:span></text:span><text:span text:style-name="Code2"><text:span text:style-name="T46">ServiceReference</text:span></text:span><text:span text:style-name="Default_20_Paragraph_20_Font"><text:span text:style-name="T34"> is not a bound service for the specified reference name.</text:span></text:span></text:p>
        <text:p text:style-name="P53"><text:span text:style-name="T34">Throws:</text:span></text:p>
        <text:p text:style-name="P70"><text:a xlink:type="simple" xlink:href="file:///l%22r34"><text:span text:style-name="Internet_20_link"><text:span text:style-name="T62">ComponentException</text:span></text:span></text:a><text:span text:style-name="Default_20_Paragraph_20_Font"><text:span text:style-name="T35"> - If the Service Component Runtime catches an exception while activating the bound service.</text:span></text:span></text:p>
        <text:p text:style-name="P67"/>
        <text:p text:style-name="P69"><text:bookmark text:name="r20"/><text:span text:style-name="T43">locateServices</text:span></text:p>
        <text:p text:style-name="P41"><text:soft-page-break/><text:span text:style-name="Code2"><text:span text:style-name="T46">Object[] locateServices</text:span></text:span><text:span text:style-name="Code2"><text:span text:style-name="T47">(String name)</text:span></text:span></text:p>
        <text:p text:style-name="P53"><text:span text:style-name="T34">Returns the service objects for the specified reference name.</text:span></text:p>
        <text:p text:style-name="P53"><text:span text:style-name="T34">Parameters:</text:span></text:p>
        <text:p text:style-name="P70"><text:span text:style-name="Code2"><text:span text:style-name="T46">name</text:span></text:span><text:span text:style-name="Default_20_Paragraph_20_Font"><text:span text:style-name="T34"> - The name of a reference as specified in a </text:span></text:span><text:span text:style-name="Code2"><text:span text:style-name="T46">reference</text:span></text:span><text:span text:style-name="Default_20_Paragraph_20_Font"><text:span text:style-name="T34"> element in this component's description.</text:span></text:span></text:p>
        <text:p text:style-name="P53"><text:span text:style-name="T34">Returns:</text:span></text:p>
        <text:p text:style-name="P70"><text:span text:style-name="T34">An array of service objects for the referenced service or </text:span><text:span text:style-name="Code2"><text:span text:style-name="T46">null</text:span></text:span><text:span text:style-name="Default_20_Paragraph_20_Font"><text:span text:style-name="T34"> if the reference cardinality is </text:span></text:span><text:span text:style-name="Code2"><text:span text:style-name="T46">0..1</text:span></text:span><text:span text:style-name="Default_20_Paragraph_20_Font"><text:span text:style-name="T34"> or </text:span></text:span><text:span text:style-name="Code2"><text:span text:style-name="T46">0..n</text:span></text:span><text:span text:style-name="Default_20_Paragraph_20_Font"><text:span text:style-name="T34"> and no bound service is available. If the reference cardinality is </text:span></text:span><text:span text:style-name="Code2"><text:span text:style-name="T46">0..1</text:span></text:span><text:span text:style-name="Default_20_Paragraph_20_Font"><text:span text:style-name="T34"> or </text:span></text:span><text:span text:style-name="Code2"><text:span text:style-name="T46">1..1</text:span></text:span><text:span text:style-name="Default_20_Paragraph_20_Font"><text:span text:style-name="T34"> and a bound service is available, the array will have exactly one element.</text:span></text:span></text:p>
        <text:p text:style-name="P53"><text:span text:style-name="T34">Throws:</text:span></text:p>
        <text:p text:style-name="P70"><text:a xlink:type="simple" xlink:href="file:///l%22r34"><text:span text:style-name="Internet_20_link"><text:span text:style-name="T62">ComponentException</text:span></text:span></text:a><text:span text:style-name="Default_20_Paragraph_20_Font"><text:span text:style-name="T35"> - If the Service Component Runtime catches an exception while activating a bound service.</text:span></text:span></text:p>
        <text:p text:style-name="P67"/>
        <text:p text:style-name="P69"><text:bookmark text:name="r21"/><text:span text:style-name="T43">getBundleContext</text:span></text:p>
        <text:p text:style-name="P41"><text:span text:style-name="Code2"><text:span text:style-name="T46">org.osgi.framework.BundleContext getBundleContext</text:span></text:span><text:span text:style-name="Code2"><text:span text:style-name="T47">()</text:span></text:span></text:p>
        <text:p text:style-name="P53"><text:span text:style-name="T34">Returns the </text:span><text:span text:style-name="Code2"><text:span text:style-name="T46">BundleContext</text:span></text:span><text:span text:style-name="Default_20_Paragraph_20_Font"><text:span text:style-name="T34"> of the bundle which contains this component.</text:span></text:span></text:p>
        <text:p text:style-name="P53"><text:span text:style-name="T34">Returns:</text:span></text:p>
        <text:p text:style-name="P70"><text:span text:style-name="T34">The </text:span><text:span text:style-name="Code2"><text:span text:style-name="T46">BundleContext</text:span></text:span><text:span text:style-name="Default_20_Paragraph_20_Font"><text:span text:style-name="T34"> of the bundle containing this component.</text:span></text:span></text:p>
        <text:p text:style-name="P67"/>
        <text:p text:style-name="P69"><text:bookmark text:name="r22"/><text:span text:style-name="T43">getUsingBundle</text:span></text:p>
        <text:p text:style-name="P41"><text:span text:style-name="Code2"><text:span text:style-name="T46">org.osgi.framework.Bundle getUsingBundle</text:span></text:span><text:span text:style-name="Code2"><text:span text:style-name="T47">()</text:span></text:span></text:p>
        <text:p text:style-name="P53"><text:span text:style-name="T34">If the component instance is registered as a service using the </text:span><text:span text:style-name="Code2"><text:span text:style-name="T46">servicefactory="true"</text:span></text:span><text:span text:style-name="Default_20_Paragraph_20_Font"><text:span text:style-name="T34"> attribute, then this method returns the bundle using the service provided by the component instance.</text:span></text:span></text:p>
        <text:p text:style-name="P53"><text:span text:style-name="T34">This method will return </text:span><text:span text:style-name="Code2"><text:span text:style-name="T46">null</text:span></text:span><text:span text:style-name="Default_20_Paragraph_20_Font"><text:span text:style-name="T34"> if:</text:span></text:span></text:p>
        <text:list xml:id="list3905125451458498218" text:style-name="WWNum1">
          <text:list-item>
            <text:p text:style-name="P85"><text:span text:style-name="T34">The component instance is not a service, then no bundle can be using it as a service.</text:span></text:p>
          </text:list-item>
          <text:list-item>
            <text:p text:style-name="P85"><text:span text:style-name="T34">The component instance is a service but did not specify the </text:span><text:span text:style-name="Code2"><text:span text:style-name="T46">servicefactory="true"</text:span></text:span><text:span text:style-name="Default_20_Paragraph_20_Font"><text:span text:style-name="T34"> attribute, then all bundles using the service provided by the component instance will share the same component instance.</text:span></text:span></text:p>
          </text:list-item>
          <text:list-item>
            <text:p text:style-name="P85"><text:span text:style-name="T34">The service provided by the component instance is not currently being used by any bundle.</text:span></text:p>
          </text:list-item>
        </text:list>
        <text:p text:style-name="P53"><text:span text:style-name="T34">Returns:</text:span></text:p>
        <text:p text:style-name="P70"><text:span text:style-name="T34">The bundle using the component instance as a service or </text:span><text:span text:style-name="Code2"><text:span text:style-name="T46">null</text:span></text:span><text:span text:style-name="Default_20_Paragraph_20_Font"><text:span text:style-name="T34">.</text:span></text:span></text:p>
        <text:p text:style-name="P67"/>
        <text:p text:style-name="P69"><text:bookmark text:name="r23"/><text:span text:style-name="T43">getComponentInstance</text:span></text:p>
        <text:p text:style-name="P41"><text:a xlink:type="simple" xlink:href="file:///l%22r39"><text:span text:style-name="Internet_20_link"><text:span text:style-name="T62">ComponentInstance</text:span></text:span></text:a><text:span text:style-name="Code2"><text:span text:style-name="T49"> getComponentInstance</text:span></text:span><text:span text:style-name="Code2"><text:span text:style-name="T48">()</text:span></text:span></text:p>
        <text:p text:style-name="P53"><text:span text:style-name="T34">Returns the Component Instance object for the component instance associated with this Component Context.</text:span></text:p>
        <text:p text:style-name="P53"><text:span text:style-name="T34">Returns:</text:span></text:p>
        <text:p text:style-name="P70"><text:span text:style-name="T34">The Component Instance object for the component instance.</text:span></text:p>
        <text:p text:style-name="P67"/>
        <text:p text:style-name="P69"><text:bookmark text:name="r24"/><text:span text:style-name="T43">enableComponent</text:span></text:p>
        <text:p text:style-name="P41"><text:span text:style-name="Code2"><text:span text:style-name="T46">void enableComponent</text:span></text:span><text:span text:style-name="Code2"><text:span text:style-name="T47">(String name)</text:span></text:span></text:p>
        <text:p text:style-name="P53"><text:span text:style-name="T34">Enables the specified component name. The specified component name must be in the same bundle as this component.</text:span></text:p>
        <text:p text:style-name="P53"><text:span text:style-name="T34">Parameters:</text:span></text:p>
        <text:p text:style-name="P70"><text:span text:style-name="Code2"><text:span text:style-name="T46">name</text:span></text:span><text:span text:style-name="Default_20_Paragraph_20_Font"><text:span text:style-name="T34"> - The name of a component or </text:span></text:span><text:span text:style-name="Code2"><text:span text:style-name="T46">null</text:span></text:span><text:span text:style-name="Default_20_Paragraph_20_Font"><text:span text:style-name="T34"> to indicate all components in the bundle.</text:span></text:span></text:p>
        <text:p text:style-name="P67"/>
        <text:p text:style-name="P69"><text:bookmark text:name="r25"/><text:span text:style-name="T43">disableComponent</text:span></text:p>
        <text:p text:style-name="P41"><text:span text:style-name="Code2"><text:span text:style-name="T46">void disableComponent</text:span></text:span><text:span text:style-name="Code2"><text:span text:style-name="T47">(String name)</text:span></text:span></text:p>
        <text:p text:style-name="P53"><text:span text:style-name="T34">Disables the specified component name. The specified component name must be in the same bundle as this component.</text:span></text:p>
        <text:p text:style-name="P53"><text:span text:style-name="T34">Parameters:</text:span></text:p>
        <text:p text:style-name="P70"><text:span text:style-name="Code2"><text:span text:style-name="T46">name</text:span></text:span><text:span text:style-name="Default_20_Paragraph_20_Font"><text:span text:style-name="T34"> - The name of a component.</text:span></text:span></text:p>
        <text:p text:style-name="P67"/>
        <text:p text:style-name="P69"><text:bookmark text:name="r26"/><text:span text:style-name="T43">getServiceReference</text:span></text:p>
        <text:p text:style-name="P41"><text:span text:style-name="Code2"><text:span text:style-name="T46">org.osgi.framework.ServiceReference&lt;?&gt; getServiceReference</text:span></text:span><text:span text:style-name="Code2"><text:span text:style-name="T47">()</text:span></text:span></text:p>
        <text:p text:style-name="P53"><text:span text:style-name="T34">If the component instance is registered as a service using the </text:span><text:span text:style-name="Code2"><text:span text:style-name="T46">service</text:span></text:span><text:span text:style-name="Default_20_Paragraph_20_Font"><text:span text:style-name="T34"> element, then this method returns the service reference of the service provided by this component instance.</text:span></text:span></text:p>
        <text:p text:style-name="P53"><text:span text:style-name="T34">This method will return </text:span><text:span text:style-name="Code2"><text:span text:style-name="T46">null</text:span></text:span><text:span text:style-name="Default_20_Paragraph_20_Font"><text:span text:style-name="T34"> if the component instance is not registered as a service.</text:span></text:span></text:p>
        <text:p text:style-name="P53"><text:span text:style-name="T34">Returns:</text:span></text:p>
        <text:p text:style-name="P70"><text:span text:style-name="T34">The </text:span><text:span text:style-name="Code2"><text:span text:style-name="T46">ServiceReference</text:span></text:span><text:span text:style-name="Default_20_Paragraph_20_Font"><text:span text:style-name="T34"> object for the component instance or </text:span></text:span><text:span text:style-name="Code2"><text:span text:style-name="T46">null</text:span></text:span><text:span text:style-name="Default_20_Paragraph_20_Font"><text:span text:style-name="T34"> if the component instance is not registered as a service.</text:span></text:span></text:p>
        <text:p text:style-name="P67"/>
        <text:p text:style-name="P69"><text:bookmark text:name="r27"/><text:span text:style-name="T43">setServiceProperties</text:span></text:p>
        <text:p text:style-name="P41"><text:span text:style-name="Code2"><text:span text:style-name="T46">void setServiceProperties</text:span></text:span><text:span text:style-name="Code2"><text:span text:style-name="T47">(Dictionary&lt;String,Object&gt; properties)</text:span></text:span></text:p>
        <text:p text:style-name="P53"><text:span text:style-name="T34">Sets the service registration properties of the component registered as a service. If the component is not declared to provide a service this method has no effect.</text:span></text:p>
        <text:p text:style-name="P53"><text:span text:style-name="T34">The provided properties are treated as follows to get to the actual set of properties for the service registration:</text:span></text:p>
        <text:list xml:id="list7914716651665024215" text:style-name="WWNum2">
          <text:list-item>
            <text:p text:style-name="P86"><text:span text:style-name="T34">If the properties parameter is null or an empty Dictionary the default properties are retrieved as defined in Section 112.6, Component Properties.</text:span></text:p>
          </text:list-item>
          <text:list-item>
            <text:p text:style-name="P86"><text:span text:style-name="T34">Any private properties whose key starts with a dot are removed from the dictionary.</text:span></text:p>
          </text:list-item>
          <text:list-item>
            <text:p text:style-name="P86"><text:span text:style-name="T34">The </text:span><text:span text:style-name="Code2"><text:span text:style-name="T46">component.id</text:span></text:span><text:span text:style-name="Default_20_Paragraph_20_Font"><text:span text:style-name="T34"> and </text:span></text:span><text:span text:style-name="Code2"><text:span text:style-name="T46">component.name</text:span></text:span><text:span text:style-name="Default_20_Paragraph_20_Font"><text:span text:style-name="T34"> property are added or replaced as defined in Section 112.6, Component Properties.</text:span></text:span></text:p>
          </text:list-item>
        </text:list>
        <text:p text:style-name="P53"><text:span text:style-name="T34">If the component is already registered as a service the service registration properties are updated as per </text:span><text:span text:style-name="Code2"><text:span text:style-name="T46">org.osgi.framework.ServiceRegistration.setProperties(Dictionary)</text:span></text:span><text:span text:style-name="Default_20_Paragraph_20_Font"><text:span text:style-name="T34">. If the component is not registered as a service (yet) the provided properties are used for the upcoming service registration.</text:span></text:span></text:p>
        <text:p text:style-name="P53"><text:soft-page-break/><text:span text:style-name="T34">Parameters:</text:span></text:p>
        <text:p text:style-name="P70"><text:span text:style-name="Code2"><text:span text:style-name="T46">properties</text:span></text:span><text:span text:style-name="Default_20_Paragraph_20_Font"><text:span text:style-name="T34"> - properties to update the default component properties with. If this is </text:span></text:span><text:span text:style-name="Code2"><text:span text:style-name="T46">null</text:span></text:span><text:span text:style-name="Default_20_Paragraph_20_Font"><text:span text:style-name="T34"> or empty the default set of properties as defined in Section 112.6, Component Properties, are used as the service registration properties.</text:span></text:span></text:p>
        <text:p text:style-name="P53"><text:span text:style-name="T34">Throws:</text:span></text:p>
        <text:p text:style-name="P70"><text:span text:style-name="Code2"><text:span text:style-name="T46">IllegalStateException</text:span></text:span><text:span text:style-name="Default_20_Paragraph_20_Font"><text:span text:style-name="T34"> - if this method is called for a Component Factory component</text:span></text:span></text:p>
        <text:p text:style-name="P53"><text:span text:style-name="T34">Since:</text:span></text:p>
        <text:p text:style-name="P70"><text:span text:style-name="T34">1.3</text:span></text:p>
        <text:p text:style-name="P72"><text:bookmark text:name="r34"/><text:span text:style-name="T43">Class ComponentException</text:span></text:p>
        <text:p text:style-name="Standard"><text:a xlink:type="simple" xlink:href="file:///l%22r3"><text:span text:style-name="Internet_20_link"><text:span text:style-name="T60">org.osgi.service.component</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text:anchor-type="as-char" svg:width="0.1563in" svg:height="0.1457in" draw:z-index="17"><draw:image xlink:href="Pictures/100002000000000F0000000E443DCD33.png" xlink:type="simple" xlink:show="embed" xlink:actuate="onLoad"/></draw:frame></text:span></text:span><text:span text:style-name="Code2"><text:span text:style-name="T46">java.lang.Throwable</text:span></text:span></text:p>
        <text:p text:style-name="P41"><text:span text:style-name="Code2"><text:span text:style-name="T46">      </text:span></text:span><text:span text:style-name="Code2"><text:span text:style-name="T46"><draw:frame draw:style-name="fr3" draw:name="graphics2" text:anchor-type="as-char" svg:width="0.1563in" svg:height="0.1457in" draw:z-index="18"><draw:image xlink:href="Pictures/100002000000000F0000000E443DCD33.png" xlink:type="simple" xlink:show="embed" xlink:actuate="onLoad"/></draw:frame></text:span></text:span><text:span text:style-name="Code2"><text:span text:style-name="T46">java.lang.Exception</text:span></text:span></text:p>
        <text:p text:style-name="P41"><text:span text:style-name="Code2"><text:span text:style-name="T46">          </text:span></text:span><text:span text:style-name="Code2"><text:span text:style-name="T46"><draw:frame draw:style-name="fr3" draw:name="graphics4" text:anchor-type="as-char" svg:width="0.1563in" svg:height="0.1457in" draw:z-index="19"><draw:image xlink:href="Pictures/100002000000000F0000000E443DCD33.png" xlink:type="simple" xlink:show="embed" xlink:actuate="onLoad"/></draw:frame></text:span></text:span><text:span text:style-name="Code2"><text:span text:style-name="T46">java.lang.RuntimeException</text:span></text:span></text:p>
        <text:p text:style-name="P41"><text:span text:style-name="Code2"><text:span text:style-name="T46">              </text:span></text:span><text:span text:style-name="Code2"><text:span text:style-name="T46"><draw:frame draw:style-name="fr3" draw:name="graphics5" text:anchor-type="as-char" svg:width="0.1563in" svg:height="0.1457in" draw:z-index="20"><draw:image xlink:href="Pictures/100002000000000F0000000E443DCD33.png" xlink:type="simple" xlink:show="embed" xlink:actuate="onLoad"/></draw:frame></text:span></text:span><text:span text:style-name="Code2"><text:span text:style-name="T46">org.osgi.service.component.ComponentException</text:span></text:span></text:p>
        <text:p text:style-name="List_20_Heading"><text:span text:style-name="T34">All Implemented Interfaces:</text:span></text:p>
        <text:p text:style-name="P53"><text:span text:style-name="T34">Serializable</text:span></text:p>
        <text:p text:style-name="P68"/>
        <text:p text:style-name="P41"><text:span text:style-name="Code2"><text:span text:style-name="T46">public class ComponentException</text:span></text:span></text:p>
        <text:p text:style-name="P41"><text:span text:style-name="Code2"><text:span text:style-name="T46">extends RuntimeException</text:span></text:span></text:p>
        <text:p text:style-name="Standard"><text:span text:style-name="T34">Unchecked exception which may be thrown by the Service Component Runtime.</text:span></text:p>
        <text:p text:style-name="P67"/>
        <table:table table:name="Table7" table:style-name="Table7">
          <table:table-column table:style-name="Table7.A"/>
          <table:table-column table:style-name="Table7.B"/>
          <table:table-row table:style-name="Table7.1">
            <table:table-cell table:style-name="Table7.A1" office:value-type="string">
              <text:p text:style-name="P36"><text:span text:style-name="Summary_20_Heading_20_Font2"><text:span text:style-name="T33">Constructor Summary</text:span></text:span></text:p>
            </table:table-cell>
            <table:table-cell table:style-name="Table7.A1" office:value-type="string">
              <text:p text:style-name="P60"><text:span text:style-name="Page_20_Reference_20_Font"><text:span text:style-name="T32">Page</text:span></text:span></text:p>
            </table:table-cell>
          </table:table-row>
          <table:table-row table:style-name="Table7.1">
            <table:table-cell table:style-name="Table7.A2" office:value-type="string">
              <text:p text:style-name="P36"><text:a xlink:type="simple" xlink:href="file:///l%22r30"><text:span text:style-name="Internet_20_link"><text:span text:style-name="T61">ComponentException</text:span></text:span></text:a><text:span text:style-name="Code2"><text:span text:style-name="T48">(String message)</text:span></text:span></text:p>
              <text:p text:style-name="P63"><text:span text:style-name="T34">Construct a new ComponentException with the specified message.</text:span></text:p>
            </table:table-cell>
            <table:table-cell table:style-name="Table7.B2" office:value-type="string">
              <text:p text:style-name="P64"><text:bookmark-ref text:reference-format="page" text:ref-name="">Error: Reference source not found</text:bookmark-ref></text:p>
            </table:table-cell>
          </table:table-row>
          <table:table-row table:style-name="Table7.1">
            <table:table-cell table:style-name="Table7.A3" office:value-type="string">
              <text:p text:style-name="P66"><text:a xlink:type="simple" xlink:href="file:///l%22r29"><text:span text:style-name="Internet_20_link"><text:span text:style-name="T61">ComponentException</text:span></text:span></text:a><text:span text:style-name="Code2"><text:span text:style-name="T48">(String message, Throwable cause)</text:span></text:span></text:p>
              <text:p text:style-name="P65"><text:span text:style-name="T34">Construct a new ComponentException with the specified message and cause.</text:span></text:p>
            </table:table-cell>
            <table:table-cell table:style-name="Table7.B3" office:value-type="string">
              <text:p text:style-name="P60"><text:bookmark-ref text:reference-format="page" text:ref-name="">Error: Reference source not found</text:bookmark-ref></text:p>
            </table:table-cell>
          </table:table-row>
          <table:table-row table:style-name="Table7.1">
            <table:table-cell table:style-name="Table7.A4" office:value-type="string">
              <text:p text:style-name="P66"><text:a xlink:type="simple" xlink:href="file:///l%22r31"><text:span text:style-name="Internet_20_link"><text:span text:style-name="T61">ComponentException</text:span></text:span></text:a><text:span text:style-name="Code2"><text:span text:style-name="T48">(Throwable cause)</text:span></text:span></text:p>
              <text:p text:style-name="P65"><text:span text:style-name="T34">Construct a new ComponentException with the specified cause.</text:span></text:p>
            </table:table-cell>
            <table:table-cell table:style-name="Table7.B4" office:value-type="string">
              <text:p text:style-name="P60"><text:bookmark-ref text:reference-format="page" text:ref-name="">Error: Reference source not found</text:bookmark-ref></text:p>
            </table:table-cell>
          </table:table-row>
        </table:table>
        <text:p text:style-name="P4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36"><text:span text:style-name="Summary_20_Heading_20_Font2"><text:span text:style-name="T33">Method Summary</text:span></text:span></text:p>
            </table:table-cell>
            <table:covered-table-cell/>
            <table:table-cell table:style-name="Table8.A1" office:value-type="string">
              <text:p text:style-name="P60"><text:span text:style-name="Page_20_Reference_20_Font"><text:span text:style-name="T32">Page</text:span></text:span></text:p>
            </table:table-cell>
          </table:table-row>
          <table:table-row table:style-name="Table8.1">
            <table:table-cell table:style-name="Table8.A2" office:value-type="string">
              <text:p text:style-name="P42"><text:span text:style-name="Code_20_Small1"><text:span text:style-name="T44">Throwable</text:span></text:span></text:p>
            </table:table-cell>
            <table:table-cell table:style-name="Table8.B2" office:value-type="string">
              <text:p text:style-name="P36"><text:a xlink:type="simple" xlink:href="file:///l%22r32"><text:span text:style-name="Internet_20_link"><text:span text:style-name="T61">getCause</text:span></text:span></text:a><text:span text:style-name="Code2"><text:span text:style-name="T48">()</text:span></text:span></text:p>
              <text:p text:style-name="P63"><text:span text:style-name="T34">Returns the cause of this exception or </text:span><text:span text:style-name="Code2"><text:span text:style-name="T46">null</text:span></text:span><text:span text:style-name="Default_20_Paragraph_20_Font"><text:span text:style-name="T34"> if no cause was set.</text:span></text:span></text:p>
            </table:table-cell>
            <table:table-cell table:style-name="Table8.C2" office:value-type="string">
              <text:p text:style-name="P64"><text:bookmark-ref text:reference-format="page" text:ref-name="">Error: Reference source not found</text:bookmark-ref></text:p>
            </table:table-cell>
          </table:table-row>
          <table:table-row table:style-name="Table8.1">
            <table:table-cell table:style-name="Table8.A3" office:value-type="string">
              <text:p text:style-name="P61"><text:span text:style-name="Code_20_Small1"><text:span text:style-name="T44">Throwable</text:span></text:span></text:p>
            </table:table-cell>
            <table:table-cell table:style-name="Table8.B3" office:value-type="string">
              <text:p text:style-name="P66"><text:a xlink:type="simple" xlink:href="file:///l%22r33"><text:span text:style-name="Internet_20_link"><text:span text:style-name="T61">initCause</text:span></text:span></text:a><text:span text:style-name="Code2"><text:span text:style-name="T48">(Throwable cause)</text:span></text:span></text:p>
              <text:p text:style-name="P65"><text:span text:style-name="T34">Initializes the cause of this exception to the specified value.</text:span></text:p>
            </table:table-cell>
            <table:table-cell table:style-name="Table8.C3" office:value-type="string">
              <text:p text:style-name="P60"><text:bookmark-ref text:reference-format="page" text:ref-name="">Error: Reference source not found</text:bookmark-ref></text:p>
            </table:table-cell>
          </table:table-row>
        </table:table>
        <text:p text:style-name="Detail_20_Heading"><text:span text:style-name="T43">Constructor Detail</text:span></text:p>
        <text:p text:style-name="Detail_20_Heading"><text:bookmark text:name="r29"/><text:span text:style-name="T43">ComponentException</text:span></text:p>
        <text:p text:style-name="P41"><text:span text:style-name="Code2"><text:span text:style-name="T46">public ComponentException</text:span></text:span><text:span text:style-name="Code2"><text:span text:style-name="T47">(String message,</text:span></text:span><text:line-break/><text:span text:style-name="Code2"><text:span text:style-name="T47">                          Throwable cause)</text:span></text:span></text:p>
        <text:p text:style-name="P53"><text:span text:style-name="T34">Construct a new ComponentException with the specified message and cause.</text:span></text:p>
        <text:p text:style-name="P53"><text:span text:style-name="T34">Parameters:</text:span></text:p>
        <text:p text:style-name="P70"><text:span text:style-name="Code2"><text:span text:style-name="T46">message</text:span></text:span><text:span text:style-name="Default_20_Paragraph_20_Font"><text:span text:style-name="T34"> - The message for the exception.</text:span></text:span></text:p>
        <text:p text:style-name="P70"><text:span text:style-name="Code2"><text:span text:style-name="T46">cause</text:span></text:span><text:span text:style-name="Default_20_Paragraph_20_Font"><text:span text:style-name="T34"> - The cause of the exception. May be </text:span></text:span><text:span text:style-name="Code2"><text:span text:style-name="T46">null</text:span></text:span><text:span text:style-name="Default_20_Paragraph_20_Font"><text:span text:style-name="T34">.</text:span></text:span></text:p>
        <text:p text:style-name="P67"/>
        <text:p text:style-name="P69"><text:bookmark text:name="r30"/><text:span text:style-name="T43">ComponentException</text:span></text:p>
        <text:p text:style-name="P41"><text:span text:style-name="Code2"><text:span text:style-name="T46">public ComponentException</text:span></text:span><text:span text:style-name="Code2"><text:span text:style-name="T47">(String message)</text:span></text:span></text:p>
        <text:p text:style-name="P53"><text:span text:style-name="T34">Construct a new ComponentException with the specified message.</text:span></text:p>
        <text:p text:style-name="P53"><text:span text:style-name="T34">Parameters:</text:span></text:p>
        <text:p text:style-name="P70"><text:soft-page-break/><text:span text:style-name="Code2"><text:span text:style-name="T46">message</text:span></text:span><text:span text:style-name="Default_20_Paragraph_20_Font"><text:span text:style-name="T34"> - The message for the exception.</text:span></text:span></text:p>
        <text:p text:style-name="P67"/>
        <text:p text:style-name="P69"><text:bookmark text:name="r31"/><text:span text:style-name="T43">ComponentException</text:span></text:p>
        <text:p text:style-name="P41"><text:span text:style-name="Code2"><text:span text:style-name="T46">public ComponentException</text:span></text:span><text:span text:style-name="Code2"><text:span text:style-name="T47">(Throwable cause)</text:span></text:span></text:p>
        <text:p text:style-name="P53"><text:span text:style-name="T34">Construct a new ComponentException with the specified cause.</text:span></text:p>
        <text:p text:style-name="P53"><text:span text:style-name="T34">Parameters:</text:span></text:p>
        <text:p text:style-name="P70"><text:span text:style-name="Code2"><text:span text:style-name="T46">cause</text:span></text:span><text:span text:style-name="Default_20_Paragraph_20_Font"><text:span text:style-name="T34"> - The cause of the exception. May be </text:span></text:span><text:span text:style-name="Code2"><text:span text:style-name="T46">null</text:span></text:span><text:span text:style-name="Default_20_Paragraph_20_Font"><text:span text:style-name="T34">.</text:span></text:span></text:p>
        <text:p text:style-name="Detail_20_Heading"><text:span text:style-name="T43">Method Detail</text:span></text:p>
        <text:p text:style-name="Detail_20_Heading"><text:bookmark text:name="r32"/><text:span text:style-name="T43">getCause</text:span></text:p>
        <text:p text:style-name="P41"><text:span text:style-name="Code2"><text:span text:style-name="T46">public Throwable getCause</text:span></text:span><text:span text:style-name="Code2"><text:span text:style-name="T47">()</text:span></text:span></text:p>
        <text:p text:style-name="P53"><text:span text:style-name="T34">Returns the cause of this exception or </text:span><text:span text:style-name="Code2"><text:span text:style-name="T46">null</text:span></text:span><text:span text:style-name="Default_20_Paragraph_20_Font"><text:span text:style-name="T34"> if no cause was set.</text:span></text:span></text:p>
        <text:p text:style-name="P53"><text:span text:style-name="T34">Overrides:</text:span></text:p>
        <text:p text:style-name="P70"><text:span text:style-name="Code2"><text:span text:style-name="T46">getCause</text:span></text:span><text:span text:style-name="Default_20_Paragraph_20_Font"><text:span text:style-name="T34"> in class </text:span></text:span><text:span text:style-name="Code2"><text:span text:style-name="T46">Throwable</text:span></text:span></text:p>
        <text:p text:style-name="P53"><text:span text:style-name="T34">Returns:</text:span></text:p>
        <text:p text:style-name="P70"><text:span text:style-name="T34">The cause of this exception or </text:span><text:span text:style-name="Code2"><text:span text:style-name="T46">null</text:span></text:span><text:span text:style-name="Default_20_Paragraph_20_Font"><text:span text:style-name="T34"> if no cause was set.</text:span></text:span></text:p>
        <text:p text:style-name="P67"/>
        <text:p text:style-name="P69"><text:bookmark text:name="r33"/><text:span text:style-name="T43">initCause</text:span></text:p>
        <text:p text:style-name="P41"><text:span text:style-name="Code2"><text:span text:style-name="T46">public Throwable initCause</text:span></text:span><text:span text:style-name="Code2"><text:span text:style-name="T47">(Throwable cause)</text:span></text:span></text:p>
        <text:p text:style-name="P53"><text:span text:style-name="T34">Initializes the cause of this exception to the specified value.</text:span></text:p>
        <text:p text:style-name="P53"><text:span text:style-name="T34">Overrides:</text:span></text:p>
        <text:p text:style-name="P70"><text:span text:style-name="Code2"><text:span text:style-name="T46">initCause</text:span></text:span><text:span text:style-name="Default_20_Paragraph_20_Font"><text:span text:style-name="T34"> in class </text:span></text:span><text:span text:style-name="Code2"><text:span text:style-name="T46">Throwable</text:span></text:span></text:p>
        <text:p text:style-name="P53"><text:span text:style-name="T34">Parameters:</text:span></text:p>
        <text:p text:style-name="P70"><text:span text:style-name="Code2"><text:span text:style-name="T46">cause</text:span></text:span><text:span text:style-name="Default_20_Paragraph_20_Font"><text:span text:style-name="T34"> - The cause of this exception.</text:span></text:span></text:p>
        <text:p text:style-name="P53"><text:span text:style-name="T34">Returns:</text:span></text:p>
        <text:p text:style-name="P70"><text:span text:style-name="T34">This exception.</text:span></text:p>
        <text:p text:style-name="P53"><text:span text:style-name="T34">Throws:</text:span></text:p>
        <text:p text:style-name="P70"><text:span text:style-name="Code2"><text:span text:style-name="T46">IllegalArgumentException</text:span></text:span><text:span text:style-name="Default_20_Paragraph_20_Font"><text:span text:style-name="T34"> - If the specified cause is this exception.</text:span></text:span></text:p>
        <text:p text:style-name="P70"><text:span text:style-name="Code2"><text:span text:style-name="T46">IllegalStateException</text:span></text:span><text:span text:style-name="Default_20_Paragraph_20_Font"><text:span text:style-name="T34"> - If the cause of this exception has already been set.</text:span></text:span></text:p>
        <text:p text:style-name="P73"><text:bookmark text:name="r36"/><text:span text:style-name="T43">Interface ComponentFactory</text:span></text:p>
        <text:p text:style-name="Standard"><text:a xlink:type="simple" xlink:href="file:///l%22r3"><text:span text:style-name="Internet_20_link"><text:span text:style-name="T60">org.osgi.service.component</text:span></text:span></text:a></text:p>
        <text:p text:style-name="P39"/>
        <text:p text:style-name="P41"><text:span text:style-name="Code_20_Small1"><text:span text:style-name="T44">@org.osgi.annotation.versioning.ProviderType</text:span></text:span><text:line-break/><text:span text:style-name="Code2"><text:span text:style-name="T46">public interface ComponentFactory</text:span></text:span></text:p>
        <text:p text:style-name="Standard"><text:span text:style-name="T34">When a component is declared with the </text:span><text:span text:style-name="Code2"><text:span text:style-name="T46">factory</text:span></text:span><text:span text:style-name="Default_20_Paragraph_20_Font"><text:span text:style-name="T34"> attribute on its </text:span></text:span><text:span text:style-name="Code2"><text:span text:style-name="T46">component</text:span></text:span><text:span text:style-name="Default_20_Paragraph_20_Font"><text:span text:style-name="T34"> element, the Service Component Runtime will register a Component Factory service to allow new component configurations to be created and activated rather than automatically creating and activating component configuration as necessary.</text:span></text:span></text:p>
        <text:p text:style-name="Standard"><text:span text:style-name="T34">ThreadSafe</text:span></text:p>
        <text:p text:style-name="P3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36"><text:span text:style-name="Summary_20_Heading_20_Font2"><text:span text:style-name="T33">Method Summary</text:span></text:span></text:p>
            </table:table-cell>
            <table:covered-table-cell/>
            <table:table-cell table:style-name="Table9.A1" office:value-type="string">
              <text:p text:style-name="P60"><text:span text:style-name="Page_20_Reference_20_Font"><text:span text:style-name="T32">Page</text:span></text:span></text:p>
            </table:table-cell>
          </table:table-row>
          <table:table-row table:style-name="Table9.1">
            <table:table-cell table:style-name="Table9.A2" office:value-type="string">
              <text:p text:style-name="P42"><text:a xlink:type="simple" xlink:href="file:///l%22r39"><text:span text:style-name="Internet_20_link"><text:span text:style-name="T65">ComponentInstance</text:span></text:span></text:a></text:p>
            </table:table-cell>
            <table:table-cell table:style-name="Table9.B2" office:value-type="string">
              <text:p text:style-name="P36"><text:a xlink:type="simple" xlink:href="file:///l%22r35"><text:span text:style-name="Internet_20_link"><text:span text:style-name="T61">newInstance</text:span></text:span></text:a><text:span text:style-name="Code2"><text:span text:style-name="T48">(Dictionary&lt;String,?&gt; properties)</text:span></text:span></text:p>
              <text:p text:style-name="P63"><text:span text:style-name="T34">Create and activate a new component configuration.</text:span></text:p>
            </table:table-cell>
            <table:table-cell table:style-name="Table9.C2" office:value-type="string">
              <text:p text:style-name="P64"><text:bookmark-ref text:reference-format="page" text:ref-name="">Error: Reference source not found</text:bookmark-ref></text:p>
            </table:table-cell>
          </table:table-row>
        </table:table>
        <text:p text:style-name="Detail_20_Heading"><text:span text:style-name="T43">Method Detail</text:span></text:p>
        <text:p text:style-name="Detail_20_Heading"><text:bookmark text:name="r35"/><text:span text:style-name="T43">newInstance</text:span></text:p>
        <text:p text:style-name="P41"><text:a xlink:type="simple" xlink:href="file:///l%22r39"><text:span text:style-name="Internet_20_link"><text:span text:style-name="T62">ComponentInstance</text:span></text:span></text:a><text:span text:style-name="Code2"><text:span text:style-name="T49"> newInstance</text:span></text:span><text:span text:style-name="Code2"><text:span text:style-name="T48">(Dictionary&lt;String,?&gt; properties)</text:span></text:span></text:p>
        <text:p text:style-name="P53"><text:span text:style-name="T34">Create and activate a new component configuration. Additional properties may be provided for the component configuration.</text:span></text:p>
        <text:p text:style-name="P53"><text:span text:style-name="T34">Parameters:</text:span></text:p>
        <text:p text:style-name="P70"><text:span text:style-name="Code2"><text:span text:style-name="T46">properties</text:span></text:span><text:span text:style-name="Default_20_Paragraph_20_Font"><text:span text:style-name="T34"> - Additional properties for the component configuration or </text:span></text:span><text:span text:style-name="Code2"><text:span text:style-name="T46">null</text:span></text:span><text:span text:style-name="Default_20_Paragraph_20_Font"><text:span text:style-name="T34"> if there are no additional properties.</text:span></text:span></text:p>
        <text:p text:style-name="P53"><text:span text:style-name="T34">Returns:</text:span></text:p>
        <text:p text:style-name="P70"><text:span text:style-name="T34">A </text:span><text:span text:style-name="Code2"><text:span text:style-name="T46">ComponentInstance</text:span></text:span><text:span text:style-name="Default_20_Paragraph_20_Font"><text:span text:style-name="T34"> object encapsulating the component instance of the component configuration. The component configuration has been activated and, if the component specifies a </text:span></text:span><text:span text:style-name="Code2"><text:span text:style-name="T46">service</text:span></text:span><text:span text:style-name="Default_20_Paragraph_20_Font"><text:span text:style-name="T34"> element, the component instance has been registered as a service.</text:span></text:span></text:p>
        <text:p text:style-name="P53"><text:span text:style-name="T34">Throws:</text:span></text:p>
        <text:p text:style-name="P70"><text:a xlink:type="simple" xlink:href="file:///l%22r34"><text:span text:style-name="Internet_20_link"><text:span text:style-name="T62">ComponentException</text:span></text:span></text:a><text:span text:style-name="Default_20_Paragraph_20_Font"><text:span text:style-name="T35"> - If the Service Component Runtime is unable to activate the component configuration.</text:span></text:span></text:p>
        <text:p text:style-name="P74"><text:bookmark text:name="r39"/><text:span text:style-name="T43">Interface ComponentInstance</text:span></text:p>
        <text:p text:style-name="Standard"><text:a xlink:type="simple" xlink:href="file:///l%22r3"><text:span text:style-name="Internet_20_link"><text:span text:style-name="T60">org.osgi.service.component</text:span></text:span></text:a></text:p>
        <text:p text:style-name="P39"/>
        <text:p text:style-name="P41"><text:span text:style-name="Code_20_Small1"><text:span text:style-name="T44">@org.osgi.annotation.versioning.ProviderType</text:span></text:span><text:line-break/><text:span text:style-name="Code2"><text:span text:style-name="T46">public interface ComponentInstance</text:span></text:span></text:p>
        <text:p text:style-name="Standard"><text:span text:style-name="T34">A ComponentInstance encapsulates a component instance of an activated component configuration. ComponentInstances are created whenever a component configuration is activated.</text:span></text:p>
        <text:p text:style-name="Standard"><text:span text:style-name="T34">ComponentInstances are never reused. A new ComponentInstance object will be created when the component configuration is activated again.</text:span></text:p>
        <text:p text:style-name="Standard"><text:span text:style-name="T34">ThreadSafe</text:span></text:p>
        <text:p text:style-name="P3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36"><text:span text:style-name="Summary_20_Heading_20_Font2"><text:span text:style-name="T33">Method Summary</text:span></text:span></text:p>
            </table:table-cell>
            <table:covered-table-cell/>
            <table:table-cell table:style-name="Table10.A1" office:value-type="string">
              <text:p text:style-name="P60"><text:span text:style-name="Page_20_Reference_20_Font"><text:span text:style-name="T32">Page</text:span></text:span></text:p>
            </table:table-cell>
          </table:table-row>
          <table:table-row table:style-name="Table10.1">
            <table:table-cell table:style-name="Table10.A2" office:value-type="string">
              <text:p text:style-name="P42"><text:span text:style-name="Code_20_Small1"><text:span text:style-name="T44">void</text:span></text:span></text:p>
            </table:table-cell>
            <table:table-cell table:style-name="Table10.B2" office:value-type="string">
              <text:p text:style-name="P36"><text:a xlink:type="simple" xlink:href="file:///l%22r37"><text:span text:style-name="Internet_20_link"><text:span text:style-name="T61">dispose</text:span></text:span></text:a><text:span text:style-name="Code2"><text:span text:style-name="T48">()</text:span></text:span></text:p>
              <text:p text:style-name="P63"><text:span text:style-name="T34">Dispose of the component configuration for this component instance.</text:span></text:p>
            </table:table-cell>
            <table:table-cell table:style-name="Table10.C2" office:value-type="string">
              <text:p text:style-name="P64"><text:bookmark-ref text:reference-format="page" text:ref-name="">Error: Reference source not found</text:bookmark-ref></text:p>
            </table:table-cell>
          </table:table-row>
          <table:table-row table:style-name="Table10.1">
            <table:table-cell table:style-name="Table10.A3" office:value-type="string">
              <text:p text:style-name="P61"><text:span text:style-name="Code_20_Small1"><text:span text:style-name="T44">Object</text:span></text:span></text:p>
            </table:table-cell>
            <table:table-cell table:style-name="Table10.B3" office:value-type="string">
              <text:p text:style-name="P66"><text:a xlink:type="simple" xlink:href="file:///l%22r38"><text:span text:style-name="Internet_20_link"><text:span text:style-name="T61">getInstance</text:span></text:span></text:a><text:span text:style-name="Code2"><text:span text:style-name="T48">()</text:span></text:span></text:p>
              <text:p text:style-name="P65"><text:span text:style-name="T34">Returns the component instance of the activated component configuration.</text:span></text:p>
            </table:table-cell>
            <table:table-cell table:style-name="Table10.C3" office:value-type="string">
              <text:p text:style-name="P60"><text:bookmark-ref text:reference-format="page" text:ref-name="">Error: Reference source not found</text:bookmark-ref></text:p>
            </table:table-cell>
          </table:table-row>
        </table:table>
        <text:p text:style-name="Detail_20_Heading"><text:span text:style-name="T43">Method Detail</text:span></text:p>
        <text:p text:style-name="Detail_20_Heading"><text:bookmark text:name="r37"/><text:span text:style-name="T43">dispose</text:span></text:p>
        <text:p text:style-name="P41"><text:span text:style-name="Code2"><text:span text:style-name="T46">void dispose</text:span></text:span><text:span text:style-name="Code2"><text:span text:style-name="T47">()</text:span></text:span></text:p>
        <text:p text:style-name="P53"><text:span text:style-name="T34">Dispose of the component configuration for this component instance. The component configuration will be deactivated. If the component configuration has already been deactivated, this method does nothing.</text:span></text:p>
        <text:p text:style-name="P67"/>
        <text:p text:style-name="P69"><text:bookmark text:name="r38"/><text:span text:style-name="T43">getInstance</text:span></text:p>
        <text:p text:style-name="P41"><text:span text:style-name="Code2"><text:span text:style-name="T46">Object getInstance</text:span></text:span><text:span text:style-name="Code2"><text:span text:style-name="T47">()</text:span></text:span></text:p>
        <text:p text:style-name="P53"><text:span text:style-name="T34">Returns the component instance of the activated component configuration.</text:span></text:p>
        <text:p text:style-name="P53"><text:span text:style-name="T34">Returns:</text:span></text:p>
        <text:p text:style-name="P70"><text:span text:style-name="T34">The component instance or </text:span><text:span text:style-name="Code2"><text:span text:style-name="T46">null</text:span></text:span><text:span text:style-name="Default_20_Paragraph_20_Font"><text:span text:style-name="T34"> if the component configuration has been deactivated.</text:span></text:span></text:p>
        <text:p text:style-name="P75"><text:bookmark text:name="r41"/><text:span text:style-name="T43">Package org.osgi.service.component.annotations</text:span></text:p>
        <text:p text:style-name="P51"><text:span text:style-name="Code_20_Small"><text:span text:style-name="T44">@org.osgi.annotation.versioning.Version(value="1.3")</text:span></text:span></text:p>
        <text:p text:style-name="P51"><text:span text:style-name="T34">Service Component Annotations Package Version 1.3.</text:span></text:p>
        <text:p text:style-name="P51"><text:span text:style-name="T34">See:</text:span></text:p>
        <text:p text:style-name="P52"><text:a xlink:type="simple" xlink:href="file:///l%22r40"><text:span text:style-name="Internet_20_link"><text:span text:style-name="T58">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36"><text:span text:style-name="Summary_20_Heading_20_Font1"><text:span text:style-name="T33">Enum Summary</text:span></text:span></text:p>
            </table:table-cell>
            <table:covered-table-cell/>
            <table:table-cell table:style-name="Table11.A1" office:value-type="string">
              <text:p text:style-name="P47"><text:span text:style-name="Page_20_Reference_20_Font"><text:span text:style-name="T32">Page</text:span></text:span></text:p>
            </table:table-cell>
          </table:table-row>
          <table:table-row table:style-name="Table11.1">
            <table:table-cell table:style-name="Table11.A2" office:value-type="string">
              <text:p text:style-name="P36"><text:a xlink:type="simple" xlink:href="file:///l%22r62"><text:span text:style-name="Internet_20_link"><text:span text:style-name="T57">ConfigurationPolicy</text:span></text:span></text:a></text:p>
            </table:table-cell>
            <table:table-cell table:style-name="Table11.B2" office:value-type="string">
              <text:p text:style-name="P36"><text:span text:style-name="T34">Configuration Policy for the </text:span><text:a xlink:type="simple" xlink:href="file:///l%22r55"><text:span text:style-name="Internet_20_link"><text:span text:style-name="T62">Component</text:span></text:span></text:a><text:span text:style-name="Default_20_Paragraph_20_Font"><text:span text:style-name="T35"> annotation.</text:span></text:span></text:p>
            </table:table-cell>
            <table:table-cell table:style-name="Table11.C2" office:value-type="string">
              <text:p text:style-name="P47"><text:bookmark-ref text:reference-format="page" text:ref-name="">Error: Reference source not found</text:bookmark-ref></text:p>
            </table:table-cell>
          </table:table-row>
          <table:table-row table:style-name="Table11.1">
            <table:table-cell table:style-name="Table11.A3" office:value-type="string">
              <text:p text:style-name="P48"><text:a xlink:type="simple" xlink:href="file:///l%22r96"><text:span text:style-name="Internet_20_link"><text:span text:style-name="T57">ReferenceCardinality</text:span></text:span></text:a></text:p>
            </table:table-cell>
            <table:table-cell table:style-name="Table11.B3" office:value-type="string">
              <text:p text:style-name="P48"><text:span text:style-name="T34">Cardinality for the </text:span><text:a xlink:type="simple" xlink:href="file:///l%22r88"><text:span text:style-name="Internet_20_link"><text:span text:style-name="T62">Reference</text:span></text:span></text:a><text:span text:style-name="Default_20_Paragraph_20_Font"><text:span text:style-name="T35"> annotation.</text:span></text:span></text:p>
            </table:table-cell>
            <table:table-cell table:style-name="Table11.C3" office:value-type="string">
              <text:p text:style-name="P47"><text:bookmark-ref text:reference-format="page" text:ref-name="">Error: Reference source not found</text:bookmark-ref></text:p>
            </table:table-cell>
          </table:table-row>
          <table:table-row table:style-name="Table11.1">
            <table:table-cell table:style-name="Table11.A4" office:value-type="string">
              <text:p text:style-name="P48"><text:a xlink:type="simple" xlink:href="file:///l%22r102"><text:span text:style-name="Internet_20_link"><text:span text:style-name="T57">ReferencePolicy</text:span></text:span></text:a></text:p>
            </table:table-cell>
            <table:table-cell table:style-name="Table11.B4" office:value-type="string">
              <text:p text:style-name="P48"><text:span text:style-name="T34">Policy for the </text:span><text:a xlink:type="simple" xlink:href="file:///l%22r88"><text:span text:style-name="Internet_20_link"><text:span text:style-name="T62">Reference</text:span></text:span></text:a><text:span text:style-name="Default_20_Paragraph_20_Font"><text:span text:style-name="T35"> annotation.</text:span></text:span></text:p>
            </table:table-cell>
            <table:table-cell table:style-name="Table11.C4" office:value-type="string">
              <text:p text:style-name="P47"><text:bookmark-ref text:reference-format="page" text:ref-name="">Error: Reference source not found</text:bookmark-ref></text:p>
            </table:table-cell>
          </table:table-row>
          <table:table-row table:style-name="Table11.1">
            <table:table-cell table:style-name="Table11.A5" office:value-type="string">
              <text:p text:style-name="P48"><text:a xlink:type="simple" xlink:href="file:///l%22r108"><text:span text:style-name="Internet_20_link"><text:span text:style-name="T57">ReferencePolicyOption</text:span></text:span></text:a></text:p>
            </table:table-cell>
            <table:table-cell table:style-name="Table11.B5" office:value-type="string">
              <text:p text:style-name="P48"><text:span text:style-name="T34">Policy option for the </text:span><text:a xlink:type="simple" xlink:href="file:///l%22r88"><text:span text:style-name="Internet_20_link"><text:span text:style-name="T62">Reference</text:span></text:span></text:a><text:span text:style-name="Default_20_Paragraph_20_Font"><text:span text:style-name="T35"> annotation.</text:span></text:span></text:p>
            </table:table-cell>
            <table:table-cell table:style-name="Table11.C5" office:value-type="string">
              <text:p text:style-name="P47"><text:bookmark-ref text:reference-format="page" text:ref-name="">Error: Reference source not found</text:bookmark-ref></text:p>
            </table:table-cell>
          </table:table-row>
          <table:table-row table:style-name="Table11.1">
            <table:table-cell table:style-name="Table11.A6" office:value-type="string">
              <text:p text:style-name="P48"><text:a xlink:type="simple" xlink:href="file:///l%22r114"><text:span text:style-name="Internet_20_link"><text:span text:style-name="T57">ReferenceScope</text:span></text:span></text:a></text:p>
            </table:table-cell>
            <table:table-cell table:style-name="Table11.B6" office:value-type="string">
              <text:p text:style-name="P48"><text:span text:style-name="T34">Reference scope for the </text:span><text:a xlink:type="simple" xlink:href="file:///l%22r88"><text:span text:style-name="Internet_20_link"><text:span text:style-name="T62">Reference</text:span></text:span></text:a><text:span text:style-name="Default_20_Paragraph_20_Font"><text:span text:style-name="T35"> annotation.</text:span></text:span></text:p>
            </table:table-cell>
            <table:table-cell table:style-name="Table11.C6" office:value-type="string">
              <text:p text:style-name="P47"><text:bookmark-ref text:reference-format="page" text:ref-name="">Error: Reference source not found</text:bookmark-ref></text:p>
            </table:table-cell>
          </table:table-row>
          <table:table-row table:style-name="Table11.1">
            <table:table-cell table:style-name="Table11.A7" office:value-type="string">
              <text:p text:style-name="P48"><text:a xlink:type="simple" xlink:href="file:///l%22r122"><text:span text:style-name="Internet_20_link"><text:span text:style-name="T57">ServiceScope</text:span></text:span></text:a></text:p>
            </table:table-cell>
            <table:table-cell table:style-name="Table11.B7" office:value-type="string">
              <text:p text:style-name="P48"><text:span text:style-name="T34">Service scope for the </text:span><text:a xlink:type="simple" xlink:href="file:///l%22r55"><text:span text:style-name="Internet_20_link"><text:span text:style-name="T62">Component</text:span></text:span></text:a><text:span text:style-name="Default_20_Paragraph_20_Font"><text:span text:style-name="T35"> annotation.</text:span></text:span></text:p>
            </table:table-cell>
            <table:table-cell table:style-name="Table11.C7" office:value-type="string">
              <text:p text:style-name="P47"><text:bookmark-ref text:reference-format="page" text:ref-name="">Error: Reference source not found</text:bookmark-ref></text:p>
            </table:table-cell>
          </table:table-row>
        </table:table>
        <text:p text:style-name="P3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36"><text:span text:style-name="Summary_20_Heading_20_Font1"><text:span text:style-name="T33">Annotation Types Summary</text:span></text:span></text:p>
            </table:table-cell>
            <table:covered-table-cell/>
            <table:table-cell table:style-name="Table12.A1" office:value-type="string">
              <text:p text:style-name="P47"><text:span text:style-name="Page_20_Reference_20_Font"><text:span text:style-name="T32">Page</text:span></text:span></text:p>
            </table:table-cell>
          </table:table-row>
          <table:table-row table:style-name="Table12.1">
            <table:table-cell table:style-name="Table12.A2" office:value-type="string">
              <text:p text:style-name="P36"><text:a xlink:type="simple" xlink:href="file:///l%22r42"><text:span text:style-name="Internet_20_link"><text:span text:style-name="T57">Activate</text:span></text:span></text:a></text:p>
            </table:table-cell>
            <table:table-cell table:style-name="Table12.B2" office:value-type="string">
              <text:p text:style-name="P36"><text:span text:style-name="T34">Identify the annotated method as the </text:span><text:span text:style-name="Code1"><text:span text:style-name="T46">activate</text:span></text:span><text:span text:style-name="Default_20_Paragraph_20_Font"><text:span text:style-name="T34"> method of a Service Component.</text:span></text:span></text:p>
            </table:table-cell>
            <table:table-cell table:style-name="Table12.C2" office:value-type="string">
              <text:p text:style-name="P47"><text:bookmark-ref text:reference-format="page" text:ref-name="">Error: Reference source not found</text:bookmark-ref></text:p>
            </table:table-cell>
          </table:table-row>
          <table:table-row table:style-name="Table12.1">
            <table:table-cell table:style-name="Table12.A3" office:value-type="string">
              <text:p text:style-name="P48"><text:a xlink:type="simple" xlink:href="file:///l%22r55"><text:span text:style-name="Internet_20_link"><text:span text:style-name="T57">Component</text:span></text:span></text:a></text:p>
            </table:table-cell>
            <table:table-cell table:style-name="Table12.B3" office:value-type="string">
              <text:p text:style-name="P48"><text:span text:style-name="T34">Identify the annotated class as a Service Component.</text:span></text:p>
            </table:table-cell>
            <table:table-cell table:style-name="Table12.C3" office:value-type="string">
              <text:p text:style-name="P47"><text:bookmark-ref text:reference-format="page" text:ref-name="">Error: Reference source not found</text:bookmark-ref></text:p>
            </table:table-cell>
          </table:table-row>
          <text:soft-page-break/>
          <table:table-row table:style-name="Table12.1">
            <table:table-cell table:style-name="Table12.A4" office:value-type="string">
              <text:p text:style-name="P48"><text:a xlink:type="simple" xlink:href="file:///l%22r63"><text:span text:style-name="Internet_20_link"><text:span text:style-name="T57">Deactivate</text:span></text:span></text:a></text:p>
            </table:table-cell>
            <table:table-cell table:style-name="Table12.B4" office:value-type="string">
              <text:p text:style-name="P48"><text:span text:style-name="T34">Identify the annotated method as the </text:span><text:span text:style-name="Code1"><text:span text:style-name="T46">deactivate</text:span></text:span><text:span text:style-name="Default_20_Paragraph_20_Font"><text:span text:style-name="T34"> method of a Service Component.</text:span></text:span></text:p>
            </table:table-cell>
            <table:table-cell table:style-name="Table12.C4" office:value-type="string">
              <text:p text:style-name="P47"><text:bookmark-ref text:reference-format="page" text:ref-name="">Error: Reference source not found</text:bookmark-ref></text:p>
            </table:table-cell>
          </table:table-row>
          <table:table-row table:style-name="Table12.1">
            <table:table-cell table:style-name="Table12.A5" office:value-type="string">
              <text:p text:style-name="P48"><text:a xlink:type="simple" xlink:href="file:///l%22r64"><text:span text:style-name="Internet_20_link"><text:span text:style-name="T57">Modified</text:span></text:span></text:a></text:p>
            </table:table-cell>
            <table:table-cell table:style-name="Table12.B5" office:value-type="string">
              <text:p text:style-name="P48"><text:span text:style-name="T34">Identify the annotated method as the </text:span><text:span text:style-name="Code1"><text:span text:style-name="T46">modified</text:span></text:span><text:span text:style-name="Default_20_Paragraph_20_Font"><text:span text:style-name="T34"> method of a Service Component.</text:span></text:span></text:p>
            </table:table-cell>
            <table:table-cell table:style-name="Table12.C5" office:value-type="string">
              <text:p text:style-name="P47"><text:bookmark-ref text:reference-format="page" text:ref-name="">Error: Reference source not found</text:bookmark-ref></text:p>
            </table:table-cell>
          </table:table-row>
          <table:table-row table:style-name="Table12.1">
            <table:table-cell table:style-name="Table12.A6" office:value-type="string">
              <text:p text:style-name="P48"><text:a xlink:type="simple" xlink:href="file:///l%22r66"><text:span text:style-name="Internet_20_link"><text:span text:style-name="T57">Properties</text:span></text:span></text:a></text:p>
            </table:table-cell>
            <table:table-cell table:style-name="Table12.B6" office:value-type="string">
              <text:p text:style-name="P48"><text:span text:style-name="T34">Allows to define multiple </text:span><text:a xlink:type="simple" xlink:href="file:///l%22r78"><text:span text:style-name="Internet_20_link"><text:span text:style-name="T62">Property</text:span></text:span></text:a><text:span text:style-name="Default_20_Paragraph_20_Font"><text:span text:style-name="T35"> annotations for one type.</text:span></text:span></text:p>
            </table:table-cell>
            <table:table-cell table:style-name="Table12.C6" office:value-type="string">
              <text:p text:style-name="P47"><text:bookmark-ref text:reference-format="page" text:ref-name="">Error: Reference source not found</text:bookmark-ref></text:p>
            </table:table-cell>
          </table:table-row>
          <table:table-row table:style-name="Table12.1">
            <table:table-cell table:style-name="Table12.A7" office:value-type="string">
              <text:p text:style-name="P48"><text:a xlink:type="simple" xlink:href="file:///l%22r78"><text:span text:style-name="Internet_20_link"><text:span text:style-name="T57">Property</text:span></text:span></text:a></text:p>
            </table:table-cell>
            <table:table-cell table:style-name="Table12.B7" office:value-type="string">
              <text:p text:style-name="P48"><text:span text:style-name="T34">The </text:span><text:span text:style-name="T46">Property</text:span><text:span text:style-name="T34"> annotation defines properties which are made available to the component through the ComponentContext.getProperties() method.</text:span></text:p>
            </table:table-cell>
            <table:table-cell table:style-name="Table12.C7" office:value-type="string">
              <text:p text:style-name="P47"><text:bookmark-ref text:reference-format="page" text:ref-name="">Error: Reference source not found</text:bookmark-ref></text:p>
            </table:table-cell>
          </table:table-row>
          <table:table-row table:style-name="Table12.1">
            <table:table-cell table:style-name="Table12.A8" office:value-type="string">
              <text:p text:style-name="P48"><text:a xlink:type="simple" xlink:href="file:///l%22r88"><text:span text:style-name="Internet_20_link"><text:span text:style-name="T57">Reference</text:span></text:span></text:a></text:p>
            </table:table-cell>
            <table:table-cell table:style-name="Table12.B8" office:value-type="string">
              <text:p text:style-name="P48"><text:span text:style-name="T34">Identify the annotated method as a </text:span><text:span text:style-name="Code1"><text:span text:style-name="T46">bind</text:span></text:span><text:span text:style-name="Default_20_Paragraph_20_Font"><text:span text:style-name="T34"> method of a Service Component.</text:span></text:span></text:p>
            </table:table-cell>
            <table:table-cell table:style-name="Table12.C8" office:value-type="string">
              <text:p text:style-name="P47"><text:bookmark-ref text:reference-format="page" text:ref-name="">Error: Reference source not found</text:bookmark-ref></text:p>
            </table:table-cell>
          </table:table-row>
        </table:table>
        <text:p text:style-name="Standard"><text:bookmark text:name="r40"/><text:span text:style-name="T43">Package org.osgi.service.component.annotations Description</text:span></text:p>
        <text:p text:style-name="P58"><text:span text:style-name="T34">Service Component Annotations Package Version 1.3.</text:span></text:p>
        <text:p text:style-name="Standard"><text:span text:style-name="T34">This package is not used at runtime. Annotated classes are processed by tools to generate Component Descriptions which are used at runtime.</text:span></text:p>
        <text:p text:style-name="P89"><text:bookmark text:name="r42"/><text:span text:style-name="T43">Annotation Type Activate</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_20_Small1"><text:span text:style-name="T44">@Target(value=ElementType.METHOD)</text:span></text:span><text:line-break/><text:span text:style-name="Code2"><text:span text:style-name="T46">public @interface Activate</text:span></text:span></text:p>
        <text:p text:style-name="Standard"><text:span text:style-name="T34">Identify the annotated method as the </text:span><text:span text:style-name="Code2"><text:span text:style-name="T46">activate</text:span></text:span><text:span text:style-name="Default_20_Paragraph_20_Font"><text:span text:style-name="T34"> method of a Service Component.</text:span></text:span></text:p>
        <text:p text:style-name="Standard"><text:span text:style-name="T34">The annotated method is the activate method of the Component.</text:span></text:p>
        <text:p text:style-name="Standard"><text:span text:style-name="T34">This annotation is not processed at runtime by a Service Component Runtime implementation. It must be processed by tools and used to add a Component Description to the bundle.</text:span></text:p>
        <text:p text:style-name="Standard"><text:span text:style-name="T34">Since:</text:span></text:p>
        <text:p text:style-name="P53"><text:span text:style-name="T34">1.1</text:span></text:p>
        <text:p text:style-name="Standard"><text:span text:style-name="T34">See Also:</text:span></text:p>
        <text:p text:style-name="P53"><text:span text:style-name="T34">"The activate attribute of the component element of a Component Description."</text:span></text:p>
        <text:p text:style-name="P54"><text:bookmark text:name="r55"/><text:span text:style-name="T43">Annotation Type Component</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_20_Small1"><text:span text:style-name="T44">@Target(value=ElementType.TYPE)</text:span></text:span><text:line-break/><text:span text:style-name="Code2"><text:span text:style-name="T46">public @interface Component</text:span></text:span></text:p>
        <text:p text:style-name="Standard"><text:span text:style-name="T34">Identify the annotated class as a Service Component.</text:span></text:p>
        <text:p text:style-name="Standard"><text:span text:style-name="T34">The annotated class is the implementation class of the Component.</text:span></text:p>
        <text:p text:style-name="Standard"><text:span text:style-name="T34">This annotation is not processed at runtime by a Service Component Runtime implementation. It must be processed by tools and used to add a Component Description to the bundle.</text:span></text:p>
        <text:p text:style-name="Standard"><text:span text:style-name="T34">See Also:</text:span></text:p>
        <text:p text:style-name="P53"><text:span text:style-name="T34">"The component element of a Component Description."</text:span></text:p>
        <text:p text:style-name="P3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36"><text:span text:style-name="Summary_20_Heading_20_Font2"><text:span text:style-name="T33">Required Element Summary</text:span></text:span></text:p>
            </table:table-cell>
            <table:covered-table-cell/>
            <table:table-cell table:style-name="Table13.A1" office:value-type="string">
              <text:p text:style-name="P60"><text:span text:style-name="Page_20_Reference_20_Font"><text:span text:style-name="T32">Page</text:span></text:span></text:p>
            </table:table-cell>
          </table:table-row>
          <table:table-row table:style-name="Table13.1">
            <table:table-cell table:style-name="Table13.A2" office:value-type="string">
              <text:p text:style-name="P42"><text:span text:style-name="Code_20_Small1"><text:span text:style-name="T44">String</text:span></text:span></text:p>
            </table:table-cell>
            <table:table-cell table:style-name="Table13.B2" office:value-type="string">
              <text:p text:style-name="P36"><text:a xlink:type="simple" xlink:href="file:///l%22r53"><text:span text:style-name="Internet_20_link"><text:span text:style-name="T61">configurationPid</text:span></text:span></text:a></text:p>
              <text:p text:style-name="P63"><text:span text:style-name="T34">The configuration PID for the configuration of this Component.</text:span></text:p>
            </table:table-cell>
            <table:table-cell table:style-name="Table13.C2" office:value-type="string">
              <text:p text:style-name="P64"><text:bookmark-ref text:reference-format="page" text:ref-name="">Error: Reference source not found</text:bookmark-ref></text:p>
            </table:table-cell>
          </table:table-row>
          <table:table-row table:style-name="Table13.1">
            <table:table-cell table:style-name="Table13.A3" office:value-type="string">
              <text:p text:style-name="P61"><text:a xlink:type="simple" xlink:href="file:///l%22r62"><text:span text:style-name="Internet_20_link"><text:span text:style-name="T65">ConfigurationPolicy</text:span></text:span></text:a></text:p>
            </table:table-cell>
            <table:table-cell table:style-name="Table13.B3" office:value-type="string">
              <text:p text:style-name="P66"><text:a xlink:type="simple" xlink:href="file:///l%22r52"><text:span text:style-name="Internet_20_link"><text:span text:style-name="T61">configurationPolicy</text:span></text:span></text:a></text:p>
              <text:p text:style-name="P65"><text:span text:style-name="T34">The configuration policy of this Component.</text:span></text:p>
            </table:table-cell>
            <table:table-cell table:style-name="Table13.C3" office:value-type="string">
              <text:p text:style-name="P60"><text:bookmark-ref text:reference-format="page" text:ref-name="">Error: Reference source not found</text:bookmark-ref></text:p>
            </table:table-cell>
          </table:table-row>
          <table:table-row table:style-name="Table13.1">
            <table:table-cell table:style-name="Table13.A4" office:value-type="string">
              <text:p text:style-name="P61"><text:span text:style-name="Code_20_Small1"><text:span text:style-name="T44">boolean</text:span></text:span></text:p>
            </table:table-cell>
            <table:table-cell table:style-name="Table13.B4" office:value-type="string">
              <text:p text:style-name="P66"><text:a xlink:type="simple" xlink:href="file:///l%22r47"><text:span text:style-name="Internet_20_link"><text:span text:style-name="T61">enabled</text:span></text:span></text:a></text:p>
              <text:p text:style-name="P65"><text:span text:style-name="T34">Declares whether this Component is enabled when the bundle containing it is started.</text:span></text:p>
            </table:table-cell>
            <table:table-cell table:style-name="Table13.C4" office:value-type="string">
              <text:p text:style-name="P60"><text:bookmark-ref text:reference-format="page" text:ref-name="">Error: Reference source not found</text:bookmark-ref></text:p>
            </table:table-cell>
          </table:table-row>
          <table:table-row table:style-name="Table13.1">
            <table:table-cell table:style-name="Table13.A5" office:value-type="string">
              <text:p text:style-name="P61"><text:span text:style-name="Code_20_Small1"><text:span text:style-name="T44">String</text:span></text:span></text:p>
            </table:table-cell>
            <table:table-cell table:style-name="Table13.B5" office:value-type="string">
              <text:p text:style-name="P66"><text:a xlink:type="simple" xlink:href="file:///l%22r45"><text:span text:style-name="Internet_20_link"><text:span text:style-name="T61">factory</text:span></text:span></text:a></text:p>
              <text:p text:style-name="P65"><text:span text:style-name="T34">The factory identifier of this Component.</text:span></text:p>
            </table:table-cell>
            <table:table-cell table:style-name="Table13.C5" office:value-type="string">
              <text:p text:style-name="P60"><text:bookmark-ref text:reference-format="page" text:ref-name="">Error: Reference source not found</text:bookmark-ref></text:p>
            </table:table-cell>
          </table:table-row>
          <table:table-row table:style-name="Table13.1">
            <table:table-cell table:style-name="Table13.A6" office:value-type="string">
              <text:p text:style-name="P61"><text:span text:style-name="Code_20_Small1"><text:span text:style-name="T44">boolean</text:span></text:span></text:p>
            </table:table-cell>
            <table:table-cell table:style-name="Table13.B6" office:value-type="string">
              <text:p text:style-name="P66"><text:a xlink:type="simple" xlink:href="file:///l%22r48"><text:span text:style-name="Internet_20_link"><text:span text:style-name="T61">immediate</text:span></text:span></text:a></text:p>
              <text:p text:style-name="P65"><text:span text:style-name="T34">Declares whether this Component must be immediately activated upon becoming satisfied or whether activation should be delayed.</text:span></text:p>
            </table:table-cell>
            <table:table-cell table:style-name="Table13.C6" office:value-type="string">
              <text:p text:style-name="P60"><text:bookmark-ref text:reference-format="page" text:ref-name="">Error: Reference source not found</text:bookmark-ref></text:p>
            </table:table-cell>
          </table:table-row>
          <table:table-row table:style-name="Table13.1">
            <table:table-cell table:style-name="Table13.A7" office:value-type="string">
              <text:p text:style-name="P61"><text:span text:style-name="Code_20_Small1"><text:span text:style-name="T44">String</text:span></text:span></text:p>
            </table:table-cell>
            <table:table-cell table:style-name="Table13.B7" office:value-type="string">
              <text:p text:style-name="P66"><text:a xlink:type="simple" xlink:href="file:///l%22r43"><text:span text:style-name="Internet_20_link"><text:span text:style-name="T61">name</text:span></text:span></text:a></text:p>
              <text:p text:style-name="P65"><text:span text:style-name="T34">The name of this Component.</text:span></text:p>
            </table:table-cell>
            <table:table-cell table:style-name="Table13.C7" office:value-type="string">
              <text:p text:style-name="P60"><text:bookmark-ref text:reference-format="page" text:ref-name="">Error: Reference source not found</text:bookmark-ref></text:p>
            </table:table-cell>
          </table:table-row>
          <table:table-row table:style-name="Table13.1">
            <table:table-cell table:style-name="Table13.A8" office:value-type="string">
              <text:p text:style-name="P61"><text:span text:style-name="Code_20_Small1"><text:span text:style-name="T44">String[]</text:span></text:span></text:p>
            </table:table-cell>
            <table:table-cell table:style-name="Table13.B8" office:value-type="string">
              <text:p text:style-name="P66"><text:a xlink:type="simple" xlink:href="file:///l%22r50"><text:span text:style-name="Internet_20_link"><text:span text:style-name="T61">properties</text:span></text:span></text:a></text:p>
              <text:p text:style-name="P65"><text:span text:style-name="T34">Property entries for this Component.</text:span></text:p>
            </table:table-cell>
            <table:table-cell table:style-name="Table13.C8" office:value-type="string">
              <text:p text:style-name="P60"><text:bookmark-ref text:reference-format="page" text:ref-name="">Error: Reference source not found</text:bookmark-ref></text:p>
            </table:table-cell>
          </table:table-row>
          <table:table-row table:style-name="Table13.1">
            <table:table-cell table:style-name="Table13.A9" office:value-type="string">
              <text:p text:style-name="P61"><text:span text:style-name="Code_20_Small1"><text:span text:style-name="T44">String[]</text:span></text:span></text:p>
            </table:table-cell>
            <table:table-cell table:style-name="Table13.B9" office:value-type="string">
              <text:p text:style-name="P66"><text:a xlink:type="simple" xlink:href="file:///l%22r49"><text:span text:style-name="Internet_20_link"><text:span text:style-name="T61">property</text:span></text:span></text:a></text:p>
              <text:p text:style-name="P65"><text:span text:style-name="T34">Properties for this Component.</text:span></text:p>
            </table:table-cell>
            <table:table-cell table:style-name="Table13.C9" office:value-type="string">
              <text:p text:style-name="P60"><text:bookmark-ref text:reference-format="page" text:ref-name="">Error: Reference source not found</text:bookmark-ref></text:p>
            </table:table-cell>
          </table:table-row>
          <text:soft-page-break/>
          <table:table-row table:style-name="Table13.1">
            <table:table-cell table:style-name="Table13.A10" office:value-type="string">
              <text:p text:style-name="P61"><text:a xlink:type="simple" xlink:href="file:///l%22r122"><text:span text:style-name="Internet_20_link"><text:span text:style-name="T65">ServiceScope</text:span></text:span></text:a></text:p>
            </table:table-cell>
            <table:table-cell table:style-name="Table13.B10" office:value-type="string">
              <text:p text:style-name="P66"><text:a xlink:type="simple" xlink:href="file:///l%22r54"><text:span text:style-name="Internet_20_link"><text:span text:style-name="T61">scope</text:span></text:span></text:a></text:p>
              <text:p text:style-name="P65"><text:span text:style-name="T34">The service scope for the service of this Component.</text:span></text:p>
            </table:table-cell>
            <table:table-cell table:style-name="Table13.C10" office:value-type="string">
              <text:p text:style-name="P60"><text:bookmark-ref text:reference-format="page" text:ref-name="">Error: Reference source not found</text:bookmark-ref></text:p>
            </table:table-cell>
          </table:table-row>
          <table:table-row table:style-name="Table13.1">
            <table:table-cell table:style-name="Table13.A11" office:value-type="string">
              <text:p text:style-name="P61"><text:span text:style-name="Code_20_Small1"><text:span text:style-name="T44">Class&lt;?&gt;[]</text:span></text:span></text:p>
            </table:table-cell>
            <table:table-cell table:style-name="Table13.B11" office:value-type="string">
              <text:p text:style-name="P66"><text:a xlink:type="simple" xlink:href="file:///l%22r44"><text:span text:style-name="Internet_20_link"><text:span text:style-name="T61">service</text:span></text:span></text:a></text:p>
              <text:p text:style-name="P65"><text:span text:style-name="T34">The types under which to register this Component as a service.</text:span></text:p>
            </table:table-cell>
            <table:table-cell table:style-name="Table13.C11" office:value-type="string">
              <text:p text:style-name="P60"><text:bookmark-ref text:reference-format="page" text:ref-name="">Error: Reference source not found</text:bookmark-ref></text:p>
            </table:table-cell>
          </table:table-row>
          <table:table-row table:style-name="Table13.1">
            <table:table-cell table:style-name="Table13.A12" office:value-type="string">
              <text:p text:style-name="P61"><text:span text:style-name="Code_20_Small1"><text:span text:style-name="T44">boolean</text:span></text:span></text:p>
            </table:table-cell>
            <table:table-cell table:style-name="Table13.B12" office:value-type="string">
              <text:p text:style-name="P66"><text:a xlink:type="simple" xlink:href="file:///l%22r46"><text:span text:style-name="Internet_20_link"><text:span text:style-name="T61">servicefactory</text:span></text:span></text:a></text:p>
              <text:p text:style-name="P65"><text:span text:style-name="T36">Deprecated.</text:span><text:span text:style-name="T37"> </text:span><text:span text:style-name="T38">Since 1.3.</text:span></text:p>
            </table:table-cell>
            <table:table-cell table:style-name="Table13.C12" office:value-type="string">
              <text:p text:style-name="P60"><text:bookmark-ref text:reference-format="page" text:ref-name="">Error: Reference source not found</text:bookmark-ref></text:p>
            </table:table-cell>
          </table:table-row>
          <table:table-row table:style-name="Table13.1">
            <table:table-cell table:style-name="Table13.A13" office:value-type="string">
              <text:p text:style-name="P61"><text:span text:style-name="Code_20_Small1"><text:span text:style-name="T44">String</text:span></text:span></text:p>
            </table:table-cell>
            <table:table-cell table:style-name="Table13.B13" office:value-type="string">
              <text:p text:style-name="P66"><text:a xlink:type="simple" xlink:href="file:///l%22r51"><text:span text:style-name="Internet_20_link"><text:span text:style-name="T61">xmlns</text:span></text:span></text:a></text:p>
              <text:p text:style-name="P65"><text:span text:style-name="T34">The XML name space of the Component Description for this Component.</text:span></text:p>
            </table:table-cell>
            <table:table-cell table:style-name="Table13.C13" office:value-type="string">
              <text:p text:style-name="P60"><text:bookmark-ref text:reference-format="page" text:ref-name="">Error: Reference source not found</text:bookmark-ref></text:p>
            </table:table-cell>
          </table:table-row>
        </table:table>
        <text:p text:style-name="Detail_20_Heading"><text:span text:style-name="T43">Element Detail</text:span></text:p>
        <text:p text:style-name="Detail_20_Heading"><text:bookmark text:name="r43"/><text:span text:style-name="T43">name</text:span></text:p>
        <text:p text:style-name="P41"><text:span text:style-name="Code2"><text:span text:style-name="T46">public abstract String name</text:span></text:span></text:p>
        <text:p text:style-name="P53"><text:span text:style-name="T34">The name of this Component.</text:span></text:p>
        <text:p text:style-name="P53"><text:span text:style-name="T34">If not specified, the name of this Component is the fully qualified type name of the class being annotated.</text:span></text:p>
        <text:p text:style-name="P53"><text:span text:style-name="T34">Default:</text:span></text:p>
        <text:p text:style-name="P70"><text:span text:style-name="T34">""</text:span></text:p>
        <text:p text:style-name="P53"><text:span text:style-name="T34">See Also:</text:span></text:p>
        <text:p text:style-name="P70"><text:span text:style-name="T34">"The name attribute of the component element of a Component Description."</text:span></text:p>
        <text:p text:style-name="P67"/>
        <text:p text:style-name="P69"><text:bookmark text:name="r44"/><text:span text:style-name="T43">service</text:span></text:p>
        <text:p text:style-name="P41"><text:span text:style-name="Code2"><text:span text:style-name="T46">public abstract Class&lt;?&gt;[] service</text:span></text:span></text:p>
        <text:p text:style-name="P53"><text:span text:style-name="T34">The types under which to register this Component as a service.</text:span></text:p>
        <text:p text:style-name="P53"><text:span text:style-name="T34">If no service should be registered, the empty value </text:span><text:span text:style-name="T46">{}</text:span><text:span text:style-name="T34"> must be specified.</text:span></text:p>
        <text:p text:style-name="P53"><text:span text:style-name="T34">If not specified, the service types for this Component are all the </text:span><text:span text:style-name="T39">directly</text:span><text:span text:style-name="T41"> implemented interfaces of the class being annotated.</text:span></text:p>
        <text:p text:style-name="P53"><text:span text:style-name="T34">Default:</text:span></text:p>
        <text:p text:style-name="P70"><text:span text:style-name="T34">{}</text:span></text:p>
        <text:p text:style-name="P53"><text:span text:style-name="T34">See Also:</text:span></text:p>
        <text:p text:style-name="P70"><text:span text:style-name="T34">"The service element of a Component Description."</text:span></text:p>
        <text:p text:style-name="P67"/>
        <text:p text:style-name="P69"><text:bookmark text:name="r45"/><text:span text:style-name="T43">factory</text:span></text:p>
        <text:p text:style-name="P41"><text:span text:style-name="Code2"><text:span text:style-name="T46">public abstract String factory</text:span></text:span></text:p>
        <text:p text:style-name="P53"><text:span text:style-name="T34">The factory identifier of this Component. Specifying a factory identifier makes this Component a Factory Component.</text:span></text:p>
        <text:p text:style-name="P53"><text:span text:style-name="T34">If not specified, the default is that this Component is not a Factory Component.</text:span></text:p>
        <text:p text:style-name="P53"><text:span text:style-name="T34">Default:</text:span></text:p>
        <text:p text:style-name="P70"><text:span text:style-name="T34">""</text:span></text:p>
        <text:p text:style-name="P53"><text:span text:style-name="T34">See Also:</text:span></text:p>
        <text:p text:style-name="P70"><text:span text:style-name="T34">"The factory attribute of the component element of a Component Description."</text:span></text:p>
        <text:p text:style-name="P67"/>
        <text:p text:style-name="P69"><text:bookmark text:name="r46"/><text:span text:style-name="T43">servicefactory</text:span></text:p>
        <text:p text:style-name="P41"><text:span text:style-name="Code_20_Small1"><text:span text:style-name="T44">@Deprecated</text:span></text:span><text:line-break/><text:span text:style-name="Code2"><text:span text:style-name="T46">public abstract boolean servicefactory</text:span></text:span></text:p>
        <text:p text:style-name="P53"><text:span text:style-name="T34">Deprecated.</text:span><text:span text:style-name="T37"> </text:span><text:span text:style-name="T38">Declares whether this Component uses the OSGi ServiceFactory concept and each bundle using this Component's service will receive a different component instance.</text:span></text:p>
        <text:p text:style-name="P53"><text:span text:style-name="T39">This element is ignored when the </text:span><text:a xlink:type="simple" xlink:href="file:///l%22r54"><text:span text:style-name="Internet_20_link"><text:span text:style-name="T64">scope()</text:span></text:span></text:a><text:span text:style-name="Default_20_Paragraph_20_Font"><text:span text:style-name="T40"> element does not have the default value. If </text:span></text:span><text:span text:style-name="Code2"><text:span text:style-name="T50">true</text:span></text:span><text:span text:style-name="Default_20_Paragraph_20_Font"><text:span text:style-name="T40">, this Component uses </text:span></text:span><text:a xlink:type="simple" xlink:href="file:///l%22r116"><text:span text:style-name="Internet_20_link"><text:span text:style-name="T64">bundle</text:span></text:span></text:a><text:span text:style-name="Default_20_Paragraph_20_Font"><text:span text:style-name="T40"> service scope. If </text:span></text:span><text:span text:style-name="Code2"><text:span text:style-name="T50">false</text:span></text:span><text:span text:style-name="Default_20_Paragraph_20_Font"><text:span text:style-name="T40"> or not specified, this Component uses </text:span></text:span><text:a xlink:type="simple" xlink:href="file:///l%22r115"><text:span text:style-name="Internet_20_link"><text:span text:style-name="T64">singleton</text:span></text:span></text:a><text:span text:style-name="Default_20_Paragraph_20_Font"><text:span text:style-name="T40"> service scope.</text:span></text:span></text:p>
        <text:p text:style-name="P53"><text:span text:style-name="T34">Declares whether this Component uses the OSGi ServiceFactory concept and each bundle using this Component's service will receive a different component instance.</text:span></text:p>
        <text:p text:style-name="P53"><text:soft-page-break/><text:span text:style-name="T34">This element is ignored when the </text:span><text:a xlink:type="simple" xlink:href="file:///l%22r54"><text:span text:style-name="Internet_20_link"><text:span text:style-name="T62">scope()</text:span></text:span></text:a><text:span text:style-name="Default_20_Paragraph_20_Font"><text:span text:style-name="T35"> element does not have the default value. If </text:span></text:span><text:span text:style-name="Code2"><text:span text:style-name="T49">true</text:span></text:span><text:span text:style-name="Default_20_Paragraph_20_Font"><text:span text:style-name="T35">, this Component uses </text:span></text:span><text:a xlink:type="simple" xlink:href="file:///l%22r116"><text:span text:style-name="Internet_20_link"><text:span text:style-name="T62">bundle</text:span></text:span></text:a><text:span text:style-name="Default_20_Paragraph_20_Font"><text:span text:style-name="T35"> service scope. If </text:span></text:span><text:span text:style-name="Code2"><text:span text:style-name="T49">false</text:span></text:span><text:span text:style-name="Default_20_Paragraph_20_Font"><text:span text:style-name="T35"> or not specified, this Component uses </text:span></text:span><text:a xlink:type="simple" xlink:href="file:///l%22r115"><text:span text:style-name="Internet_20_link"><text:span text:style-name="T62">singleton</text:span></text:span></text:a><text:span text:style-name="Default_20_Paragraph_20_Font"><text:span text:style-name="T35"> service scope.</text:span></text:span></text:p>
        <text:p text:style-name="P53"><text:span text:style-name="T34">Default:</text:span></text:p>
        <text:p text:style-name="P70"><text:span text:style-name="T34">false</text:span></text:p>
        <text:p text:style-name="P53"><text:span text:style-name="T34">See Also:</text:span></text:p>
        <text:p text:style-name="P70"><text:span text:style-name="T34">"The servicefactory attribute of the service element of a Component Description."</text:span></text:p>
        <text:p text:style-name="P67"/>
        <text:p text:style-name="P69"><text:bookmark text:name="r47"/><text:span text:style-name="T43">enabled</text:span></text:p>
        <text:p text:style-name="P41"><text:span text:style-name="Code2"><text:span text:style-name="T46">public abstract boolean enabled</text:span></text:span></text:p>
        <text:p text:style-name="P53"><text:span text:style-name="T34">Declares whether this Component is enabled when the bundle containing it is started.</text:span></text:p>
        <text:p text:style-name="P53"><text:span text:style-name="T34">If </text:span><text:span text:style-name="Code2"><text:span text:style-name="T46">true</text:span></text:span><text:span text:style-name="Default_20_Paragraph_20_Font"><text:span text:style-name="T34">, this Component is enabled. If </text:span></text:span><text:span text:style-name="Code2"><text:span text:style-name="T46">false</text:span></text:span><text:span text:style-name="Default_20_Paragraph_20_Font"><text:span text:style-name="T34"> or not specified, this Component is disabled.</text:span></text:span></text:p>
        <text:p text:style-name="P53"><text:span text:style-name="T34">Default:</text:span></text:p>
        <text:p text:style-name="P70"><text:span text:style-name="T34">true</text:span></text:p>
        <text:p text:style-name="P53"><text:span text:style-name="T34">See Also:</text:span></text:p>
        <text:p text:style-name="P70"><text:span text:style-name="T34">"The enabled attribute of the component element of a Component Description."</text:span></text:p>
        <text:p text:style-name="P67"/>
        <text:p text:style-name="P69"><text:bookmark text:name="r48"/><text:span text:style-name="T43">immediate</text:span></text:p>
        <text:p text:style-name="P41"><text:span text:style-name="Code2"><text:span text:style-name="T46">public abstract boolean immediate</text:span></text:span></text:p>
        <text:p text:style-name="P53"><text:span text:style-name="T34">Declares whether this Component must be immediately activated upon becoming satisfied or whether activation should be delayed.</text:span></text:p>
        <text:p text:style-name="P53"><text:span text:style-name="T34">If </text:span><text:span text:style-name="Code2"><text:span text:style-name="T46">true</text:span></text:span><text:span text:style-name="Default_20_Paragraph_20_Font"><text:span text:style-name="T34">, this Component must be immediately activated upon becoming satisfied. If </text:span></text:span><text:span text:style-name="Code2"><text:span text:style-name="T46">false</text:span></text:span><text:span text:style-name="Default_20_Paragraph_20_Font"><text:span text:style-name="T34">, activation of this Component is delayed. If this property is specified, its value must be </text:span></text:span><text:span text:style-name="Code2"><text:span text:style-name="T46">false</text:span></text:span><text:span text:style-name="Default_20_Paragraph_20_Font"><text:span text:style-name="T34"> if the </text:span></text:span><text:a xlink:type="simple" xlink:href="file:///l%22r45"><text:span text:style-name="Internet_20_link"><text:span text:style-name="T62">factory()</text:span></text:span></text:a><text:span text:style-name="Default_20_Paragraph_20_Font"><text:span text:style-name="T35"> property is also specified or must be </text:span></text:span><text:span text:style-name="Code2"><text:span text:style-name="T49">true</text:span></text:span><text:span text:style-name="Default_20_Paragraph_20_Font"><text:span text:style-name="T35"> if the </text:span></text:span><text:a xlink:type="simple" xlink:href="file:///l%22r44"><text:span text:style-name="Internet_20_link"><text:span text:style-name="T62">service()</text:span></text:span></text:a><text:span text:style-name="Default_20_Paragraph_20_Font"><text:span text:style-name="T35"> property is specified with an empty value.</text:span></text:span></text:p>
        <text:p text:style-name="P53"><text:span text:style-name="T34">If not specified, the default is </text:span><text:span text:style-name="Code2"><text:span text:style-name="T46">false</text:span></text:span><text:span text:style-name="Default_20_Paragraph_20_Font"><text:span text:style-name="T34"> if the </text:span></text:span><text:a xlink:type="simple" xlink:href="file:///l%22r45"><text:span text:style-name="Internet_20_link"><text:span text:style-name="T62">factory()</text:span></text:span></text:a><text:span text:style-name="Default_20_Paragraph_20_Font"><text:span text:style-name="T35"> property is specified or the </text:span></text:span><text:a xlink:type="simple" xlink:href="file:///l%22r44"><text:span text:style-name="Internet_20_link"><text:span text:style-name="T62">service()</text:span></text:span></text:a><text:span text:style-name="Default_20_Paragraph_20_Font"><text:span text:style-name="T35"> property is not specified or specified with a non-empty value and </text:span></text:span><text:span text:style-name="Code2"><text:span text:style-name="T49">true</text:span></text:span><text:span text:style-name="Default_20_Paragraph_20_Font"><text:span text:style-name="T35"> otherwise.</text:span></text:span></text:p>
        <text:p text:style-name="P53"><text:span text:style-name="T34">Default:</text:span></text:p>
        <text:p text:style-name="P70"><text:span text:style-name="T34">false</text:span></text:p>
        <text:p text:style-name="P53"><text:span text:style-name="T34">See Also:</text:span></text:p>
        <text:p text:style-name="P70"><text:span text:style-name="T34">"The immediate attribute of the component element of a Component Description."</text:span></text:p>
        <text:p text:style-name="P67"/>
        <text:p text:style-name="P69"><text:bookmark text:name="r49"/><text:span text:style-name="T43">property</text:span></text:p>
        <text:p text:style-name="P41"><text:span text:style-name="Code2"><text:span text:style-name="T46">public abstract String[] property</text:span></text:span></text:p>
        <text:p text:style-name="P53"><text:span text:style-name="T34">Properties for this Component.</text:span></text:p>
        <text:p text:style-name="P53"><text:span text:style-name="T34">Each property string is specified as </text:span><text:span text:style-name="Code2"><text:span text:style-name="T46">"key=value"</text:span></text:span><text:span text:style-name="Default_20_Paragraph_20_Font"><text:span text:style-name="T34">. The type of the property value can be specified in the key as </text:span></text:span><text:span text:style-name="Code2"><text:span text:style-name="T46">key:type=value</text:span></text:span><text:span text:style-name="Default_20_Paragraph_20_Font"><text:span text:style-name="T34">. The type must be one of the property types supported by the type attribute of the property element of a Component Description.</text:span></text:span></text:p>
        <text:p text:style-name="P53"><text:span text:style-name="T34">To specify a property with multiple values, use multiple key, value pairs. For example, </text:span><text:span text:style-name="Code2"><text:span text:style-name="T46">"foo=bar", "foo=baz"</text:span></text:span><text:span text:style-name="Default_20_Paragraph_20_Font"><text:span text:style-name="T34">.</text:span></text:span></text:p>
        <text:p text:style-name="P53"><text:span text:style-name="T34">Default:</text:span></text:p>
        <text:p text:style-name="P70"><text:span text:style-name="T34">{}</text:span></text:p>
        <text:p text:style-name="P53"><text:span text:style-name="T34">See Also:</text:span></text:p>
        <text:p text:style-name="P70"><text:span text:style-name="T34">"The property element of a Component Description."</text:span></text:p>
        <text:p text:style-name="P67"/>
        <text:p text:style-name="P69"><text:bookmark text:name="r50"/><text:span text:style-name="T43">properties</text:span></text:p>
        <text:p text:style-name="P41"><text:span text:style-name="Code2"><text:span text:style-name="T46">public abstract String[] properties</text:span></text:span></text:p>
        <text:p text:style-name="P53"><text:span text:style-name="T34">Property entries for this Component.</text:span></text:p>
        <text:p text:style-name="P53"><text:span text:style-name="T34">Specifies the name of an entry in the bundle whose contents conform to a standard Java Properties File. The entry is read and processed to obtain the properties and their values.</text:span></text:p>
        <text:p text:style-name="P53"><text:span text:style-name="T34">Default:</text:span></text:p>
        <text:p text:style-name="P70"><text:span text:style-name="T34">{}</text:span></text:p>
        <text:p text:style-name="P53"><text:span text:style-name="T34">See Also:</text:span></text:p>
        <text:p text:style-name="P70"><text:span text:style-name="T34">"The properties element of a Component Description."</text:span></text:p>
        <text:p text:style-name="P67"/>
        <text:p text:style-name="P69"><text:bookmark text:name="r51"/><text:span text:style-name="T43">xmlns</text:span></text:p>
        <text:p text:style-name="P41"><text:span text:style-name="Code2"><text:span text:style-name="T46">public abstract String xmlns</text:span></text:span></text:p>
        <text:p text:style-name="P53"><text:span text:style-name="T34">The XML name space of the Component Description for this Component.</text:span></text:p>
        <text:p text:style-name="P53"><text:span text:style-name="T34">If not specified, the XML name space of the Component Description for this Component should be the lowest Declarative Services XML name space which supports all the specification features used by this Component.</text:span></text:p>
        <text:p text:style-name="P53"><text:span text:style-name="T34">Default:</text:span></text:p>
        <text:p text:style-name="P70"><text:span text:style-name="T34">""</text:span></text:p>
        <text:p text:style-name="P53"><text:span text:style-name="T34">See Also:</text:span></text:p>
        <text:p text:style-name="P70"><text:span text:style-name="T34">"The XML name space specified for a Component Description."</text:span></text:p>
        <text:p text:style-name="P67"/>
        <text:p text:style-name="P69"><text:bookmark text:name="r52"/><text:span text:style-name="T43">configurationPolicy</text:span></text:p>
        <text:p text:style-name="P41"><text:span text:style-name="Code2"><text:span text:style-name="T46">public abstract </text:span></text:span><text:a xlink:type="simple" xlink:href="file:///l%22r62"><text:span text:style-name="Internet_20_link"><text:span text:style-name="T62">ConfigurationPolicy</text:span></text:span></text:a><text:span text:style-name="Code2"><text:span text:style-name="T49"> configurationPolicy</text:span></text:span></text:p>
        <text:p text:style-name="P53"><text:span text:style-name="T34">The configuration policy of this Component.</text:span></text:p>
        <text:p text:style-name="P53"><text:span text:style-name="T34">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53"><text:span text:style-name="T34">If not specified, the </text:span><text:a xlink:type="simple" xlink:href="file:///l%22r56"><text:span text:style-name="Internet_20_link"><text:span text:style-name="T62">OPTIONAL</text:span></text:span></text:a><text:span text:style-name="Default_20_Paragraph_20_Font"><text:span text:style-name="T35"> configuration policy is used.</text:span></text:span></text:p>
        <text:p text:style-name="P53"><text:span text:style-name="T34">Default:</text:span></text:p>
        <text:p text:style-name="P70"><text:a xlink:type="simple" xlink:href="file:///l%22r56"><text:span text:style-name="Internet_20_link"><text:span text:style-name="T58">ConfigurationPolicy.OPTIONAL</text:span></text:span></text:a></text:p>
        <text:p text:style-name="P53"><text:soft-page-break/><text:span text:style-name="T34">Since:</text:span></text:p>
        <text:p text:style-name="P70"><text:span text:style-name="T34">1.1</text:span></text:p>
        <text:p text:style-name="P53"><text:span text:style-name="T34">See Also:</text:span></text:p>
        <text:p text:style-name="P70"><text:span text:style-name="T34">"The configuration-policy attribute of the component element of a Component Description."</text:span></text:p>
        <text:p text:style-name="P67"/>
        <text:p text:style-name="P69"><text:bookmark text:name="r53"/><text:span text:style-name="T43">configurationPid</text:span></text:p>
        <text:p text:style-name="P41"><text:span text:style-name="Code2"><text:span text:style-name="T46">public abstract String configurationPid</text:span></text:span></text:p>
        <text:p text:style-name="P53"><text:span text:style-name="T34">The configuration PID for the configuration of this Component.</text:span></text:p>
        <text:p text:style-name="P53"><text:span text:style-name="T34">Allows the configuration PID for this Component to be different than the name of this Component.</text:span></text:p>
        <text:p text:style-name="P53"><text:span text:style-name="T34">If not specified, the name of this Component is used as the configuration PID of this Component.</text:span></text:p>
        <text:p text:style-name="P53"><text:span text:style-name="T34">Default:</text:span></text:p>
        <text:p text:style-name="P70"><text:span text:style-name="T34">""</text:span></text:p>
        <text:p text:style-name="P53"><text:span text:style-name="T34">Since:</text:span></text:p>
        <text:p text:style-name="P70"><text:span text:style-name="T34">1.2</text:span></text:p>
        <text:p text:style-name="P53"><text:span text:style-name="T34">See Also:</text:span></text:p>
        <text:p text:style-name="P70"><text:span text:style-name="T34">"The configuration-pid attribute of the component element of a Component Description."</text:span></text:p>
        <text:p text:style-name="P67"/>
        <text:p text:style-name="P69"><text:bookmark text:name="r54"/><text:span text:style-name="T43">scope</text:span></text:p>
        <text:p text:style-name="P41"><text:span text:style-name="Code2"><text:span text:style-name="T46">public abstract </text:span></text:span><text:a xlink:type="simple" xlink:href="file:///l%22r122"><text:span text:style-name="Internet_20_link"><text:span text:style-name="T62">ServiceScope</text:span></text:span></text:a><text:span text:style-name="Code2"><text:span text:style-name="T49"> scope</text:span></text:span></text:p>
        <text:p text:style-name="P53"><text:span text:style-name="T34">The service scope for the service of this Component.</text:span></text:p>
        <text:p text:style-name="P53"><text:span text:style-name="T34">If not specified and the deprecated </text:span><text:a xlink:type="simple" xlink:href="file:///l%22r46"><text:span text:style-name="Internet_20_link"><text:span text:style-name="T62">servicefactory()</text:span></text:span></text:a><text:span text:style-name="Default_20_Paragraph_20_Font"><text:span text:style-name="T35"> element is not specified, the </text:span></text:span><text:a xlink:type="simple" xlink:href="file:///l%22r115"><text:span text:style-name="Internet_20_link"><text:span text:style-name="T62">singleton</text:span></text:span></text:a><text:span text:style-name="Default_20_Paragraph_20_Font"><text:span text:style-name="T35"> service scope is used.</text:span></text:span></text:p>
        <text:p text:style-name="P53"><text:span text:style-name="T34">Default:</text:span></text:p>
        <text:p text:style-name="P70"><text:a xlink:type="simple" xlink:href="file:///l%22r118"><text:span text:style-name="Internet_20_link"><text:span text:style-name="T58">ServiceScope.DEFAULT</text:span></text:span></text:a></text:p>
        <text:p text:style-name="P53"><text:span text:style-name="T34">Since:</text:span></text:p>
        <text:p text:style-name="P70"><text:span text:style-name="T34">1.3</text:span></text:p>
        <text:p text:style-name="P53"><text:span text:style-name="T34">See Also:</text:span></text:p>
        <text:p text:style-name="P70"><text:span text:style-name="T34">"The scope attribute of the service element of a Component Description."</text:span></text:p>
        <text:p text:style-name="P76"><text:bookmark text:name="r62"/><text:span text:style-name="T43">Enum ConfigurationPolicy</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6" text:anchor-type="as-char" svg:width="0.1563in" svg:height="0.1457in" draw:z-index="21"><draw:image xlink:href="Pictures/100002000000000F0000000E443DCD33.png" xlink:type="simple" xlink:show="embed" xlink:actuate="onLoad"/></draw:frame></text:span></text:span><text:span text:style-name="Code2"><text:span text:style-name="T46">java.lang.Enum&lt;</text:span></text:span><text:a xlink:type="simple" xlink:href="file:///l%22r62"><text:span text:style-name="Internet_20_link"><text:span text:style-name="T62">ConfigurationPolicy</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7" text:anchor-type="as-char" svg:width="0.1563in" svg:height="0.1457in" draw:z-index="22"><draw:image xlink:href="Pictures/100002000000000F0000000E443DCD33.png" xlink:type="simple" xlink:show="embed" xlink:actuate="onLoad"/></draw:frame></text:span></text:span><text:span text:style-name="Code2"><text:span text:style-name="T46">org.osgi.service.component.annotations.ConfigurationPolicy</text:span></text:span></text:p>
        <text:p text:style-name="List_20_Heading"><text:span text:style-name="T34">All Implemented Interfaces:</text:span></text:p>
        <text:p text:style-name="P53"><text:span text:style-name="T34">Comparable&lt;</text:span><text:a xlink:type="simple" xlink:href="file:///l%22r62"><text:span text:style-name="Internet_20_link"><text:span text:style-name="T58">ConfigurationPolicy</text:span></text:span></text:a><text:span text:style-name="Default_20_Paragraph_20_Font"><text:span text:style-name="T35">&gt;, Serializable</text:span></text:span></text:p>
        <text:p text:style-name="P68"/>
        <text:p text:style-name="P41"><text:span text:style-name="Code2"><text:span text:style-name="T46">public enum ConfigurationPolicy</text:span></text:span></text:p>
        <text:p text:style-name="P41"><text:span text:style-name="Code2"><text:span text:style-name="T46">extends Enum&lt;</text:span></text:span><text:a xlink:type="simple" xlink:href="file:///l%22r62"><text:span text:style-name="Internet_20_link"><text:span text:style-name="T62">ConfigurationPolicy</text:span></text:span></text:a><text:span text:style-name="Code2"><text:span text:style-name="T49">&gt;</text:span></text:span></text:p>
        <text:p text:style-name="Standard"><text:span text:style-name="T34">Configuration Policy for the </text:span><text:a xlink:type="simple" xlink:href="file:///l%22r55"><text:span text:style-name="Internet_20_link"><text:span text:style-name="T62">Component</text:span></text:span></text:a><text:span text:style-name="Default_20_Paragraph_20_Font"><text:span text:style-name="T35"> annotation.</text:span></text:span></text:p>
        <text:p text:style-name="Standard"><text:span text:style-name="T34">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Standard"><text:span text:style-name="T34">Since:</text:span></text:p>
        <text:p text:style-name="P53"><text:span text:style-name="T34">1.1</text:span></text:p>
        <text:p text:style-name="P67"/>
        <table:table table:name="Table14" table:style-name="Table14">
          <table:table-column table:style-name="Table14.A"/>
          <table:table-column table:style-name="Table14.B"/>
          <table:table-row table:style-name="Table14.1">
            <table:table-cell table:style-name="Table14.A1" office:value-type="string">
              <text:p text:style-name="P36"><text:span text:style-name="Summary_20_Heading_20_Font2"><text:span text:style-name="T33">Enum Constant Summary</text:span></text:span></text:p>
            </table:table-cell>
            <table:table-cell table:style-name="Table14.A1" office:value-type="string">
              <text:p text:style-name="P60"><text:span text:style-name="Page_20_Reference_20_Font"><text:span text:style-name="T32">Page</text:span></text:span></text:p>
            </table:table-cell>
          </table:table-row>
          <table:table-row table:style-name="Table14.1">
            <table:table-cell table:style-name="Table14.A2" office:value-type="string">
              <text:p text:style-name="P36"><text:a xlink:type="simple" xlink:href="file:///l%22r58"><text:span text:style-name="Internet_20_link"><text:span text:style-name="T61">IGNORE</text:span></text:span></text:a></text:p>
              <text:p text:style-name="P63"><text:span text:style-name="T34">Always allow the component configuration to be satisfied and do not use the corresponding Configuration object even if it is present.</text:span></text:p>
            </table:table-cell>
            <table:table-cell table:style-name="Table14.B2" office:value-type="string">
              <text:p text:style-name="P64"><text:bookmark-ref text:reference-format="page" text:ref-name="">Error: Reference source not found</text:bookmark-ref></text:p>
            </table:table-cell>
          </table:table-row>
          <table:table-row table:style-name="Table14.1">
            <table:table-cell table:style-name="Table14.A3" office:value-type="string">
              <text:p text:style-name="P66"><text:a xlink:type="simple" xlink:href="file:///l%22r56"><text:span text:style-name="Internet_20_link"><text:span text:style-name="T61">OPTIONAL</text:span></text:span></text:a></text:p>
              <text:p text:style-name="P65"><text:span text:style-name="T34">Use the corresponding Configuration object if present but allow the component to be satisfied even if the corresponding Configuration object is not present.</text:span></text:p>
            </table:table-cell>
            <table:table-cell table:style-name="Table14.B3" office:value-type="string">
              <text:p text:style-name="P60"><text:bookmark-ref text:reference-format="page" text:ref-name="">Error: Reference source not found</text:bookmark-ref></text:p>
            </table:table-cell>
          </table:table-row>
          <table:table-row table:style-name="Table14.1">
            <table:table-cell table:style-name="Table14.A4" office:value-type="string">
              <text:p text:style-name="P66"><text:a xlink:type="simple" xlink:href="file:///l%22r57"><text:span text:style-name="Internet_20_link"><text:span text:style-name="T61">REQUIRE</text:span></text:span></text:a></text:p>
              <text:p text:style-name="P65"><text:span text:style-name="T34">There must be a corresponding Configuration object for the component configuration to become satisfied.</text:span></text:p>
            </table:table-cell>
            <table:table-cell table:style-name="Table14.B4" office:value-type="string">
              <text:p text:style-name="P60"><text:bookmark-ref text:reference-format="page" text:ref-name="">Error: Reference source not found</text:bookmark-ref></text:p>
            </table:table-cell>
          </table:table-row>
        </table:table>
        <text:p text:style-name="P4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36"><text:span text:style-name="Summary_20_Heading_20_Font2"><text:span text:style-name="T33">Method Summary</text:span></text:span></text:p>
            </table:table-cell>
            <table:covered-table-cell/>
            <table:table-cell table:style-name="Table15.A1" office:value-type="string">
              <text:p text:style-name="P60"><text:span text:style-name="Page_20_Reference_20_Font"><text:span text:style-name="T32">Page</text:span></text:span></text:p>
            </table:table-cell>
          </table:table-row>
          <table:table-row table:style-name="Table15.1">
            <table:table-cell table:style-name="Table15.A2" office:value-type="string">
              <text:p text:style-name="P42"><text:span text:style-name="Code_20_Small1"><text:span text:style-name="T44">String</text:span></text:span></text:p>
            </table:table-cell>
            <table:table-cell table:style-name="Table15.B2" office:value-type="string">
              <text:p text:style-name="P36"><text:a xlink:type="simple" xlink:href="file:///l%22r61"><text:span text:style-name="Internet_20_link"><text:span text:style-name="T61">toString</text:span></text:span></text:a><text:span text:style-name="Code2"><text:span text:style-name="T48">()</text:span></text:span></text:p>
            </table:table-cell>
            <table:table-cell table:style-name="Table15.C2" office:value-type="string">
              <text:p text:style-name="P60"><text:bookmark-ref text:reference-format="page" text:ref-name="">Error: Reference source not found</text:bookmark-ref></text:p>
            </table:table-cell>
          </table:table-row>
          <table:table-row table:style-name="Table15.1">
            <table:table-cell table:style-name="Table15.A3" office:value-type="string">
              <text:p text:style-name="P61"><text:span text:style-name="Code_20_Small1"><text:span text:style-name="T44">static </text:span></text:span><text:a xlink:type="simple" xlink:href="file:///l%22r62"><text:span text:style-name="Internet_20_link"><text:span text:style-name="T65">ConfigurationPolicy</text:span></text:span></text:a></text:p>
            </table:table-cell>
            <table:table-cell table:style-name="Table15.B3" office:value-type="string">
              <text:p text:style-name="P62"><text:a xlink:type="simple" xlink:href="file:///l%22r60"><text:span text:style-name="Internet_20_link"><text:span text:style-name="T61">valueOf</text:span></text:span></text:a><text:span text:style-name="Code2"><text:span text:style-name="T48">(String name)</text:span></text:span></text:p>
            </table:table-cell>
            <table:table-cell table:style-name="Table15.C3" office:value-type="string">
              <text:p text:style-name="P60"><text:bookmark-ref text:reference-format="page" text:ref-name="">Error: Reference source not found</text:bookmark-ref></text:p>
            </table:table-cell>
          </table:table-row>
          <table:table-row table:style-name="Table15.1">
            <table:table-cell table:style-name="Table15.A4" office:value-type="string">
              <text:p text:style-name="P61"><text:span text:style-name="Code_20_Small1"><text:span text:style-name="T44">static </text:span></text:span><text:a xlink:type="simple" xlink:href="file:///l%22r62"><text:span text:style-name="Internet_20_link"><text:span text:style-name="T65">ConfigurationPolicy</text:span></text:span></text:a><text:span text:style-name="Code_20_Small1"><text:span text:style-name="T45">[]</text:span></text:span></text:p>
            </table:table-cell>
            <table:table-cell table:style-name="Table15.B4" office:value-type="string">
              <text:p text:style-name="P62"><text:a xlink:type="simple" xlink:href="file:///l%22r59"><text:span text:style-name="Internet_20_link"><text:span text:style-name="T61">values</text:span></text:span></text:a><text:span text:style-name="Code2"><text:span text:style-name="T48">()</text:span></text:span></text:p>
            </table:table-cell>
            <table:table-cell table:style-name="Table15.C4" office:value-type="string">
              <text:p text:style-name="P60"><text:bookmark-ref text:reference-format="page" text:ref-name="">Error: Reference source not found</text:bookmark-ref></text:p>
            </table:table-cell>
          </table:table-row>
        </table:table>
        <text:p text:style-name="Detail_20_Heading"><text:span text:style-name="T43">Enum Constant Detail</text:span></text:p>
        <text:p text:style-name="Detail_20_Heading"><text:bookmark text:name="r56"/><text:span text:style-name="T43">OPTIONAL</text:span></text:p>
        <text:p text:style-name="P41"><text:span text:style-name="Code2"><text:span text:style-name="T46">public static final </text:span></text:span><text:a xlink:type="simple" xlink:href="file:///l%22r62"><text:span text:style-name="Internet_20_link"><text:span text:style-name="T62">ConfigurationPolicy</text:span></text:span></text:a><text:span text:style-name="Code2"><text:span text:style-name="T49"> OPTIONAL</text:span></text:span></text:p>
        <text:p text:style-name="P53"><text:soft-page-break/><text:span text:style-name="T34">Use the corresponding Configuration object if present but allow the component to be satisfied even if the corresponding Configuration object is not present.</text:span></text:p>
        <text:p text:style-name="P67"/>
        <text:p text:style-name="P69"><text:bookmark text:name="r57"/><text:span text:style-name="T43">REQUIRE</text:span></text:p>
        <text:p text:style-name="P41"><text:span text:style-name="Code2"><text:span text:style-name="T46">public static final </text:span></text:span><text:a xlink:type="simple" xlink:href="file:///l%22r62"><text:span text:style-name="Internet_20_link"><text:span text:style-name="T62">ConfigurationPolicy</text:span></text:span></text:a><text:span text:style-name="Code2"><text:span text:style-name="T49"> REQUIRE</text:span></text:span></text:p>
        <text:p text:style-name="P53"><text:span text:style-name="T34">There must be a corresponding Configuration object for the component configuration to become satisfied.</text:span></text:p>
        <text:p text:style-name="P67"/>
        <text:p text:style-name="P69"><text:bookmark text:name="r58"/><text:span text:style-name="T43">IGNORE</text:span></text:p>
        <text:p text:style-name="P41"><text:span text:style-name="Code2"><text:span text:style-name="T46">public static final </text:span></text:span><text:a xlink:type="simple" xlink:href="file:///l%22r62"><text:span text:style-name="Internet_20_link"><text:span text:style-name="T62">ConfigurationPolicy</text:span></text:span></text:a><text:span text:style-name="Code2"><text:span text:style-name="T49"> IGNORE</text:span></text:span></text:p>
        <text:p text:style-name="P53"><text:span text:style-name="T34">Always allow the component configuration to be satisfied and do not use the corresponding Configuration object even if it is present.</text:span></text:p>
        <text:p text:style-name="Detail_20_Heading"><text:span text:style-name="T43">Method Detail</text:span></text:p>
        <text:p text:style-name="Detail_20_Heading"><text:bookmark text:name="r59"/><text:span text:style-name="T43">values</text:span></text:p>
        <text:p text:style-name="P41"><text:span text:style-name="Code2"><text:span text:style-name="T46">public static </text:span></text:span><text:a xlink:type="simple" xlink:href="file:///l%22r62"><text:span text:style-name="Internet_20_link"><text:span text:style-name="T62">ConfigurationPolicy</text:span></text:span></text:a><text:span text:style-name="Code2"><text:span text:style-name="T49">[] values</text:span></text:span><text:span text:style-name="Code2"><text:span text:style-name="T48">()</text:span></text:span></text:p>
        <text:p text:style-name="P67"/>
        <text:p text:style-name="P69"><text:bookmark text:name="r60"/><text:span text:style-name="T43">valueOf</text:span></text:p>
        <text:p text:style-name="P41"><text:span text:style-name="Code2"><text:span text:style-name="T46">public static </text:span></text:span><text:a xlink:type="simple" xlink:href="file:///l%22r62"><text:span text:style-name="Internet_20_link"><text:span text:style-name="T62">ConfigurationPolicy</text:span></text:span></text:a><text:span text:style-name="Code2"><text:span text:style-name="T49"> valueOf</text:span></text:span><text:span text:style-name="Code2"><text:span text:style-name="T48">(String name)</text:span></text:span></text:p>
        <text:p text:style-name="P67"/>
        <text:p text:style-name="P69"><text:bookmark text:name="r61"/><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77"><text:bookmark text:name="r63"/><text:span text:style-name="T43">Annotation Type Deactivate</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_20_Small1"><text:span text:style-name="T44">@Target(value=ElementType.METHOD)</text:span></text:span><text:line-break/><text:span text:style-name="Code2"><text:span text:style-name="T46">public @interface Deactivate</text:span></text:span></text:p>
        <text:p text:style-name="Standard"><text:span text:style-name="T34">Identify the annotated method as the </text:span><text:span text:style-name="Code2"><text:span text:style-name="T46">deactivate</text:span></text:span><text:span text:style-name="Default_20_Paragraph_20_Font"><text:span text:style-name="T34"> method of a Service Component.</text:span></text:span></text:p>
        <text:p text:style-name="Standard"><text:span text:style-name="T34">The annotated method is the deactivate method of the Component.</text:span></text:p>
        <text:p text:style-name="Standard"><text:span text:style-name="T34">This annotation is not processed at runtime by a Service Component Runtime implementation. It must be processed by tools and used to add a Component Description to the bundle.</text:span></text:p>
        <text:p text:style-name="Standard"><text:span text:style-name="T34">Since:</text:span></text:p>
        <text:p text:style-name="P53"><text:span text:style-name="T34">1.1</text:span></text:p>
        <text:p text:style-name="Standard"><text:span text:style-name="T34">See Also:</text:span></text:p>
        <text:p text:style-name="P53"><text:span text:style-name="T34">"The deactivate attribute of the component element of a Component Description."</text:span></text:p>
        <text:p text:style-name="P55"><text:bookmark text:name="r64"/><text:span text:style-name="T43">Annotation Type Modified</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_20_Small1"><text:span text:style-name="T44">@Target(value=ElementType.METHOD)</text:span></text:span><text:line-break/><text:span text:style-name="Code2"><text:span text:style-name="T46">public @interface Modified</text:span></text:span></text:p>
        <text:p text:style-name="Standard"><text:span text:style-name="T34">Identify the annotated method as the </text:span><text:span text:style-name="Code2"><text:span text:style-name="T46">modified</text:span></text:span><text:span text:style-name="Default_20_Paragraph_20_Font"><text:span text:style-name="T34"> method of a Service Component.</text:span></text:span></text:p>
        <text:p text:style-name="Standard"><text:span text:style-name="T34">The annotated method is the modified method of the Component.</text:span></text:p>
        <text:p text:style-name="Standard"><text:span text:style-name="T34">This annotation is not processed at runtime by a Service Component Runtime implementation. It must be processed by tools and used to add a Component Description to the bundle.</text:span></text:p>
        <text:p text:style-name="Standard"><text:span text:style-name="T34">Since:</text:span></text:p>
        <text:p text:style-name="P53"><text:span text:style-name="T34">1.1</text:span></text:p>
        <text:p text:style-name="Standard"><text:span text:style-name="T34">See Also:</text:span></text:p>
        <text:p text:style-name="P53"><text:span text:style-name="T34">"The modified attribute of the component element of a Component Description."</text:span></text:p>
        <text:p text:style-name="P56"><text:bookmark text:name="r66"/><text:span text:style-name="T43">Annotation Type Properties</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Target(value=ElementType.TYPE)</text:span></text:span><text:line-break/><text:span text:style-name="Code_20_Small1"><text:span text:style-name="T44">@Retention(value=RetentionPolicy.CLASS)</text:span></text:span><text:line-break/><text:span text:style-name="Code2"><text:span text:style-name="T46">public @interface Properties</text:span></text:span></text:p>
        <text:p text:style-name="Standard"><text:span text:style-name="T34">Allows to define multiple </text:span><text:a xlink:type="simple" xlink:href="file:///l%22r78"><text:span text:style-name="Internet_20_link"><text:span text:style-name="T62">Property</text:span></text:span></text:a><text:span text:style-name="Default_20_Paragraph_20_Font"><text:span text:style-name="T35"> annotations for one type.</text:span></text:span></text:p>
        <text:p text:style-name="Standard"><text:span text:style-name="T34">Since:</text:span></text:p>
        <text:p text:style-name="P53"><text:span text:style-name="T34">1.3</text:span></text:p>
        <text:p text:style-name="P3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36"><text:span text:style-name="Summary_20_Heading_20_Font2"><text:span text:style-name="T33">Required Element Summary</text:span></text:span></text:p>
            </table:table-cell>
            <table:covered-table-cell/>
            <table:table-cell table:style-name="Table16.A1" office:value-type="string">
              <text:p text:style-name="P60"><text:span text:style-name="Page_20_Reference_20_Font"><text:span text:style-name="T32">Page</text:span></text:span></text:p>
            </table:table-cell>
          </table:table-row>
          <table:table-row table:style-name="Table16.1">
            <table:table-cell table:style-name="Table16.A2" office:value-type="string">
              <text:p text:style-name="P42"><text:a xlink:type="simple" xlink:href="file:///l%22r78"><text:span text:style-name="Internet_20_link"><text:span text:style-name="T65">Property</text:span></text:span></text:a><text:span text:style-name="Code_20_Small1"><text:span text:style-name="T45">[]</text:span></text:span></text:p>
            </table:table-cell>
            <table:table-cell table:style-name="Table16.B2" office:value-type="string">
              <text:p text:style-name="P36"><text:a xlink:type="simple" xlink:href="file:///l%22r65"><text:span text:style-name="Internet_20_link"><text:span text:style-name="T61">value</text:span></text:span></text:a></text:p>
              <text:p text:style-name="P63"><text:span text:style-name="T34">List of </text:span><text:a xlink:type="simple" xlink:href="file:///l%22r78"><text:span text:style-name="Internet_20_link"><text:span text:style-name="T62">Property</text:span></text:span></text:a><text:span text:style-name="Default_20_Paragraph_20_Font"><text:span text:style-name="T35"> annotations.</text:span></text:span></text:p>
            </table:table-cell>
            <table:table-cell table:style-name="Table16.C2" office:value-type="string">
              <text:p text:style-name="P64"><text:bookmark-ref text:reference-format="page" text:ref-name="">Error: Reference source not found</text:bookmark-ref></text:p>
            </table:table-cell>
          </table:table-row>
        </table:table>
        <text:p text:style-name="Detail_20_Heading"><text:span text:style-name="T43">Element Detail</text:span></text:p>
        <text:p text:style-name="Detail_20_Heading"><text:bookmark text:name="r65"/><text:span text:style-name="T43">value</text:span></text:p>
        <text:p text:style-name="P41"><text:span text:style-name="Code2"><text:span text:style-name="T46">public abstract </text:span></text:span><text:a xlink:type="simple" xlink:href="file:///l%22r78"><text:span text:style-name="Internet_20_link"><text:span text:style-name="T62">Property</text:span></text:span></text:a><text:span text:style-name="Code2"><text:span text:style-name="T49">[] value</text:span></text:span></text:p>
        <text:p text:style-name="P53"><text:span text:style-name="T34">List of </text:span><text:a xlink:type="simple" xlink:href="file:///l%22r78"><text:span text:style-name="Internet_20_link"><text:span text:style-name="T62">Property</text:span></text:span></text:a><text:span text:style-name="Default_20_Paragraph_20_Font"><text:span text:style-name="T35"> annotations.</text:span></text:span></text:p>
        <text:p text:style-name="P57"><text:bookmark text:name="r78"/><text:span text:style-name="T43">Annotation Type Property</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2"><text:span text:style-name="T46">public @interface Property</text:span></text:span></text:p>
        <text:p text:style-name="Standard"><text:span text:style-name="T34">The </text:span><text:span text:style-name="T46">Property</text:span><text:span text:style-name="T34"> annotation defines properties which are made available to the component through the ComponentContext.getProperties() method. These annotations are not strictly required but may be used by components to defined initial configuration. Additionally properties may be set here to identify the component if it is registered as a service, for example the service.description and service.vendor properties.</text:span></text:p>
        <text:p text:style-name="Standard"><text:span text:style-name="T34">This tag is used to declare &lt;property&gt; elements of the component declaration. See section 112.4.5, Properties and Property Elements, in the OSGi Service Platform Service Compendium Specification for more information.</text:span></text:p>
        <text:p text:style-name="Standard"><text:span text:style-name="T34">Since:</text:span></text:p>
        <text:p text:style-name="P53"><text:span text:style-name="T34">1.3</text:span></text:p>
        <text:p text:style-name="P3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36"><text:span text:style-name="Summary_20_Heading_20_Font2"><text:span text:style-name="T33">Required Element Summary</text:span></text:span></text:p>
            </table:table-cell>
            <table:covered-table-cell/>
            <table:table-cell table:style-name="Table17.A1" office:value-type="string">
              <text:p text:style-name="P60"><text:span text:style-name="Page_20_Reference_20_Font"><text:span text:style-name="T32">Page</text:span></text:span></text:p>
            </table:table-cell>
          </table:table-row>
          <table:table-row table:style-name="Table17.1">
            <table:table-cell table:style-name="Table17.A2" office:value-type="string">
              <text:p text:style-name="P42"><text:span text:style-name="Code_20_Small1"><text:span text:style-name="T44">boolean[]</text:span></text:span></text:p>
            </table:table-cell>
            <table:table-cell table:style-name="Table17.B2" office:value-type="string">
              <text:p text:style-name="P36"><text:a xlink:type="simple" xlink:href="file:///l%22r76"><text:span text:style-name="Internet_20_link"><text:span text:style-name="T61">boolValue</text:span></text:span></text:a></text:p>
              <text:p text:style-name="P63"><text:span text:style-name="T34">The bool value(s) of the property.</text:span></text:p>
            </table:table-cell>
            <table:table-cell table:style-name="Table17.C2" office:value-type="string">
              <text:p text:style-name="P64"><text:bookmark-ref text:reference-format="page" text:ref-name="">Error: Reference source not found</text:bookmark-ref></text:p>
            </table:table-cell>
          </table:table-row>
          <table:table-row table:style-name="Table17.1">
            <table:table-cell table:style-name="Table17.A3" office:value-type="string">
              <text:p text:style-name="P61"><text:span text:style-name="Code_20_Small1"><text:span text:style-name="T44">byte[]</text:span></text:span></text:p>
            </table:table-cell>
            <table:table-cell table:style-name="Table17.B3" office:value-type="string">
              <text:p text:style-name="P66"><text:a xlink:type="simple" xlink:href="file:///l%22r74"><text:span text:style-name="Internet_20_link"><text:span text:style-name="T61">byteValue</text:span></text:span></text:a></text:p>
              <text:p text:style-name="P65"><text:span text:style-name="T34">The byte value(s) of the property.</text:span></text:p>
            </table:table-cell>
            <table:table-cell table:style-name="Table17.C3" office:value-type="string">
              <text:p text:style-name="P60"><text:bookmark-ref text:reference-format="page" text:ref-name="">Error: Reference source not found</text:bookmark-ref></text:p>
            </table:table-cell>
          </table:table-row>
          <table:table-row table:style-name="Table17.1">
            <table:table-cell table:style-name="Table17.A4" office:value-type="string">
              <text:p text:style-name="P61"><text:span text:style-name="Code_20_Small1"><text:span text:style-name="T44">char[]</text:span></text:span></text:p>
            </table:table-cell>
            <table:table-cell table:style-name="Table17.B4" office:value-type="string">
              <text:p text:style-name="P66"><text:a xlink:type="simple" xlink:href="file:///l%22r75"><text:span text:style-name="Internet_20_link"><text:span text:style-name="T61">charValue</text:span></text:span></text:a></text:p>
              <text:p text:style-name="P65"><text:span text:style-name="T34">The char value(s) of the property.</text:span></text:p>
            </table:table-cell>
            <table:table-cell table:style-name="Table17.C4" office:value-type="string">
              <text:p text:style-name="P60"><text:bookmark-ref text:reference-format="page" text:ref-name="">Error: Reference source not found</text:bookmark-ref></text:p>
            </table:table-cell>
          </table:table-row>
          <table:table-row table:style-name="Table17.1">
            <table:table-cell table:style-name="Table17.A5" office:value-type="string">
              <text:p text:style-name="P61"><text:span text:style-name="Code_20_Small1"><text:span text:style-name="T44">Class&lt;?&gt;[]</text:span></text:span></text:p>
            </table:table-cell>
            <table:table-cell table:style-name="Table17.B5" office:value-type="string">
              <text:p text:style-name="P66"><text:a xlink:type="simple" xlink:href="file:///l%22r69"><text:span text:style-name="Internet_20_link"><text:span text:style-name="T61">classValue</text:span></text:span></text:a></text:p>
              <text:p text:style-name="P65"><text:span text:style-name="T34">The class value(s) of the property.</text:span></text:p>
            </table:table-cell>
            <table:table-cell table:style-name="Table17.C5" office:value-type="string">
              <text:p text:style-name="P60"><text:bookmark-ref text:reference-format="page" text:ref-name="">Error: Reference source not found</text:bookmark-ref></text:p>
            </table:table-cell>
          </table:table-row>
          <table:table-row table:style-name="Table17.1">
            <table:table-cell table:style-name="Table17.A6" office:value-type="string">
              <text:p text:style-name="P61"><text:span text:style-name="Code_20_Small1"><text:span text:style-name="T44">double[]</text:span></text:span></text:p>
            </table:table-cell>
            <table:table-cell table:style-name="Table17.B6" office:value-type="string">
              <text:p text:style-name="P66"><text:a xlink:type="simple" xlink:href="file:///l%22r71"><text:span text:style-name="Internet_20_link"><text:span text:style-name="T61">doubleValue</text:span></text:span></text:a></text:p>
              <text:p text:style-name="P65"><text:span text:style-name="T34">The double value(s) of the property.</text:span></text:p>
            </table:table-cell>
            <table:table-cell table:style-name="Table17.C6" office:value-type="string">
              <text:p text:style-name="P60"><text:bookmark-ref text:reference-format="page" text:ref-name="">Error: Reference source not found</text:bookmark-ref></text:p>
            </table:table-cell>
          </table:table-row>
          <table:table-row table:style-name="Table17.1">
            <table:table-cell table:style-name="Table17.A7" office:value-type="string">
              <text:p text:style-name="P61"><text:span text:style-name="Code_20_Small1"><text:span text:style-name="T44">float[]</text:span></text:span></text:p>
            </table:table-cell>
            <table:table-cell table:style-name="Table17.B7" office:value-type="string">
              <text:p text:style-name="P66"><text:a xlink:type="simple" xlink:href="file:///l%22r72"><text:span text:style-name="Internet_20_link"><text:span text:style-name="T61">floatValue</text:span></text:span></text:a></text:p>
              <text:p text:style-name="P65"><text:span text:style-name="T34">The float value(s) of the property.</text:span></text:p>
            </table:table-cell>
            <table:table-cell table:style-name="Table17.C7" office:value-type="string">
              <text:p text:style-name="P60"><text:bookmark-ref text:reference-format="page" text:ref-name="">Error: Reference source not found</text:bookmark-ref></text:p>
            </table:table-cell>
          </table:table-row>
          <table:table-row table:style-name="Table17.1">
            <table:table-cell table:style-name="Table17.A8" office:value-type="string">
              <text:p text:style-name="P61"><text:span text:style-name="Code_20_Small1"><text:span text:style-name="T44">int[]</text:span></text:span></text:p>
            </table:table-cell>
            <table:table-cell table:style-name="Table17.B8" office:value-type="string">
              <text:p text:style-name="P66"><text:a xlink:type="simple" xlink:href="file:///l%22r73"><text:span text:style-name="Internet_20_link"><text:span text:style-name="T61">intValue</text:span></text:span></text:a></text:p>
              <text:p text:style-name="P65"><text:span text:style-name="T34">The int value(s) of the property.</text:span></text:p>
            </table:table-cell>
            <table:table-cell table:style-name="Table17.C8" office:value-type="string">
              <text:p text:style-name="P60"><text:bookmark-ref text:reference-format="page" text:ref-name="">Error: Reference source not found</text:bookmark-ref></text:p>
            </table:table-cell>
          </table:table-row>
          <table:table-row table:style-name="Table17.1">
            <table:table-cell table:style-name="Table17.A9" office:value-type="string">
              <text:p text:style-name="P61"><text:span text:style-name="Code_20_Small1"><text:span text:style-name="T44">long[]</text:span></text:span></text:p>
            </table:table-cell>
            <table:table-cell table:style-name="Table17.B9" office:value-type="string">
              <text:p text:style-name="P66"><text:a xlink:type="simple" xlink:href="file:///l%22r70"><text:span text:style-name="Internet_20_link"><text:span text:style-name="T61">longValue</text:span></text:span></text:a></text:p>
              <text:p text:style-name="P65"><text:span text:style-name="T34">The long value(s) of the property.</text:span></text:p>
            </table:table-cell>
            <table:table-cell table:style-name="Table17.C9" office:value-type="string">
              <text:p text:style-name="P60"><text:bookmark-ref text:reference-format="page" text:ref-name="">Error: Reference source not found</text:bookmark-ref></text:p>
            </table:table-cell>
          </table:table-row>
          <text:soft-page-break/>
          <table:table-row table:style-name="Table17.1">
            <table:table-cell table:style-name="Table17.A10" office:value-type="string">
              <text:p text:style-name="P61"><text:span text:style-name="Code_20_Small1"><text:span text:style-name="T44">String</text:span></text:span></text:p>
            </table:table-cell>
            <table:table-cell table:style-name="Table17.B10" office:value-type="string">
              <text:p text:style-name="P66"><text:a xlink:type="simple" xlink:href="file:///l%22r67"><text:span text:style-name="Internet_20_link"><text:span text:style-name="T61">name</text:span></text:span></text:a></text:p>
              <text:p text:style-name="P65"><text:span text:style-name="T34">The name of the property</text:span></text:p>
            </table:table-cell>
            <table:table-cell table:style-name="Table17.C10" office:value-type="string">
              <text:p text:style-name="P60"><text:bookmark-ref text:reference-format="page" text:ref-name="">Error: Reference source not found</text:bookmark-ref></text:p>
            </table:table-cell>
          </table:table-row>
          <table:table-row table:style-name="Table17.1">
            <table:table-cell table:style-name="Table17.A11" office:value-type="string">
              <text:p text:style-name="P61"><text:span text:style-name="Code_20_Small1"><text:span text:style-name="T44">short[]</text:span></text:span></text:p>
            </table:table-cell>
            <table:table-cell table:style-name="Table17.B11" office:value-type="string">
              <text:p text:style-name="P66"><text:a xlink:type="simple" xlink:href="file:///l%22r77"><text:span text:style-name="Internet_20_link"><text:span text:style-name="T61">shortValue</text:span></text:span></text:a></text:p>
              <text:p text:style-name="P65"><text:span text:style-name="T34">The short value(s) of the property.</text:span></text:p>
            </table:table-cell>
            <table:table-cell table:style-name="Table17.C11" office:value-type="string">
              <text:p text:style-name="P60"><text:bookmark-ref text:reference-format="page" text:ref-name="">Error: Reference source not found</text:bookmark-ref></text:p>
            </table:table-cell>
          </table:table-row>
          <table:table-row table:style-name="Table17.1">
            <table:table-cell table:style-name="Table17.A12" office:value-type="string">
              <text:p text:style-name="P61"><text:span text:style-name="Code_20_Small1"><text:span text:style-name="T44">String[]</text:span></text:span></text:p>
            </table:table-cell>
            <table:table-cell table:style-name="Table17.B12" office:value-type="string">
              <text:p text:style-name="P66"><text:a xlink:type="simple" xlink:href="file:///l%22r68"><text:span text:style-name="Internet_20_link"><text:span text:style-name="T61">value</text:span></text:span></text:a></text:p>
              <text:p text:style-name="P65"><text:span text:style-name="T34">The value(s) of the property.</text:span></text:p>
            </table:table-cell>
            <table:table-cell table:style-name="Table17.C12" office:value-type="string">
              <text:p text:style-name="P60"><text:bookmark-ref text:reference-format="page" text:ref-name="">Error: Reference source not found</text:bookmark-ref></text:p>
            </table:table-cell>
          </table:table-row>
        </table:table>
        <text:p text:style-name="Detail_20_Heading"><text:span text:style-name="T43">Element Detail</text:span></text:p>
        <text:p text:style-name="Detail_20_Heading"><text:bookmark text:name="r67"/><text:span text:style-name="T43">name</text:span></text:p>
        <text:p text:style-name="P41"><text:span text:style-name="Code2"><text:span text:style-name="T46">public abstract String name</text:span></text:span></text:p>
        <text:p text:style-name="P53"><text:span text:style-name="T34">The name of the property</text:span></text:p>
        <text:p text:style-name="P53"><text:span text:style-name="T34">Default:</text:span></text:p>
        <text:p text:style-name="P70"><text:span text:style-name="T34">""</text:span></text:p>
        <text:p text:style-name="P67"/>
        <text:p text:style-name="P69"><text:bookmark text:name="r68"/><text:span text:style-name="T43">value</text:span></text:p>
        <text:p text:style-name="P41"><text:span text:style-name="Code2"><text:span text:style-name="T46">public abstract String[] value</text:span></text:span></text:p>
        <text:p text:style-name="P53"><text:span text:style-name="T34">The value(s) of the property. If the property type is not String, parsing of the value is done using the valueOf(String) method of the class defined by the property type. This attribute should not be used in combination with any of the other value attributes.</text:span></text:p>
        <text:p text:style-name="P53"><text:span text:style-name="T34">Default:</text:span></text:p>
        <text:p text:style-name="P70"><text:span text:style-name="T34">{}</text:span></text:p>
        <text:p text:style-name="P67"/>
        <text:p text:style-name="P69"><text:bookmark text:name="r69"/><text:span text:style-name="T43">classValue</text:span></text:p>
        <text:p text:style-name="P41"><text:span text:style-name="Code2"><text:span text:style-name="T46">public abstract Class&lt;?&gt;[] classValue</text:span></text:span></text:p>
        <text:p text:style-name="P53"><text:span text:style-name="T34">The class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0"/><text:span text:style-name="T43">longValue</text:span></text:p>
        <text:p text:style-name="P41"><text:span text:style-name="Code2"><text:span text:style-name="T46">public abstract long[] longValue</text:span></text:span></text:p>
        <text:p text:style-name="P53"><text:span text:style-name="T34">The long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1"/><text:span text:style-name="T43">doubleValue</text:span></text:p>
        <text:p text:style-name="P41"><text:span text:style-name="Code2"><text:span text:style-name="T46">public abstract double[] doubleValue</text:span></text:span></text:p>
        <text:p text:style-name="P53"><text:span text:style-name="T34">The double value(s) of the property. This attribute should not be used in combination with any of the other value attributes.</text:span></text:p>
        <text:p text:style-name="P53"><text:span text:style-name="T34">Default:</text:span></text:p>
        <text:p text:style-name="P70"><text:span text:style-name="T34">{}</text:span></text:p>
        <text:p text:style-name="P67"/>
        <text:p text:style-name="P69"><text:bookmark text:name="r72"/><text:span text:style-name="T43">floatValue</text:span></text:p>
        <text:p text:style-name="P41"><text:span text:style-name="Code2"><text:span text:style-name="T46">public abstract float[] floatValue</text:span></text:span></text:p>
        <text:p text:style-name="P53"><text:span text:style-name="T34">The float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3"/><text:span text:style-name="T43">intValue</text:span></text:p>
        <text:p text:style-name="P41"><text:span text:style-name="Code2"><text:span text:style-name="T46">public abstract int[] intValue</text:span></text:span></text:p>
        <text:p text:style-name="P53"><text:span text:style-name="T34">The int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4"/><text:span text:style-name="T43">byteValue</text:span></text:p>
        <text:p text:style-name="P41"><text:span text:style-name="Code2"><text:span text:style-name="T46">public abstract byte[] byteValue</text:span></text:span></text:p>
        <text:p text:style-name="P53"><text:span text:style-name="T34">The byte value(s) of the property. This attribute should not be used in combination with any of the other value attributes or the type attribute.</text:span></text:p>
        <text:p text:style-name="P53"><text:span text:style-name="T34">Default:</text:span></text:p>
        <text:p text:style-name="P70"><text:soft-page-break/><text:span text:style-name="T34">{}</text:span></text:p>
        <text:p text:style-name="P67"/>
        <text:p text:style-name="P69"><text:bookmark text:name="r75"/><text:span text:style-name="T43">charValue</text:span></text:p>
        <text:p text:style-name="P41"><text:span text:style-name="Code2"><text:span text:style-name="T46">public abstract char[] charValue</text:span></text:span></text:p>
        <text:p text:style-name="P53"><text:span text:style-name="T34">The char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6"/><text:span text:style-name="T43">boolValue</text:span></text:p>
        <text:p text:style-name="P41"><text:span text:style-name="Code2"><text:span text:style-name="T46">public abstract boolean[] boolValue</text:span></text:span></text:p>
        <text:p text:style-name="P53"><text:span text:style-name="T34">The bool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67"/>
        <text:p text:style-name="P69"><text:bookmark text:name="r77"/><text:span text:style-name="T43">shortValue</text:span></text:p>
        <text:p text:style-name="P41"><text:span text:style-name="Code2"><text:span text:style-name="T46">public abstract short[] shortValue</text:span></text:span></text:p>
        <text:p text:style-name="P53"><text:span text:style-name="T34">The short value(s) of the property. This attribute should not be used in combination with any of the other value attributes or the type attribute.</text:span></text:p>
        <text:p text:style-name="P53"><text:span text:style-name="T34">Default:</text:span></text:p>
        <text:p text:style-name="P70"><text:span text:style-name="T34">{}</text:span></text:p>
        <text:p text:style-name="P78"><text:bookmark text:name="r88"/><text:span text:style-name="T43">Annotation Type Reference</text:span></text:p>
        <text:p text:style-name="Standard"><text:a xlink:type="simple" xlink:href="file:///l%22r41"><text:span text:style-name="Internet_20_link"><text:span text:style-name="T60">org.osgi.service.component.annotations</text:span></text:span></text:a></text:p>
        <text:p text:style-name="P39"/>
        <text:p text:style-name="P41"><text:span text:style-name="Code_20_Small1"><text:span text:style-name="T44">@Retention(value=RetentionPolicy.CLASS)</text:span></text:span><text:line-break/><text:span text:style-name="Code_20_Small1"><text:span text:style-name="T44">@Target(value=ElementType.METHOD)</text:span></text:span><text:line-break/><text:span text:style-name="Code2"><text:span text:style-name="T46">public @interface Reference</text:span></text:span></text:p>
        <text:p text:style-name="Standard"><text:span text:style-name="T34">Identify the annotated method as a </text:span><text:span text:style-name="Code2"><text:span text:style-name="T46">bind</text:span></text:span><text:span text:style-name="Default_20_Paragraph_20_Font"><text:span text:style-name="T34"> method of a Service Component.</text:span></text:span></text:p>
        <text:p text:style-name="Standard"><text:span text:style-name="T34">The annotated method is a bind method of the Component.</text:span></text:p>
        <text:p text:style-name="Standard"><text:span text:style-name="T34">This annotation is not processed at runtime by a Service Component Runtime implementation. It must be processed by tools and used to add a Component Description to the bundle.</text:span></text:p>
        <text:p text:style-name="Standard"><text:span text:style-name="T34">In the generated Component Description for a component, the references must be ordered in ascending lexicographical order (using </text:span><text:span text:style-name="Code2"><text:span text:style-name="T46">String.compareTo</text:span></text:span><text:span text:style-name="Default_20_Paragraph_20_Font"><text:span text:style-name="T34"> ) of the reference </text:span></text:span><text:a xlink:type="simple" xlink:href="file:///l%22r79"><text:span text:style-name="Internet_20_link"><text:span text:style-name="T62">name</text:span></text:span></text:a><text:span text:style-name="Default_20_Paragraph_20_Font"><text:span text:style-name="T35">s.</text:span></text:span></text:p>
        <text:p text:style-name="Standard"><text:span text:style-name="T34">See Also:</text:span></text:p>
        <text:p text:style-name="P53"><text:span text:style-name="T34">"The reference element of a Component Description."</text:span></text:p>
        <text:p text:style-name="P3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36"><text:span text:style-name="Summary_20_Heading_20_Font2"><text:span text:style-name="T33">Required Element Summary</text:span></text:span></text:p>
            </table:table-cell>
            <table:covered-table-cell/>
            <table:table-cell table:style-name="Table18.A1" office:value-type="string">
              <text:p text:style-name="P60"><text:span text:style-name="Page_20_Reference_20_Font"><text:span text:style-name="T32">Page</text:span></text:span></text:p>
            </table:table-cell>
          </table:table-row>
          <table:table-row table:style-name="Table18.1">
            <table:table-cell table:style-name="Table18.A2" office:value-type="string">
              <text:p text:style-name="P42"><text:a xlink:type="simple" xlink:href="file:///l%22r96"><text:span text:style-name="Internet_20_link"><text:span text:style-name="T65">ReferenceCardinality</text:span></text:span></text:a></text:p>
            </table:table-cell>
            <table:table-cell table:style-name="Table18.B2" office:value-type="string">
              <text:p text:style-name="P36"><text:a xlink:type="simple" xlink:href="file:///l%22r81"><text:span text:style-name="Internet_20_link"><text:span text:style-name="T61">cardinality</text:span></text:span></text:a></text:p>
              <text:p text:style-name="P63"><text:span text:style-name="T34">The cardinality of the reference.</text:span></text:p>
            </table:table-cell>
            <table:table-cell table:style-name="Table18.C2" office:value-type="string">
              <text:p text:style-name="P64"><text:bookmark-ref text:reference-format="page" text:ref-name="">Error: Reference source not found</text:bookmark-ref></text:p>
            </table:table-cell>
          </table:table-row>
          <table:table-row table:style-name="Table18.1">
            <table:table-cell table:style-name="Table18.A3" office:value-type="string">
              <text:p text:style-name="P61"><text:span text:style-name="Code_20_Small1"><text:span text:style-name="T44">String</text:span></text:span></text:p>
            </table:table-cell>
            <table:table-cell table:style-name="Table18.B3" office:value-type="string">
              <text:p text:style-name="P66"><text:a xlink:type="simple" xlink:href="file:///l%22r79"><text:span text:style-name="Internet_20_link"><text:span text:style-name="T61">name</text:span></text:span></text:a></text:p>
              <text:p text:style-name="P65"><text:span text:style-name="T34">The name of this reference.</text:span></text:p>
            </table:table-cell>
            <table:table-cell table:style-name="Table18.C3" office:value-type="string">
              <text:p text:style-name="P60"><text:bookmark-ref text:reference-format="page" text:ref-name="">Error: Reference source not found</text:bookmark-ref></text:p>
            </table:table-cell>
          </table:table-row>
          <table:table-row table:style-name="Table18.1">
            <table:table-cell table:style-name="Table18.A4" office:value-type="string">
              <text:p text:style-name="P61"><text:a xlink:type="simple" xlink:href="file:///l%22r102"><text:span text:style-name="Internet_20_link"><text:span text:style-name="T65">ReferencePolicy</text:span></text:span></text:a></text:p>
            </table:table-cell>
            <table:table-cell table:style-name="Table18.B4" office:value-type="string">
              <text:p text:style-name="P66"><text:a xlink:type="simple" xlink:href="file:///l%22r82"><text:span text:style-name="Internet_20_link"><text:span text:style-name="T61">policy</text:span></text:span></text:a></text:p>
              <text:p text:style-name="P65"><text:span text:style-name="T34">The policy for the reference.</text:span></text:p>
            </table:table-cell>
            <table:table-cell table:style-name="Table18.C4" office:value-type="string">
              <text:p text:style-name="P60"><text:bookmark-ref text:reference-format="page" text:ref-name="">Error: Reference source not found</text:bookmark-ref></text:p>
            </table:table-cell>
          </table:table-row>
          <table:table-row table:style-name="Table18.1">
            <table:table-cell table:style-name="Table18.A5" office:value-type="string">
              <text:p text:style-name="P61"><text:a xlink:type="simple" xlink:href="file:///l%22r108"><text:span text:style-name="Internet_20_link"><text:span text:style-name="T65">ReferencePolicyOption</text:span></text:span></text:a></text:p>
            </table:table-cell>
            <table:table-cell table:style-name="Table18.B5" office:value-type="string">
              <text:p text:style-name="P66"><text:a xlink:type="simple" xlink:href="file:///l%22r85"><text:span text:style-name="Internet_20_link"><text:span text:style-name="T61">policyOption</text:span></text:span></text:a></text:p>
              <text:p text:style-name="P65"><text:span text:style-name="T34">The policy option for the reference.</text:span></text:p>
            </table:table-cell>
            <table:table-cell table:style-name="Table18.C5" office:value-type="string">
              <text:p text:style-name="P60"><text:bookmark-ref text:reference-format="page" text:ref-name="">Error: Reference source not found</text:bookmark-ref></text:p>
            </table:table-cell>
          </table:table-row>
          <table:table-row table:style-name="Table18.1">
            <table:table-cell table:style-name="Table18.A6" office:value-type="string">
              <text:p text:style-name="P61"><text:a xlink:type="simple" xlink:href="file:///l%22r114"><text:span text:style-name="Internet_20_link"><text:span text:style-name="T65">ReferenceScope</text:span></text:span></text:a></text:p>
            </table:table-cell>
            <table:table-cell table:style-name="Table18.B6" office:value-type="string">
              <text:p text:style-name="P66"><text:a xlink:type="simple" xlink:href="file:///l%22r87"><text:span text:style-name="Internet_20_link"><text:span text:style-name="T61">scope</text:span></text:span></text:a></text:p>
              <text:p text:style-name="P65"><text:span text:style-name="T34">The requested service scope for this Reference.</text:span></text:p>
            </table:table-cell>
            <table:table-cell table:style-name="Table18.C6" office:value-type="string">
              <text:p text:style-name="P60"><text:bookmark-ref text:reference-format="page" text:ref-name="">Error: Reference source not found</text:bookmark-ref></text:p>
            </table:table-cell>
          </table:table-row>
          <table:table-row table:style-name="Table18.1">
            <table:table-cell table:style-name="Table18.A7" office:value-type="string">
              <text:p text:style-name="P61"><text:span text:style-name="Code_20_Small1"><text:span text:style-name="T44">Class&lt;?&gt;</text:span></text:span></text:p>
            </table:table-cell>
            <table:table-cell table:style-name="Table18.B7" office:value-type="string">
              <text:p text:style-name="P66"><text:a xlink:type="simple" xlink:href="file:///l%22r80"><text:span text:style-name="Internet_20_link"><text:span text:style-name="T61">service</text:span></text:span></text:a></text:p>
              <text:p text:style-name="P65"><text:span text:style-name="T34">The type of the service to bind to this reference.</text:span></text:p>
            </table:table-cell>
            <table:table-cell table:style-name="Table18.C7" office:value-type="string">
              <text:p text:style-name="P60"><text:bookmark-ref text:reference-format="page" text:ref-name="">Error: Reference source not found</text:bookmark-ref></text:p>
            </table:table-cell>
          </table:table-row>
          <table:table-row table:style-name="Table18.1">
            <table:table-cell table:style-name="Table18.A8" office:value-type="string">
              <text:p text:style-name="P61"><text:span text:style-name="Code_20_Small1"><text:span text:style-name="T44">String</text:span></text:span></text:p>
            </table:table-cell>
            <table:table-cell table:style-name="Table18.B8" office:value-type="string">
              <text:p text:style-name="P66"><text:a xlink:type="simple" xlink:href="file:///l%22r83"><text:span text:style-name="Internet_20_link"><text:span text:style-name="T61">target</text:span></text:span></text:a></text:p>
              <text:p text:style-name="P65"><text:span text:style-name="T34">The target filter for the reference.</text:span></text:p>
            </table:table-cell>
            <table:table-cell table:style-name="Table18.C8" office:value-type="string">
              <text:p text:style-name="P60"><text:bookmark-ref text:reference-format="page" text:ref-name="">Error: Reference source not found</text:bookmark-ref></text:p>
            </table:table-cell>
          </table:table-row>
          <table:table-row table:style-name="Table18.1">
            <table:table-cell table:style-name="Table18.A9" office:value-type="string">
              <text:p text:style-name="P61"><text:span text:style-name="Code_20_Small1"><text:span text:style-name="T44">String</text:span></text:span></text:p>
            </table:table-cell>
            <table:table-cell table:style-name="Table18.B9" office:value-type="string">
              <text:p text:style-name="P66"><text:a xlink:type="simple" xlink:href="file:///l%22r84"><text:span text:style-name="Internet_20_link"><text:span text:style-name="T61">unbind</text:span></text:span></text:a></text:p>
              <text:p text:style-name="P65"><text:span text:style-name="T34">The name of the unbind method which is associated with the annotated bind method.</text:span></text:p>
            </table:table-cell>
            <table:table-cell table:style-name="Table18.C9" office:value-type="string">
              <text:p text:style-name="P60"><text:bookmark-ref text:reference-format="page" text:ref-name="">Error: Reference source not found</text:bookmark-ref></text:p>
            </table:table-cell>
          </table:table-row>
          <text:soft-page-break/>
          <table:table-row table:style-name="Table18.1">
            <table:table-cell table:style-name="Table18.A10" office:value-type="string">
              <text:p text:style-name="P61"><text:span text:style-name="Code_20_Small1"><text:span text:style-name="T44">String</text:span></text:span></text:p>
            </table:table-cell>
            <table:table-cell table:style-name="Table18.B10" office:value-type="string">
              <text:p text:style-name="P66"><text:a xlink:type="simple" xlink:href="file:///l%22r86"><text:span text:style-name="Internet_20_link"><text:span text:style-name="T61">updated</text:span></text:span></text:a></text:p>
              <text:p text:style-name="P65"><text:span text:style-name="T34">The name of the updated method which is associated with the annotated bind method.</text:span></text:p>
            </table:table-cell>
            <table:table-cell table:style-name="Table18.C10" office:value-type="string">
              <text:p text:style-name="P60"><text:bookmark-ref text:reference-format="page" text:ref-name="">Error: Reference source not found</text:bookmark-ref></text:p>
            </table:table-cell>
          </table:table-row>
        </table:table>
        <text:p text:style-name="Detail_20_Heading"><text:span text:style-name="T43">Element Detail</text:span></text:p>
        <text:p text:style-name="Detail_20_Heading"><text:bookmark text:name="r79"/><text:span text:style-name="T43">name</text:span></text:p>
        <text:p text:style-name="P41"><text:span text:style-name="Code2"><text:span text:style-name="T46">public abstract String name</text:span></text:span></text:p>
        <text:p text:style-name="P53"><text:span text:style-name="T34">The name of this reference.</text:span></text:p>
        <text:p text:style-name="P53"><text:span text:style-name="T34">If not specified, the name of this reference is based upon the name of the method being annotated. If the method name begins with </text:span><text:span text:style-name="Code2"><text:span text:style-name="T46">bind</text:span></text:span><text:span text:style-name="Default_20_Paragraph_20_Font"><text:span text:style-name="T34">, </text:span></text:span><text:span text:style-name="Code2"><text:span text:style-name="T46">set</text:span></text:span><text:span text:style-name="Default_20_Paragraph_20_Font"><text:span text:style-name="T34"> or </text:span></text:span><text:span text:style-name="Code2"><text:span text:style-name="T46">add</text:span></text:span><text:span text:style-name="Default_20_Paragraph_20_Font"><text:span text:style-name="T34">, that is removed.</text:span></text:span></text:p>
        <text:p text:style-name="P53"><text:span text:style-name="T34">Default:</text:span></text:p>
        <text:p text:style-name="P70"><text:span text:style-name="T34">""</text:span></text:p>
        <text:p text:style-name="P53"><text:span text:style-name="T34">See Also:</text:span></text:p>
        <text:p text:style-name="P70"><text:span text:style-name="T34">"The name attribute of the reference element of a Component Description."</text:span></text:p>
        <text:p text:style-name="P67"/>
        <text:p text:style-name="P69"><text:bookmark text:name="r80"/><text:span text:style-name="T43">service</text:span></text:p>
        <text:p text:style-name="P41"><text:span text:style-name="Code2"><text:span text:style-name="T46">public abstract Class&lt;?&gt; service</text:span></text:span></text:p>
        <text:p text:style-name="P53"><text:span text:style-name="T34">The type of the service to bind to this reference.</text:span></text:p>
        <text:p text:style-name="P53"><text:span text:style-name="T34">If not specified, the type of the service to bind is based upon the type of the first argument of the method being annotated.</text:span></text:p>
        <text:p text:style-name="P53"><text:span text:style-name="T34">Default:</text:span></text:p>
        <text:p text:style-name="P70"><text:span text:style-name="T34">Object.class</text:span></text:p>
        <text:p text:style-name="P53"><text:span text:style-name="T34">See Also:</text:span></text:p>
        <text:p text:style-name="P70"><text:span text:style-name="T34">"The interface attribute of the reference element of a Component Description."</text:span></text:p>
        <text:p text:style-name="P67"/>
        <text:p text:style-name="P69"><text:bookmark text:name="r81"/><text:span text:style-name="T43">cardinality</text:span></text:p>
        <text:p text:style-name="P41"><text:span text:style-name="Code2"><text:span text:style-name="T46">public abstract </text:span></text:span><text:a xlink:type="simple" xlink:href="file:///l%22r96"><text:span text:style-name="Internet_20_link"><text:span text:style-name="T62">ReferenceCardinality</text:span></text:span></text:a><text:span text:style-name="Code2"><text:span text:style-name="T49"> cardinality</text:span></text:span></text:p>
        <text:p text:style-name="P53"><text:span text:style-name="T34">The cardinality of the reference.</text:span></text:p>
        <text:p text:style-name="P53"><text:span text:style-name="T34">If not specified, the reference has a </text:span><text:a xlink:type="simple" xlink:href="file:///l%22r90"><text:span text:style-name="Internet_20_link"><text:span text:style-name="T62">1..1</text:span></text:span></text:a><text:span text:style-name="Default_20_Paragraph_20_Font"><text:span text:style-name="T35"> cardinality.</text:span></text:span></text:p>
        <text:p text:style-name="P53"><text:span text:style-name="T34">Default:</text:span></text:p>
        <text:p text:style-name="P70"><text:a xlink:type="simple" xlink:href="file:///l%22r90"><text:span text:style-name="Internet_20_link"><text:span text:style-name="T58">ReferenceCardinality.MANDATORY</text:span></text:span></text:a></text:p>
        <text:p text:style-name="P53"><text:span text:style-name="T34">See Also:</text:span></text:p>
        <text:p text:style-name="P70"><text:span text:style-name="T34">"The cardinality attribute of the reference element of a Component Description."</text:span></text:p>
        <text:p text:style-name="P67"/>
        <text:p text:style-name="P69"><text:bookmark text:name="r82"/><text:span text:style-name="T43">policy</text:span></text:p>
        <text:p text:style-name="P41"><text:span text:style-name="Code2"><text:span text:style-name="T46">public abstract </text:span></text:span><text:a xlink:type="simple" xlink:href="file:///l%22r102"><text:span text:style-name="Internet_20_link"><text:span text:style-name="T62">ReferencePolicy</text:span></text:span></text:a><text:span text:style-name="Code2"><text:span text:style-name="T49"> policy</text:span></text:span></text:p>
        <text:p text:style-name="P53"><text:span text:style-name="T34">The policy for the reference.</text:span></text:p>
        <text:p text:style-name="P53"><text:span text:style-name="T34">If not specified, the </text:span><text:a xlink:type="simple" xlink:href="file:///l%22r97"><text:span text:style-name="Internet_20_link"><text:span text:style-name="T62">STATIC</text:span></text:span></text:a><text:span text:style-name="Default_20_Paragraph_20_Font"><text:span text:style-name="T35"> reference policy is used.</text:span></text:span></text:p>
        <text:p text:style-name="P53"><text:span text:style-name="T34">Default:</text:span></text:p>
        <text:p text:style-name="P70"><text:a xlink:type="simple" xlink:href="file:///l%22r97"><text:span text:style-name="Internet_20_link"><text:span text:style-name="T58">ReferencePolicy.STATIC</text:span></text:span></text:a></text:p>
        <text:p text:style-name="P53"><text:span text:style-name="T34">See Also:</text:span></text:p>
        <text:p text:style-name="P70"><text:span text:style-name="T34">"The policy attribute of the reference element of a Component Description."</text:span></text:p>
        <text:p text:style-name="P67"/>
        <text:p text:style-name="P69"><text:bookmark text:name="r83"/><text:span text:style-name="T43">target</text:span></text:p>
        <text:p text:style-name="P41"><text:span text:style-name="Code2"><text:span text:style-name="T46">public abstract String target</text:span></text:span></text:p>
        <text:p text:style-name="P53"><text:span text:style-name="T34">The target filter for the reference.</text:span></text:p>
        <text:p text:style-name="P53"><text:span text:style-name="T34">Default:</text:span></text:p>
        <text:p text:style-name="P70"><text:span text:style-name="T34">""</text:span></text:p>
        <text:p text:style-name="P53"><text:span text:style-name="T34">See Also:</text:span></text:p>
        <text:p text:style-name="P70"><text:span text:style-name="T34">"The target attribute of the reference element of a Component Description."</text:span></text:p>
        <text:p text:style-name="P67"/>
        <text:p text:style-name="P69"><text:bookmark text:name="r84"/><text:span text:style-name="T43">unbind</text:span></text:p>
        <text:p text:style-name="P41"><text:span text:style-name="Code2"><text:span text:style-name="T46">public abstract String unbind</text:span></text:span></text:p>
        <text:p text:style-name="P53"><text:span text:style-name="T34">The name of the unbind method which is associated with the annotated bind method.</text:span></text:p>
        <text:p text:style-name="P53"><text:span text:style-name="T34">To declare no unbind method, the value </text:span><text:span text:style-name="Code2"><text:span text:style-name="T46">"-"</text:span></text:span><text:span text:style-name="Default_20_Paragraph_20_Font"><text:span text:style-name="T34"> must be used.</text:span></text:span></text:p>
        <text:p text:style-name="P53"><text:span text:style-name="T34">If not specified, the name of the unbind method is derived from the name of the annotated bind method. If the annotated method name begins with </text:span><text:span text:style-name="Code2"><text:span text:style-name="T46">bind</text:span></text:span><text:span text:style-name="Default_20_Paragraph_20_Font"><text:span text:style-name="T34">, </text:span></text:span><text:span text:style-name="Code2"><text:span text:style-name="T46">set</text:span></text:span><text:span text:style-name="Default_20_Paragraph_20_Font"><text:span text:style-name="T34"> or </text:span></text:span><text:span text:style-name="Code2"><text:span text:style-name="T46">add</text:span></text:span><text:span text:style-name="Default_20_Paragraph_20_Font"><text:span text:style-name="T34">, that is replaced with </text:span></text:span><text:span text:style-name="Code2"><text:span text:style-name="T46">unbind</text:span></text:span><text:span text:style-name="Default_20_Paragraph_20_Font"><text:span text:style-name="T34">, </text:span></text:span><text:span text:style-name="Code2"><text:span text:style-name="T46">unset</text:span></text:span><text:span text:style-name="Default_20_Paragraph_20_Font"><text:span text:style-name="T34"> or </text:span></text:span><text:span text:style-name="Code2"><text:span text:style-name="T46">remove</text:span></text:span><text:span text:style-name="Default_20_Paragraph_20_Font"><text:span text:style-name="T34">, respectively, to derive the unbind method name. Otherwise, </text:span></text:span><text:span text:style-name="Code2"><text:span text:style-name="T46">un</text:span></text:span><text:span text:style-name="Default_20_Paragraph_20_Font"><text:span text:style-name="T34"> is prefixed to the annotated method name to derive the unbind method name. The unbind method is only set if the component type contains a method with the derived name.</text:span></text:span></text:p>
        <text:p text:style-name="P53"><text:span text:style-name="T34">Default:</text:span></text:p>
        <text:p text:style-name="P70"><text:span text:style-name="T34">""</text:span></text:p>
        <text:p text:style-name="P53"><text:span text:style-name="T34">See Also:</text:span></text:p>
        <text:p text:style-name="P70"><text:span text:style-name="T34">"The unbind attribute of the reference element of a Component Description."</text:span></text:p>
        <text:p text:style-name="P67"/>
        <text:p text:style-name="P69"><text:bookmark text:name="r85"/><text:span text:style-name="T43">policyOption</text:span></text:p>
        <text:p text:style-name="P41"><text:span text:style-name="Code2"><text:span text:style-name="T46">public abstract </text:span></text:span><text:a xlink:type="simple" xlink:href="file:///l%22r108"><text:span text:style-name="Internet_20_link"><text:span text:style-name="T62">ReferencePolicyOption</text:span></text:span></text:a><text:span text:style-name="Code2"><text:span text:style-name="T49"> policyOption</text:span></text:span></text:p>
        <text:p text:style-name="P53"><text:span text:style-name="T34">The policy option for the reference.</text:span></text:p>
        <text:p text:style-name="P53"><text:soft-page-break/><text:span text:style-name="T34">If not specified, the </text:span><text:a xlink:type="simple" xlink:href="file:///l%22r103"><text:span text:style-name="Internet_20_link"><text:span text:style-name="T62">RELUCTANT</text:span></text:span></text:a><text:span text:style-name="Default_20_Paragraph_20_Font"><text:span text:style-name="T35"> reference policy option is used.</text:span></text:span></text:p>
        <text:p text:style-name="P53"><text:span text:style-name="T34">Default:</text:span></text:p>
        <text:p text:style-name="P70"><text:a xlink:type="simple" xlink:href="file:///l%22r103"><text:span text:style-name="Internet_20_link"><text:span text:style-name="T58">ReferencePolicyOption.RELUCTANT</text:span></text:span></text:a></text:p>
        <text:p text:style-name="P53"><text:span text:style-name="T34">Since:</text:span></text:p>
        <text:p text:style-name="P70"><text:span text:style-name="T34">1.2</text:span></text:p>
        <text:p text:style-name="P53"><text:span text:style-name="T34">See Also:</text:span></text:p>
        <text:p text:style-name="P70"><text:span text:style-name="T34">"The policy-option attribute of the reference element of a Component Description."</text:span></text:p>
        <text:p text:style-name="P67"/>
        <text:p text:style-name="P69"><text:bookmark text:name="r86"/><text:span text:style-name="T43">updated</text:span></text:p>
        <text:p text:style-name="P41"><text:span text:style-name="Code2"><text:span text:style-name="T46">public abstract String updated</text:span></text:span></text:p>
        <text:p text:style-name="P53"><text:span text:style-name="T34">The name of the updated method which is associated with the annotated bind method.</text:span></text:p>
        <text:p text:style-name="P53"><text:span text:style-name="T34">To declare no updated method, the value </text:span><text:span text:style-name="Code2"><text:span text:style-name="T46">"-"</text:span></text:span><text:span text:style-name="Default_20_Paragraph_20_Font"><text:span text:style-name="T34"> must be used.</text:span></text:span></text:p>
        <text:p text:style-name="P53"><text:span text:style-name="T34">If not specified, the name of the updated method is derived from the name of the annotated bind method. If the annotated method name begins with </text:span><text:span text:style-name="Code2"><text:span text:style-name="T46">bind</text:span></text:span><text:span text:style-name="Default_20_Paragraph_20_Font"><text:span text:style-name="T34">, </text:span></text:span><text:span text:style-name="Code2"><text:span text:style-name="T46">set</text:span></text:span><text:span text:style-name="Default_20_Paragraph_20_Font"><text:span text:style-name="T34"> or </text:span></text:span><text:span text:style-name="Code2"><text:span text:style-name="T46">add</text:span></text:span><text:span text:style-name="Default_20_Paragraph_20_Font"><text:span text:style-name="T34">, that is replaced with </text:span></text:span><text:span text:style-name="Code2"><text:span text:style-name="T46">updated</text:span></text:span><text:span text:style-name="Default_20_Paragraph_20_Font"><text:span text:style-name="T34"> to derive the updated method name. Otherwise, </text:span></text:span><text:span text:style-name="Code2"><text:span text:style-name="T46">updated</text:span></text:span><text:span text:style-name="Default_20_Paragraph_20_Font"><text:span text:style-name="T34"> is prefixed to the annotated method name to derive the updated method name. The updated method is only set if the component type contains a method with the derived name.</text:span></text:span></text:p>
        <text:p text:style-name="P53"><text:span text:style-name="T34">Default:</text:span></text:p>
        <text:p text:style-name="P70"><text:span text:style-name="T34">""</text:span></text:p>
        <text:p text:style-name="P53"><text:span text:style-name="T34">Since:</text:span></text:p>
        <text:p text:style-name="P70"><text:span text:style-name="T34">1.2</text:span></text:p>
        <text:p text:style-name="P53"><text:span text:style-name="T34">See Also:</text:span></text:p>
        <text:p text:style-name="P70"><text:span text:style-name="T34">"The updated attribute of the reference element of a Component Description."</text:span></text:p>
        <text:p text:style-name="P67"/>
        <text:p text:style-name="P69"><text:bookmark text:name="r87"/><text:span text:style-name="T43">scope</text:span></text:p>
        <text:p text:style-name="P41"><text:span text:style-name="Code2"><text:span text:style-name="T46">public abstract </text:span></text:span><text:a xlink:type="simple" xlink:href="file:///l%22r114"><text:span text:style-name="Internet_20_link"><text:span text:style-name="T62">ReferenceScope</text:span></text:span></text:a><text:span text:style-name="Code2"><text:span text:style-name="T49"> scope</text:span></text:span></text:p>
        <text:p text:style-name="P53"><text:span text:style-name="T34">The requested service scope for this Reference.</text:span></text:p>
        <text:p text:style-name="P53"><text:span text:style-name="T34">If not specified, the </text:span><text:a xlink:type="simple" xlink:href="file:///l%22r109"><text:span text:style-name="Internet_20_link"><text:span text:style-name="T62">bundle</text:span></text:span></text:a><text:span text:style-name="Default_20_Paragraph_20_Font"><text:span text:style-name="T35"> service scope is requested.</text:span></text:span></text:p>
        <text:p text:style-name="P53"><text:span text:style-name="T34">Default:</text:span></text:p>
        <text:p text:style-name="P70"><text:a xlink:type="simple" xlink:href="file:///l%22r109"><text:span text:style-name="Internet_20_link"><text:span text:style-name="T58">ReferenceScope.BUNDLE</text:span></text:span></text:a></text:p>
        <text:p text:style-name="P53"><text:span text:style-name="T34">Since:</text:span></text:p>
        <text:p text:style-name="P70"><text:span text:style-name="T34">1.3</text:span></text:p>
        <text:p text:style-name="P53"><text:span text:style-name="T34">See Also:</text:span></text:p>
        <text:p text:style-name="P70"><text:span text:style-name="T34">"The scope attribute of the reference element of a Component Description."</text:span></text:p>
        <text:p text:style-name="P79"><text:bookmark text:name="r96"/><text:span text:style-name="T43">Enum ReferenceCardinality</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8" text:anchor-type="as-char" svg:width="0.1563in" svg:height="0.1457in" draw:z-index="23"><draw:image xlink:href="Pictures/100002000000000F0000000E443DCD33.png" xlink:type="simple" xlink:show="embed" xlink:actuate="onLoad"/></draw:frame></text:span></text:span><text:span text:style-name="Code2"><text:span text:style-name="T46">java.lang.Enum&lt;</text:span></text:span><text:a xlink:type="simple" xlink:href="file:///l%22r96"><text:span text:style-name="Internet_20_link"><text:span text:style-name="T62">ReferenceCardinality</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9" text:anchor-type="as-char" svg:width="0.1563in" svg:height="0.1457in" draw:z-index="24"><draw:image xlink:href="Pictures/100002000000000F0000000E443DCD33.png" xlink:type="simple" xlink:show="embed" xlink:actuate="onLoad"/></draw:frame></text:span></text:span><text:span text:style-name="Code2"><text:span text:style-name="T46">org.osgi.service.component.annotations.ReferenceCardinality</text:span></text:span></text:p>
        <text:p text:style-name="List_20_Heading"><text:span text:style-name="T34">All Implemented Interfaces:</text:span></text:p>
        <text:p text:style-name="P53"><text:span text:style-name="T34">Comparable&lt;</text:span><text:a xlink:type="simple" xlink:href="file:///l%22r96"><text:span text:style-name="Internet_20_link"><text:span text:style-name="T58">ReferenceCardinality</text:span></text:span></text:a><text:span text:style-name="Default_20_Paragraph_20_Font"><text:span text:style-name="T35">&gt;, Serializable</text:span></text:span></text:p>
        <text:p text:style-name="P68"/>
        <text:p text:style-name="P41"><text:span text:style-name="Code2"><text:span text:style-name="T46">public enum ReferenceCardinality</text:span></text:span></text:p>
        <text:p text:style-name="P41"><text:span text:style-name="Code2"><text:span text:style-name="T46">extends Enum&lt;</text:span></text:span><text:a xlink:type="simple" xlink:href="file:///l%22r96"><text:span text:style-name="Internet_20_link"><text:span text:style-name="T62">ReferenceCardinality</text:span></text:span></text:a><text:span text:style-name="Code2"><text:span text:style-name="T49">&gt;</text:span></text:span></text:p>
        <text:p text:style-name="Standard"><text:span text:style-name="T34">Cardinality for the </text:span><text:a xlink:type="simple" xlink:href="file:///l%22r88"><text:span text:style-name="Internet_20_link"><text:span text:style-name="T62">Reference</text:span></text:span></text:a><text:span text:style-name="Default_20_Paragraph_20_Font"><text:span text:style-name="T35"> annotation.</text:span></text:span></text:p>
        <text:p text:style-name="Standard"><text:span text:style-name="T34">Specifies if the reference is optional and if the component implementation support a single bound service or multiple bound services.</text:span></text:p>
        <text:p text:style-name="P67"/>
        <table:table table:name="Table19" table:style-name="Table19">
          <table:table-column table:style-name="Table19.A"/>
          <table:table-column table:style-name="Table19.B"/>
          <table:table-row table:style-name="Table19.1">
            <table:table-cell table:style-name="Table19.A1" office:value-type="string">
              <text:p text:style-name="P36"><text:span text:style-name="Summary_20_Heading_20_Font2"><text:span text:style-name="T33">Enum Constant Summary</text:span></text:span></text:p>
            </table:table-cell>
            <table:table-cell table:style-name="Table19.A1" office:value-type="string">
              <text:p text:style-name="P60"><text:span text:style-name="Page_20_Reference_20_Font"><text:span text:style-name="T32">Page</text:span></text:span></text:p>
            </table:table-cell>
          </table:table-row>
          <table:table-row table:style-name="Table19.1">
            <table:table-cell table:style-name="Table19.A2" office:value-type="string">
              <text:p text:style-name="P36"><text:a xlink:type="simple" xlink:href="file:///l%22r92"><text:span text:style-name="Internet_20_link"><text:span text:style-name="T61">AT_LEAST_ONE</text:span></text:span></text:a></text:p>
              <text:p text:style-name="P63"><text:span text:style-name="T34">The reference is mandatory and multiple.</text:span></text:p>
            </table:table-cell>
            <table:table-cell table:style-name="Table19.B2" office:value-type="string">
              <text:p text:style-name="P64"><text:bookmark-ref text:reference-format="page" text:ref-name="">Error: Reference source not found</text:bookmark-ref></text:p>
            </table:table-cell>
          </table:table-row>
          <table:table-row table:style-name="Table19.1">
            <table:table-cell table:style-name="Table19.A3" office:value-type="string">
              <text:p text:style-name="P66"><text:a xlink:type="simple" xlink:href="file:///l%22r90"><text:span text:style-name="Internet_20_link"><text:span text:style-name="T61">MANDATORY</text:span></text:span></text:a></text:p>
              <text:p text:style-name="P65"><text:span text:style-name="T34">The reference is mandatory and unary.</text:span></text:p>
            </table:table-cell>
            <table:table-cell table:style-name="Table19.B3" office:value-type="string">
              <text:p text:style-name="P60"><text:bookmark-ref text:reference-format="page" text:ref-name="">Error: Reference source not found</text:bookmark-ref></text:p>
            </table:table-cell>
          </table:table-row>
          <table:table-row table:style-name="Table19.1">
            <table:table-cell table:style-name="Table19.A4" office:value-type="string">
              <text:p text:style-name="P66"><text:a xlink:type="simple" xlink:href="file:///l%22r91"><text:span text:style-name="Internet_20_link"><text:span text:style-name="T61">MULTIPLE</text:span></text:span></text:a></text:p>
              <text:p text:style-name="P65"><text:span text:style-name="T34">The reference is optional and multiple.</text:span></text:p>
            </table:table-cell>
            <table:table-cell table:style-name="Table19.B4" office:value-type="string">
              <text:p text:style-name="P60"><text:bookmark-ref text:reference-format="page" text:ref-name="">Error: Reference source not found</text:bookmark-ref></text:p>
            </table:table-cell>
          </table:table-row>
          <table:table-row table:style-name="Table19.1">
            <table:table-cell table:style-name="Table19.A5" office:value-type="string">
              <text:p text:style-name="P66"><text:a xlink:type="simple" xlink:href="file:///l%22r89"><text:span text:style-name="Internet_20_link"><text:span text:style-name="T61">OPTIONAL</text:span></text:span></text:a></text:p>
              <text:p text:style-name="P65"><text:span text:style-name="T34">The reference is optional and unary.</text:span></text:p>
            </table:table-cell>
            <table:table-cell table:style-name="Table19.B5" office:value-type="string">
              <text:p text:style-name="P60"><text:bookmark-ref text:reference-format="page" text:ref-name="">Error: Reference source not found</text:bookmark-ref></text:p>
            </table:table-cell>
          </table:table-row>
        </table:table>
        <text:p text:style-name="P4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36"><text:span text:style-name="Summary_20_Heading_20_Font2"><text:span text:style-name="T33">Method Summary</text:span></text:span></text:p>
            </table:table-cell>
            <table:covered-table-cell/>
            <table:table-cell table:style-name="Table20.A1" office:value-type="string">
              <text:p text:style-name="P60"><text:span text:style-name="Page_20_Reference_20_Font"><text:span text:style-name="T32">Page</text:span></text:span></text:p>
            </table:table-cell>
          </table:table-row>
          <table:table-row table:style-name="Table20.1">
            <table:table-cell table:style-name="Table20.A2" office:value-type="string">
              <text:p text:style-name="P42"><text:span text:style-name="Code_20_Small1"><text:span text:style-name="T44">String</text:span></text:span></text:p>
            </table:table-cell>
            <table:table-cell table:style-name="Table20.B2" office:value-type="string">
              <text:p text:style-name="P36"><text:a xlink:type="simple" xlink:href="file:///l%22r95"><text:span text:style-name="Internet_20_link"><text:span text:style-name="T61">toString</text:span></text:span></text:a><text:span text:style-name="Code2"><text:span text:style-name="T48">()</text:span></text:span></text:p>
            </table:table-cell>
            <table:table-cell table:style-name="Table20.C2" office:value-type="string">
              <text:p text:style-name="P60"><text:bookmark-ref text:reference-format="page" text:ref-name="">Error: Reference source not found</text:bookmark-ref></text:p>
            </table:table-cell>
          </table:table-row>
          <table:table-row table:style-name="Table20.1">
            <table:table-cell table:style-name="Table20.A3" office:value-type="string">
              <text:p text:style-name="P61"><text:span text:style-name="Code_20_Small1"><text:span text:style-name="T44">static </text:span></text:span><text:a xlink:type="simple" xlink:href="file:///l%22r96"><text:span text:style-name="Internet_20_link"><text:span text:style-name="T65">ReferenceCardinality</text:span></text:span></text:a></text:p>
            </table:table-cell>
            <table:table-cell table:style-name="Table20.B3" office:value-type="string">
              <text:p text:style-name="P62"><text:a xlink:type="simple" xlink:href="file:///l%22r94"><text:span text:style-name="Internet_20_link"><text:span text:style-name="T61">valueOf</text:span></text:span></text:a><text:span text:style-name="Code2"><text:span text:style-name="T48">(String name)</text:span></text:span></text:p>
            </table:table-cell>
            <table:table-cell table:style-name="Table20.C3" office:value-type="string">
              <text:p text:style-name="P60"><text:bookmark-ref text:reference-format="page" text:ref-name="">Error: Reference source not found</text:bookmark-ref></text:p>
            </table:table-cell>
          </table:table-row>
          <table:table-row table:style-name="Table20.1">
            <table:table-cell table:style-name="Table20.A4" office:value-type="string">
              <text:p text:style-name="P61"><text:span text:style-name="Code_20_Small1"><text:span text:style-name="T44">static </text:span></text:span><text:a xlink:type="simple" xlink:href="file:///l%22r96"><text:span text:style-name="Internet_20_link"><text:span text:style-name="T65">ReferenceCardinality</text:span></text:span></text:a><text:span text:style-name="Code_20_Small1"><text:span text:style-name="T45">[]</text:span></text:span></text:p>
            </table:table-cell>
            <table:table-cell table:style-name="Table20.B4" office:value-type="string">
              <text:p text:style-name="P62"><text:a xlink:type="simple" xlink:href="file:///l%22r93"><text:span text:style-name="Internet_20_link"><text:span text:style-name="T61">values</text:span></text:span></text:a><text:span text:style-name="Code2"><text:span text:style-name="T48">()</text:span></text:span></text:p>
            </table:table-cell>
            <table:table-cell table:style-name="Table20.C4" office:value-type="string">
              <text:p text:style-name="P60"><text:bookmark-ref text:reference-format="page" text:ref-name="">Error: Reference source not found</text:bookmark-ref></text:p>
            </table:table-cell>
          </table:table-row>
        </table:table>
        <text:p text:style-name="Detail_20_Heading"><text:soft-page-break/><text:span text:style-name="T43">Enum Constant Detail</text:span></text:p>
        <text:p text:style-name="Detail_20_Heading"><text:bookmark text:name="r89"/><text:span text:style-name="T43">OPTIONAL</text:span></text:p>
        <text:p text:style-name="P41"><text:span text:style-name="Code2"><text:span text:style-name="T46">public static final </text:span></text:span><text:a xlink:type="simple" xlink:href="file:///l%22r96"><text:span text:style-name="Internet_20_link"><text:span text:style-name="T62">ReferenceCardinality</text:span></text:span></text:a><text:span text:style-name="Code2"><text:span text:style-name="T49"> OPTIONAL</text:span></text:span></text:p>
        <text:p text:style-name="P53"><text:span text:style-name="T34">The reference is optional and unary. That is, the reference has a cardinality of </text:span><text:span text:style-name="Code2"><text:span text:style-name="T46">0..1</text:span></text:span><text:span text:style-name="Default_20_Paragraph_20_Font"><text:span text:style-name="T34">.</text:span></text:span></text:p>
        <text:p text:style-name="P67"/>
        <text:p text:style-name="P69"><text:bookmark text:name="r90"/><text:span text:style-name="T43">MANDATORY</text:span></text:p>
        <text:p text:style-name="P41"><text:span text:style-name="Code2"><text:span text:style-name="T46">public static final </text:span></text:span><text:a xlink:type="simple" xlink:href="file:///l%22r96"><text:span text:style-name="Internet_20_link"><text:span text:style-name="T62">ReferenceCardinality</text:span></text:span></text:a><text:span text:style-name="Code2"><text:span text:style-name="T49"> MANDATORY</text:span></text:span></text:p>
        <text:p text:style-name="P53"><text:span text:style-name="T34">The reference is mandatory and unary. That is, the reference has a cardinality of </text:span><text:span text:style-name="Code2"><text:span text:style-name="T46">1..1</text:span></text:span><text:span text:style-name="Default_20_Paragraph_20_Font"><text:span text:style-name="T34">.</text:span></text:span></text:p>
        <text:p text:style-name="P67"/>
        <text:p text:style-name="P69"><text:bookmark text:name="r91"/><text:span text:style-name="T43">MULTIPLE</text:span></text:p>
        <text:p text:style-name="P41"><text:span text:style-name="Code2"><text:span text:style-name="T46">public static final </text:span></text:span><text:a xlink:type="simple" xlink:href="file:///l%22r96"><text:span text:style-name="Internet_20_link"><text:span text:style-name="T62">ReferenceCardinality</text:span></text:span></text:a><text:span text:style-name="Code2"><text:span text:style-name="T49"> MULTIPLE</text:span></text:span></text:p>
        <text:p text:style-name="P53"><text:span text:style-name="T34">The reference is optional and multiple. That is, the reference has a cardinality of </text:span><text:span text:style-name="Code2"><text:span text:style-name="T46">0..n</text:span></text:span><text:span text:style-name="Default_20_Paragraph_20_Font"><text:span text:style-name="T34">.</text:span></text:span></text:p>
        <text:p text:style-name="P67"/>
        <text:p text:style-name="P69"><text:bookmark text:name="r92"/><text:span text:style-name="T43">AT_LEAST_ONE</text:span></text:p>
        <text:p text:style-name="P41"><text:span text:style-name="Code2"><text:span text:style-name="T46">public static final </text:span></text:span><text:a xlink:type="simple" xlink:href="file:///l%22r96"><text:span text:style-name="Internet_20_link"><text:span text:style-name="T62">ReferenceCardinality</text:span></text:span></text:a><text:span text:style-name="Code2"><text:span text:style-name="T49"> AT_LEAST_ONE</text:span></text:span></text:p>
        <text:p text:style-name="P53"><text:span text:style-name="T34">The reference is mandatory and multiple. That is, the reference has a cardinality of </text:span><text:span text:style-name="Code2"><text:span text:style-name="T46">1..n</text:span></text:span><text:span text:style-name="Default_20_Paragraph_20_Font"><text:span text:style-name="T34">.</text:span></text:span></text:p>
        <text:p text:style-name="Detail_20_Heading"><text:span text:style-name="T43">Method Detail</text:span></text:p>
        <text:p text:style-name="Detail_20_Heading"><text:bookmark text:name="r93"/><text:span text:style-name="T43">values</text:span></text:p>
        <text:p text:style-name="P41"><text:span text:style-name="Code2"><text:span text:style-name="T46">public static </text:span></text:span><text:a xlink:type="simple" xlink:href="file:///l%22r96"><text:span text:style-name="Internet_20_link"><text:span text:style-name="T62">ReferenceCardinality</text:span></text:span></text:a><text:span text:style-name="Code2"><text:span text:style-name="T49">[] values</text:span></text:span><text:span text:style-name="Code2"><text:span text:style-name="T48">()</text:span></text:span></text:p>
        <text:p text:style-name="P67"/>
        <text:p text:style-name="P69"><text:bookmark text:name="r94"/><text:span text:style-name="T43">valueOf</text:span></text:p>
        <text:p text:style-name="P41"><text:span text:style-name="Code2"><text:span text:style-name="T46">public static </text:span></text:span><text:a xlink:type="simple" xlink:href="file:///l%22r96"><text:span text:style-name="Internet_20_link"><text:span text:style-name="T62">ReferenceCardinality</text:span></text:span></text:a><text:span text:style-name="Code2"><text:span text:style-name="T49"> valueOf</text:span></text:span><text:span text:style-name="Code2"><text:span text:style-name="T48">(String name)</text:span></text:span></text:p>
        <text:p text:style-name="P67"/>
        <text:p text:style-name="P69"><text:bookmark text:name="r95"/><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80"><text:bookmark text:name="r102"/><text:span text:style-name="T43">Enum ReferencePolicy</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10" text:anchor-type="as-char" svg:width="0.1563in" svg:height="0.1457in" draw:z-index="25"><draw:image xlink:href="Pictures/100002000000000F0000000E443DCD33.png" xlink:type="simple" xlink:show="embed" xlink:actuate="onLoad"/></draw:frame></text:span></text:span><text:span text:style-name="Code2"><text:span text:style-name="T46">java.lang.Enum&lt;</text:span></text:span><text:a xlink:type="simple" xlink:href="file:///l%22r102"><text:span text:style-name="Internet_20_link"><text:span text:style-name="T62">ReferencePolicy</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11" text:anchor-type="as-char" svg:width="0.1563in" svg:height="0.1457in" draw:z-index="26"><draw:image xlink:href="Pictures/100002000000000F0000000E443DCD33.png" xlink:type="simple" xlink:show="embed" xlink:actuate="onLoad"/></draw:frame></text:span></text:span><text:span text:style-name="Code2"><text:span text:style-name="T46">org.osgi.service.component.annotations.ReferencePolicy</text:span></text:span></text:p>
        <text:p text:style-name="List_20_Heading"><text:span text:style-name="T34">All Implemented Interfaces:</text:span></text:p>
        <text:p text:style-name="P53"><text:span text:style-name="T34">Comparable&lt;</text:span><text:a xlink:type="simple" xlink:href="file:///l%22r102"><text:span text:style-name="Internet_20_link"><text:span text:style-name="T58">ReferencePolicy</text:span></text:span></text:a><text:span text:style-name="Default_20_Paragraph_20_Font"><text:span text:style-name="T35">&gt;, Serializable</text:span></text:span></text:p>
        <text:p text:style-name="P68"/>
        <text:p text:style-name="P41"><text:span text:style-name="Code2"><text:span text:style-name="T46">public enum ReferencePolicy</text:span></text:span></text:p>
        <text:p text:style-name="P41"><text:span text:style-name="Code2"><text:span text:style-name="T46">extends Enum&lt;</text:span></text:span><text:a xlink:type="simple" xlink:href="file:///l%22r102"><text:span text:style-name="Internet_20_link"><text:span text:style-name="T62">ReferencePolicy</text:span></text:span></text:a><text:span text:style-name="Code2"><text:span text:style-name="T49">&gt;</text:span></text:span></text:p>
        <text:p text:style-name="Standard"><text:span text:style-name="T34">Policy for the </text:span><text:a xlink:type="simple" xlink:href="file:///l%22r88"><text:span text:style-name="Internet_20_link"><text:span text:style-name="T62">Reference</text:span></text:span></text:a><text:span text:style-name="Default_20_Paragraph_20_Font"><text:span text:style-name="T35"> annotation.</text:span></text:span></text:p>
        <text:p text:style-name="P67"/>
        <table:table table:name="Table21" table:style-name="Table21">
          <table:table-column table:style-name="Table21.A"/>
          <table:table-column table:style-name="Table21.B"/>
          <table:table-row table:style-name="Table21.1">
            <table:table-cell table:style-name="Table21.A1" office:value-type="string">
              <text:p text:style-name="P36"><text:span text:style-name="Summary_20_Heading_20_Font2"><text:span text:style-name="T33">Enum Constant Summary</text:span></text:span></text:p>
            </table:table-cell>
            <table:table-cell table:style-name="Table21.A1" office:value-type="string">
              <text:p text:style-name="P60"><text:span text:style-name="Page_20_Reference_20_Font"><text:span text:style-name="T32">Page</text:span></text:span></text:p>
            </table:table-cell>
          </table:table-row>
          <table:table-row table:style-name="Table21.1">
            <table:table-cell table:style-name="Table21.A2" office:value-type="string">
              <text:p text:style-name="P36"><text:a xlink:type="simple" xlink:href="file:///l%22r98"><text:span text:style-name="Internet_20_link"><text:span text:style-name="T61">DYNAMIC</text:span></text:span></text:a></text:p>
              <text:p text:style-name="P63"><text:span text:style-name="T34">The dynamic policy is slightly more complex since the component implementation must properly handle changes in the set of bound services.</text:span></text:p>
            </table:table-cell>
            <table:table-cell table:style-name="Table21.B2" office:value-type="string">
              <text:p text:style-name="P64"><text:bookmark-ref text:reference-format="page" text:ref-name="">Error: Reference source not found</text:bookmark-ref></text:p>
            </table:table-cell>
          </table:table-row>
          <table:table-row table:style-name="Table21.1">
            <table:table-cell table:style-name="Table21.A3" office:value-type="string">
              <text:p text:style-name="P66"><text:a xlink:type="simple" xlink:href="file:///l%22r97"><text:span text:style-name="Internet_20_link"><text:span text:style-name="T61">STATIC</text:span></text:span></text:a></text:p>
              <text:p text:style-name="P65"><text:span text:style-name="T34">The static policy is the most simple policy and is the default policy.</text:span></text:p>
            </table:table-cell>
            <table:table-cell table:style-name="Table21.B3" office:value-type="string">
              <text:p text:style-name="P60"><text:bookmark-ref text:reference-format="page" text:ref-name="">Error: Reference source not found</text:bookmark-ref></text:p>
            </table:table-cell>
          </table:table-row>
        </table:table>
        <text:p text:style-name="P4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36"><text:span text:style-name="Summary_20_Heading_20_Font2"><text:span text:style-name="T33">Method Summary</text:span></text:span></text:p>
            </table:table-cell>
            <table:covered-table-cell/>
            <table:table-cell table:style-name="Table22.A1" office:value-type="string">
              <text:p text:style-name="P60"><text:span text:style-name="Page_20_Reference_20_Font"><text:span text:style-name="T32">Page</text:span></text:span></text:p>
            </table:table-cell>
          </table:table-row>
          <table:table-row table:style-name="Table22.1">
            <table:table-cell table:style-name="Table22.A2" office:value-type="string">
              <text:p text:style-name="P42"><text:span text:style-name="Code_20_Small1"><text:span text:style-name="T44">String</text:span></text:span></text:p>
            </table:table-cell>
            <table:table-cell table:style-name="Table22.B2" office:value-type="string">
              <text:p text:style-name="P36"><text:a xlink:type="simple" xlink:href="file:///l%22r101"><text:span text:style-name="Internet_20_link"><text:span text:style-name="T61">toString</text:span></text:span></text:a><text:span text:style-name="Code2"><text:span text:style-name="T48">()</text:span></text:span></text:p>
            </table:table-cell>
            <table:table-cell table:style-name="Table22.C2" office:value-type="string">
              <text:p text:style-name="P60"><text:bookmark-ref text:reference-format="page" text:ref-name="">Error: Reference source not found</text:bookmark-ref></text:p>
            </table:table-cell>
          </table:table-row>
          <table:table-row table:style-name="Table22.1">
            <table:table-cell table:style-name="Table22.A3" office:value-type="string">
              <text:p text:style-name="P61"><text:span text:style-name="Code_20_Small1"><text:span text:style-name="T44">static </text:span></text:span><text:a xlink:type="simple" xlink:href="file:///l%22r102"><text:span text:style-name="Internet_20_link"><text:span text:style-name="T65">ReferencePolicy</text:span></text:span></text:a></text:p>
            </table:table-cell>
            <table:table-cell table:style-name="Table22.B3" office:value-type="string">
              <text:p text:style-name="P62"><text:a xlink:type="simple" xlink:href="file:///l%22r100"><text:span text:style-name="Internet_20_link"><text:span text:style-name="T61">valueOf</text:span></text:span></text:a><text:span text:style-name="Code2"><text:span text:style-name="T48">(String name)</text:span></text:span></text:p>
            </table:table-cell>
            <table:table-cell table:style-name="Table22.C3" office:value-type="string">
              <text:p text:style-name="P60"><text:bookmark-ref text:reference-format="page" text:ref-name="">Error: Reference source not found</text:bookmark-ref></text:p>
            </table:table-cell>
          </table:table-row>
          <table:table-row table:style-name="Table22.1">
            <table:table-cell table:style-name="Table22.A4" office:value-type="string">
              <text:p text:style-name="P61"><text:span text:style-name="Code_20_Small1"><text:span text:style-name="T44">static </text:span></text:span><text:a xlink:type="simple" xlink:href="file:///l%22r102"><text:span text:style-name="Internet_20_link"><text:span text:style-name="T65">ReferencePolicy</text:span></text:span></text:a><text:span text:style-name="Code_20_Small1"><text:span text:style-name="T45">[]</text:span></text:span></text:p>
            </table:table-cell>
            <table:table-cell table:style-name="Table22.B4" office:value-type="string">
              <text:p text:style-name="P62"><text:a xlink:type="simple" xlink:href="file:///l%22r99"><text:span text:style-name="Internet_20_link"><text:span text:style-name="T61">values</text:span></text:span></text:a><text:span text:style-name="Code2"><text:span text:style-name="T48">()</text:span></text:span></text:p>
            </table:table-cell>
            <table:table-cell table:style-name="Table22.C4" office:value-type="string">
              <text:p text:style-name="P60"><text:bookmark-ref text:reference-format="page" text:ref-name="">Error: Reference source not found</text:bookmark-ref></text:p>
            </table:table-cell>
          </table:table-row>
        </table:table>
        <text:p text:style-name="Detail_20_Heading"><text:span text:style-name="T43">Enum Constant Detail</text:span></text:p>
        <text:p text:style-name="Detail_20_Heading"><text:bookmark text:name="r97"/><text:span text:style-name="T43">STATIC</text:span></text:p>
        <text:p text:style-name="P41"><text:span text:style-name="Code2"><text:span text:style-name="T46">public static final </text:span></text:span><text:a xlink:type="simple" xlink:href="file:///l%22r102"><text:span text:style-name="Internet_20_link"><text:span text:style-name="T62">ReferencePolicy</text:span></text:span></text:a><text:span text:style-name="Code2"><text:span text:style-name="T49"> STATIC</text:span></text:span></text:p>
        <text:p text:style-name="P53"><text:span text:style-name="T34">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67"/>
        <text:p text:style-name="P69"><text:bookmark text:name="r98"/><text:span text:style-name="T43">DYNAMIC</text:span></text:p>
        <text:p text:style-name="P41"><text:span text:style-name="Code2"><text:span text:style-name="T46">public static final </text:span></text:span><text:a xlink:type="simple" xlink:href="file:///l%22r102"><text:span text:style-name="Internet_20_link"><text:span text:style-name="T62">ReferencePolicy</text:span></text:span></text:a><text:span text:style-name="Code2"><text:span text:style-name="T49"> DYNAMIC</text:span></text:span></text:p>
        <text:p text:style-name="P53"><text:span text:style-name="T34">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Detail_20_Heading"><text:soft-page-break/><text:span text:style-name="T43">Method Detail</text:span></text:p>
        <text:p text:style-name="Detail_20_Heading"><text:bookmark text:name="r99"/><text:span text:style-name="T43">values</text:span></text:p>
        <text:p text:style-name="P41"><text:span text:style-name="Code2"><text:span text:style-name="T46">public static </text:span></text:span><text:a xlink:type="simple" xlink:href="file:///l%22r102"><text:span text:style-name="Internet_20_link"><text:span text:style-name="T62">ReferencePolicy</text:span></text:span></text:a><text:span text:style-name="Code2"><text:span text:style-name="T49">[] values</text:span></text:span><text:span text:style-name="Code2"><text:span text:style-name="T48">()</text:span></text:span></text:p>
        <text:p text:style-name="P67"/>
        <text:p text:style-name="P69"><text:bookmark text:name="r100"/><text:span text:style-name="T43">valueOf</text:span></text:p>
        <text:p text:style-name="P41"><text:span text:style-name="Code2"><text:span text:style-name="T46">public static </text:span></text:span><text:a xlink:type="simple" xlink:href="file:///l%22r102"><text:span text:style-name="Internet_20_link"><text:span text:style-name="T62">ReferencePolicy</text:span></text:span></text:a><text:span text:style-name="Code2"><text:span text:style-name="T49"> valueOf</text:span></text:span><text:span text:style-name="Code2"><text:span text:style-name="T48">(String name)</text:span></text:span></text:p>
        <text:p text:style-name="P67"/>
        <text:p text:style-name="P69"><text:bookmark text:name="r101"/><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81"><text:bookmark text:name="r108"/><text:span text:style-name="T43">Enum ReferencePolicyOption</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12" text:anchor-type="as-char" svg:width="0.1563in" svg:height="0.1457in" draw:z-index="27"><draw:image xlink:href="Pictures/100002000000000F0000000E443DCD33.png" xlink:type="simple" xlink:show="embed" xlink:actuate="onLoad"/></draw:frame></text:span></text:span><text:span text:style-name="Code2"><text:span text:style-name="T46">java.lang.Enum&lt;</text:span></text:span><text:a xlink:type="simple" xlink:href="file:///l%22r108"><text:span text:style-name="Internet_20_link"><text:span text:style-name="T62">ReferencePolicyOption</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13" text:anchor-type="as-char" svg:width="0.1563in" svg:height="0.1457in" draw:z-index="28"><draw:image xlink:href="Pictures/100002000000000F0000000E443DCD33.png" xlink:type="simple" xlink:show="embed" xlink:actuate="onLoad"/></draw:frame></text:span></text:span><text:span text:style-name="Code2"><text:span text:style-name="T46">org.osgi.service.component.annotations.ReferencePolicyOption</text:span></text:span></text:p>
        <text:p text:style-name="List_20_Heading"><text:span text:style-name="T34">All Implemented Interfaces:</text:span></text:p>
        <text:p text:style-name="P53"><text:span text:style-name="T34">Comparable&lt;</text:span><text:a xlink:type="simple" xlink:href="file:///l%22r108"><text:span text:style-name="Internet_20_link"><text:span text:style-name="T58">ReferencePolicyOption</text:span></text:span></text:a><text:span text:style-name="Default_20_Paragraph_20_Font"><text:span text:style-name="T35">&gt;, Serializable</text:span></text:span></text:p>
        <text:p text:style-name="P68"/>
        <text:p text:style-name="P41"><text:span text:style-name="Code2"><text:span text:style-name="T46">public enum ReferencePolicyOption</text:span></text:span></text:p>
        <text:p text:style-name="P41"><text:span text:style-name="Code2"><text:span text:style-name="T46">extends Enum&lt;</text:span></text:span><text:a xlink:type="simple" xlink:href="file:///l%22r108"><text:span text:style-name="Internet_20_link"><text:span text:style-name="T62">ReferencePolicyOption</text:span></text:span></text:a><text:span text:style-name="Code2"><text:span text:style-name="T49">&gt;</text:span></text:span></text:p>
        <text:p text:style-name="Standard"><text:span text:style-name="T34">Policy option for the </text:span><text:a xlink:type="simple" xlink:href="file:///l%22r88"><text:span text:style-name="Internet_20_link"><text:span text:style-name="T62">Reference</text:span></text:span></text:a><text:span text:style-name="Default_20_Paragraph_20_Font"><text:span text:style-name="T35"> annotation.</text:span></text:span></text:p>
        <text:p text:style-name="Standard"><text:span text:style-name="T34">Since:</text:span></text:p>
        <text:p text:style-name="P53"><text:span text:style-name="T34">1.2</text:span></text:p>
        <text:p text:style-name="P67"/>
        <table:table table:name="Table23" table:style-name="Table23">
          <table:table-column table:style-name="Table23.A"/>
          <table:table-column table:style-name="Table23.B"/>
          <table:table-row table:style-name="Table23.1">
            <table:table-cell table:style-name="Table23.A1" office:value-type="string">
              <text:p text:style-name="P36"><text:span text:style-name="Summary_20_Heading_20_Font2"><text:span text:style-name="T33">Enum Constant Summary</text:span></text:span></text:p>
            </table:table-cell>
            <table:table-cell table:style-name="Table23.A1" office:value-type="string">
              <text:p text:style-name="P60"><text:span text:style-name="Page_20_Reference_20_Font"><text:span text:style-name="T32">Page</text:span></text:span></text:p>
            </table:table-cell>
          </table:table-row>
          <table:table-row table:style-name="Table23.1">
            <table:table-cell table:style-name="Table23.A2" office:value-type="string">
              <text:p text:style-name="P36"><text:a xlink:type="simple" xlink:href="file:///l%22r104"><text:span text:style-name="Internet_20_link"><text:span text:style-name="T61">GREEDY</text:span></text:span></text:a></text:p>
              <text:p text:style-name="P63"><text:span text:style-name="T34">The greedy policy option is a valid policy option for both </text:span><text:a xlink:type="simple" xlink:href="file:///l%22r97"><text:span text:style-name="Internet_20_link"><text:span text:style-name="T62">static</text:span></text:span></text:a><text:span text:style-name="Default_20_Paragraph_20_Font"><text:span text:style-name="T35"> and </text:span></text:span><text:a xlink:type="simple" xlink:href="file:///l%22r98"><text:span text:style-name="Internet_20_link"><text:span text:style-name="T62">dynamic</text:span></text:span></text:a><text:span text:style-name="Default_20_Paragraph_20_Font"><text:span text:style-name="T35"> reference policies.</text:span></text:span></text:p>
            </table:table-cell>
            <table:table-cell table:style-name="Table23.B2" office:value-type="string">
              <text:p text:style-name="P64"><text:bookmark-ref text:reference-format="page" text:ref-name="">Error: Reference source not found</text:bookmark-ref></text:p>
            </table:table-cell>
          </table:table-row>
          <table:table-row table:style-name="Table23.1">
            <table:table-cell table:style-name="Table23.A3" office:value-type="string">
              <text:p text:style-name="P66"><text:a xlink:type="simple" xlink:href="file:///l%22r103"><text:span text:style-name="Internet_20_link"><text:span text:style-name="T61">RELUCTANT</text:span></text:span></text:a></text:p>
              <text:p text:style-name="P65"><text:span text:style-name="T34">The reluctant policy option is the default policy option for both </text:span><text:a xlink:type="simple" xlink:href="file:///l%22r97"><text:span text:style-name="Internet_20_link"><text:span text:style-name="T62">static</text:span></text:span></text:a><text:span text:style-name="Default_20_Paragraph_20_Font"><text:span text:style-name="T35"> and </text:span></text:span><text:a xlink:type="simple" xlink:href="file:///l%22r98"><text:span text:style-name="Internet_20_link"><text:span text:style-name="T62">dynamic</text:span></text:span></text:a><text:span text:style-name="Default_20_Paragraph_20_Font"><text:span text:style-name="T35"> reference policies.</text:span></text:span></text:p>
            </table:table-cell>
            <table:table-cell table:style-name="Table23.B3" office:value-type="string">
              <text:p text:style-name="P60"><text:bookmark-ref text:reference-format="page" text:ref-name="">Error: Reference source not found</text:bookmark-ref></text:p>
            </table:table-cell>
          </table:table-row>
        </table:table>
        <text:p text:style-name="P4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36"><text:span text:style-name="Summary_20_Heading_20_Font2"><text:span text:style-name="T33">Method Summary</text:span></text:span></text:p>
            </table:table-cell>
            <table:covered-table-cell/>
            <table:table-cell table:style-name="Table24.A1" office:value-type="string">
              <text:p text:style-name="P60"><text:span text:style-name="Page_20_Reference_20_Font"><text:span text:style-name="T32">Page</text:span></text:span></text:p>
            </table:table-cell>
          </table:table-row>
          <table:table-row table:style-name="Table24.1">
            <table:table-cell table:style-name="Table24.A2" office:value-type="string">
              <text:p text:style-name="P42"><text:span text:style-name="Code_20_Small1"><text:span text:style-name="T44">String</text:span></text:span></text:p>
            </table:table-cell>
            <table:table-cell table:style-name="Table24.B2" office:value-type="string">
              <text:p text:style-name="P36"><text:a xlink:type="simple" xlink:href="file:///l%22r107"><text:span text:style-name="Internet_20_link"><text:span text:style-name="T61">toString</text:span></text:span></text:a><text:span text:style-name="Code2"><text:span text:style-name="T48">()</text:span></text:span></text:p>
            </table:table-cell>
            <table:table-cell table:style-name="Table24.C2" office:value-type="string">
              <text:p text:style-name="P60"><text:bookmark-ref text:reference-format="page" text:ref-name="">Error: Reference source not found</text:bookmark-ref></text:p>
            </table:table-cell>
          </table:table-row>
          <table:table-row table:style-name="Table24.1">
            <table:table-cell table:style-name="Table24.A3" office:value-type="string">
              <text:p text:style-name="P61"><text:span text:style-name="Code_20_Small1"><text:span text:style-name="T44">static </text:span></text:span><text:a xlink:type="simple" xlink:href="file:///l%22r108"><text:span text:style-name="Internet_20_link"><text:span text:style-name="T65">ReferencePolicyOption</text:span></text:span></text:a></text:p>
            </table:table-cell>
            <table:table-cell table:style-name="Table24.B3" office:value-type="string">
              <text:p text:style-name="P62"><text:a xlink:type="simple" xlink:href="file:///l%22r106"><text:span text:style-name="Internet_20_link"><text:span text:style-name="T61">valueOf</text:span></text:span></text:a><text:span text:style-name="Code2"><text:span text:style-name="T48">(String name)</text:span></text:span></text:p>
            </table:table-cell>
            <table:table-cell table:style-name="Table24.C3" office:value-type="string">
              <text:p text:style-name="P60"><text:bookmark-ref text:reference-format="page" text:ref-name="">Error: Reference source not found</text:bookmark-ref></text:p>
            </table:table-cell>
          </table:table-row>
          <table:table-row table:style-name="Table24.1">
            <table:table-cell table:style-name="Table24.A4" office:value-type="string">
              <text:p text:style-name="P61"><text:span text:style-name="Code_20_Small1"><text:span text:style-name="T44">static </text:span></text:span><text:a xlink:type="simple" xlink:href="file:///l%22r108"><text:span text:style-name="Internet_20_link"><text:span text:style-name="T65">ReferencePolicyOption</text:span></text:span></text:a><text:span text:style-name="Code_20_Small1"><text:span text:style-name="T45">[]</text:span></text:span></text:p>
            </table:table-cell>
            <table:table-cell table:style-name="Table24.B4" office:value-type="string">
              <text:p text:style-name="P62"><text:a xlink:type="simple" xlink:href="file:///l%22r105"><text:span text:style-name="Internet_20_link"><text:span text:style-name="T61">values</text:span></text:span></text:a><text:span text:style-name="Code2"><text:span text:style-name="T48">()</text:span></text:span></text:p>
            </table:table-cell>
            <table:table-cell table:style-name="Table24.C4" office:value-type="string">
              <text:p text:style-name="P60"><text:bookmark-ref text:reference-format="page" text:ref-name="">Error: Reference source not found</text:bookmark-ref></text:p>
            </table:table-cell>
          </table:table-row>
        </table:table>
        <text:p text:style-name="Detail_20_Heading"><text:span text:style-name="T43">Enum Constant Detail</text:span></text:p>
        <text:p text:style-name="Detail_20_Heading"><text:bookmark text:name="r103"/><text:span text:style-name="T43">RELUCTANT</text:span></text:p>
        <text:p text:style-name="P41"><text:span text:style-name="Code2"><text:span text:style-name="T46">public static final </text:span></text:span><text:a xlink:type="simple" xlink:href="file:///l%22r108"><text:span text:style-name="Internet_20_link"><text:span text:style-name="T62">ReferencePolicyOption</text:span></text:span></text:a><text:span text:style-name="Code2"><text:span text:style-name="T49"> RELUCTANT</text:span></text:span></text:p>
        <text:p text:style-name="P53"><text:span text:style-name="T34">The reluctant policy option is the default policy option for both </text:span><text:a xlink:type="simple" xlink:href="file:///l%22r97"><text:span text:style-name="Internet_20_link"><text:span text:style-name="T62">static</text:span></text:span></text:a><text:span text:style-name="Default_20_Paragraph_20_Font"><text:span text:style-name="T35"> and </text:span></text:span><text:a xlink:type="simple" xlink:href="file:///l%22r98"><text:span text:style-name="Internet_20_link"><text:span text:style-name="T62">dynamic</text:span></text:span></text:a><text:span text:style-name="Default_20_Paragraph_20_Font"><text:span text:style-name="T3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67"/>
        <text:p text:style-name="P69"><text:bookmark text:name="r104"/><text:span text:style-name="T43">GREEDY</text:span></text:p>
        <text:p text:style-name="P41"><text:span text:style-name="Code2"><text:span text:style-name="T46">public static final </text:span></text:span><text:a xlink:type="simple" xlink:href="file:///l%22r108"><text:span text:style-name="Internet_20_link"><text:span text:style-name="T62">ReferencePolicyOption</text:span></text:span></text:a><text:span text:style-name="Code2"><text:span text:style-name="T49"> GREEDY</text:span></text:span></text:p>
        <text:p text:style-name="P53"><text:span text:style-name="T34">The greedy policy option is a valid policy option for both </text:span><text:a xlink:type="simple" xlink:href="file:///l%22r97"><text:span text:style-name="Internet_20_link"><text:span text:style-name="T62">static</text:span></text:span></text:a><text:span text:style-name="Default_20_Paragraph_20_Font"><text:span text:style-name="T35"> and </text:span></text:span><text:a xlink:type="simple" xlink:href="file:///l%22r98"><text:span text:style-name="Internet_20_link"><text:span text:style-name="T62">dynamic</text:span></text:span></text:a><text:span text:style-name="Default_20_Paragraph_20_Font"><text:span text:style-name="T35"> reference policies. When a new target service for a reference becomes available, references having the greedy policy option will bind the new target service.</text:span></text:span></text:p>
        <text:p text:style-name="Detail_20_Heading"><text:soft-page-break/><text:span text:style-name="T43">Method Detail</text:span></text:p>
        <text:p text:style-name="Detail_20_Heading"><text:bookmark text:name="r105"/><text:span text:style-name="T43">values</text:span></text:p>
        <text:p text:style-name="P41"><text:span text:style-name="Code2"><text:span text:style-name="T46">public static </text:span></text:span><text:a xlink:type="simple" xlink:href="file:///l%22r108"><text:span text:style-name="Internet_20_link"><text:span text:style-name="T62">ReferencePolicyOption</text:span></text:span></text:a><text:span text:style-name="Code2"><text:span text:style-name="T49">[] values</text:span></text:span><text:span text:style-name="Code2"><text:span text:style-name="T48">()</text:span></text:span></text:p>
        <text:p text:style-name="P67"/>
        <text:p text:style-name="P69"><text:bookmark text:name="r106"/><text:span text:style-name="T43">valueOf</text:span></text:p>
        <text:p text:style-name="P41"><text:span text:style-name="Code2"><text:span text:style-name="T46">public static </text:span></text:span><text:a xlink:type="simple" xlink:href="file:///l%22r108"><text:span text:style-name="Internet_20_link"><text:span text:style-name="T62">ReferencePolicyOption</text:span></text:span></text:a><text:span text:style-name="Code2"><text:span text:style-name="T49"> valueOf</text:span></text:span><text:span text:style-name="Code2"><text:span text:style-name="T48">(String name)</text:span></text:span></text:p>
        <text:p text:style-name="P67"/>
        <text:p text:style-name="P69"><text:bookmark text:name="r107"/><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82"><text:bookmark text:name="r114"/><text:span text:style-name="T43">Enum ReferenceScope</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14" text:anchor-type="as-char" svg:width="0.1563in" svg:height="0.1457in" draw:z-index="29"><draw:image xlink:href="Pictures/100002000000000F0000000E443DCD33.png" xlink:type="simple" xlink:show="embed" xlink:actuate="onLoad"/></draw:frame></text:span></text:span><text:span text:style-name="Code2"><text:span text:style-name="T46">java.lang.Enum&lt;</text:span></text:span><text:a xlink:type="simple" xlink:href="file:///l%22r114"><text:span text:style-name="Internet_20_link"><text:span text:style-name="T62">ReferenceScope</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15" text:anchor-type="as-char" svg:width="0.1563in" svg:height="0.1457in" draw:z-index="30"><draw:image xlink:href="Pictures/100002000000000F0000000E443DCD33.png" xlink:type="simple" xlink:show="embed" xlink:actuate="onLoad"/></draw:frame></text:span></text:span><text:span text:style-name="Code2"><text:span text:style-name="T46">org.osgi.service.component.annotations.ReferenceScope</text:span></text:span></text:p>
        <text:p text:style-name="List_20_Heading"><text:span text:style-name="T34">All Implemented Interfaces:</text:span></text:p>
        <text:p text:style-name="P53"><text:span text:style-name="T34">Comparable&lt;</text:span><text:a xlink:type="simple" xlink:href="file:///l%22r114"><text:span text:style-name="Internet_20_link"><text:span text:style-name="T58">ReferenceScope</text:span></text:span></text:a><text:span text:style-name="Default_20_Paragraph_20_Font"><text:span text:style-name="T35">&gt;, Serializable</text:span></text:span></text:p>
        <text:p text:style-name="P68"/>
        <text:p text:style-name="P41"><text:span text:style-name="Code2"><text:span text:style-name="T46">public enum ReferenceScope</text:span></text:span></text:p>
        <text:p text:style-name="P41"><text:span text:style-name="Code2"><text:span text:style-name="T46">extends Enum&lt;</text:span></text:span><text:a xlink:type="simple" xlink:href="file:///l%22r114"><text:span text:style-name="Internet_20_link"><text:span text:style-name="T62">ReferenceScope</text:span></text:span></text:a><text:span text:style-name="Code2"><text:span text:style-name="T49">&gt;</text:span></text:span></text:p>
        <text:p text:style-name="Standard"><text:span text:style-name="T34">Reference scope for the </text:span><text:a xlink:type="simple" xlink:href="file:///l%22r88"><text:span text:style-name="Internet_20_link"><text:span text:style-name="T62">Reference</text:span></text:span></text:a><text:span text:style-name="Default_20_Paragraph_20_Font"><text:span text:style-name="T35"> annotation.</text:span></text:span></text:p>
        <text:p text:style-name="Standard"><text:span text:style-name="T34">Since:</text:span></text:p>
        <text:p text:style-name="P53"><text:span text:style-name="T34">1.3</text:span></text:p>
        <text:p text:style-name="P67"/>
        <table:table table:name="Table25" table:style-name="Table25">
          <table:table-column table:style-name="Table25.A"/>
          <table:table-column table:style-name="Table25.B"/>
          <table:table-row table:style-name="Table25.1">
            <table:table-cell table:style-name="Table25.A1" office:value-type="string">
              <text:p text:style-name="P36"><text:span text:style-name="Summary_20_Heading_20_Font2"><text:span text:style-name="T33">Enum Constant Summary</text:span></text:span></text:p>
            </table:table-cell>
            <table:table-cell table:style-name="Table25.A1" office:value-type="string">
              <text:p text:style-name="P60"><text:span text:style-name="Page_20_Reference_20_Font"><text:span text:style-name="T32">Page</text:span></text:span></text:p>
            </table:table-cell>
          </table:table-row>
          <table:table-row table:style-name="Table25.1">
            <table:table-cell table:style-name="Table25.A2" office:value-type="string">
              <text:p text:style-name="P36"><text:a xlink:type="simple" xlink:href="file:///l%22r109"><text:span text:style-name="Internet_20_link"><text:span text:style-name="T61">BUNDLE</text:span></text:span></text:a></text:p>
              <text:p text:style-name="P63"><text:span text:style-name="T34">A single service object is used for all references to the service in this bundle.</text:span></text:p>
            </table:table-cell>
            <table:table-cell table:style-name="Table25.B2" office:value-type="string">
              <text:p text:style-name="P64"><text:bookmark-ref text:reference-format="page" text:ref-name="">Error: Reference source not found</text:bookmark-ref></text:p>
            </table:table-cell>
          </table:table-row>
          <table:table-row table:style-name="Table25.1">
            <table:table-cell table:style-name="Table25.A3" office:value-type="string">
              <text:p text:style-name="P66"><text:a xlink:type="simple" xlink:href="file:///l%22r110"><text:span text:style-name="Internet_20_link"><text:span text:style-name="T61">PROTOTYPE</text:span></text:span></text:a></text:p>
              <text:p text:style-name="P65"><text:span text:style-name="T34">If the referenced service has prototype service scope, then each instance of the component with this reference can receive a unique instance of the service.</text:span></text:p>
            </table:table-cell>
            <table:table-cell table:style-name="Table25.B3" office:value-type="string">
              <text:p text:style-name="P60"><text:bookmark-ref text:reference-format="page" text:ref-name="">Error: Reference source not found</text:bookmark-ref></text:p>
            </table:table-cell>
          </table:table-row>
        </table:table>
        <text:p text:style-name="P4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36"><text:span text:style-name="Summary_20_Heading_20_Font2"><text:span text:style-name="T33">Method Summary</text:span></text:span></text:p>
            </table:table-cell>
            <table:covered-table-cell/>
            <table:table-cell table:style-name="Table26.A1" office:value-type="string">
              <text:p text:style-name="P60"><text:span text:style-name="Page_20_Reference_20_Font"><text:span text:style-name="T32">Page</text:span></text:span></text:p>
            </table:table-cell>
          </table:table-row>
          <table:table-row table:style-name="Table26.1">
            <table:table-cell table:style-name="Table26.A2" office:value-type="string">
              <text:p text:style-name="P42"><text:span text:style-name="Code_20_Small1"><text:span text:style-name="T44">String</text:span></text:span></text:p>
            </table:table-cell>
            <table:table-cell table:style-name="Table26.B2" office:value-type="string">
              <text:p text:style-name="P36"><text:a xlink:type="simple" xlink:href="file:///l%22r113"><text:span text:style-name="Internet_20_link"><text:span text:style-name="T61">toString</text:span></text:span></text:a><text:span text:style-name="Code2"><text:span text:style-name="T48">()</text:span></text:span></text:p>
            </table:table-cell>
            <table:table-cell table:style-name="Table26.C2" office:value-type="string">
              <text:p text:style-name="P60"><text:bookmark-ref text:reference-format="page" text:ref-name="">Error: Reference source not found</text:bookmark-ref></text:p>
            </table:table-cell>
          </table:table-row>
          <table:table-row table:style-name="Table26.1">
            <table:table-cell table:style-name="Table26.A3" office:value-type="string">
              <text:p text:style-name="P61"><text:span text:style-name="Code_20_Small1"><text:span text:style-name="T44">static </text:span></text:span><text:a xlink:type="simple" xlink:href="file:///l%22r114"><text:span text:style-name="Internet_20_link"><text:span text:style-name="T65">ReferenceScope</text:span></text:span></text:a></text:p>
            </table:table-cell>
            <table:table-cell table:style-name="Table26.B3" office:value-type="string">
              <text:p text:style-name="P62"><text:a xlink:type="simple" xlink:href="file:///l%22r112"><text:span text:style-name="Internet_20_link"><text:span text:style-name="T61">valueOf</text:span></text:span></text:a><text:span text:style-name="Code2"><text:span text:style-name="T48">(String name)</text:span></text:span></text:p>
            </table:table-cell>
            <table:table-cell table:style-name="Table26.C3" office:value-type="string">
              <text:p text:style-name="P60"><text:bookmark-ref text:reference-format="page" text:ref-name="">Error: Reference source not found</text:bookmark-ref></text:p>
            </table:table-cell>
          </table:table-row>
          <table:table-row table:style-name="Table26.1">
            <table:table-cell table:style-name="Table26.A4" office:value-type="string">
              <text:p text:style-name="P61"><text:span text:style-name="Code_20_Small1"><text:span text:style-name="T44">static </text:span></text:span><text:a xlink:type="simple" xlink:href="file:///l%22r114"><text:span text:style-name="Internet_20_link"><text:span text:style-name="T65">ReferenceScope</text:span></text:span></text:a><text:span text:style-name="Code_20_Small1"><text:span text:style-name="T45">[]</text:span></text:span></text:p>
            </table:table-cell>
            <table:table-cell table:style-name="Table26.B4" office:value-type="string">
              <text:p text:style-name="P62"><text:a xlink:type="simple" xlink:href="file:///l%22r111"><text:span text:style-name="Internet_20_link"><text:span text:style-name="T61">values</text:span></text:span></text:a><text:span text:style-name="Code2"><text:span text:style-name="T48">()</text:span></text:span></text:p>
            </table:table-cell>
            <table:table-cell table:style-name="Table26.C4" office:value-type="string">
              <text:p text:style-name="P60"><text:bookmark-ref text:reference-format="page" text:ref-name="">Error: Reference source not found</text:bookmark-ref></text:p>
            </table:table-cell>
          </table:table-row>
        </table:table>
        <text:p text:style-name="Detail_20_Heading"><text:span text:style-name="T43">Enum Constant Detail</text:span></text:p>
        <text:p text:style-name="Detail_20_Heading"><text:bookmark text:name="r109"/><text:span text:style-name="T43">BUNDLE</text:span></text:p>
        <text:p text:style-name="P41"><text:span text:style-name="Code2"><text:span text:style-name="T46">public static final </text:span></text:span><text:a xlink:type="simple" xlink:href="file:///l%22r114"><text:span text:style-name="Internet_20_link"><text:span text:style-name="T62">ReferenceScope</text:span></text:span></text:a><text:span text:style-name="Code2"><text:span text:style-name="T49"> BUNDLE</text:span></text:span></text:p>
        <text:p text:style-name="P53"><text:span text:style-name="T34">A single service object is used for all references to the service in this bundle.</text:span></text:p>
        <text:p text:style-name="P67"/>
        <text:p text:style-name="P69"><text:bookmark text:name="r110"/><text:span text:style-name="T43">PROTOTYPE</text:span></text:p>
        <text:p text:style-name="P41"><text:span text:style-name="Code2"><text:span text:style-name="T46">public static final </text:span></text:span><text:a xlink:type="simple" xlink:href="file:///l%22r114"><text:span text:style-name="Internet_20_link"><text:span text:style-name="T62">ReferenceScope</text:span></text:span></text:a><text:span text:style-name="Code2"><text:span text:style-name="T49"> PROTOTYPE</text:span></text:span></text:p>
        <text:p text:style-name="P53"><text:span text:style-name="T34">If the referenced service has prototype service scope, then each instance of the component with this reference can receive a unique instance of the service. If the referenced service does not have prototype service scope, then no service object will be received.</text:span></text:p>
        <text:p text:style-name="Detail_20_Heading"><text:soft-page-break/><text:span text:style-name="T43">Method Detail</text:span></text:p>
        <text:p text:style-name="Detail_20_Heading"><text:bookmark text:name="r111"/><text:span text:style-name="T43">values</text:span></text:p>
        <text:p text:style-name="P41"><text:span text:style-name="Code2"><text:span text:style-name="T46">public static </text:span></text:span><text:a xlink:type="simple" xlink:href="file:///l%22r114"><text:span text:style-name="Internet_20_link"><text:span text:style-name="T62">ReferenceScope</text:span></text:span></text:a><text:span text:style-name="Code2"><text:span text:style-name="T49">[] values</text:span></text:span><text:span text:style-name="Code2"><text:span text:style-name="T48">()</text:span></text:span></text:p>
        <text:p text:style-name="P67"/>
        <text:p text:style-name="P69"><text:bookmark text:name="r112"/><text:span text:style-name="T43">valueOf</text:span></text:p>
        <text:p text:style-name="P41"><text:span text:style-name="Code2"><text:span text:style-name="T46">public static </text:span></text:span><text:a xlink:type="simple" xlink:href="file:///l%22r114"><text:span text:style-name="Internet_20_link"><text:span text:style-name="T62">ReferenceScope</text:span></text:span></text:a><text:span text:style-name="Code2"><text:span text:style-name="T49"> valueOf</text:span></text:span><text:span text:style-name="Code2"><text:span text:style-name="T48">(String name)</text:span></text:span></text:p>
        <text:p text:style-name="P67"/>
        <text:p text:style-name="P69"><text:bookmark text:name="r113"/><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83"><text:bookmark text:name="r122"/><text:span text:style-name="T43">Enum ServiceScope</text:span></text:p>
        <text:p text:style-name="Standard"><text:a xlink:type="simple" xlink:href="file:///l%22r41"><text:span text:style-name="Internet_20_link"><text:span text:style-name="T60">org.osgi.service.component.annotations</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16" text:anchor-type="as-char" svg:width="0.1563in" svg:height="0.1457in" draw:z-index="31"><draw:image xlink:href="Pictures/100002000000000F0000000E443DCD33.png" xlink:type="simple" xlink:show="embed" xlink:actuate="onLoad"/></draw:frame></text:span></text:span><text:span text:style-name="Code2"><text:span text:style-name="T46">java.lang.Enum&lt;</text:span></text:span><text:a xlink:type="simple" xlink:href="file:///l%22r122"><text:span text:style-name="Internet_20_link"><text:span text:style-name="T62">ServiceScope</text:span></text:span></text:a><text:span text:style-name="Code2"><text:span text:style-name="T49">&gt;</text:span></text:span></text:p>
        <text:p text:style-name="P41"><text:span text:style-name="Code2"><text:span text:style-name="T46">      </text:span></text:span><text:span text:style-name="Code2"><text:span text:style-name="T46"><draw:frame draw:style-name="fr3" draw:name="graphics17" text:anchor-type="as-char" svg:width="0.1563in" svg:height="0.1457in" draw:z-index="32"><draw:image xlink:href="Pictures/100002000000000F0000000E443DCD33.png" xlink:type="simple" xlink:show="embed" xlink:actuate="onLoad"/></draw:frame></text:span></text:span><text:span text:style-name="Code2"><text:span text:style-name="T46">org.osgi.service.component.annotations.ServiceScope</text:span></text:span></text:p>
        <text:p text:style-name="List_20_Heading"><text:span text:style-name="T34">All Implemented Interfaces:</text:span></text:p>
        <text:p text:style-name="P53"><text:span text:style-name="T34">Comparable&lt;</text:span><text:a xlink:type="simple" xlink:href="file:///l%22r122"><text:span text:style-name="Internet_20_link"><text:span text:style-name="T58">ServiceScope</text:span></text:span></text:a><text:span text:style-name="Default_20_Paragraph_20_Font"><text:span text:style-name="T35">&gt;, Serializable</text:span></text:span></text:p>
        <text:p text:style-name="P68"/>
        <text:p text:style-name="P41"><text:span text:style-name="Code2"><text:span text:style-name="T46">public enum ServiceScope</text:span></text:span></text:p>
        <text:p text:style-name="P41"><text:span text:style-name="Code2"><text:span text:style-name="T46">extends Enum&lt;</text:span></text:span><text:a xlink:type="simple" xlink:href="file:///l%22r122"><text:span text:style-name="Internet_20_link"><text:span text:style-name="T62">ServiceScope</text:span></text:span></text:a><text:span text:style-name="Code2"><text:span text:style-name="T49">&gt;</text:span></text:span></text:p>
        <text:p text:style-name="Standard"><text:span text:style-name="T34">Service scope for the </text:span><text:a xlink:type="simple" xlink:href="file:///l%22r55"><text:span text:style-name="Internet_20_link"><text:span text:style-name="T62">Component</text:span></text:span></text:a><text:span text:style-name="Default_20_Paragraph_20_Font"><text:span text:style-name="T35"> annotation.</text:span></text:span></text:p>
        <text:p text:style-name="Standard"><text:span text:style-name="T34">Since:</text:span></text:p>
        <text:p text:style-name="P53"><text:span text:style-name="T34">1.3</text:span></text:p>
        <text:p text:style-name="P67"/>
        <table:table table:name="Table27" table:style-name="Table27">
          <table:table-column table:style-name="Table27.A"/>
          <table:table-column table:style-name="Table27.B"/>
          <table:table-row table:style-name="Table27.1">
            <table:table-cell table:style-name="Table27.A1" office:value-type="string">
              <text:p text:style-name="P36"><text:span text:style-name="Summary_20_Heading_20_Font2"><text:span text:style-name="T33">Enum Constant Summary</text:span></text:span></text:p>
            </table:table-cell>
            <table:table-cell table:style-name="Table27.A1" office:value-type="string">
              <text:p text:style-name="P60"><text:span text:style-name="Page_20_Reference_20_Font"><text:span text:style-name="T32">Page</text:span></text:span></text:p>
            </table:table-cell>
          </table:table-row>
          <table:table-row table:style-name="Table27.1">
            <table:table-cell table:style-name="Table27.A2" office:value-type="string">
              <text:p text:style-name="P36"><text:a xlink:type="simple" xlink:href="file:///l%22r116"><text:span text:style-name="Internet_20_link"><text:span text:style-name="T61">BUNDLE</text:span></text:span></text:a></text:p>
              <text:p text:style-name="P63"><text:span text:style-name="T34">When the component is registered as a service, it will be registered as a bundle scope service and an instance of the component will be created for each bundle using the service.</text:span></text:p>
            </table:table-cell>
            <table:table-cell table:style-name="Table27.B2" office:value-type="string">
              <text:p text:style-name="P64"><text:bookmark-ref text:reference-format="page" text:ref-name="">Error: Reference source not found</text:bookmark-ref></text:p>
            </table:table-cell>
          </table:table-row>
          <table:table-row table:style-name="Table27.1">
            <table:table-cell table:style-name="Table27.A3" office:value-type="string">
              <text:p text:style-name="P66"><text:a xlink:type="simple" xlink:href="file:///l%22r118"><text:span text:style-name="Internet_20_link"><text:span text:style-name="T61">DEFAULT</text:span></text:span></text:a></text:p>
              <text:p text:style-name="P65"><text:span text:style-name="T34">Default element value for annotation.</text:span></text:p>
            </table:table-cell>
            <table:table-cell table:style-name="Table27.B3" office:value-type="string">
              <text:p text:style-name="P60"><text:bookmark-ref text:reference-format="page" text:ref-name="">Error: Reference source not found</text:bookmark-ref></text:p>
            </table:table-cell>
          </table:table-row>
          <table:table-row table:style-name="Table27.1">
            <table:table-cell table:style-name="Table27.A4" office:value-type="string">
              <text:p text:style-name="P66"><text:a xlink:type="simple" xlink:href="file:///l%22r117"><text:span text:style-name="Internet_20_link"><text:span text:style-name="T61">PROTOTYPE</text:span></text:span></text:a></text:p>
              <text:p text:style-name="P65"><text:span text:style-name="T34">When the component is registered as a service, it will be registered as a prototype scope service.</text:span></text:p>
            </table:table-cell>
            <table:table-cell table:style-name="Table27.B4" office:value-type="string">
              <text:p text:style-name="P60"><text:bookmark-ref text:reference-format="page" text:ref-name="">Error: Reference source not found</text:bookmark-ref></text:p>
            </table:table-cell>
          </table:table-row>
          <table:table-row table:style-name="Table27.1">
            <table:table-cell table:style-name="Table27.A5" office:value-type="string">
              <text:p text:style-name="P66"><text:a xlink:type="simple" xlink:href="file:///l%22r115"><text:span text:style-name="Internet_20_link"><text:span text:style-name="T61">SINGLETON</text:span></text:span></text:a></text:p>
              <text:p text:style-name="P65"><text:span text:style-name="T34">When the component is registered as a service, it will be registered as a bundle scope service but only a single instance of the component will be used for all bundles using the service.</text:span></text:p>
            </table:table-cell>
            <table:table-cell table:style-name="Table27.B5" office:value-type="string">
              <text:p text:style-name="P60"><text:bookmark-ref text:reference-format="page" text:ref-name="">Error: Reference source not found</text:bookmark-ref></text:p>
            </table:table-cell>
          </table:table-row>
        </table:table>
        <text:p text:style-name="P4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36"><text:span text:style-name="Summary_20_Heading_20_Font2"><text:span text:style-name="T33">Method Summary</text:span></text:span></text:p>
            </table:table-cell>
            <table:covered-table-cell/>
            <table:table-cell table:style-name="Table28.A1" office:value-type="string">
              <text:p text:style-name="P60"><text:span text:style-name="Page_20_Reference_20_Font"><text:span text:style-name="T32">Page</text:span></text:span></text:p>
            </table:table-cell>
          </table:table-row>
          <table:table-row table:style-name="Table28.1">
            <table:table-cell table:style-name="Table28.A2" office:value-type="string">
              <text:p text:style-name="P42"><text:span text:style-name="Code_20_Small1"><text:span text:style-name="T44">String</text:span></text:span></text:p>
            </table:table-cell>
            <table:table-cell table:style-name="Table28.B2" office:value-type="string">
              <text:p text:style-name="P36"><text:a xlink:type="simple" xlink:href="file:///l%22r121"><text:span text:style-name="Internet_20_link"><text:span text:style-name="T61">toString</text:span></text:span></text:a><text:span text:style-name="Code2"><text:span text:style-name="T48">()</text:span></text:span></text:p>
            </table:table-cell>
            <table:table-cell table:style-name="Table28.C2" office:value-type="string">
              <text:p text:style-name="P60"><text:bookmark-ref text:reference-format="page" text:ref-name="">Error: Reference source not found</text:bookmark-ref></text:p>
            </table:table-cell>
          </table:table-row>
          <table:table-row table:style-name="Table28.1">
            <table:table-cell table:style-name="Table28.A3" office:value-type="string">
              <text:p text:style-name="P61"><text:span text:style-name="Code_20_Small1"><text:span text:style-name="T44">static </text:span></text:span><text:a xlink:type="simple" xlink:href="file:///l%22r122"><text:span text:style-name="Internet_20_link"><text:span text:style-name="T65">ServiceScope</text:span></text:span></text:a></text:p>
            </table:table-cell>
            <table:table-cell table:style-name="Table28.B3" office:value-type="string">
              <text:p text:style-name="P62"><text:a xlink:type="simple" xlink:href="file:///l%22r120"><text:span text:style-name="Internet_20_link"><text:span text:style-name="T61">valueOf</text:span></text:span></text:a><text:span text:style-name="Code2"><text:span text:style-name="T48">(String name)</text:span></text:span></text:p>
            </table:table-cell>
            <table:table-cell table:style-name="Table28.C3" office:value-type="string">
              <text:p text:style-name="P60"><text:bookmark-ref text:reference-format="page" text:ref-name="">Error: Reference source not found</text:bookmark-ref></text:p>
            </table:table-cell>
          </table:table-row>
          <table:table-row table:style-name="Table28.1">
            <table:table-cell table:style-name="Table28.A4" office:value-type="string">
              <text:p text:style-name="P61"><text:span text:style-name="Code_20_Small1"><text:span text:style-name="T44">static </text:span></text:span><text:a xlink:type="simple" xlink:href="file:///l%22r122"><text:span text:style-name="Internet_20_link"><text:span text:style-name="T65">ServiceScope</text:span></text:span></text:a><text:span text:style-name="Code_20_Small1"><text:span text:style-name="T45">[]</text:span></text:span></text:p>
            </table:table-cell>
            <table:table-cell table:style-name="Table28.B4" office:value-type="string">
              <text:p text:style-name="P62"><text:a xlink:type="simple" xlink:href="file:///l%22r119"><text:span text:style-name="Internet_20_link"><text:span text:style-name="T61">values</text:span></text:span></text:a><text:span text:style-name="Code2"><text:span text:style-name="T48">()</text:span></text:span></text:p>
            </table:table-cell>
            <table:table-cell table:style-name="Table28.C4" office:value-type="string">
              <text:p text:style-name="P60"><text:bookmark-ref text:reference-format="page" text:ref-name="">Error: Reference source not found</text:bookmark-ref></text:p>
            </table:table-cell>
          </table:table-row>
        </table:table>
        <text:p text:style-name="Detail_20_Heading"><text:soft-page-break/><text:span text:style-name="T43">Enum Constant Detail</text:span></text:p>
        <text:p text:style-name="Detail_20_Heading"><text:bookmark text:name="r115"/><text:span text:style-name="T43">SINGLETON</text:span></text:p>
        <text:p text:style-name="P41"><text:span text:style-name="Code2"><text:span text:style-name="T46">public static final </text:span></text:span><text:a xlink:type="simple" xlink:href="file:///l%22r122"><text:span text:style-name="Internet_20_link"><text:span text:style-name="T62">ServiceScope</text:span></text:span></text:a><text:span text:style-name="Code2"><text:span text:style-name="T49"> SINGLETON</text:span></text:span></text:p>
        <text:p text:style-name="P53"><text:span text:style-name="T34">When the component is registered as a service, it will be registered as a bundle scope service but only a single instance of the component will be used for all bundles using the service.</text:span></text:p>
        <text:p text:style-name="P67"/>
        <text:p text:style-name="P69"><text:bookmark text:name="r116"/><text:span text:style-name="T43">BUNDLE</text:span></text:p>
        <text:p text:style-name="P41"><text:span text:style-name="Code2"><text:span text:style-name="T46">public static final </text:span></text:span><text:a xlink:type="simple" xlink:href="file:///l%22r122"><text:span text:style-name="Internet_20_link"><text:span text:style-name="T62">ServiceScope</text:span></text:span></text:a><text:span text:style-name="Code2"><text:span text:style-name="T49"> BUNDLE</text:span></text:span></text:p>
        <text:p text:style-name="P53"><text:span text:style-name="T34">When the component is registered as a service, it will be registered as a bundle scope service and an instance of the component will be created for each bundle using the service.</text:span></text:p>
        <text:p text:style-name="P67"/>
        <text:p text:style-name="P69"><text:bookmark text:name="r117"/><text:span text:style-name="T43">PROTOTYPE</text:span></text:p>
        <text:p text:style-name="P41"><text:span text:style-name="Code2"><text:span text:style-name="T46">public static final </text:span></text:span><text:a xlink:type="simple" xlink:href="file:///l%22r122"><text:span text:style-name="Internet_20_link"><text:span text:style-name="T62">ServiceScope</text:span></text:span></text:a><text:span text:style-name="Code2"><text:span text:style-name="T49"> PROTOTYPE</text:span></text:span></text:p>
        <text:p text:style-name="P53"><text:span text:style-name="T34">When the component is registered as a service, it will be registered as a prototype scope service.</text:span></text:p>
        <text:p text:style-name="P67"/>
        <text:p text:style-name="P69"><text:bookmark text:name="r118"/><text:span text:style-name="T43">DEFAULT</text:span></text:p>
        <text:p text:style-name="P41"><text:span text:style-name="Code2"><text:span text:style-name="T46">public static final </text:span></text:span><text:a xlink:type="simple" xlink:href="file:///l%22r122"><text:span text:style-name="Internet_20_link"><text:span text:style-name="T62">ServiceScope</text:span></text:span></text:a><text:span text:style-name="Code2"><text:span text:style-name="T49"> DEFAULT</text:span></text:span></text:p>
        <text:p text:style-name="P53"><text:span text:style-name="T34">Default element value for annotation. This is used to distinguish the default value for an element and should not otherwise be used.</text:span></text:p>
        <text:p text:style-name="Detail_20_Heading"><text:span text:style-name="T43">Method Detail</text:span></text:p>
        <text:p text:style-name="Detail_20_Heading"><text:bookmark text:name="r119"/><text:span text:style-name="T43">values</text:span></text:p>
        <text:p text:style-name="P41"><text:span text:style-name="Code2"><text:span text:style-name="T46">public static </text:span></text:span><text:a xlink:type="simple" xlink:href="file:///l%22r122"><text:span text:style-name="Internet_20_link"><text:span text:style-name="T62">ServiceScope</text:span></text:span></text:a><text:span text:style-name="Code2"><text:span text:style-name="T49">[] values</text:span></text:span><text:span text:style-name="Code2"><text:span text:style-name="T48">()</text:span></text:span></text:p>
        <text:p text:style-name="P67"/>
        <text:p text:style-name="P69"><text:bookmark text:name="r120"/><text:span text:style-name="T43">valueOf</text:span></text:p>
        <text:p text:style-name="P41"><text:span text:style-name="Code2"><text:span text:style-name="T46">public static </text:span></text:span><text:a xlink:type="simple" xlink:href="file:///l%22r122"><text:span text:style-name="Internet_20_link"><text:span text:style-name="T62">ServiceScope</text:span></text:span></text:a><text:span text:style-name="Code2"><text:span text:style-name="T49"> valueOf</text:span></text:span><text:span text:style-name="Code2"><text:span text:style-name="T48">(String name)</text:span></text:span></text:p>
        <text:p text:style-name="P67"/>
        <text:p text:style-name="P69"><text:bookmark text:name="r121"/><text:span text:style-name="T43">toString</text:span></text:p>
        <text:p text:style-name="P41"><text:span text:style-name="Code2"><text:span text:style-name="T46">public String toString</text:span></text:span><text:span text:style-name="Code2"><text:span text:style-name="T47">()</text:span></text:span></text:p>
        <text:p text:style-name="P53"><text:span text:style-name="T34">Overrides:</text:span></text:p>
        <text:p text:style-name="P70"><text:span text:style-name="Code2"><text:span text:style-name="T46">toString</text:span></text:span><text:span text:style-name="Default_20_Paragraph_20_Font"><text:span text:style-name="T34"> in class </text:span></text:span><text:span text:style-name="Code2"><text:span text:style-name="T46">Enum</text:span></text:span></text:p>
        <text:p text:style-name="P84"><text:bookmark text:name="r124"/><text:span text:style-name="T43">Package org.osgi.service.component.runtime</text:span></text:p>
        <text:p text:style-name="P51"><text:span text:style-name="Code_20_Small"><text:span text:style-name="T44">@org.osgi.annotation.versioning.Version(value="1.3")</text:span></text:span></text:p>
        <text:p text:style-name="P51"><text:span text:style-name="T34">Service Component Package Version 1.3.</text:span></text:p>
        <text:p text:style-name="P51"><text:span text:style-name="T34">See:</text:span></text:p>
        <text:p text:style-name="P52"><text:a xlink:type="simple" xlink:href="file:///l%22r123"><text:span text:style-name="Internet_20_link"><text:span text:style-name="T58">Description</text:span></text:span></text:a></text:p>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36"><text:span text:style-name="Summary_20_Heading_20_Font1"><text:span text:style-name="T33">Interface Summary</text:span></text:span></text:p>
            </table:table-cell>
            <table:covered-table-cell/>
            <table:table-cell table:style-name="Table29.A1" office:value-type="string">
              <text:p text:style-name="P47"><text:span text:style-name="Page_20_Reference_20_Font"><text:span text:style-name="T32">Page</text:span></text:span></text:p>
            </table:table-cell>
          </table:table-row>
          <table:table-row table:style-name="Table29.1">
            <table:table-cell table:style-name="Table29.A2" office:value-type="string">
              <text:p text:style-name="P36"><text:a xlink:type="simple" xlink:href="file:///l%22r181"><text:span text:style-name="Internet_20_link"><text:span text:style-name="T59">ServiceComponentRuntime</text:span></text:span></text:a></text:p>
            </table:table-cell>
            <table:table-cell table:style-name="Table29.B2" office:value-type="string">
              <text:p text:style-name="P36"><text:span text:style-name="T34">The </text:span><text:span text:style-name="Code1"><text:span text:style-name="T46">ServiceComponentRuntime</text:span></text:span><text:span text:style-name="Default_20_Paragraph_20_Font"><text:span text:style-name="T34"> service represents the Declarative Services main controller also known as the Service Component Runtime or SCR for short.</text:span></text:span></text:p>
            </table:table-cell>
            <table:table-cell table:style-name="Table29.C2" office:value-type="string">
              <text:p text:style-name="P47"><text:bookmark-ref text:reference-format="page" text:ref-name="">Error: Reference source not found</text:bookmark-ref></text:p>
            </table:table-cell>
          </table:table-row>
        </table:table>
        <text:p text:style-name="P3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36"><text:span text:style-name="Summary_20_Heading_20_Font1"><text:span text:style-name="T33">Class Summary</text:span></text:span></text:p>
            </table:table-cell>
            <table:covered-table-cell/>
            <table:table-cell table:style-name="Table30.A1" office:value-type="string">
              <text:p text:style-name="P47"><text:span text:style-name="Page_20_Reference_20_Font"><text:span text:style-name="T32">Page</text:span></text:span></text:p>
            </table:table-cell>
          </table:table-row>
          <table:table-row table:style-name="Table30.1">
            <table:table-cell table:style-name="Table30.A2" office:value-type="string">
              <text:p text:style-name="P36"><text:a xlink:type="simple" xlink:href="file:///l%22r130"><text:span text:style-name="Internet_20_link"><text:span text:style-name="T57">BoundReference</text:span></text:span></text:a></text:p>
            </table:table-cell>
            <table:table-cell table:style-name="Table30.B2" office:value-type="string">
              <text:p text:style-name="P36"><text:span text:style-name="T34">The </text:span><text:span text:style-name="Code1"><text:span text:style-name="T46">BoundReference</text:span></text:span><text:span text:style-name="Default_20_Paragraph_20_Font"><text:span text:style-name="T34"> interface represents the actual service binding of a service reference declared in the </text:span></text:span><text:a xlink:type="simple" xlink:href="file:///l%22r174"><text:span text:style-name="Internet_20_link"><text:span text:style-name="T58">reference element</text:span></text:span></text:a><text:span text:style-name="Default_20_Paragraph_20_Font"><text:span text:style-name="T35"> of the component declaration.</text:span></text:span></text:p>
            </table:table-cell>
            <table:table-cell table:style-name="Table30.C2" office:value-type="string">
              <text:p text:style-name="P47"><text:bookmark-ref text:reference-format="page" text:ref-name="">Error: Reference source not found</text:bookmark-ref></text:p>
            </table:table-cell>
          </table:table-row>
          <table:table-row table:style-name="Table30.1">
            <table:table-cell table:style-name="Table30.A3" office:value-type="string">
              <text:p text:style-name="P48"><text:a xlink:type="simple" xlink:href="file:///l%22r143"><text:span text:style-name="Internet_20_link"><text:span text:style-name="T57">ComponentConfiguration</text:span></text:span></text:a></text:p>
            </table:table-cell>
            <table:table-cell table:style-name="Table30.B3" office:value-type="string">
              <text:p text:style-name="P48"><text:span text:style-name="T34">The </text:span><text:span text:style-name="Code1"><text:span text:style-name="T46">ComponentConfiguration</text:span></text:span><text:span text:style-name="Default_20_Paragraph_20_Font"><text:span text:style-name="T34"> interface represents an actual instance of a declared </text:span></text:span><text:a xlink:type="simple" xlink:href="file:///l%22r161"><text:span text:style-name="Internet_20_link"><text:span text:style-name="T62">ComponentDescription</text:span></text:span></text:a><text:span text:style-name="Default_20_Paragraph_20_Font"><text:span text:style-name="T35">.</text:span></text:span></text:p>
            </table:table-cell>
            <table:table-cell table:style-name="Table30.C3" office:value-type="string">
              <text:p text:style-name="P47"><text:bookmark-ref text:reference-format="page" text:ref-name="">Error: Reference source not found</text:bookmark-ref></text:p>
            </table:table-cell>
          </table:table-row>
          <table:table-row table:style-name="Table30.1">
            <table:table-cell table:style-name="Table30.A4" office:value-type="string">
              <text:p text:style-name="P48"><text:a xlink:type="simple" xlink:href="file:///l%22r161"><text:span text:style-name="Internet_20_link"><text:span text:style-name="T57">ComponentDescription</text:span></text:span></text:a></text:p>
            </table:table-cell>
            <table:table-cell table:style-name="Table30.B4" office:value-type="string">
              <text:p text:style-name="P48"><text:span text:style-name="T34">The </text:span><text:span text:style-name="Code1"><text:span text:style-name="T46">Component</text:span></text:span><text:span text:style-name="Default_20_Paragraph_20_Font"><text:span text:style-name="T34"> interface represents the declaration of a component in a Declarative Services descriptor.</text:span></text:span></text:p>
            </table:table-cell>
            <table:table-cell table:style-name="Table30.C4" office:value-type="string">
              <text:p text:style-name="P47"><text:bookmark-ref text:reference-format="page" text:ref-name="">Error: Reference source not found</text:bookmark-ref></text:p>
            </table:table-cell>
          </table:table-row>
          <table:table-row table:style-name="Table30.1">
            <table:table-cell table:style-name="Table30.A5" office:value-type="string">
              <text:p text:style-name="P48"><text:a xlink:type="simple" xlink:href="file:///l%22r174"><text:span text:style-name="Internet_20_link"><text:span text:style-name="T57">Reference</text:span></text:span></text:a></text:p>
            </table:table-cell>
            <table:table-cell table:style-name="Table30.B5" office:value-type="string">
              <text:p text:style-name="P48"><text:span text:style-name="T34">The </text:span><text:span text:style-name="Code1"><text:span text:style-name="T46">Reference</text:span></text:span><text:span text:style-name="Default_20_Paragraph_20_Font"><text:span text:style-name="T34"> interface represents a single reference (or dependency) to a service used by a Component as declared in the </text:span></text:span><text:span text:style-name="Code1"><text:span text:style-name="T46">reference</text:span></text:span><text:span text:style-name="Default_20_Paragraph_20_Font"><text:span text:style-name="T34"> elements of a Declarative Services descriptor.</text:span></text:span></text:p>
            </table:table-cell>
            <table:table-cell table:style-name="Table30.C5" office:value-type="string">
              <text:p text:style-name="P47"><text:bookmark-ref text:reference-format="page" text:ref-name="">Error: Reference source not found</text:bookmark-ref></text:p>
            </table:table-cell>
          </table:table-row>
        </table:table>
        <text:p text:style-name="Standard"><text:bookmark text:name="r123"/><text:span text:style-name="T43">Package org.osgi.service.component.runtime Description</text:span></text:p>
        <text:p text:style-name="P58"><text:span text:style-name="T34">Service Component Package Version 1.3.</text:span></text:p>
        <text:p text:style-name="P58"><text:span text:style-name="T3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34">Example import for consumers using the API in this package:</text:span></text:p>
        <text:p text:style-name="P58"><text:span text:style-name="Code1"><text:span text:style-name="T46">Import-Package: org.osgi.service.component; version="[1.3,2.0)"</text:span></text:span></text:p>
        <text:p text:style-name="P58"><text:span text:style-name="T34">Example import for providers implementing the API in this package:</text:span></text:p>
        <text:p text:style-name="Standard"><text:span text:style-name="Code1"><text:span text:style-name="T46">Import-Package: org.osgi.service.component; version="[1.3,1.4)"</text:span></text:span></text:p>
        <text:p text:style-name="P90"><text:bookmark text:name="r130"/><text:span text:style-name="T43">Class BoundReference</text:span></text:p>
        <text:p text:style-name="Standard"><text:a xlink:type="simple" xlink:href="file:///l%22r124"><text:span text:style-name="Internet_20_link"><text:span text:style-name="T60">org.osgi.service.component.runtime</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18" text:anchor-type="as-char" svg:width="0.1563in" svg:height="0.1457in" draw:z-index="33"><draw:image xlink:href="Pictures/100002000000000F0000000E443DCD33.png" xlink:type="simple" xlink:show="embed" xlink:actuate="onLoad"/></draw:frame></text:span></text:span><text:span text:style-name="Code2"><text:span text:style-name="T46">org.osgi.dto.DTO</text:span></text:span></text:p>
        <text:p text:style-name="P41"><text:span text:style-name="Code2"><text:span text:style-name="T46">      </text:span></text:span><text:span text:style-name="Code2"><text:span text:style-name="T46"><draw:frame draw:style-name="fr3" draw:name="graphics19" text:anchor-type="as-char" svg:width="0.1563in" svg:height="0.1457in" draw:z-index="34"><draw:image xlink:href="Pictures/100002000000000F0000000E443DCD33.png" xlink:type="simple" xlink:show="embed" xlink:actuate="onLoad"/></draw:frame></text:span></text:span><text:span text:style-name="Code2"><text:span text:style-name="T46">org.osgi.service.component.runtime.BoundReference</text:span></text:span></text:p>
        <text:p text:style-name="P39"/>
        <text:p text:style-name="P41"><text:span text:style-name="Code2"><text:span text:style-name="T46">public class BoundReference</text:span></text:span></text:p>
        <text:p text:style-name="P41"><text:span text:style-name="Code2"><text:span text:style-name="T46">extends org.osgi.dto.DTO</text:span></text:span></text:p>
        <text:p text:style-name="Standard"><text:span text:style-name="T34">The </text:span><text:span text:style-name="Code2"><text:span text:style-name="T46">BoundReference</text:span></text:span><text:span text:style-name="Default_20_Paragraph_20_Font"><text:span text:style-name="T34"> interface represents the actual service binding of a service reference declared in the </text:span></text:span><text:a xlink:type="simple" xlink:href="file:///l%22r174"><text:span text:style-name="Internet_20_link"><text:span text:style-name="T58">reference element</text:span></text:span></text:a><text:span text:style-name="Default_20_Paragraph_20_Font"><text:span text:style-name="T35"> of the component declaration.</text:span></text:span></text:p>
        <text:p text:style-name="Standard"><text:span text:style-name="T34">Since:</text:span></text:p>
        <text:p text:style-name="P53"><text:span text:style-name="T34">1.3</text:span></text:p>
        <text:p text:style-name="Standard"><text:span text:style-name="T34">Version:</text:span></text:p>
        <text:p text:style-name="P53"><text:span text:style-name="T34">$Id: 5d17c4cfdf9a25336ba9498daf0cb28ddded7c04 $</text:span></text:p>
        <text:p text:style-name="P3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36"><text:span text:style-name="Summary_20_Heading_20_Font2"><text:span text:style-name="T33">Field Summary</text:span></text:span></text:p>
            </table:table-cell>
            <table:covered-table-cell/>
            <table:table-cell table:style-name="Table31.A1" office:value-type="string">
              <text:p text:style-name="P60"><text:span text:style-name="Page_20_Reference_20_Font"><text:span text:style-name="T32">Page</text:span></text:span></text:p>
            </table:table-cell>
          </table:table-row>
          <table:table-row table:style-name="Table31.1">
            <table:table-cell table:style-name="Table31.A2" office:value-type="string">
              <text:p text:style-name="P42"><text:a xlink:type="simple" xlink:href="file:///l%22r174"><text:span text:style-name="Internet_20_link"><text:span text:style-name="T65">Reference</text:span></text:span></text:a></text:p>
            </table:table-cell>
            <table:table-cell table:style-name="Table31.B2" office:value-type="string">
              <text:p text:style-name="P36"><text:a xlink:type="simple" xlink:href="file:///l%22r125"><text:span text:style-name="Internet_20_link"><text:span text:style-name="T61">reference</text:span></text:span></text:a></text:p>
              <text:p text:style-name="P63"><text:span text:style-name="T34">Returns the </text:span><text:span text:style-name="Code2"><text:span text:style-name="T46">component/reference</text:span></text:span><text:span text:style-name="Default_20_Paragraph_20_Font"><text:span text:style-name="T34"> element of the component descriptor defining this bound reference.</text:span></text:span></text:p>
            </table:table-cell>
            <table:table-cell table:style-name="Table31.C2" office:value-type="string">
              <text:p text:style-name="P64"><text:bookmark-ref text:reference-format="page" text:ref-name="">Error: Reference source not found</text:bookmark-ref></text:p>
            </table:table-cell>
          </table:table-row>
          <table:table-row table:style-name="Table31.1">
            <table:table-cell table:style-name="Table31.A3" office:value-type="string">
              <text:p text:style-name="P61"><text:span text:style-name="Code_20_Small1"><text:span text:style-name="T44">boolean</text:span></text:span></text:p>
            </table:table-cell>
            <table:table-cell table:style-name="Table31.B3" office:value-type="string">
              <text:p text:style-name="P66"><text:a xlink:type="simple" xlink:href="file:///l%22r126"><text:span text:style-name="Internet_20_link"><text:span text:style-name="T61">satisfied</text:span></text:span></text:a></text:p>
              <text:p text:style-name="P65"><text:span text:style-name="T34">Returns whether this reference is satisfied.</text:span></text:p>
            </table:table-cell>
            <table:table-cell table:style-name="Table31.C3" office:value-type="string">
              <text:p text:style-name="P60"><text:bookmark-ref text:reference-format="page" text:ref-name="">Error: Reference source not found</text:bookmark-ref></text:p>
            </table:table-cell>
          </table:table-row>
          <table:table-row table:style-name="Table31.1">
            <table:table-cell table:style-name="Table31.A4" office:value-type="string">
              <text:p text:style-name="P61"><text:span text:style-name="Code_20_Small1"><text:span text:style-name="T44">org.osgi.dto.framework.ServiceReferenceDTO[]</text:span></text:span></text:p>
            </table:table-cell>
            <table:table-cell table:style-name="Table31.B4" office:value-type="string">
              <text:p text:style-name="P66"><text:a xlink:type="simple" xlink:href="file:///l%22r128"><text:span text:style-name="Internet_20_link"><text:span text:style-name="T61">serviceReferences</text:span></text:span></text:a></text:p>
              <text:p text:style-name="P65"><text:span text:style-name="T34">An array of </text:span><text:span text:style-name="Code2"><text:span text:style-name="T46">ServiceReferenceDTO</text:span></text:span><text:span text:style-name="Default_20_Paragraph_20_Font"><text:span text:style-name="T34"> instances representing the bound services.</text:span></text:span></text:p>
            </table:table-cell>
            <table:table-cell table:style-name="Table31.C4" office:value-type="string">
              <text:p text:style-name="P60"><text:bookmark-ref text:reference-format="page" text:ref-name="">Error: Reference source not found</text:bookmark-ref></text:p>
            </table:table-cell>
          </table:table-row>
          <table:table-row table:style-name="Table31.1">
            <table:table-cell table:style-name="Table31.A5" office:value-type="string">
              <text:p text:style-name="P61"><text:span text:style-name="Code_20_Small1"><text:span text:style-name="T44">String</text:span></text:span></text:p>
            </table:table-cell>
            <table:table-cell table:style-name="Table31.B5" office:value-type="string">
              <text:p text:style-name="P66"><text:a xlink:type="simple" xlink:href="file:///l%22r127"><text:span text:style-name="Internet_20_link"><text:span text:style-name="T61">target</text:span></text:span></text:a></text:p>
              <text:p text:style-name="P65"><text:span text:style-name="T34">The value of the actual target value used to select services to bind to.</text:span></text:p>
            </table:table-cell>
            <table:table-cell table:style-name="Table31.C5" office:value-type="string">
              <text:p text:style-name="P60"><text:bookmark-ref text:reference-format="page" text:ref-name="">Error: Reference source not found</text:bookmark-ref></text:p>
            </table:table-cell>
          </table:table-row>
        </table:table>
        <text:p text:style-name="P40"/>
        <table:table table:name="Table32" table:style-name="Table32">
          <table:table-column table:style-name="Table32.A"/>
          <table:table-column table:style-name="Table32.B"/>
          <table:table-row table:style-name="Table32.1">
            <table:table-cell table:style-name="Table32.A1" office:value-type="string">
              <text:p text:style-name="P36"><text:span text:style-name="Summary_20_Heading_20_Font2"><text:span text:style-name="T33">Constructor Summary</text:span></text:span></text:p>
            </table:table-cell>
            <table:table-cell table:style-name="Table32.A1" office:value-type="string">
              <text:p text:style-name="P60"><text:span text:style-name="Page_20_Reference_20_Font"><text:span text:style-name="T32">Page</text:span></text:span></text:p>
            </table:table-cell>
          </table:table-row>
          <table:table-row table:style-name="Table32.1">
            <table:table-cell table:style-name="Table32.A2" office:value-type="string">
              <text:p text:style-name="P36"><text:a xlink:type="simple" xlink:href="file:///l%22r129"><text:span text:style-name="Internet_20_link"><text:span text:style-name="T61">BoundReference</text:span></text:span></text:a><text:span text:style-name="Code2"><text:span text:style-name="T48">()</text:span></text:span></text:p>
            </table:table-cell>
            <table:table-cell table:style-name="Table32.B2" office:value-type="string">
              <text:p text:style-name="P60"><text:bookmark-ref text:reference-format="page" text:ref-name="">Error: Reference source not found</text:bookmark-ref></text:p>
            </table:table-cell>
          </table:table-row>
        </table:table>
        <text:p text:style-name="P40"/>
        <table:table table:name="Table33" table:style-name="Table33">
          <table:table-column table:style-name="Table33.A"/>
          <table:table-row table:style-name="Table33.1">
            <table:table-cell table:style-name="Table33.A1" office:value-type="string">
              <text:p text:style-name="P48"><text:span text:style-name="T36">Methods inherited from class org.osgi.dto.DTO</text:span></text:p>
            </table:table-cell>
          </table:table-row>
          <table:table-row table:style-name="Table33.2">
            <table:table-cell table:style-name="Table33.A2" office:value-type="string">
              <text:p text:style-name="P48"><text:span text:style-name="Code2"><text:span text:style-name="T46">toString</text:span></text:span></text:p>
            </table:table-cell>
          </table:table-row>
        </table:table>
        <text:p text:style-name="Detail_20_Heading"><text:span text:style-name="T43">Field Detail</text:span></text:p>
        <text:p text:style-name="Detail_20_Heading"><text:bookmark text:name="r125"/><text:span text:style-name="T43">reference</text:span></text:p>
        <text:p text:style-name="P41"><text:span text:style-name="Code2"><text:span text:style-name="T46">public </text:span></text:span><text:a xlink:type="simple" xlink:href="file:///l%22r174"><text:span text:style-name="Internet_20_link"><text:span text:style-name="T62">Reference</text:span></text:span></text:a><text:span text:style-name="Code2"><text:span text:style-name="T49"> reference</text:span></text:span></text:p>
        <text:p text:style-name="P53"><text:span text:style-name="T34">Returns the </text:span><text:span text:style-name="Code2"><text:span text:style-name="T46">component/reference</text:span></text:span><text:span text:style-name="Default_20_Paragraph_20_Font"><text:span text:style-name="T34"> element of the component descriptor defining this bound reference.</text:span></text:span></text:p>
        <text:p text:style-name="P67"/>
        <text:p text:style-name="P69"><text:bookmark text:name="r126"/><text:span text:style-name="T43">satisfied</text:span></text:p>
        <text:p text:style-name="P41"><text:span text:style-name="Code2"><text:span text:style-name="T46">public boolean satisfied</text:span></text:span></text:p>
        <text:p text:style-name="P53"><text:span text:style-name="T34">Returns whether this reference is satisfied. An </text:span><text:a xlink:type="simple" xlink:href="file:///l%22r164"><text:span text:style-name="Internet_20_link"><text:span text:style-name="T58">optional</text:span></text:span></text:a><text:span text:style-name="Default_20_Paragraph_20_Font"><text:span text:style-name="T35"> reference is always satisfied. Otherwise </text:span></text:span><text:span text:style-name="Code2"><text:span text:style-name="T49">true</text:span></text:span><text:span text:style-name="Default_20_Paragraph_20_Font"><text:span text:style-name="T35"> is only returned if at least one service is bound.</text:span></text:span></text:p>
        <text:p text:style-name="P67"/>
        <text:p text:style-name="P69"><text:bookmark text:name="r127"/><text:span text:style-name="T43">target</text:span></text:p>
        <text:p text:style-name="P41"><text:span text:style-name="Code2"><text:span text:style-name="T46">public String target</text:span></text:span></text:p>
        <text:p text:style-name="P53"><text:soft-page-break/><text:span text:style-name="T34">The value of the actual target value used to select services to bind to. Initially (without overwriting configuration) this method provides access to the </text:span><text:span text:style-name="Code2"><text:span text:style-name="T46">component/reference.target</text:span></text:span><text:span text:style-name="Default_20_Paragraph_20_Font"><text:span text:style-name="T34"> attribute of the reference declaration. If configuration overwrites the target property, this method returns the value of the component property whose name is derived from the </text:span></text:span><text:a xlink:type="simple" xlink:href="file:///l%22r162"><text:span text:style-name="Internet_20_link"><text:span text:style-name="T58">reference name</text:span></text:span></text:a><text:span text:style-name="Default_20_Paragraph_20_Font"><text:span text:style-name="T35"> plus the suffix </text:span></text:span><text:span text:style-name="Default_20_Paragraph_20_Font"><text:span text:style-name="T40">.target</text:span></text:span><text:span text:style-name="Default_20_Paragraph_20_Font"><text:span text:style-name="T42">. If no target property exists this field is set to </text:span></text:span><text:span text:style-name="Code2"><text:span text:style-name="T51">null</text:span></text:span><text:span text:style-name="Default_20_Paragraph_20_Font"><text:span text:style-name="T42">.</text:span></text:span></text:p>
        <text:p text:style-name="P67"/>
        <text:p text:style-name="P69"><text:bookmark text:name="r128"/><text:span text:style-name="T43">serviceReferences</text:span></text:p>
        <text:p text:style-name="P41"><text:span text:style-name="Code2"><text:span text:style-name="T46">public org.osgi.dto.framework.ServiceReferenceDTO[] serviceReferences</text:span></text:span></text:p>
        <text:p text:style-name="P53"><text:span text:style-name="T34">An array of </text:span><text:span text:style-name="Code2"><text:span text:style-name="T46">ServiceReferenceDTO</text:span></text:span><text:span text:style-name="Default_20_Paragraph_20_Font"><text:span text:style-name="T34"> instances representing the bound services. If no services are actually bound, this field is set to </text:span></text:span><text:span text:style-name="Code2"><text:span text:style-name="T46">null</text:span></text:span><text:span text:style-name="Default_20_Paragraph_20_Font"><text:span text:style-name="T34">.</text:span></text:span></text:p>
        <text:p text:style-name="Detail_20_Heading"><text:span text:style-name="T43">Constructor Detail</text:span></text:p>
        <text:p text:style-name="Detail_20_Heading"><text:bookmark text:name="r129"/><text:span text:style-name="T43">BoundReference</text:span></text:p>
        <text:p text:style-name="P41"><text:span text:style-name="Code2"><text:span text:style-name="T46">public BoundReference</text:span></text:span><text:span text:style-name="Code2"><text:span text:style-name="T47">()</text:span></text:span></text:p>
        <text:p text:style-name="P91"><text:bookmark text:name="r143"/><text:span text:style-name="T43">Class ComponentConfiguration</text:span></text:p>
        <text:p text:style-name="Standard"><text:a xlink:type="simple" xlink:href="file:///l%22r124"><text:span text:style-name="Internet_20_link"><text:span text:style-name="T60">org.osgi.service.component.runtime</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20" text:anchor-type="as-char" svg:width="0.1563in" svg:height="0.1457in" draw:z-index="35"><draw:image xlink:href="Pictures/100002000000000F0000000E443DCD33.png" xlink:type="simple" xlink:show="embed" xlink:actuate="onLoad"/></draw:frame></text:span></text:span><text:span text:style-name="Code2"><text:span text:style-name="T46">org.osgi.dto.DTO</text:span></text:span></text:p>
        <text:p text:style-name="P41"><text:span text:style-name="Code2"><text:span text:style-name="T46">      </text:span></text:span><text:span text:style-name="Code2"><text:span text:style-name="T46"><draw:frame draw:style-name="fr3" draw:name="graphics21" text:anchor-type="as-char" svg:width="0.1563in" svg:height="0.1457in" draw:z-index="36"><draw:image xlink:href="Pictures/100002000000000F0000000E443DCD33.png" xlink:type="simple" xlink:show="embed" xlink:actuate="onLoad"/></draw:frame></text:span></text:span><text:span text:style-name="Code2"><text:span text:style-name="T46">org.osgi.service.component.runtime.ComponentConfiguration</text:span></text:span></text:p>
        <text:p text:style-name="P39"/>
        <text:p text:style-name="P41"><text:span text:style-name="Code2"><text:span text:style-name="T46">public class ComponentConfiguration</text:span></text:span></text:p>
        <text:p text:style-name="P41"><text:span text:style-name="Code2"><text:span text:style-name="T46">extends org.osgi.dto.DTO</text:span></text:span></text:p>
        <text:p text:style-name="Standard"><text:span text:style-name="T34">The </text:span><text:span text:style-name="Code2"><text:span text:style-name="T46">ComponentConfiguration</text:span></text:span><text:span text:style-name="Default_20_Paragraph_20_Font"><text:span text:style-name="T34"> interface represents an actual instance of a declared </text:span></text:span><text:a xlink:type="simple" xlink:href="file:///l%22r161"><text:span text:style-name="Internet_20_link"><text:span text:style-name="T62">ComponentDescription</text:span></text:span></text:a><text:span text:style-name="Default_20_Paragraph_20_Font"><text:span text:style-name="T35">. These instances are called </text:span></text:span><text:span text:style-name="Default_20_Paragraph_20_Font"><text:span text:style-name="T40">configurations</text:span></text:span><text:span text:style-name="Default_20_Paragraph_20_Font"><text:span text:style-name="T42"> in the Declarative Services specification hence the name.</text:span></text:span></text:p>
        <text:p text:style-name="Standard"><text:span text:style-name="T34">Since:</text:span></text:p>
        <text:p text:style-name="P53"><text:span text:style-name="T34">1.3</text:span></text:p>
        <text:p text:style-name="Standard"><text:span text:style-name="T34">Version:</text:span></text:p>
        <text:p text:style-name="P53"><text:span text:style-name="T34">$Id: 9d2a68e7a6f4be379a58a9e0b5e82a5df9095a05 $</text:span></text:p>
        <text:p text:style-name="P3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36"><text:span text:style-name="Summary_20_Heading_20_Font2"><text:span text:style-name="T33">Field Summary</text:span></text:span></text:p>
            </table:table-cell>
            <table:covered-table-cell/>
            <table:table-cell table:style-name="Table34.A1" office:value-type="string">
              <text:p text:style-name="P60"><text:span text:style-name="Page_20_Reference_20_Font"><text:span text:style-name="T32">Page</text:span></text:span></text:p>
            </table:table-cell>
          </table:table-row>
          <table:table-row table:style-name="Table34.1">
            <table:table-cell table:style-name="Table34.A2" office:value-type="string">
              <text:p text:style-name="P42"><text:a xlink:type="simple" xlink:href="file:///l%22r130"><text:span text:style-name="Internet_20_link"><text:span text:style-name="T65">BoundReference</text:span></text:span></text:a><text:span text:style-name="Code_20_Small1"><text:span text:style-name="T45">[]</text:span></text:span></text:p>
            </table:table-cell>
            <table:table-cell table:style-name="Table34.B2" office:value-type="string">
              <text:p text:style-name="P36"><text:a xlink:type="simple" xlink:href="file:///l%22r141"><text:span text:style-name="Internet_20_link"><text:span text:style-name="T61">boundReferences</text:span></text:span></text:a></text:p>
              <text:p text:style-name="P63"><text:span text:style-name="T34">An array of </text:span><text:a xlink:type="simple" xlink:href="file:///l%22r130"><text:span text:style-name="Internet_20_link"><text:span text:style-name="T62">BoundReference</text:span></text:span></text:a><text:span text:style-name="Default_20_Paragraph_20_Font"><text:span text:style-name="T35"> instances representing the service references bound to this component configuration.</text:span></text:span></text:p>
            </table:table-cell>
            <table:table-cell table:style-name="Table34.C2" office:value-type="string">
              <text:p text:style-name="P64"><text:bookmark-ref text:reference-format="page" text:ref-name="">Error: Reference source not found</text:bookmark-ref></text:p>
            </table:table-cell>
          </table:table-row>
          <table:table-row table:style-name="Table34.1">
            <table:table-cell table:style-name="Table34.A3" office:value-type="string">
              <text:p text:style-name="P61"><text:a xlink:type="simple" xlink:href="file:///l%22r161"><text:span text:style-name="Internet_20_link"><text:span text:style-name="T65">ComponentDescription</text:span></text:span></text:a></text:p>
            </table:table-cell>
            <table:table-cell table:style-name="Table34.B3" office:value-type="string">
              <text:p text:style-name="P66"><text:a xlink:type="simple" xlink:href="file:///l%22r137"><text:span text:style-name="Internet_20_link"><text:span text:style-name="T61">component</text:span></text:span></text:a></text:p>
              <text:p text:style-name="P65"><text:span text:style-name="T34">The declaration of this component configuration.</text:span></text:p>
            </table:table-cell>
            <table:table-cell table:style-name="Table34.C3" office:value-type="string">
              <text:p text:style-name="P60"><text:bookmark-ref text:reference-format="page" text:ref-name="">Error: Reference source not found</text:bookmark-ref></text:p>
            </table:table-cell>
          </table:table-row>
          <table:table-row table:style-name="Table34.1">
            <table:table-cell table:style-name="Table34.A4" office:value-type="string">
              <text:p text:style-name="P61"><text:span text:style-name="Code_20_Small1"><text:span text:style-name="T44">String</text:span></text:span></text:p>
            </table:table-cell>
            <table:table-cell table:style-name="Table34.B4" office:value-type="string">
              <text:p text:style-name="P66"><text:a xlink:type="simple" xlink:href="file:///l%22r139"><text:span text:style-name="Internet_20_link"><text:span text:style-name="T61">configurationPid</text:span></text:span></text:a></text:p>
              <text:p text:style-name="P65"><text:span text:style-name="T34">The </text:span><text:span text:style-name="Code2"><text:span text:style-name="T46">service.pid</text:span></text:span><text:span text:style-name="Default_20_Paragraph_20_Font"><text:span text:style-name="T34"> property of the configuration properties provided by the Configuration Admin service for this component configuration or </text:span></text:span><text:span text:style-name="Code2"><text:span text:style-name="T46">null</text:span></text:span><text:span text:style-name="Default_20_Paragraph_20_Font"><text:span text:style-name="T34"> if no configuration from the Configuration Admin is provided to this component configuration.</text:span></text:span></text:p>
            </table:table-cell>
            <table:table-cell table:style-name="Table34.C4" office:value-type="string">
              <text:p text:style-name="P60"><text:bookmark-ref text:reference-format="page" text:ref-name="">Error: Reference source not found</text:bookmark-ref></text:p>
            </table:table-cell>
          </table:table-row>
          <table:table-row table:style-name="Table34.1">
            <table:table-cell table:style-name="Table34.A5" office:value-type="string">
              <text:p text:style-name="P61"><text:span text:style-name="Code_20_Small1"><text:span text:style-name="T44">Map&lt;String,Object&gt;</text:span></text:span></text:p>
            </table:table-cell>
            <table:table-cell table:style-name="Table34.B5" office:value-type="string">
              <text:p text:style-name="P66"><text:a xlink:type="simple" xlink:href="file:///l%22r140"><text:span text:style-name="Internet_20_link"><text:span text:style-name="T61">properties</text:span></text:span></text:a></text:p>
              <text:p text:style-name="P65"><text:span text:style-name="T34">A map of the actual properties provided to the component configuration.</text:span></text:p>
            </table:table-cell>
            <table:table-cell table:style-name="Table34.C5" office:value-type="string">
              <text:p text:style-name="P60"><text:bookmark-ref text:reference-format="page" text:ref-name="">Error: Reference source not found</text:bookmark-ref></text:p>
            </table:table-cell>
          </table:table-row>
          <table:table-row table:style-name="Table34.1">
            <table:table-cell table:style-name="Table34.A6" office:value-type="string">
              <text:p text:style-name="P61"><text:span text:style-name="Code_20_Small1"><text:span text:style-name="T44">int</text:span></text:span></text:p>
            </table:table-cell>
            <table:table-cell table:style-name="Table34.B6" office:value-type="string">
              <text:p text:style-name="P66"><text:a xlink:type="simple" xlink:href="file:///l%22r138"><text:span text:style-name="Internet_20_link"><text:span text:style-name="T61">state</text:span></text:span></text:a></text:p>
              <text:p text:style-name="P65"><text:span text:style-name="T34">The current state of this component configuration, which is one of the </text:span><text:span text:style-name="Code2"><text:span text:style-name="T46">STATE_*</text:span></text:span><text:span text:style-name="Default_20_Paragraph_20_Font"><text:span text:style-name="T34"> constants defined in this interface.</text:span></text:span></text:p>
            </table:table-cell>
            <table:table-cell table:style-name="Table34.C6" office:value-type="string">
              <text:p text:style-name="P60"><text:bookmark-ref text:reference-format="page" text:ref-name="">Error: Reference source not found</text:bookmark-ref></text:p>
            </table:table-cell>
          </table:table-row>
          <table:table-row table:style-name="Table34.1">
            <table:table-cell table:style-name="Table34.A7" office:value-type="string">
              <text:p text:style-name="P61"><text:span text:style-name="Code_20_Small1"><text:span text:style-name="T44">static int</text:span></text:span></text:p>
            </table:table-cell>
            <table:table-cell table:style-name="Table34.B7" office:value-type="string">
              <text:p text:style-name="P66"><text:a xlink:type="simple" xlink:href="file:///l%22r132"><text:span text:style-name="Internet_20_link"><text:span text:style-name="T61">STATE_ACTIVATING</text:span></text:span></text:a></text:p>
              <text:p text:style-name="P65"><text:span text:style-name="T34">A satisfied component is being activated (value is 2).</text:span></text:p>
            </table:table-cell>
            <table:table-cell table:style-name="Table34.C7" office:value-type="string">
              <text:p text:style-name="P60"><text:bookmark-ref text:reference-format="page" text:ref-name="">Error: Reference source not found</text:bookmark-ref></text:p>
            </table:table-cell>
          </table:table-row>
          <table:table-row table:style-name="Table34.1">
            <table:table-cell table:style-name="Table34.A8" office:value-type="string">
              <text:p text:style-name="P61"><text:span text:style-name="Code_20_Small1"><text:span text:style-name="T44">static int</text:span></text:span></text:p>
            </table:table-cell>
            <table:table-cell table:style-name="Table34.B8" office:value-type="string">
              <text:p text:style-name="P66"><text:a xlink:type="simple" xlink:href="file:///l%22r134"><text:span text:style-name="Internet_20_link"><text:span text:style-name="T61">STATE_ACTIVE</text:span></text:span></text:a></text:p>
              <text:p text:style-name="P65"><text:span text:style-name="T34">A component is in the active state (value is 8).</text:span></text:p>
            </table:table-cell>
            <table:table-cell table:style-name="Table34.C8" office:value-type="string">
              <text:p text:style-name="P60"><text:bookmark-ref text:reference-format="page" text:ref-name="">Error: Reference source not found</text:bookmark-ref></text:p>
            </table:table-cell>
          </table:table-row>
          <table:table-row table:style-name="Table34.1">
            <table:table-cell table:style-name="Table34.A9" office:value-type="string">
              <text:p text:style-name="P61"><text:span text:style-name="Code_20_Small1"><text:span text:style-name="T44">static int</text:span></text:span></text:p>
            </table:table-cell>
            <table:table-cell table:style-name="Table34.B9" office:value-type="string">
              <text:p text:style-name="P66"><text:a xlink:type="simple" xlink:href="file:///l%22r135"><text:span text:style-name="Internet_20_link"><text:span text:style-name="T61">STATE_DEACTIVATING</text:span></text:span></text:a></text:p>
              <text:p text:style-name="P65"><text:span text:style-name="T34">The Component is being deactivated either because it is being disabled or because a dependency is not satisfied any more (value is 16).</text:span></text:p>
            </table:table-cell>
            <table:table-cell table:style-name="Table34.C9" office:value-type="string">
              <text:p text:style-name="P60"><text:bookmark-ref text:reference-format="page" text:ref-name="">Error: Reference source not found</text:bookmark-ref></text:p>
            </table:table-cell>
          </table:table-row>
          <text:soft-page-break/>
          <table:table-row table:style-name="Table34.1">
            <table:table-cell table:style-name="Table34.A10" office:value-type="string">
              <text:p text:style-name="P61"><text:span text:style-name="Code_20_Small1"><text:span text:style-name="T44">static int</text:span></text:span></text:p>
            </table:table-cell>
            <table:table-cell table:style-name="Table34.B10" office:value-type="string">
              <text:p text:style-name="P66"><text:a xlink:type="simple" xlink:href="file:///l%22r136"><text:span text:style-name="Internet_20_link"><text:span text:style-name="T61">STATE_DISPOSING</text:span></text:span></text:a></text:p>
              <text:p text:style-name="P65"><text:span text:style-name="T34">The Component is being disposed off (value is 32).</text:span></text:p>
            </table:table-cell>
            <table:table-cell table:style-name="Table34.C10" office:value-type="string">
              <text:p text:style-name="P60"><text:bookmark-ref text:reference-format="page" text:ref-name="">Error: Reference source not found</text:bookmark-ref></text:p>
            </table:table-cell>
          </table:table-row>
          <table:table-row table:style-name="Table34.1">
            <table:table-cell table:style-name="Table34.A11" office:value-type="string">
              <text:p text:style-name="P61"><text:span text:style-name="Code_20_Small1"><text:span text:style-name="T44">static int</text:span></text:span></text:p>
            </table:table-cell>
            <table:table-cell table:style-name="Table34.B11" office:value-type="string">
              <text:p text:style-name="P66"><text:a xlink:type="simple" xlink:href="file:///l%22r133"><text:span text:style-name="Internet_20_link"><text:span text:style-name="T61">STATE_REGISTERED</text:span></text:span></text:a></text:p>
              <text:p text:style-name="P65"><text:span text:style-name="T34">The Component has successfully been activated but is a delayed or service factory component pending instantiation on first use (value is 4).</text:span></text:p>
            </table:table-cell>
            <table:table-cell table:style-name="Table34.C11" office:value-type="string">
              <text:p text:style-name="P60"><text:bookmark-ref text:reference-format="page" text:ref-name="">Error: Reference source not found</text:bookmark-ref></text:p>
            </table:table-cell>
          </table:table-row>
          <table:table-row table:style-name="Table34.1">
            <table:table-cell table:style-name="Table34.A12" office:value-type="string">
              <text:p text:style-name="P61"><text:span text:style-name="Code_20_Small1"><text:span text:style-name="T44">static int</text:span></text:span></text:p>
            </table:table-cell>
            <table:table-cell table:style-name="Table34.B12" office:value-type="string">
              <text:p text:style-name="P66"><text:a xlink:type="simple" xlink:href="file:///l%22r131"><text:span text:style-name="Internet_20_link"><text:span text:style-name="T61">STATE_UNSATISFIED</text:span></text:span></text:a></text:p>
              <text:p text:style-name="P65"><text:span text:style-name="T34">The initial state of a component (value is 1).</text:span></text:p>
            </table:table-cell>
            <table:table-cell table:style-name="Table34.C12" office:value-type="string">
              <text:p text:style-name="P60"><text:bookmark-ref text:reference-format="page" text:ref-name="">Error: Reference source not found</text:bookmark-ref></text:p>
            </table:table-cell>
          </table:table-row>
        </table:table>
        <text:p text:style-name="P40"/>
        <table:table table:name="Table35" table:style-name="Table35">
          <table:table-column table:style-name="Table35.A"/>
          <table:table-column table:style-name="Table35.B"/>
          <table:table-row table:style-name="Table35.1">
            <table:table-cell table:style-name="Table35.A1" office:value-type="string">
              <text:p text:style-name="P36"><text:span text:style-name="Summary_20_Heading_20_Font2"><text:span text:style-name="T33">Constructor Summary</text:span></text:span></text:p>
            </table:table-cell>
            <table:table-cell table:style-name="Table35.A1" office:value-type="string">
              <text:p text:style-name="P60"><text:span text:style-name="Page_20_Reference_20_Font"><text:span text:style-name="T32">Page</text:span></text:span></text:p>
            </table:table-cell>
          </table:table-row>
          <table:table-row table:style-name="Table35.1">
            <table:table-cell table:style-name="Table35.A2" office:value-type="string">
              <text:p text:style-name="P36"><text:a xlink:type="simple" xlink:href="file:///l%22r142"><text:span text:style-name="Internet_20_link"><text:span text:style-name="T61">ComponentConfiguration</text:span></text:span></text:a><text:span text:style-name="Code2"><text:span text:style-name="T48">()</text:span></text:span></text:p>
            </table:table-cell>
            <table:table-cell table:style-name="Table35.B2" office:value-type="string">
              <text:p text:style-name="P60"><text:bookmark-ref text:reference-format="page" text:ref-name="">Error: Reference source not found</text:bookmark-ref></text:p>
            </table:table-cell>
          </table:table-row>
        </table:table>
        <text:p text:style-name="P40"/>
        <table:table table:name="Table36" table:style-name="Table36">
          <table:table-column table:style-name="Table36.A"/>
          <table:table-row table:style-name="Table36.1">
            <table:table-cell table:style-name="Table36.A1" office:value-type="string">
              <text:p text:style-name="P48"><text:span text:style-name="T36">Methods inherited from class org.osgi.dto.DTO</text:span></text:p>
            </table:table-cell>
          </table:table-row>
          <table:table-row table:style-name="Table36.2">
            <table:table-cell table:style-name="Table36.A2" office:value-type="string">
              <text:p text:style-name="P48"><text:span text:style-name="Code2"><text:span text:style-name="T46">toString</text:span></text:span></text:p>
            </table:table-cell>
          </table:table-row>
        </table:table>
        <text:p text:style-name="Detail_20_Heading"><text:span text:style-name="T43">Field Detail</text:span></text:p>
        <text:p text:style-name="Detail_20_Heading"><text:bookmark text:name="r131"/><text:span text:style-name="T43">STATE_UNSATISFIED</text:span></text:p>
        <text:p text:style-name="P41"><text:span text:style-name="Code2"><text:span text:style-name="T46">public static final int STATE_UNSATISFIED</text:span></text:span><text:span text:style-name="Code2"><text:span text:style-name="T47"> = 1</text:span></text:span></text:p>
        <text:p text:style-name="P53"><text:span text:style-name="T34">The initial state of a component (value is 1).</text:span></text:p>
        <text:p text:style-name="P53"><text:span text:style-name="T34">When the component becomes satisfied it enters the </text:span><text:a xlink:type="simple" xlink:href="file:///l%22r132"><text:span text:style-name="Internet_20_link"><text:span text:style-name="T58">activating state</text:span></text:span></text:a><text:span text:style-name="Default_20_Paragraph_20_Font"><text:span text:style-name="T35"> to be activated.</text:span></text:span></text:p>
        <text:p text:style-name="P67"/>
        <text:p text:style-name="P69"><text:bookmark text:name="r132"/><text:span text:style-name="T43">STATE_ACTIVATING</text:span></text:p>
        <text:p text:style-name="P41"><text:span text:style-name="Code2"><text:span text:style-name="T46">public static final int STATE_ACTIVATING</text:span></text:span><text:span text:style-name="Code2"><text:span text:style-name="T47"> = 2</text:span></text:span></text:p>
        <text:p text:style-name="P53"><text:span text:style-name="T34">A satisfied component is being activated (value is 2). Depending on the type of the component this may include the following steps:</text:span></text:p>
        <text:list xml:id="list1741382954535532459" text:style-name="WWNum3">
          <text:list-item>
            <text:p text:style-name="P87"><text:span text:style-name="T34">Register as a service (if providing service(s))</text:span></text:p>
          </text:list-item>
          <text:list-item>
            <text:p text:style-name="P87"><text:span text:style-name="T34">Create the component instance</text:span></text:p>
          </text:list-item>
          <text:list-item>
            <text:p text:style-name="P87"><text:span text:style-name="T34">Bind available references</text:span></text:p>
          </text:list-item>
          <text:list-item>
            <text:p text:style-name="P87"><text:span text:style-name="T34">Call the activator method (if any)</text:span></text:p>
          </text:list-item>
        </text:list>
        <text:p text:style-name="P53"><text:span text:style-name="T34">If activation succeeds the component enters the </text:span><text:a xlink:type="simple" xlink:href="file:///l%22r134"><text:span text:style-name="Internet_20_link"><text:span text:style-name="T58">active state</text:span></text:span></text:a><text:span text:style-name="Default_20_Paragraph_20_Font"><text:span text:style-name="T35"> if it is an immediate component or the </text:span></text:span><text:a xlink:type="simple" xlink:href="file:///l%22r133"><text:span text:style-name="Internet_20_link"><text:span text:style-name="T58">registered state</text:span></text:span></text:a><text:span text:style-name="Default_20_Paragraph_20_Font"><text:span text:style-name="T35"> if it is a delayed or factory service component or if it is a component factory component.</text:span></text:span></text:p>
        <text:p text:style-name="P53"><text:span text:style-name="T34">If activation fails the component falls back to the </text:span><text:a xlink:type="simple" xlink:href="file:///l%22r131"><text:span text:style-name="Internet_20_link"><text:span text:style-name="T58">unsatisfied state</text:span></text:span></text:a><text:span text:style-name="Default_20_Paragraph_20_Font"><text:span text:style-name="T35">.</text:span></text:span></text:p>
        <text:p text:style-name="P67"/>
        <text:p text:style-name="P69"><text:bookmark text:name="r133"/><text:span text:style-name="T43">STATE_REGISTERED</text:span></text:p>
        <text:p text:style-name="P41"><text:span text:style-name="Code2"><text:span text:style-name="T46">public static final int STATE_REGISTERED</text:span></text:span><text:span text:style-name="Code2"><text:span text:style-name="T47"> = 4</text:span></text:span></text:p>
        <text:p text:style-name="P53"><text:span text:style-name="T34">The Component has successfully been activated but is a delayed or service factory component pending instantiation on first use (value is 4).</text:span></text:p>
        <text:p text:style-name="P53"><text:span text:style-name="T34">If the service is retrieved from the service factory for the first time the component is being activated and on success enters the </text:span><text:a xlink:type="simple" xlink:href="file:///l%22r134"><text:span text:style-name="Internet_20_link"><text:span text:style-name="T58">active state</text:span></text:span></text:a><text:span text:style-name="Default_20_Paragraph_20_Font"><text:span text:style-name="T35">.</text:span></text:span></text:p>
        <text:p text:style-name="P53"><text:span text:style-name="T34">If activation fails, the component remains in the </text:span><text:a xlink:type="simple" xlink:href="file:///l%22r133"><text:span text:style-name="Internet_20_link"><text:span text:style-name="T58">registered state</text:span></text:span></text:a><text:span text:style-name="Default_20_Paragraph_20_Font"><text:span text:style-name="T35">.</text:span></text:span></text:p>
        <text:p text:style-name="P53"><text:span text:style-name="T34">If the component is being deactivated it enters the </text:span><text:a xlink:type="simple" xlink:href="file:///l%22r135"><text:span text:style-name="Internet_20_link"><text:span text:style-name="T58">deactivating state</text:span></text:span></text:a><text:span text:style-name="Default_20_Paragraph_20_Font"><text:span text:style-name="T35">.</text:span></text:span></text:p>
        <text:p text:style-name="P67"/>
        <text:p text:style-name="P69"><text:bookmark text:name="r134"/><text:span text:style-name="T43">STATE_ACTIVE</text:span></text:p>
        <text:p text:style-name="P41"><text:span text:style-name="Code2"><text:span text:style-name="T46">public static final int STATE_ACTIVE</text:span></text:span><text:span text:style-name="Code2"><text:span text:style-name="T47"> = 8</text:span></text:span></text:p>
        <text:p text:style-name="P53"><text:span text:style-name="T34">A component is in the active state (value is 8). The activate state means the following depending on the type of component:</text:span></text:p>
        <text:list xml:id="list5363676214946226555" text:style-name="WWNum4">
          <text:list-item>
            <text:p text:style-name="P88"><text:span text:style-name="T34">The component is an immediate component</text:span></text:p>
          </text:list-item>
          <text:list-item>
            <text:p text:style-name="P88"><text:span text:style-name="T34">The component is a delayed or service factory component and at least one consumer has retrieved the provided service</text:span></text:p>
          </text:list-item>
          <text:list-item>
            <text:p text:style-name="P88"><text:soft-page-break/><text:span text:style-name="T34">The component is an instance of a Component Factory component created with the </text:span><text:a xlink:type="simple" xlink:href="file:///l%22r35"><text:span text:style-name="Internet_20_link"><text:span text:style-name="T62">ComponentFactory.newInstance(java.util.Dictionary)</text:span></text:span></text:a><text:span text:style-name="Default_20_Paragraph_20_Font"><text:span text:style-name="T35"> method</text:span></text:span></text:p>
          </text:list-item>
        </text:list>
        <text:p text:style-name="P53"><text:span text:style-name="T34">If the component becomes unsatisfied it is being deactivated and enters the </text:span><text:a xlink:type="simple" xlink:href="file:///l%22r135"><text:span text:style-name="Internet_20_link"><text:span text:style-name="T58">deactivating state</text:span></text:span></text:a><text:span text:style-name="Default_20_Paragraph_20_Font"><text:span text:style-name="T35">.</text:span></text:span></text:p>
        <text:p text:style-name="P53"><text:span text:style-name="T34">If the component is a Component Factory created instance and is disposed off with the </text:span><text:a xlink:type="simple" xlink:href="file:///l%22r37"><text:span text:style-name="Internet_20_link"><text:span text:style-name="T62">ComponentInstance.dispose()</text:span></text:span></text:a><text:span text:style-name="Default_20_Paragraph_20_Font"><text:span text:style-name="T35"> method it is being destroyed and also enters the </text:span></text:span><text:a xlink:type="simple" xlink:href="file:///l%22r135"><text:span text:style-name="Internet_20_link"><text:span text:style-name="T58">deactivating state</text:span></text:span></text:a><text:span text:style-name="Default_20_Paragraph_20_Font"><text:span text:style-name="T35">.</text:span></text:span></text:p>
        <text:p text:style-name="P53"><text:span text:style-name="T34">If the last consumer of a delayed or service factory component ungets the provided service, the component instance is destroyed and the component enters the </text:span><text:a xlink:type="simple" xlink:href="file:///l%22r133"><text:span text:style-name="Internet_20_link"><text:span text:style-name="T58">registered state</text:span></text:span></text:a><text:span text:style-name="Default_20_Paragraph_20_Font"><text:span text:style-name="T35">.</text:span></text:span></text:p>
        <text:p text:style-name="P67"/>
        <text:p text:style-name="P69"><text:bookmark text:name="r135"/><text:span text:style-name="T43">STATE_DEACTIVATING</text:span></text:p>
        <text:p text:style-name="P41"><text:span text:style-name="Code2"><text:span text:style-name="T46">public static final int STATE_DEACTIVATING</text:span></text:span><text:span text:style-name="Code2"><text:span text:style-name="T47"> = 16</text:span></text:span></text:p>
        <text:p text:style-name="P53"><text:span text:style-name="T34">The Component is being deactivated either because it is being disabled or because a dependency is not satisfied any more (value is 16). After deactivation the Component enters the </text:span><text:a xlink:type="simple" xlink:href="file:///l%22r131"><text:span text:style-name="Internet_20_link"><text:span text:style-name="T58">unsatisfied state</text:span></text:span></text:a><text:span text:style-name="Default_20_Paragraph_20_Font"><text:span text:style-name="T35">.</text:span></text:span></text:p>
        <text:p text:style-name="P67"/>
        <text:p text:style-name="P69"><text:bookmark text:name="r136"/><text:span text:style-name="T43">STATE_DISPOSING</text:span></text:p>
        <text:p text:style-name="P41"><text:span text:style-name="Code2"><text:span text:style-name="T46">public static final int STATE_DISPOSING</text:span></text:span><text:span text:style-name="Code2"><text:span text:style-name="T47"> = 32</text:span></text:span></text:p>
        <text:p text:style-name="P53"><text:span text:style-name="T34">The Component is being disposed off (value is 32). After the component has been disposed off it is removed from the system and is not available as a </text:span><text:span text:style-name="Code2"><text:span text:style-name="T46">ComponentConfiguration</text:span></text:span><text:span text:style-name="Default_20_Paragraph_20_Font"><text:span text:style-name="T34"> any longer.</text:span></text:span></text:p>
        <text:p text:style-name="P67"/>
        <text:p text:style-name="P69"><text:bookmark text:name="r137"/><text:span text:style-name="T43">component</text:span></text:p>
        <text:p text:style-name="P41"><text:span text:style-name="Code2"><text:span text:style-name="T46">public </text:span></text:span><text:a xlink:type="simple" xlink:href="file:///l%22r161"><text:span text:style-name="Internet_20_link"><text:span text:style-name="T62">ComponentDescription</text:span></text:span></text:a><text:span text:style-name="Code2"><text:span text:style-name="T49"> component</text:span></text:span></text:p>
        <text:p text:style-name="P53"><text:span text:style-name="T34">The declaration of this component configuration.</text:span></text:p>
        <text:p text:style-name="P67"/>
        <text:p text:style-name="P69"><text:bookmark text:name="r138"/><text:span text:style-name="T43">state</text:span></text:p>
        <text:p text:style-name="P41"><text:span text:style-name="Code2"><text:span text:style-name="T46">public int state</text:span></text:span></text:p>
        <text:p text:style-name="P53"><text:span text:style-name="T34">The current state of this component configuration, which is one of the </text:span><text:span text:style-name="Code2"><text:span text:style-name="T46">STATE_*</text:span></text:span><text:span text:style-name="Default_20_Paragraph_20_Font"><text:span text:style-name="T34"> constants defined in this interface.</text:span></text:span></text:p>
        <text:p text:style-name="P67"/>
        <text:p text:style-name="P69"><text:bookmark text:name="r139"/><text:span text:style-name="T43">configurationPid</text:span></text:p>
        <text:p text:style-name="P41"><text:span text:style-name="Code2"><text:span text:style-name="T46">public String configurationPid</text:span></text:span></text:p>
        <text:p text:style-name="P53"><text:span text:style-name="T34">The </text:span><text:span text:style-name="Code2"><text:span text:style-name="T46">service.pid</text:span></text:span><text:span text:style-name="Default_20_Paragraph_20_Font"><text:span text:style-name="T34"> property of the configuration properties provided by the Configuration Admin service for this component configuration or </text:span></text:span><text:span text:style-name="Code2"><text:span text:style-name="T46">null</text:span></text:span><text:span text:style-name="Default_20_Paragraph_20_Font"><text:span text:style-name="T34"> if no configuration from the Configuration Admin is provided to this component configuration.</text:span></text:span></text:p>
        <text:p text:style-name="P67"/>
        <text:p text:style-name="P69"><text:bookmark text:name="r140"/><text:span text:style-name="T43">properties</text:span></text:p>
        <text:p text:style-name="P41"><text:span text:style-name="Code2"><text:span text:style-name="T46">public Map&lt;String,Object&gt; properties</text:span></text:span></text:p>
        <text:p text:style-name="P53"><text:span text:style-name="T34">A map of the actual properties provided to the component configuration. This map provides the same content as the </text:span><text:a xlink:type="simple" xlink:href="file:///l%22r17"><text:span text:style-name="Internet_20_link"><text:span text:style-name="T62">ComponentContext.getProperties()</text:span></text:span></text:a><text:span text:style-name="Default_20_Paragraph_20_Font"><text:span text:style-name="T35"> method.</text:span></text:span></text:p>
        <text:p text:style-name="P67"/>
        <text:p text:style-name="P69"><text:bookmark text:name="r141"/><text:span text:style-name="T43">boundReferences</text:span></text:p>
        <text:p text:style-name="P41"><text:span text:style-name="Code2"><text:span text:style-name="T46">public </text:span></text:span><text:a xlink:type="simple" xlink:href="file:///l%22r130"><text:span text:style-name="Internet_20_link"><text:span text:style-name="T62">BoundReference</text:span></text:span></text:a><text:span text:style-name="Code2"><text:span text:style-name="T49">[] boundReferences</text:span></text:span></text:p>
        <text:p text:style-name="P53"><text:span text:style-name="T34">An array of </text:span><text:a xlink:type="simple" xlink:href="file:///l%22r130"><text:span text:style-name="Internet_20_link"><text:span text:style-name="T62">BoundReference</text:span></text:span></text:a><text:span text:style-name="Default_20_Paragraph_20_Font"><text:span text:style-name="T35"> instances representing the service references bound to this component configuration. </text:span></text:span><text:span text:style-name="Code2"><text:span text:style-name="T49">null</text:span></text:span><text:span text:style-name="Default_20_Paragraph_20_Font"><text:span text:style-name="T35"> is returned if the component configuration has no bound references.</text:span></text:span></text:p>
        <text:p text:style-name="Detail_20_Heading"><text:span text:style-name="T43">Constructor Detail</text:span></text:p>
        <text:p text:style-name="Detail_20_Heading"><text:bookmark text:name="r142"/><text:span text:style-name="T43">ComponentConfiguration</text:span></text:p>
        <text:p text:style-name="P41"><text:span text:style-name="Code2"><text:span text:style-name="T46">public ComponentConfiguration</text:span></text:span><text:span text:style-name="Code2"><text:span text:style-name="T47">()</text:span></text:span></text:p>
        <text:p text:style-name="P92"><text:bookmark text:name="r161"/><text:span text:style-name="T43">Class ComponentDescription</text:span></text:p>
        <text:p text:style-name="Standard"><text:a xlink:type="simple" xlink:href="file:///l%22r124"><text:span text:style-name="Internet_20_link"><text:span text:style-name="T60">org.osgi.service.component.runtime</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22" text:anchor-type="as-char" svg:width="0.1563in" svg:height="0.1457in" draw:z-index="37"><draw:image xlink:href="Pictures/100002000000000F0000000E443DCD33.png" xlink:type="simple" xlink:show="embed" xlink:actuate="onLoad"/></draw:frame></text:span></text:span><text:span text:style-name="Code2"><text:span text:style-name="T46">org.osgi.dto.DTO</text:span></text:span></text:p>
        <text:p text:style-name="P41"><text:span text:style-name="Code2"><text:span text:style-name="T46">      </text:span></text:span><text:span text:style-name="Code2"><text:span text:style-name="T46"><draw:frame draw:style-name="fr3" draw:name="graphics23" text:anchor-type="as-char" svg:width="0.1563in" svg:height="0.1457in" draw:z-index="38"><draw:image xlink:href="Pictures/100002000000000F0000000E443DCD33.png" xlink:type="simple" xlink:show="embed" xlink:actuate="onLoad"/></draw:frame></text:span></text:span><text:span text:style-name="Code2"><text:span text:style-name="T46">org.osgi.service.component.runtime.ComponentDescription</text:span></text:span></text:p>
        <text:p text:style-name="P39"/>
        <text:p text:style-name="P41"><text:span text:style-name="Code2"><text:span text:style-name="T46">public class ComponentDescription</text:span></text:span></text:p>
        <text:p text:style-name="P41"><text:span text:style-name="Code2"><text:span text:style-name="T46">extends org.osgi.dto.DTO</text:span></text:span></text:p>
        <text:p text:style-name="Standard"><text:span text:style-name="T34">The </text:span><text:span text:style-name="Code2"><text:span text:style-name="T46">Component</text:span></text:span><text:span text:style-name="Default_20_Paragraph_20_Font"><text:span text:style-name="T34"> interface represents the declaration of a component in a Declarative Services descriptor.</text:span></text:span></text:p>
        <text:p text:style-name="Standard"><text:span text:style-name="T34">Since:</text:span></text:p>
        <text:p text:style-name="P53"><text:span text:style-name="T34">1.3</text:span></text:p>
        <text:p text:style-name="Standard"><text:span text:style-name="T34">Version:</text:span></text:p>
        <text:p text:style-name="P53"><text:span text:style-name="T34">$Id: dc999e7d8096c5dbfbc5a206c6a6c6c22a5fd00a $</text:span></text:p>
        <text:p text:style-name="P3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36"><text:span text:style-name="Summary_20_Heading_20_Font2"><text:span text:style-name="T33">Field Summary</text:span></text:span></text:p>
            </table:table-cell>
            <table:covered-table-cell/>
            <table:table-cell table:style-name="Table37.A1" office:value-type="string">
              <text:p text:style-name="P60"><text:span text:style-name="Page_20_Reference_20_Font"><text:span text:style-name="T32">Page</text:span></text:span></text:p>
            </table:table-cell>
          </table:table-row>
          <table:table-row table:style-name="Table37.1">
            <table:table-cell table:style-name="Table37.A2" office:value-type="string">
              <text:p text:style-name="P42"><text:span text:style-name="Code_20_Small1"><text:span text:style-name="T44">String</text:span></text:span></text:p>
            </table:table-cell>
            <table:table-cell table:style-name="Table37.B2" office:value-type="string">
              <text:p text:style-name="P36"><text:a xlink:type="simple" xlink:href="file:///l%22r154"><text:span text:style-name="Internet_20_link"><text:span text:style-name="T61">activate</text:span></text:span></text:a></text:p>
              <text:p text:style-name="P63"><text:span text:style-name="T34">The name of the method to be called when the component is being activated as defined in the </text:span><text:span text:style-name="Code2"><text:span text:style-name="T46">component.activate</text:span></text:span><text:span text:style-name="Default_20_Paragraph_20_Font"><text:span text:style-name="T34"> attribute or </text:span></text:span><text:span text:style-name="Code2"><text:span text:style-name="T46">null</text:span></text:span><text:span text:style-name="Default_20_Paragraph_20_Font"><text:span text:style-name="T34"> if not explicitly declared.</text:span></text:span></text:p>
            </table:table-cell>
            <table:table-cell table:style-name="Table37.C2" office:value-type="string">
              <text:p text:style-name="P64"><text:bookmark-ref text:reference-format="page" text:ref-name="">Error: Reference source not found</text:bookmark-ref></text:p>
            </table:table-cell>
          </table:table-row>
          <table:table-row table:style-name="Table37.1">
            <table:table-cell table:style-name="Table37.A3" office:value-type="string">
              <text:p text:style-name="P61"><text:span text:style-name="Code_20_Small1"><text:span text:style-name="T44">org.osgi.dto.framework.BundleDTO</text:span></text:span></text:p>
            </table:table-cell>
            <table:table-cell table:style-name="Table37.B3" office:value-type="string">
              <text:p text:style-name="P66"><text:a xlink:type="simple" xlink:href="file:///l%22r145"><text:span text:style-name="Internet_20_link"><text:span text:style-name="T61">bundle</text:span></text:span></text:a></text:p>
              <text:p text:style-name="P65"><text:span text:style-name="T34">The bundle declaring this component.</text:span></text:p>
            </table:table-cell>
            <table:table-cell table:style-name="Table37.C3" office:value-type="string">
              <text:p text:style-name="P60"><text:bookmark-ref text:reference-format="page" text:ref-name="">Error: Reference source not found</text:bookmark-ref></text:p>
            </table:table-cell>
          </table:table-row>
          <table:table-row table:style-name="Table37.1">
            <table:table-cell table:style-name="Table37.A4" office:value-type="string">
              <text:p text:style-name="P61"><text:span text:style-name="Code_20_Small1"><text:span text:style-name="T44">String</text:span></text:span></text:p>
            </table:table-cell>
            <table:table-cell table:style-name="Table37.B4" office:value-type="string">
              <text:p text:style-name="P66"><text:a xlink:type="simple" xlink:href="file:///l%22r158"><text:span text:style-name="Internet_20_link"><text:span text:style-name="T61">configurationPid</text:span></text:span></text:a></text:p>
              <text:p text:style-name="P65"><text:span text:style-name="T34">The configuration PID to be used for the component in conjunction with Configuration Admin as defined in the </text:span><text:span text:style-name="Code2"><text:span text:style-name="T46">component.configuration-pid</text:span></text:span><text:span text:style-name="Default_20_Paragraph_20_Font"><text:span text:style-name="T34"> attribute.</text:span></text:span></text:p>
            </table:table-cell>
            <table:table-cell table:style-name="Table37.C4" office:value-type="string">
              <text:p text:style-name="P60"><text:bookmark-ref text:reference-format="page" text:ref-name="">Error: Reference source not found</text:bookmark-ref></text:p>
            </table:table-cell>
          </table:table-row>
          <table:table-row table:style-name="Table37.1">
            <table:table-cell table:style-name="Table37.A5" office:value-type="string">
              <text:p text:style-name="P61"><text:a xlink:type="simple" xlink:href="file:///l%22r62"><text:span text:style-name="Internet_20_link"><text:span text:style-name="T65">ConfigurationPolicy</text:span></text:span></text:a></text:p>
            </table:table-cell>
            <table:table-cell table:style-name="Table37.B5" office:value-type="string">
              <text:p text:style-name="P66"><text:a xlink:type="simple" xlink:href="file:///l%22r157"><text:span text:style-name="Internet_20_link"><text:span text:style-name="T61">configurationPolicy</text:span></text:span></text:a></text:p>
              <text:p text:style-name="P65"><text:span text:style-name="T34">The configuration policy declared in the </text:span><text:span text:style-name="Code2"><text:span text:style-name="T46">component.configuration-policy</text:span></text:span><text:span text:style-name="Default_20_Paragraph_20_Font"><text:span text:style-name="T34"> attribute.</text:span></text:span></text:p>
            </table:table-cell>
            <table:table-cell table:style-name="Table37.C5" office:value-type="string">
              <text:p text:style-name="P60"><text:bookmark-ref text:reference-format="page" text:ref-name="">Error: Reference source not found</text:bookmark-ref></text:p>
            </table:table-cell>
          </table:table-row>
          <table:table-row table:style-name="Table37.1">
            <table:table-cell table:style-name="Table37.A6" office:value-type="string">
              <text:p text:style-name="P61"><text:span text:style-name="Code_20_Small1"><text:span text:style-name="T44">String</text:span></text:span></text:p>
            </table:table-cell>
            <table:table-cell table:style-name="Table37.B6" office:value-type="string">
              <text:p text:style-name="P66"><text:a xlink:type="simple" xlink:href="file:///l%22r155"><text:span text:style-name="Internet_20_link"><text:span text:style-name="T61">deactivate</text:span></text:span></text:a></text:p>
              <text:p text:style-name="P65"><text:span text:style-name="T34">The name of the method to be called when the component is being deactivated as defined in the </text:span><text:span text:style-name="Code2"><text:span text:style-name="T46">component.deactivate</text:span></text:span><text:span text:style-name="Default_20_Paragraph_20_Font"><text:span text:style-name="T34"> attribute or </text:span></text:span><text:span text:style-name="Code2"><text:span text:style-name="T46">null</text:span></text:span><text:span text:style-name="Default_20_Paragraph_20_Font"><text:span text:style-name="T34"> if not explicitly declared.</text:span></text:span></text:p>
            </table:table-cell>
            <table:table-cell table:style-name="Table37.C6" office:value-type="string">
              <text:p text:style-name="P60"><text:bookmark-ref text:reference-format="page" text:ref-name="">Error: Reference source not found</text:bookmark-ref></text:p>
            </table:table-cell>
          </table:table-row>
          <table:table-row table:style-name="Table37.1">
            <table:table-cell table:style-name="Table37.A7" office:value-type="string">
              <text:p text:style-name="P61"><text:span text:style-name="Code_20_Small1"><text:span text:style-name="T44">boolean</text:span></text:span></text:p>
            </table:table-cell>
            <table:table-cell table:style-name="Table37.B7" office:value-type="string">
              <text:p text:style-name="P66"><text:a xlink:type="simple" xlink:href="file:///l%22r149"><text:span text:style-name="Internet_20_link"><text:span text:style-name="T61">defaultEnabled</text:span></text:span></text:a></text:p>
              <text:p text:style-name="P65"><text:span text:style-name="T34">Whether the component is declared to be enabled by default (</text:span><text:span text:style-name="Code2"><text:span text:style-name="T46">true</text:span></text:span><text:span text:style-name="Default_20_Paragraph_20_Font"><text:span text:style-name="T34">) as defined by the </text:span></text:span><text:span text:style-name="Code2"><text:span text:style-name="T46">component.enabled</text:span></text:span><text:span text:style-name="Default_20_Paragraph_20_Font"><text:span text:style-name="T34"> attribute.</text:span></text:span></text:p>
            </table:table-cell>
            <table:table-cell table:style-name="Table37.C7" office:value-type="string">
              <text:p text:style-name="P60"><text:bookmark-ref text:reference-format="page" text:ref-name="">Error: Reference source not found</text:bookmark-ref></text:p>
            </table:table-cell>
          </table:table-row>
          <table:table-row table:style-name="Table37.1">
            <table:table-cell table:style-name="Table37.A8" office:value-type="string">
              <text:p text:style-name="P61"><text:span text:style-name="Code_20_Small1"><text:span text:style-name="T44">String</text:span></text:span></text:p>
            </table:table-cell>
            <table:table-cell table:style-name="Table37.B8" office:value-type="string">
              <text:p text:style-name="P66"><text:a xlink:type="simple" xlink:href="file:///l%22r146"><text:span text:style-name="Internet_20_link"><text:span text:style-name="T61">factory</text:span></text:span></text:a></text:p>
              <text:p text:style-name="P65"><text:span text:style-name="T34">The component factory name from </text:span><text:span text:style-name="Code2"><text:span text:style-name="T46">component.factory</text:span></text:span><text:span text:style-name="Default_20_Paragraph_20_Font"><text:span text:style-name="T34"> attribute or </text:span></text:span><text:span text:style-name="Code2"><text:span text:style-name="T46">null</text:span></text:span><text:span text:style-name="Default_20_Paragraph_20_Font"><text:span text:style-name="T34"> if this component is not defined as a component factory.</text:span></text:span></text:p>
            </table:table-cell>
            <table:table-cell table:style-name="Table37.C8" office:value-type="string">
              <text:p text:style-name="P60"><text:bookmark-ref text:reference-format="page" text:ref-name="">Error: Reference source not found</text:bookmark-ref></text:p>
            </table:table-cell>
          </table:table-row>
          <table:table-row table:style-name="Table37.1">
            <table:table-cell table:style-name="Table37.A9" office:value-type="string">
              <text:p text:style-name="P61"><text:span text:style-name="Code_20_Small1"><text:span text:style-name="T44">long</text:span></text:span></text:p>
            </table:table-cell>
            <table:table-cell table:style-name="Table37.B9" office:value-type="string">
              <text:p text:style-name="P66"><text:a xlink:type="simple" xlink:href="file:///l%22r159"><text:span text:style-name="Internet_20_link"><text:span text:style-name="T61">id</text:span></text:span></text:a></text:p>
              <text:p text:style-name="P65"><text:span text:style-name="T34">The unique ID of this component managed by the Service Component Runtime.</text:span></text:p>
            </table:table-cell>
            <table:table-cell table:style-name="Table37.C9" office:value-type="string">
              <text:p text:style-name="P60"><text:bookmark-ref text:reference-format="page" text:ref-name="">Error: Reference source not found</text:bookmark-ref></text:p>
            </table:table-cell>
          </table:table-row>
          <text:soft-page-break/>
          <table:table-row table:style-name="Table37.1">
            <table:table-cell table:style-name="Table37.A10" office:value-type="string">
              <text:p text:style-name="P61"><text:span text:style-name="Code_20_Small1"><text:span text:style-name="T44">boolean</text:span></text:span></text:p>
            </table:table-cell>
            <table:table-cell table:style-name="Table37.B10" office:value-type="string">
              <text:p text:style-name="P66"><text:a xlink:type="simple" xlink:href="file:///l%22r150"><text:span text:style-name="Internet_20_link"><text:span text:style-name="T61">immediate</text:span></text:span></text:a></text:p>
              <text:p text:style-name="P65"><text:span text:style-name="T34">Whether the component is an immediate or a delayed component as defined by the </text:span><text:span text:style-name="Code2"><text:span text:style-name="T46">component.immediate</text:span></text:span><text:span text:style-name="Default_20_Paragraph_20_Font"><text:span text:style-name="T34"> attribute.</text:span></text:span></text:p>
            </table:table-cell>
            <table:table-cell table:style-name="Table37.C10" office:value-type="string">
              <text:p text:style-name="P60"><text:bookmark-ref text:reference-format="page" text:ref-name="">Error: Reference source not found</text:bookmark-ref></text:p>
            </table:table-cell>
          </table:table-row>
          <table:table-row table:style-name="Table37.1">
            <table:table-cell table:style-name="Table37.A11" office:value-type="string">
              <text:p text:style-name="P61"><text:span text:style-name="Code_20_Small1"><text:span text:style-name="T44">String</text:span></text:span></text:p>
            </table:table-cell>
            <table:table-cell table:style-name="Table37.B11" office:value-type="string">
              <text:p text:style-name="P66"><text:a xlink:type="simple" xlink:href="file:///l%22r148"><text:span text:style-name="Internet_20_link"><text:span text:style-name="T61">implementationClass</text:span></text:span></text:a></text:p>
              <text:p text:style-name="P65"><text:span text:style-name="T34">The fully qualified name of the class implementing this component from the </text:span><text:span text:style-name="Code2"><text:span text:style-name="T46">component/implementation.class</text:span></text:span><text:span text:style-name="Default_20_Paragraph_20_Font"><text:span text:style-name="T34"> attribute.</text:span></text:span></text:p>
            </table:table-cell>
            <table:table-cell table:style-name="Table37.C11" office:value-type="string">
              <text:p text:style-name="P60"><text:bookmark-ref text:reference-format="page" text:ref-name="">Error: Reference source not found</text:bookmark-ref></text:p>
            </table:table-cell>
          </table:table-row>
          <table:table-row table:style-name="Table37.1">
            <table:table-cell table:style-name="Table37.A12" office:value-type="string">
              <text:p text:style-name="P61"><text:span text:style-name="Code_20_Small1"><text:span text:style-name="T44">String</text:span></text:span></text:p>
            </table:table-cell>
            <table:table-cell table:style-name="Table37.B12" office:value-type="string">
              <text:p text:style-name="P66"><text:a xlink:type="simple" xlink:href="file:///l%22r156"><text:span text:style-name="Internet_20_link"><text:span text:style-name="T61">modified</text:span></text:span></text:a></text:p>
              <text:p text:style-name="P65"><text:span text:style-name="T34">The name of the method to be called when the component's configuration is being updated as defined in the </text:span><text:span text:style-name="Code2"><text:span text:style-name="T46">component.modified</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able:table-cell>
            <table:table-cell table:style-name="Table37.C12" office:value-type="string">
              <text:p text:style-name="P60"><text:bookmark-ref text:reference-format="page" text:ref-name="">Error: Reference source not found</text:bookmark-ref></text:p>
            </table:table-cell>
          </table:table-row>
          <table:table-row table:style-name="Table37.1">
            <table:table-cell table:style-name="Table37.A13" office:value-type="string">
              <text:p text:style-name="P61"><text:span text:style-name="Code_20_Small1"><text:span text:style-name="T44">String</text:span></text:span></text:p>
            </table:table-cell>
            <table:table-cell table:style-name="Table37.B13" office:value-type="string">
              <text:p text:style-name="P66"><text:a xlink:type="simple" xlink:href="file:///l%22r144"><text:span text:style-name="Internet_20_link"><text:span text:style-name="T61">name</text:span></text:span></text:a></text:p>
              <text:p text:style-name="P65"><text:span text:style-name="T34">The name of the component defined in the </text:span><text:span text:style-name="Code2"><text:span text:style-name="T46">component.name</text:span></text:span><text:span text:style-name="Default_20_Paragraph_20_Font"><text:span text:style-name="T34"> attribute which may be </text:span></text:span><text:span text:style-name="Code2"><text:span text:style-name="T46">null</text:span></text:span><text:span text:style-name="Default_20_Paragraph_20_Font"><text:span text:style-name="T34">.</text:span></text:span></text:p>
            </table:table-cell>
            <table:table-cell table:style-name="Table37.C13" office:value-type="string">
              <text:p text:style-name="P60"><text:bookmark-ref text:reference-format="page" text:ref-name="">Error: Reference source not found</text:bookmark-ref></text:p>
            </table:table-cell>
          </table:table-row>
          <table:table-row table:style-name="Table37.1">
            <table:table-cell table:style-name="Table37.A14" office:value-type="string">
              <text:p text:style-name="P61"><text:span text:style-name="Code_20_Small1"><text:span text:style-name="T44">Map&lt;String,Object&gt;</text:span></text:span></text:p>
            </table:table-cell>
            <table:table-cell table:style-name="Table37.B14" office:value-type="string">
              <text:p text:style-name="P66"><text:a xlink:type="simple" xlink:href="file:///l%22r152"><text:span text:style-name="Internet_20_link"><text:span text:style-name="T61">properties</text:span></text:span></text:a></text:p>
              <text:p text:style-name="P65"><text:span text:style-name="T34">The declared properties of the component as defined by the </text:span><text:span text:style-name="Code2"><text:span text:style-name="T46">component/property</text:span></text:span><text:span text:style-name="Default_20_Paragraph_20_Font"><text:span text:style-name="T34"> and </text:span></text:span><text:span text:style-name="Code2"><text:span text:style-name="T46">component/properties</text:span></text:span><text:span text:style-name="Default_20_Paragraph_20_Font"><text:span text:style-name="T34"> elements.</text:span></text:span></text:p>
            </table:table-cell>
            <table:table-cell table:style-name="Table37.C14" office:value-type="string">
              <text:p text:style-name="P60"><text:bookmark-ref text:reference-format="page" text:ref-name="">Error: Reference source not found</text:bookmark-ref></text:p>
            </table:table-cell>
          </table:table-row>
          <table:table-row table:style-name="Table37.1">
            <table:table-cell table:style-name="Table37.A15" office:value-type="string">
              <text:p text:style-name="P61"><text:a xlink:type="simple" xlink:href="file:///l%22r174"><text:span text:style-name="Internet_20_link"><text:span text:style-name="T65">Reference</text:span></text:span></text:a><text:span text:style-name="Code_20_Small1"><text:span text:style-name="T45">[]</text:span></text:span></text:p>
            </table:table-cell>
            <table:table-cell table:style-name="Table37.B15" office:value-type="string">
              <text:p text:style-name="P66"><text:a xlink:type="simple" xlink:href="file:///l%22r153"><text:span text:style-name="Internet_20_link"><text:span text:style-name="T61">references</text:span></text:span></text:a></text:p>
              <text:p text:style-name="P65"><text:span text:style-name="T34">An array of </text:span><text:a xlink:type="simple" xlink:href="file:///l%22r174"><text:span text:style-name="Internet_20_link"><text:span text:style-name="T62">Reference</text:span></text:span></text:a><text:span text:style-name="Default_20_Paragraph_20_Font"><text:span text:style-name="T35"> instances representing the service references (or dependencies) of this component as defined in the </text:span></text:span><text:span text:style-name="Code2"><text:span text:style-name="T49">component/reference</text:span></text:span><text:span text:style-name="Default_20_Paragraph_20_Font"><text:span text:style-name="T35"> elements.</text:span></text:span></text:p>
            </table:table-cell>
            <table:table-cell table:style-name="Table37.C15" office:value-type="string">
              <text:p text:style-name="P60"><text:bookmark-ref text:reference-format="page" text:ref-name="">Error: Reference source not found</text:bookmark-ref></text:p>
            </table:table-cell>
          </table:table-row>
          <table:table-row table:style-name="Table37.1">
            <table:table-cell table:style-name="Table37.A16" office:value-type="string">
              <text:p text:style-name="P61"><text:a xlink:type="simple" xlink:href="file:///l%22r122"><text:span text:style-name="Internet_20_link"><text:span text:style-name="T65">ServiceScope</text:span></text:span></text:a></text:p>
            </table:table-cell>
            <table:table-cell table:style-name="Table37.B16" office:value-type="string">
              <text:p text:style-name="P66"><text:a xlink:type="simple" xlink:href="file:///l%22r147"><text:span text:style-name="Internet_20_link"><text:span text:style-name="T61">scope</text:span></text:span></text:a></text:p>
              <text:p text:style-name="P65"><text:span text:style-name="T34">The service scope for the service of this Component as defined by the </text:span><text:span text:style-name="Code2"><text:span text:style-name="T46">service/scope</text:span></text:span><text:span text:style-name="Default_20_Paragraph_20_Font"><text:span text:style-name="T34"> attribute.</text:span></text:span></text:p>
            </table:table-cell>
            <table:table-cell table:style-name="Table37.C16" office:value-type="string">
              <text:p text:style-name="P60"><text:bookmark-ref text:reference-format="page" text:ref-name="">Error: Reference source not found</text:bookmark-ref></text:p>
            </table:table-cell>
          </table:table-row>
          <table:table-row table:style-name="Table37.1">
            <table:table-cell table:style-name="Table37.A17" office:value-type="string">
              <text:p text:style-name="P61"><text:span text:style-name="Code_20_Small1"><text:span text:style-name="T44">String[]</text:span></text:span></text:p>
            </table:table-cell>
            <table:table-cell table:style-name="Table37.B17" office:value-type="string">
              <text:p text:style-name="P66"><text:a xlink:type="simple" xlink:href="file:///l%22r151"><text:span text:style-name="Internet_20_link"><text:span text:style-name="T61">serviceInterfaces</text:span></text:span></text:a></text:p>
              <text:p text:style-name="P65"><text:span text:style-name="T34">An array of service names provided by this component or </text:span><text:span text:style-name="Code2"><text:span text:style-name="T46">null</text:span></text:span><text:span text:style-name="Default_20_Paragraph_20_Font"><text:span text:style-name="T34"> if the component is not registered as a service as defined by the </text:span></text:span><text:span text:style-name="Code2"><text:span text:style-name="T46">component/service/provide.interface</text:span></text:span><text:span text:style-name="Default_20_Paragraph_20_Font"><text:span text:style-name="T34"> attributes.</text:span></text:span></text:p>
            </table:table-cell>
            <table:table-cell table:style-name="Table37.C17" office:value-type="string">
              <text:p text:style-name="P60"><text:bookmark-ref text:reference-format="page" text:ref-name="">Error: Reference source not found</text:bookmark-ref></text:p>
            </table:table-cell>
          </table:table-row>
        </table:table>
        <text:p text:style-name="P40"/>
        <table:table table:name="Table38" table:style-name="Table38">
          <table:table-column table:style-name="Table38.A"/>
          <table:table-column table:style-name="Table38.B"/>
          <table:table-row table:style-name="Table38.1">
            <table:table-cell table:style-name="Table38.A1" office:value-type="string">
              <text:p text:style-name="P36"><text:span text:style-name="Summary_20_Heading_20_Font2"><text:span text:style-name="T33">Constructor Summary</text:span></text:span></text:p>
            </table:table-cell>
            <table:table-cell table:style-name="Table38.A1" office:value-type="string">
              <text:p text:style-name="P60"><text:span text:style-name="Page_20_Reference_20_Font"><text:span text:style-name="T32">Page</text:span></text:span></text:p>
            </table:table-cell>
          </table:table-row>
          <table:table-row table:style-name="Table38.1">
            <table:table-cell table:style-name="Table38.A2" office:value-type="string">
              <text:p text:style-name="P36"><text:a xlink:type="simple" xlink:href="file:///l%22r160"><text:span text:style-name="Internet_20_link"><text:span text:style-name="T61">ComponentDescription</text:span></text:span></text:a><text:span text:style-name="Code2"><text:span text:style-name="T48">()</text:span></text:span></text:p>
            </table:table-cell>
            <table:table-cell table:style-name="Table38.B2" office:value-type="string">
              <text:p text:style-name="P60"><text:bookmark-ref text:reference-format="page" text:ref-name="">Error: Reference source not found</text:bookmark-ref></text:p>
            </table:table-cell>
          </table:table-row>
        </table:table>
        <text:p text:style-name="P40"/>
        <table:table table:name="Table39" table:style-name="Table39">
          <table:table-column table:style-name="Table39.A"/>
          <table:table-row table:style-name="Table39.1">
            <table:table-cell table:style-name="Table39.A1" office:value-type="string">
              <text:p text:style-name="P48"><text:span text:style-name="T36">Methods inherited from class org.osgi.dto.DTO</text:span></text:p>
            </table:table-cell>
          </table:table-row>
          <table:table-row table:style-name="Table39.2">
            <table:table-cell table:style-name="Table39.A2" office:value-type="string">
              <text:p text:style-name="P48"><text:span text:style-name="Code2"><text:span text:style-name="T46">toString</text:span></text:span></text:p>
            </table:table-cell>
          </table:table-row>
        </table:table>
        <text:p text:style-name="Detail_20_Heading"><text:soft-page-break/><text:span text:style-name="T43">Field Detail</text:span></text:p>
        <text:p text:style-name="Detail_20_Heading"><text:bookmark text:name="r144"/><text:span text:style-name="T43">name</text:span></text:p>
        <text:p text:style-name="P41"><text:span text:style-name="Code2"><text:span text:style-name="T46">public String name</text:span></text:span></text:p>
        <text:p text:style-name="P53"><text:span text:style-name="T34">The name of the component defined in the </text:span><text:span text:style-name="Code2"><text:span text:style-name="T46">component.name</text:span></text:span><text:span text:style-name="Default_20_Paragraph_20_Font"><text:span text:style-name="T34"> attribute which may be </text:span></text:span><text:span text:style-name="Code2"><text:span text:style-name="T46">null</text:span></text:span><text:span text:style-name="Default_20_Paragraph_20_Font"><text:span text:style-name="T34">.</text:span></text:span></text:p>
        <text:p text:style-name="P67"/>
        <text:p text:style-name="P69"><text:bookmark text:name="r145"/><text:span text:style-name="T43">bundle</text:span></text:p>
        <text:p text:style-name="P41"><text:span text:style-name="Code2"><text:span text:style-name="T46">public org.osgi.dto.framework.BundleDTO bundle</text:span></text:span></text:p>
        <text:p text:style-name="P53"><text:span text:style-name="T34">The bundle declaring this component.</text:span></text:p>
        <text:p text:style-name="P67"/>
        <text:p text:style-name="P69"><text:bookmark text:name="r146"/><text:span text:style-name="T43">factory</text:span></text:p>
        <text:p text:style-name="P41"><text:span text:style-name="Code2"><text:span text:style-name="T46">public String factory</text:span></text:span></text:p>
        <text:p text:style-name="P53"><text:span text:style-name="T34">The component factory name from </text:span><text:span text:style-name="Code2"><text:span text:style-name="T46">component.factory</text:span></text:span><text:span text:style-name="Default_20_Paragraph_20_Font"><text:span text:style-name="T34"> attribute or </text:span></text:span><text:span text:style-name="Code2"><text:span text:style-name="T46">null</text:span></text:span><text:span text:style-name="Default_20_Paragraph_20_Font"><text:span text:style-name="T34"> if this component is not defined as a component factory.</text:span></text:span></text:p>
        <text:p text:style-name="P67"/>
        <text:p text:style-name="P69"><text:bookmark text:name="r147"/><text:span text:style-name="T43">scope</text:span></text:p>
        <text:p text:style-name="P41"><text:span text:style-name="Code2"><text:span text:style-name="T46">public </text:span></text:span><text:a xlink:type="simple" xlink:href="file:///l%22r122"><text:span text:style-name="Internet_20_link"><text:span text:style-name="T62">ServiceScope</text:span></text:span></text:a><text:span text:style-name="Code2"><text:span text:style-name="T49"> scope</text:span></text:span></text:p>
        <text:p text:style-name="P53"><text:span text:style-name="T34">The service scope for the service of this Component as defined by the </text:span><text:span text:style-name="Code2"><text:span text:style-name="T46">service/scope</text:span></text:span><text:span text:style-name="Default_20_Paragraph_20_Font"><text:span text:style-name="T34"> attribute.</text:span></text:span></text:p>
        <text:p text:style-name="P67"/>
        <text:p text:style-name="P69"><text:bookmark text:name="r148"/><text:span text:style-name="T43">implementationClass</text:span></text:p>
        <text:p text:style-name="P41"><text:span text:style-name="Code2"><text:span text:style-name="T46">public String implementationClass</text:span></text:span></text:p>
        <text:p text:style-name="P53"><text:span text:style-name="T34">The fully qualified name of the class implementing this component from the </text:span><text:span text:style-name="Code2"><text:span text:style-name="T46">component/implementation.class</text:span></text:span><text:span text:style-name="Default_20_Paragraph_20_Font"><text:span text:style-name="T34"> attribute.</text:span></text:span></text:p>
        <text:p text:style-name="P67"/>
        <text:p text:style-name="P69"><text:bookmark text:name="r149"/><text:span text:style-name="T43">defaultEnabled</text:span></text:p>
        <text:p text:style-name="P41"><text:span text:style-name="Code2"><text:span text:style-name="T46">public boolean defaultEnabled</text:span></text:span></text:p>
        <text:p text:style-name="P53"><text:span text:style-name="T34">Whether the component is declared to be enabled by default (</text:span><text:span text:style-name="Code2"><text:span text:style-name="T46">true</text:span></text:span><text:span text:style-name="Default_20_Paragraph_20_Font"><text:span text:style-name="T34">) as defined by the </text:span></text:span><text:span text:style-name="Code2"><text:span text:style-name="T46">component.enabled</text:span></text:span><text:span text:style-name="Default_20_Paragraph_20_Font"><text:span text:style-name="T34"> attribute.</text:span></text:span></text:p>
        <text:p text:style-name="P67"/>
        <text:p text:style-name="P69"><text:bookmark text:name="r150"/><text:span text:style-name="T43">immediate</text:span></text:p>
        <text:p text:style-name="P41"><text:span text:style-name="Code2"><text:span text:style-name="T46">public boolean immediate</text:span></text:span></text:p>
        <text:p text:style-name="P53"><text:span text:style-name="T34">Whether the component is an immediate or a delayed component as defined by the </text:span><text:span text:style-name="Code2"><text:span text:style-name="T46">component.immediate</text:span></text:span><text:span text:style-name="Default_20_Paragraph_20_Font"><text:span text:style-name="T34"> attribute.</text:span></text:span></text:p>
        <text:p text:style-name="P67"/>
        <text:p text:style-name="P69"><text:bookmark text:name="r151"/><text:span text:style-name="T43">serviceInterfaces</text:span></text:p>
        <text:p text:style-name="P41"><text:span text:style-name="Code2"><text:span text:style-name="T46">public String[] serviceInterfaces</text:span></text:span></text:p>
        <text:p text:style-name="P53"><text:span text:style-name="T34">An array of service names provided by this component or </text:span><text:span text:style-name="Code2"><text:span text:style-name="T46">null</text:span></text:span><text:span text:style-name="Default_20_Paragraph_20_Font"><text:span text:style-name="T34"> if the component is not registered as a service as defined by the </text:span></text:span><text:span text:style-name="Code2"><text:span text:style-name="T46">component/service/provide.interface</text:span></text:span><text:span text:style-name="Default_20_Paragraph_20_Font"><text:span text:style-name="T34"> attributes.</text:span></text:span></text:p>
        <text:p text:style-name="P67"/>
        <text:p text:style-name="P69"><text:bookmark text:name="r152"/><text:span text:style-name="T43">properties</text:span></text:p>
        <text:p text:style-name="P41"><text:span text:style-name="Code2"><text:span text:style-name="T46">public Map&lt;String,Object&gt; properties</text:span></text:span></text:p>
        <text:p text:style-name="P53"><text:span text:style-name="T34">The declared properties of the component as defined by the </text:span><text:span text:style-name="Code2"><text:span text:style-name="T46">component/property</text:span></text:span><text:span text:style-name="Default_20_Paragraph_20_Font"><text:span text:style-name="T34"> and </text:span></text:span><text:span text:style-name="Code2"><text:span text:style-name="T46">component/properties</text:span></text:span><text:span text:style-name="Default_20_Paragraph_20_Font"><text:span text:style-name="T34"> elements.</text:span></text:span></text:p>
        <text:p text:style-name="P67"/>
        <text:p text:style-name="P69"><text:bookmark text:name="r153"/><text:span text:style-name="T43">references</text:span></text:p>
        <text:p text:style-name="P41"><text:span text:style-name="Code2"><text:span text:style-name="T46">public </text:span></text:span><text:a xlink:type="simple" xlink:href="file:///l%22r174"><text:span text:style-name="Internet_20_link"><text:span text:style-name="T62">Reference</text:span></text:span></text:a><text:span text:style-name="Code2"><text:span text:style-name="T49">[] references</text:span></text:span></text:p>
        <text:p text:style-name="P53"><text:span text:style-name="T34">An array of </text:span><text:a xlink:type="simple" xlink:href="file:///l%22r174"><text:span text:style-name="Internet_20_link"><text:span text:style-name="T62">Reference</text:span></text:span></text:a><text:span text:style-name="Default_20_Paragraph_20_Font"><text:span text:style-name="T35"> instances representing the service references (or dependencies) of this component as defined in the </text:span></text:span><text:span text:style-name="Code2"><text:span text:style-name="T49">component/reference</text:span></text:span><text:span text:style-name="Default_20_Paragraph_20_Font"><text:span text:style-name="T35"> elements.</text:span></text:span></text:p>
        <text:p text:style-name="P67"/>
        <text:p text:style-name="P69"><text:bookmark text:name="r154"/><text:span text:style-name="T43">activate</text:span></text:p>
        <text:p text:style-name="P41"><text:span text:style-name="Code2"><text:span text:style-name="T46">public String activate</text:span></text:span></text:p>
        <text:p text:style-name="P53"><text:span text:style-name="T34">The name of the method to be called when the component is being activated as defined in the </text:span><text:span text:style-name="Code2"><text:span text:style-name="T46">component.activate</text:span></text:span><text:span text:style-name="Default_20_Paragraph_20_Font"><text:span text:style-name="T34"> attribute or </text:span></text:span><text:span text:style-name="Code2"><text:span text:style-name="T46">null</text:span></text:span><text:span text:style-name="Default_20_Paragraph_20_Font"><text:span text:style-name="T34"> if not explicitly declared.</text:span></text:span></text:p>
        <text:p text:style-name="P67"/>
        <text:p text:style-name="P69"><text:bookmark text:name="r155"/><text:span text:style-name="T43">deactivate</text:span></text:p>
        <text:p text:style-name="P41"><text:span text:style-name="Code2"><text:span text:style-name="T46">public String deactivate</text:span></text:span></text:p>
        <text:p text:style-name="P53"><text:span text:style-name="T34">The name of the method to be called when the component is being deactivated as defined in the </text:span><text:span text:style-name="Code2"><text:span text:style-name="T46">component.deactivate</text:span></text:span><text:span text:style-name="Default_20_Paragraph_20_Font"><text:span text:style-name="T34"> attribute or </text:span></text:span><text:span text:style-name="Code2"><text:span text:style-name="T46">null</text:span></text:span><text:span text:style-name="Default_20_Paragraph_20_Font"><text:span text:style-name="T34"> if not explicitly declared.</text:span></text:span></text:p>
        <text:p text:style-name="P67"/>
        <text:p text:style-name="P69"><text:bookmark text:name="r156"/><text:span text:style-name="T43">modified</text:span></text:p>
        <text:p text:style-name="P41"><text:span text:style-name="Code2"><text:span text:style-name="T46">public String modified</text:span></text:span></text:p>
        <text:p text:style-name="P53"><text:span text:style-name="T34">The name of the method to be called when the component's configuration is being updated as defined in the </text:span><text:span text:style-name="Code2"><text:span text:style-name="T46">component.modified</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ext:p text:style-name="P67"/>
        <text:p text:style-name="P69"><text:bookmark text:name="r157"/><text:span text:style-name="T43">configurationPolicy</text:span></text:p>
        <text:p text:style-name="P41"><text:span text:style-name="Code2"><text:span text:style-name="T46">public </text:span></text:span><text:a xlink:type="simple" xlink:href="file:///l%22r62"><text:span text:style-name="Internet_20_link"><text:span text:style-name="T62">ConfigurationPolicy</text:span></text:span></text:a><text:span text:style-name="Code2"><text:span text:style-name="T49"> configurationPolicy</text:span></text:span></text:p>
        <text:p text:style-name="P53"><text:span text:style-name="T34">The configuration policy declared in the </text:span><text:span text:style-name="Code2"><text:span text:style-name="T46">component.configuration-policy</text:span></text:span><text:span text:style-name="Default_20_Paragraph_20_Font"><text:span text:style-name="T34"> attribute. If the component descriptor is a Declarative Services 1.0 descriptor or not configuration poliy has been declared, the default value </text:span></text:span><text:span text:style-name="Default_20_Paragraph_20_Font"><text:span text:style-name="T39">optional</text:span></text:span><text:span text:style-name="Default_20_Paragraph_20_Font"><text:span text:style-name="T41"> is returned.</text:span></text:span></text:p>
        <text:p text:style-name="P53"><text:span text:style-name="T34">The returned string is one of the three policies defined in the Declarative Services specification 1.1:</text:span></text:p>
        <text:p text:style-name="P53"><text:span text:style-name="T34">optional</text:span></text:p>
        <text:p text:style-name="P70"><text:span text:style-name="T34">Configuration from the Configuration Admin service is supplied to the component if available. Otherwise the component is activated without Configuration Admin configuration. This is the default value reflecting the behaviour of Declarative Services 1.0</text:span></text:p>
        <text:p text:style-name="P53"><text:span text:style-name="T34">require</text:span></text:p>
        <text:p text:style-name="P70"><text:span text:style-name="T34">Configuration is required. The component remains unsatisfied until configuartion is available from the Configuration Admin service.</text:span></text:p>
        <text:p text:style-name="P53"><text:span text:style-name="T34">ignore</text:span></text:p>
        <text:p text:style-name="P70"><text:span text:style-name="T34">Configuration is ignored. No Configuration Admin service configuration is supplied to the component.</text:span></text:p>
        <text:p text:style-name="P67"/>
        <text:p text:style-name="P69"><text:bookmark text:name="r158"/><text:span text:style-name="T43">configurationPid</text:span></text:p>
        <text:p text:style-name="P41"><text:span text:style-name="Code2"><text:span text:style-name="T46">public String configurationPid</text:span></text:span></text:p>
        <text:p text:style-name="P53"><text:span text:style-name="T34">The configuration PID to be used for the component in conjunction with Configuration Admin as defined in the </text:span><text:span text:style-name="Code2"><text:span text:style-name="T46">component.configuration-pid</text:span></text:span><text:span text:style-name="Default_20_Paragraph_20_Font"><text:span text:style-name="T34"> attribute.</text:span></text:span></text:p>
        <text:p text:style-name="P67"/>
        <text:p text:style-name="P69"><text:bookmark text:name="r159"/><text:span text:style-name="T43">id</text:span></text:p>
        <text:p text:style-name="P41"><text:span text:style-name="Code2"><text:span text:style-name="T46">public long id</text:span></text:span></text:p>
        <text:p text:style-name="P53"><text:span text:style-name="T34">The unique ID of this component managed by the Service Component Runtime. This value is also available as the </text:span><text:span text:style-name="Code2"><text:span text:style-name="T46">component.id</text:span></text:span><text:span text:style-name="Default_20_Paragraph_20_Font"><text:span text:style-name="T34"> service registration property of component configurations registered as services.</text:span></text:span></text:p>
        <text:p text:style-name="Detail_20_Heading"><text:soft-page-break/><text:span text:style-name="T43">Constructor Detail</text:span></text:p>
        <text:p text:style-name="Detail_20_Heading"><text:bookmark text:name="r160"/><text:span text:style-name="T43">ComponentDescription</text:span></text:p>
        <text:p text:style-name="P41"><text:span text:style-name="Code2"><text:span text:style-name="T46">public ComponentDescription</text:span></text:span><text:span text:style-name="Code2"><text:span text:style-name="T47">()</text:span></text:span></text:p>
        <text:p text:style-name="P93"><text:bookmark text:name="r174"/><text:span text:style-name="T43">Class Reference</text:span></text:p>
        <text:p text:style-name="Standard"><text:a xlink:type="simple" xlink:href="file:///l%22r124"><text:span text:style-name="Internet_20_link"><text:span text:style-name="T60">org.osgi.service.component.runtime</text:span></text:span></text:a></text:p>
        <text:p text:style-name="P41"><text:span text:style-name="Code2"><text:span text:style-name="T46">java.lang.Object</text:span></text:span></text:p>
        <text:p text:style-name="P41"><text:span text:style-name="Code2"><text:span text:style-name="T46">  </text:span></text:span><text:span text:style-name="Code2"><text:span text:style-name="T46"><draw:frame draw:style-name="fr3" draw:name="graphics24" text:anchor-type="as-char" svg:width="0.1563in" svg:height="0.1457in" draw:z-index="39"><draw:image xlink:href="Pictures/100002000000000F0000000E443DCD33.png" xlink:type="simple" xlink:show="embed" xlink:actuate="onLoad"/></draw:frame></text:span></text:span><text:span text:style-name="Code2"><text:span text:style-name="T46">org.osgi.dto.DTO</text:span></text:span></text:p>
        <text:p text:style-name="P41"><text:span text:style-name="Code2"><text:span text:style-name="T46">      </text:span></text:span><text:span text:style-name="Code2"><text:span text:style-name="T46"><draw:frame draw:style-name="fr3" draw:name="graphics25" text:anchor-type="as-char" svg:width="0.1563in" svg:height="0.1457in" draw:z-index="40"><draw:image xlink:href="Pictures/100002000000000F0000000E443DCD33.png" xlink:type="simple" xlink:show="embed" xlink:actuate="onLoad"/></draw:frame></text:span></text:span><text:span text:style-name="Code2"><text:span text:style-name="T46">org.osgi.service.component.runtime.Reference</text:span></text:span></text:p>
        <text:p text:style-name="P39"/>
        <text:p text:style-name="P41"><text:span text:style-name="Code2"><text:span text:style-name="T46">public class Reference</text:span></text:span></text:p>
        <text:p text:style-name="P41"><text:span text:style-name="Code2"><text:span text:style-name="T46">extends org.osgi.dto.DTO</text:span></text:span></text:p>
        <text:p text:style-name="Standard"><text:span text:style-name="T34">The </text:span><text:span text:style-name="Code2"><text:span text:style-name="T46">Reference</text:span></text:span><text:span text:style-name="Default_20_Paragraph_20_Font"><text:span text:style-name="T34"> interface represents a single reference (or dependency) to a service used by a Component as declared in the </text:span></text:span><text:span text:style-name="Code2"><text:span text:style-name="T46">reference</text:span></text:span><text:span text:style-name="Default_20_Paragraph_20_Font"><text:span text:style-name="T34"> elements of a Declarative Services descriptor.</text:span></text:span></text:p>
        <text:p text:style-name="Standard"><text:span text:style-name="T34">Since:</text:span></text:p>
        <text:p text:style-name="P53"><text:span text:style-name="T34">1.3</text:span></text:p>
        <text:p text:style-name="Standard"><text:span text:style-name="T34">Version:</text:span></text:p>
        <text:p text:style-name="P53"><text:span text:style-name="T34">$Id: 44060765b30df744f52a143ed719105722117a8a $</text:span></text:p>
        <text:p text:style-name="P38"/>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36"><text:span text:style-name="Summary_20_Heading_20_Font2"><text:span text:style-name="T33">Field Summary</text:span></text:span></text:p>
            </table:table-cell>
            <table:covered-table-cell/>
            <table:table-cell table:style-name="Table40.A1" office:value-type="string">
              <text:p text:style-name="P60"><text:span text:style-name="Page_20_Reference_20_Font"><text:span text:style-name="T32">Page</text:span></text:span></text:p>
            </table:table-cell>
          </table:table-row>
          <table:table-row table:style-name="Table40.1">
            <table:table-cell table:style-name="Table40.A2" office:value-type="string">
              <text:p text:style-name="P42"><text:span text:style-name="Code_20_Small1"><text:span text:style-name="T44">String</text:span></text:span></text:p>
            </table:table-cell>
            <table:table-cell table:style-name="Table40.B2" office:value-type="string">
              <text:p text:style-name="P36"><text:a xlink:type="simple" xlink:href="file:///l%22r169"><text:span text:style-name="Internet_20_link"><text:span text:style-name="T61">bind</text:span></text:span></text:a></text:p>
              <text:p text:style-name="P63"><text:span text:style-name="T34">The name of the method called if a service is being bound to the component as defined by the </text:span><text:span text:style-name="Code2"><text:span text:style-name="T46">reference.bin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able:table-cell>
            <table:table-cell table:style-name="Table40.C2" office:value-type="string">
              <text:p text:style-name="P64"><text:bookmark-ref text:reference-format="page" text:ref-name="">Error: Reference source not found</text:bookmark-ref></text:p>
            </table:table-cell>
          </table:table-row>
          <table:table-row table:style-name="Table40.1">
            <table:table-cell table:style-name="Table40.A3" office:value-type="string">
              <text:p text:style-name="P61"><text:span text:style-name="Code_20_Small1"><text:span text:style-name="T44">String</text:span></text:span></text:p>
            </table:table-cell>
            <table:table-cell table:style-name="Table40.B3" office:value-type="string">
              <text:p text:style-name="P66"><text:a xlink:type="simple" xlink:href="file:///l%22r163"><text:span text:style-name="Internet_20_link"><text:span text:style-name="T61">interfaceName</text:span></text:span></text:a></text:p>
              <text:p text:style-name="P65"><text:span text:style-name="T34">The name of the service used by this reference as defined by the </text:span><text:span text:style-name="Code2"><text:span text:style-name="T46">reference.interface</text:span></text:span><text:span text:style-name="Default_20_Paragraph_20_Font"><text:span text:style-name="T34"> attribute.</text:span></text:span></text:p>
            </table:table-cell>
            <table:table-cell table:style-name="Table40.C3" office:value-type="string">
              <text:p text:style-name="P60"><text:bookmark-ref text:reference-format="page" text:ref-name="">Error: Reference source not found</text:bookmark-ref></text:p>
            </table:table-cell>
          </table:table-row>
          <table:table-row table:style-name="Table40.1">
            <table:table-cell table:style-name="Table40.A4" office:value-type="string">
              <text:p text:style-name="P61"><text:span text:style-name="Code_20_Small1"><text:span text:style-name="T44">boolean</text:span></text:span></text:p>
            </table:table-cell>
            <table:table-cell table:style-name="Table40.B4" office:value-type="string">
              <text:p text:style-name="P66"><text:a xlink:type="simple" xlink:href="file:///l%22r165"><text:span text:style-name="Internet_20_link"><text:span text:style-name="T61">multiple</text:span></text:span></text:a></text:p>
              <text:p text:style-name="P65"><text:span text:style-name="T34">Whether this reference is multiple as defined by the upper bound of the </text:span><text:span text:style-name="Code2"><text:span text:style-name="T46">reference.cardinality</text:span></text:span><text:span text:style-name="Default_20_Paragraph_20_Font"><text:span text:style-name="T34">.</text:span></text:span></text:p>
            </table:table-cell>
            <table:table-cell table:style-name="Table40.C4" office:value-type="string">
              <text:p text:style-name="P60"><text:bookmark-ref text:reference-format="page" text:ref-name="">Error: Reference source not found</text:bookmark-ref></text:p>
            </table:table-cell>
          </table:table-row>
          <table:table-row table:style-name="Table40.1">
            <table:table-cell table:style-name="Table40.A5" office:value-type="string">
              <text:p text:style-name="P61"><text:span text:style-name="Code_20_Small1"><text:span text:style-name="T44">String</text:span></text:span></text:p>
            </table:table-cell>
            <table:table-cell table:style-name="Table40.B5" office:value-type="string">
              <text:p text:style-name="P66"><text:a xlink:type="simple" xlink:href="file:///l%22r162"><text:span text:style-name="Internet_20_link"><text:span text:style-name="T61">name</text:span></text:span></text:a></text:p>
              <text:p text:style-name="P65"><text:span text:style-name="T34">The name of this Reference as defined by the </text:span><text:span text:style-name="Code2"><text:span text:style-name="T46">reference.name</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able:table-cell>
            <table:table-cell table:style-name="Table40.C5" office:value-type="string">
              <text:p text:style-name="P60"><text:bookmark-ref text:reference-format="page" text:ref-name="">Error: Reference source not found</text:bookmark-ref></text:p>
            </table:table-cell>
          </table:table-row>
          <table:table-row table:style-name="Table40.1">
            <table:table-cell table:style-name="Table40.A6" office:value-type="string">
              <text:p text:style-name="P61"><text:span text:style-name="Code_20_Small1"><text:span text:style-name="T44">boolean</text:span></text:span></text:p>
            </table:table-cell>
            <table:table-cell table:style-name="Table40.B6" office:value-type="string">
              <text:p text:style-name="P66"><text:a xlink:type="simple" xlink:href="file:///l%22r164"><text:span text:style-name="Internet_20_link"><text:span text:style-name="T61">optional</text:span></text:span></text:a></text:p>
              <text:p text:style-name="P65"><text:span text:style-name="T34">Whether this reference is optional as defined by the lower bound of the </text:span><text:span text:style-name="Code2"><text:span text:style-name="T46">reference.cardinality</text:span></text:span><text:span text:style-name="Default_20_Paragraph_20_Font"><text:span text:style-name="T34">.</text:span></text:span></text:p>
            </table:table-cell>
            <table:table-cell table:style-name="Table40.C6" office:value-type="string">
              <text:p text:style-name="P60"><text:bookmark-ref text:reference-format="page" text:ref-name="">Error: Reference source not found</text:bookmark-ref></text:p>
            </table:table-cell>
          </table:table-row>
          <table:table-row table:style-name="Table40.1">
            <table:table-cell table:style-name="Table40.A7" office:value-type="string">
              <text:p text:style-name="P61"><text:a xlink:type="simple" xlink:href="file:///l%22r102"><text:span text:style-name="Internet_20_link"><text:span text:style-name="T65">ReferencePolicy</text:span></text:span></text:a></text:p>
            </table:table-cell>
            <table:table-cell table:style-name="Table40.B7" office:value-type="string">
              <text:p text:style-name="P66"><text:a xlink:type="simple" xlink:href="file:///l%22r166"><text:span text:style-name="Internet_20_link"><text:span text:style-name="T61">policy</text:span></text:span></text:a></text:p>
              <text:p text:style-name="P65"><text:span text:style-name="T34">Whether the reference is statically or dynamically bound as defined by the </text:span><text:span text:style-name="Code2"><text:span text:style-name="T46">reference.policy</text:span></text:span><text:span text:style-name="Default_20_Paragraph_20_Font"><text:span text:style-name="T34"> attribute.</text:span></text:span></text:p>
            </table:table-cell>
            <table:table-cell table:style-name="Table40.C7" office:value-type="string">
              <text:p text:style-name="P60"><text:bookmark-ref text:reference-format="page" text:ref-name="">Error: Reference source not found</text:bookmark-ref></text:p>
            </table:table-cell>
          </table:table-row>
          <table:table-row table:style-name="Table40.1">
            <table:table-cell table:style-name="Table40.A8" office:value-type="string">
              <text:p text:style-name="P61"><text:a xlink:type="simple" xlink:href="file:///l%22r108"><text:span text:style-name="Internet_20_link"><text:span text:style-name="T65">ReferencePolicyOption</text:span></text:span></text:a></text:p>
            </table:table-cell>
            <table:table-cell table:style-name="Table40.B8" office:value-type="string">
              <text:p text:style-name="P66"><text:a xlink:type="simple" xlink:href="file:///l%22r167"><text:span text:style-name="Internet_20_link"><text:span text:style-name="T61">policyOption</text:span></text:span></text:a></text:p>
              <text:p text:style-name="P65"><text:span text:style-name="T34">Policy of handling of availability of a better service as defined by the </text:span><text:span text:style-name="Code2"><text:span text:style-name="T46">reference.policy-option</text:span></text:span><text:span text:style-name="Default_20_Paragraph_20_Font"><text:span text:style-name="T34"> attribute.</text:span></text:span></text:p>
            </table:table-cell>
            <table:table-cell table:style-name="Table40.C8" office:value-type="string">
              <text:p text:style-name="P60"><text:bookmark-ref text:reference-format="page" text:ref-name="">Error: Reference source not found</text:bookmark-ref></text:p>
            </table:table-cell>
          </table:table-row>
          <table:table-row table:style-name="Table40.1">
            <table:table-cell table:style-name="Table40.A9" office:value-type="string">
              <text:p text:style-name="P61"><text:a xlink:type="simple" xlink:href="file:///l%22r114"><text:span text:style-name="Internet_20_link"><text:span text:style-name="T65">ReferenceScope</text:span></text:span></text:a></text:p>
            </table:table-cell>
            <table:table-cell table:style-name="Table40.B9" office:value-type="string">
              <text:p text:style-name="P66"><text:a xlink:type="simple" xlink:href="file:///l%22r172"><text:span text:style-name="Internet_20_link"><text:span text:style-name="T61">scope</text:span></text:span></text:a></text:p>
              <text:p text:style-name="P65"><text:span text:style-name="T34">The requested service scope for this Reference as defined by the </text:span><text:span text:style-name="Code2"><text:span text:style-name="T46">reference.scope</text:span></text:span><text:span text:style-name="Default_20_Paragraph_20_Font"><text:span text:style-name="T34"> attribute.</text:span></text:span></text:p>
            </table:table-cell>
            <table:table-cell table:style-name="Table40.C9" office:value-type="string">
              <text:p text:style-name="P60"><text:bookmark-ref text:reference-format="page" text:ref-name="">Error: Reference source not found</text:bookmark-ref></text:p>
            </table:table-cell>
          </table:table-row>
          <text:soft-page-break/>
          <table:table-row table:style-name="Table40.1">
            <table:table-cell table:style-name="Table40.A10" office:value-type="string">
              <text:p text:style-name="P61"><text:span text:style-name="Code_20_Small1"><text:span text:style-name="T44">String</text:span></text:span></text:p>
            </table:table-cell>
            <table:table-cell table:style-name="Table40.B10" office:value-type="string">
              <text:p text:style-name="P66"><text:a xlink:type="simple" xlink:href="file:///l%22r168"><text:span text:style-name="Internet_20_link"><text:span text:style-name="T61">target</text:span></text:span></text:a></text:p>
              <text:p text:style-name="P65"><text:span text:style-name="T34">The value of the target property of this reference as defined by the </text:span><text:span text:style-name="Code2"><text:span text:style-name="T46">reference.target</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able:table-cell>
            <table:table-cell table:style-name="Table40.C10" office:value-type="string">
              <text:p text:style-name="P60"><text:bookmark-ref text:reference-format="page" text:ref-name="">Error: Reference source not found</text:bookmark-ref></text:p>
            </table:table-cell>
          </table:table-row>
          <table:table-row table:style-name="Table40.1">
            <table:table-cell table:style-name="Table40.A11" office:value-type="string">
              <text:p text:style-name="P61"><text:span text:style-name="Code_20_Small1"><text:span text:style-name="T44">String</text:span></text:span></text:p>
            </table:table-cell>
            <table:table-cell table:style-name="Table40.B11" office:value-type="string">
              <text:p text:style-name="P66"><text:a xlink:type="simple" xlink:href="file:///l%22r170"><text:span text:style-name="Internet_20_link"><text:span text:style-name="T61">unbind</text:span></text:span></text:a></text:p>
              <text:p text:style-name="P65"><text:span text:style-name="T34">The name of the method called if a service is being unbound from the component as defined by the </text:span><text:span text:style-name="Code2"><text:span text:style-name="T46">reference.unbin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able:table-cell>
            <table:table-cell table:style-name="Table40.C11" office:value-type="string">
              <text:p text:style-name="P60"><text:bookmark-ref text:reference-format="page" text:ref-name="">Error: Reference source not found</text:bookmark-ref></text:p>
            </table:table-cell>
          </table:table-row>
          <table:table-row table:style-name="Table40.1">
            <table:table-cell table:style-name="Table40.A12" office:value-type="string">
              <text:p text:style-name="P61"><text:span text:style-name="Code_20_Small1"><text:span text:style-name="T44">String</text:span></text:span></text:p>
            </table:table-cell>
            <table:table-cell table:style-name="Table40.B12" office:value-type="string">
              <text:p text:style-name="P66"><text:a xlink:type="simple" xlink:href="file:///l%22r171"><text:span text:style-name="Internet_20_link"><text:span text:style-name="T61">updated</text:span></text:span></text:a></text:p>
              <text:p text:style-name="P65"><text:span text:style-name="T34">The name of the method called if the bound service service is updated as defined by the </text:span><text:span text:style-name="Code2"><text:span text:style-name="T46">reference.update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able:table-cell>
            <table:table-cell table:style-name="Table40.C12" office:value-type="string">
              <text:p text:style-name="P60"><text:bookmark-ref text:reference-format="page" text:ref-name="">Error: Reference source not found</text:bookmark-ref></text:p>
            </table:table-cell>
          </table:table-row>
        </table:table>
        <text:p text:style-name="P40"/>
        <table:table table:name="Table41" table:style-name="Table41">
          <table:table-column table:style-name="Table41.A"/>
          <table:table-column table:style-name="Table41.B"/>
          <table:table-row table:style-name="Table41.1">
            <table:table-cell table:style-name="Table41.A1" office:value-type="string">
              <text:p text:style-name="P36"><text:span text:style-name="Summary_20_Heading_20_Font2"><text:span text:style-name="T33">Constructor Summary</text:span></text:span></text:p>
            </table:table-cell>
            <table:table-cell table:style-name="Table41.A1" office:value-type="string">
              <text:p text:style-name="P60"><text:span text:style-name="Page_20_Reference_20_Font"><text:span text:style-name="T32">Page</text:span></text:span></text:p>
            </table:table-cell>
          </table:table-row>
          <table:table-row table:style-name="Table41.1">
            <table:table-cell table:style-name="Table41.A2" office:value-type="string">
              <text:p text:style-name="P36"><text:a xlink:type="simple" xlink:href="file:///l%22r173"><text:span text:style-name="Internet_20_link"><text:span text:style-name="T61">Reference</text:span></text:span></text:a><text:span text:style-name="Code2"><text:span text:style-name="T48">()</text:span></text:span></text:p>
            </table:table-cell>
            <table:table-cell table:style-name="Table41.B2" office:value-type="string">
              <text:p text:style-name="P60"><text:bookmark-ref text:reference-format="page" text:ref-name="">Error: Reference source not found</text:bookmark-ref></text:p>
            </table:table-cell>
          </table:table-row>
        </table:table>
        <text:p text:style-name="P40"/>
        <table:table table:name="Table42" table:style-name="Table42">
          <table:table-column table:style-name="Table42.A"/>
          <table:table-row table:style-name="Table42.1">
            <table:table-cell table:style-name="Table42.A1" office:value-type="string">
              <text:p text:style-name="P48"><text:span text:style-name="T36">Methods inherited from class org.osgi.dto.DTO</text:span></text:p>
            </table:table-cell>
          </table:table-row>
          <table:table-row table:style-name="Table42.2">
            <table:table-cell table:style-name="Table42.A2" office:value-type="string">
              <text:p text:style-name="P48"><text:span text:style-name="Code2"><text:span text:style-name="T46">toString</text:span></text:span></text:p>
            </table:table-cell>
          </table:table-row>
        </table:table>
        <text:p text:style-name="Detail_20_Heading"><text:span text:style-name="T43">Field Detail</text:span></text:p>
        <text:p text:style-name="Detail_20_Heading"><text:bookmark text:name="r162"/><text:span text:style-name="T43">name</text:span></text:p>
        <text:p text:style-name="P41"><text:span text:style-name="Code2"><text:span text:style-name="T46">public String name</text:span></text:span></text:p>
        <text:p text:style-name="P53"><text:span text:style-name="T34">The name of this Reference as defined by the </text:span><text:span text:style-name="Code2"><text:span text:style-name="T46">reference.name</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ext:p text:style-name="P67"/>
        <text:p text:style-name="P69"><text:bookmark text:name="r163"/><text:span text:style-name="T43">interfaceName</text:span></text:p>
        <text:p text:style-name="P41"><text:span text:style-name="Code2"><text:span text:style-name="T46">public String interfaceName</text:span></text:span></text:p>
        <text:p text:style-name="P53"><text:span text:style-name="T34">The name of the service used by this reference as defined by the </text:span><text:span text:style-name="Code2"><text:span text:style-name="T46">reference.interface</text:span></text:span><text:span text:style-name="Default_20_Paragraph_20_Font"><text:span text:style-name="T34"> attribute.</text:span></text:span></text:p>
        <text:p text:style-name="P67"/>
        <text:p text:style-name="P69"><text:bookmark text:name="r164"/><text:span text:style-name="T43">optional</text:span></text:p>
        <text:p text:style-name="P41"><text:span text:style-name="Code2"><text:span text:style-name="T46">public boolean optional</text:span></text:span></text:p>
        <text:p text:style-name="P53"><text:span text:style-name="T34">Whether this reference is optional as defined by the lower bound of the </text:span><text:span text:style-name="Code2"><text:span text:style-name="T46">reference.cardinality</text:span></text:span><text:span text:style-name="Default_20_Paragraph_20_Font"><text:span text:style-name="T34">. In other words this field is set to </text:span></text:span><text:span text:style-name="Code2"><text:span text:style-name="T46">true</text:span></text:span><text:span text:style-name="Default_20_Paragraph_20_Font"><text:span text:style-name="T34"> if the cardinality is </text:span></text:span><text:span text:style-name="Default_20_Paragraph_20_Font"><text:span text:style-name="T39">0..1</text:span></text:span><text:span text:style-name="Default_20_Paragraph_20_Font"><text:span text:style-name="T41"> or </text:span></text:span><text:span text:style-name="Default_20_Paragraph_20_Font"><text:span text:style-name="T39">0..n</text:span></text:span><text:span text:style-name="Default_20_Paragraph_20_Font"><text:span text:style-name="T41">.</text:span></text:span></text:p>
        <text:p text:style-name="P67"/>
        <text:p text:style-name="P69"><text:bookmark text:name="r165"/><text:span text:style-name="T43">multiple</text:span></text:p>
        <text:p text:style-name="P41"><text:span text:style-name="Code2"><text:span text:style-name="T46">public boolean multiple</text:span></text:span></text:p>
        <text:p text:style-name="P53"><text:span text:style-name="T34">Whether this reference is multiple as defined by the upper bound of the </text:span><text:span text:style-name="Code2"><text:span text:style-name="T46">reference.cardinality</text:span></text:span><text:span text:style-name="Default_20_Paragraph_20_Font"><text:span text:style-name="T34">. In other words this field is set to </text:span></text:span><text:span text:style-name="Code2"><text:span text:style-name="T46">true</text:span></text:span><text:span text:style-name="Default_20_Paragraph_20_Font"><text:span text:style-name="T34"> if the cardinality is </text:span></text:span><text:span text:style-name="Default_20_Paragraph_20_Font"><text:span text:style-name="T39">0..n</text:span></text:span><text:span text:style-name="Default_20_Paragraph_20_Font"><text:span text:style-name="T41"> or </text:span></text:span><text:span text:style-name="Default_20_Paragraph_20_Font"><text:span text:style-name="T39">1..n</text:span></text:span><text:span text:style-name="Default_20_Paragraph_20_Font"><text:span text:style-name="T41">.</text:span></text:span></text:p>
        <text:p text:style-name="P67"/>
        <text:p text:style-name="P69"><text:bookmark text:name="r166"/><text:span text:style-name="T43">policy</text:span></text:p>
        <text:p text:style-name="P41"><text:span text:style-name="Code2"><text:span text:style-name="T46">public </text:span></text:span><text:a xlink:type="simple" xlink:href="file:///l%22r102"><text:span text:style-name="Internet_20_link"><text:span text:style-name="T62">ReferencePolicy</text:span></text:span></text:a><text:span text:style-name="Code2"><text:span text:style-name="T49"> policy</text:span></text:span></text:p>
        <text:p text:style-name="P53"><text:span text:style-name="T34">Whether the reference is statically or dynamically bound as defined by the </text:span><text:span text:style-name="Code2"><text:span text:style-name="T46">reference.policy</text:span></text:span><text:span text:style-name="Default_20_Paragraph_20_Font"><text:span text:style-name="T34"> attribute.</text:span></text:span></text:p>
        <text:p text:style-name="P67"/>
        <text:p text:style-name="P69"><text:bookmark text:name="r167"/><text:span text:style-name="T43">policyOption</text:span></text:p>
        <text:p text:style-name="P41"><text:span text:style-name="Code2"><text:span text:style-name="T46">public </text:span></text:span><text:a xlink:type="simple" xlink:href="file:///l%22r108"><text:span text:style-name="Internet_20_link"><text:span text:style-name="T62">ReferencePolicyOption</text:span></text:span></text:a><text:span text:style-name="Code2"><text:span text:style-name="T49"> policyOption</text:span></text:span></text:p>
        <text:p text:style-name="P53"><text:span text:style-name="T34">Policy of handling of availability of a better service as defined by the </text:span><text:span text:style-name="Code2"><text:span text:style-name="T46">reference.policy-option</text:span></text:span><text:span text:style-name="Default_20_Paragraph_20_Font"><text:span text:style-name="T34"> attribute.</text:span></text:span></text:p>
        <text:p text:style-name="P67"/>
        <text:p text:style-name="P69"><text:bookmark text:name="r168"/><text:span text:style-name="T43">target</text:span></text:p>
        <text:p text:style-name="P41"><text:span text:style-name="Code2"><text:span text:style-name="T46">public String target</text:span></text:span></text:p>
        <text:p text:style-name="P53"><text:span text:style-name="T34">The value of the target property of this reference as defined by the </text:span><text:span text:style-name="Code2"><text:span text:style-name="T46">reference.target</text:span></text:span><text:span text:style-name="Default_20_Paragraph_20_Font"><text:span text:style-name="T34"> attribute or </text:span></text:span><text:span text:style-name="Code2"><text:span text:style-name="T46">null</text:span></text:span><text:span text:style-name="Default_20_Paragraph_20_Font"><text:span text:style-name="T34"> if not declared.</text:span></text:span></text:p>
        <text:p text:style-name="P67"/>
        <text:p text:style-name="P69"><text:bookmark text:name="r169"/><text:span text:style-name="T43">bind</text:span></text:p>
        <text:p text:style-name="P41"><text:span text:style-name="Code2"><text:span text:style-name="T46">public String bind</text:span></text:span></text:p>
        <text:p text:style-name="P53"><text:span text:style-name="T34">The name of the method called if a service is being bound to the component as defined by the </text:span><text:span text:style-name="Code2"><text:span text:style-name="T46">reference.bin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ext:p text:style-name="P67"/>
        <text:p text:style-name="P69"><text:bookmark text:name="r170"/><text:span text:style-name="T43">unbind</text:span></text:p>
        <text:p text:style-name="P41"><text:span text:style-name="Code2"><text:span text:style-name="T46">public String unbind</text:span></text:span></text:p>
        <text:p text:style-name="P53"><text:span text:style-name="T34">The name of the method called if a service is being unbound from the component as defined by the </text:span><text:span text:style-name="Code2"><text:span text:style-name="T46">reference.unbin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ext:p text:style-name="P67"/>
        <text:p text:style-name="P69"><text:bookmark text:name="r171"/><text:span text:style-name="T43">updated</text:span></text:p>
        <text:p text:style-name="P41"><text:span text:style-name="Code2"><text:span text:style-name="T46">public String updated</text:span></text:span></text:p>
        <text:p text:style-name="P53"><text:span text:style-name="T34">The name of the method called if the bound service service is updated as defined by the </text:span><text:span text:style-name="Code2"><text:span text:style-name="T46">reference.updated</text:span></text:span><text:span text:style-name="Default_20_Paragraph_20_Font"><text:span text:style-name="T34"> attribute or </text:span></text:span><text:span text:style-name="Code2"><text:span text:style-name="T46">null</text:span></text:span><text:span text:style-name="Default_20_Paragraph_20_Font"><text:span text:style-name="T34"> if no such method is declared.</text:span></text:span></text:p>
        <text:p text:style-name="P67"/>
        <text:p text:style-name="P69"><text:bookmark text:name="r172"/><text:span text:style-name="T43">scope</text:span></text:p>
        <text:p text:style-name="P41"><text:soft-page-break/><text:span text:style-name="Code2"><text:span text:style-name="T46">public </text:span></text:span><text:a xlink:type="simple" xlink:href="file:///l%22r114"><text:span text:style-name="Internet_20_link"><text:span text:style-name="T62">ReferenceScope</text:span></text:span></text:a><text:span text:style-name="Code2"><text:span text:style-name="T49"> scope</text:span></text:span></text:p>
        <text:p text:style-name="P53"><text:span text:style-name="T34">The requested service scope for this Reference as defined by the </text:span><text:span text:style-name="Code2"><text:span text:style-name="T46">reference.scope</text:span></text:span><text:span text:style-name="Default_20_Paragraph_20_Font"><text:span text:style-name="T34"> attribute.</text:span></text:span></text:p>
        <text:p text:style-name="Detail_20_Heading"><text:span text:style-name="T43">Constructor Detail</text:span></text:p>
        <text:p text:style-name="Detail_20_Heading"><text:bookmark text:name="r173"/><text:span text:style-name="T43">Reference</text:span></text:p>
        <text:p text:style-name="P41"><text:span text:style-name="Code2"><text:span text:style-name="T46">public Reference</text:span></text:span><text:span text:style-name="Code2"><text:span text:style-name="T47">()</text:span></text:span></text:p>
        <text:p text:style-name="P94"><text:bookmark text:name="r181"/><text:span text:style-name="T43">Interface ServiceComponentRuntime</text:span></text:p>
        <text:p text:style-name="Standard"><text:a xlink:type="simple" xlink:href="file:///l%22r124"><text:span text:style-name="Internet_20_link"><text:span text:style-name="T60">org.osgi.service.component.runtime</text:span></text:span></text:a></text:p>
        <text:p text:style-name="P39"/>
        <text:p text:style-name="P41"><text:span text:style-name="Code2"><text:span text:style-name="T46">public interface ServiceComponentRuntime</text:span></text:span></text:p>
        <text:p text:style-name="Standard"><text:span text:style-name="T34">The </text:span><text:span text:style-name="Code2"><text:span text:style-name="T46">ServiceComponentRuntime</text:span></text:span><text:span text:style-name="Default_20_Paragraph_20_Font"><text:span text:style-name="T34"> service represents the Declarative Services main controller also known as the Service Component Runtime or SCR for short. It provides access to the components managed by the Service Component Runtime.</text:span></text:span></text:p>
        <text:p text:style-name="Standard"><text:span text:style-name="T34">This service differentiates between </text:span><text:a xlink:type="simple" xlink:href="file:///l%22r161"><text:span text:style-name="Internet_20_link"><text:span text:style-name="T62">ComponentDescription</text:span></text:span></text:a><text:span text:style-name="Default_20_Paragraph_20_Font"><text:span text:style-name="T35"> and </text:span></text:span><text:a xlink:type="simple" xlink:href="file:///l%22r143"><text:span text:style-name="Internet_20_link"><text:span text:style-name="T62">ComponentConfiguration</text:span></text:span></text:a><text:span text:style-name="Default_20_Paragraph_20_Font"><text:span text:style-name="T35">. A </text:span></text:span><text:a xlink:type="simple" xlink:href="file:///l%22r161"><text:span text:style-name="Internet_20_link"><text:span text:style-name="T62">ComponentDescription</text:span></text:span></text:a><text:span text:style-name="Default_20_Paragraph_20_Font"><text:span text:style-name="T35"> is the declaration of the component in the Declarative Services descriptor. A </text:span></text:span><text:a xlink:type="simple" xlink:href="file:///l%22r143"><text:span text:style-name="Internet_20_link"><text:span text:style-name="T62">ComponentConfiguration</text:span></text:span></text:a><text:span text:style-name="Default_20_Paragraph_20_Font"><text:span text:style-name="T35"> is an actual instance of a declared </text:span></text:span><text:a xlink:type="simple" xlink:href="file:///l%22r161"><text:span text:style-name="Internet_20_link"><text:span text:style-name="T62">ComponentDescription</text:span></text:span></text:a><text:span text:style-name="Default_20_Paragraph_20_Font"><text:span text:style-name="T35"> and is backed by an object instance of the </text:span></text:span><text:a xlink:type="simple" xlink:href="file:///l%22r148"><text:span text:style-name="Internet_20_link"><text:span text:style-name="T58">implementation class name declared in the component</text:span></text:span></text:a><text:span text:style-name="Default_20_Paragraph_20_Font"><text:span text:style-name="T35">.</text:span></text:span></text:p>
        <text:p text:style-name="Standard"><text:span text:style-name="T34">Access to this service requires the </text:span><text:span text:style-name="Code2"><text:span text:style-name="T46">ServicePermission[org.osgi.service.component.ServiceComponentRuntime, GET]</text:span></text:span><text:span text:style-name="Default_20_Paragraph_20_Font"><text:span text:style-name="T34"> permission. It is intended that only administrative bundles should be granted this permission to limit access to the potentially intrusive methods provided by this service.</text:span></text:span></text:p>
        <text:p text:style-name="Standard"><text:span text:style-name="T34">Since:</text:span></text:p>
        <text:p text:style-name="P53"><text:span text:style-name="T34">1.3</text:span></text:p>
        <text:p text:style-name="Standard"><text:span text:style-name="T34">Version:</text:span></text:p>
        <text:p text:style-name="P53"><text:span text:style-name="T34">$Id: 0cf40154dcc16759a08f7f3391de7ad32c7df87f $</text:span></text:p>
        <text:p text:style-name="Standard"><text:span text:style-name="T34">ThreadSafe</text:span></text:p>
        <text:p text:style-name="P3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36"><text:span text:style-name="Summary_20_Heading_20_Font2"><text:span text:style-name="T33">Method Summary</text:span></text:span></text:p>
            </table:table-cell>
            <table:covered-table-cell/>
            <table:table-cell table:style-name="Table43.A1" office:value-type="string">
              <text:p text:style-name="P60"><text:span text:style-name="Page_20_Reference_20_Font"><text:span text:style-name="T32">Page</text:span></text:span></text:p>
            </table:table-cell>
          </table:table-row>
          <table:table-row table:style-name="Table43.1">
            <table:table-cell table:style-name="Table43.A2" office:value-type="string">
              <text:p text:style-name="P42"><text:span text:style-name="Code_20_Small1"><text:span text:style-name="T44">void</text:span></text:span></text:p>
            </table:table-cell>
            <table:table-cell table:style-name="Table43.B2" office:value-type="string">
              <text:p text:style-name="P36"><text:a xlink:type="simple" xlink:href="file:///l%22r180"><text:span text:style-name="Internet_20_link"><text:span text:style-name="T61">disableComponent</text:span></text:span></text:a><text:span text:style-name="Code2"><text:span text:style-name="T48">(</text:span></text:span><text:a xlink:type="simple" xlink:href="file:///l%22r161"><text:span text:style-name="Internet_20_link"><text:span text:style-name="T63">ComponentDescription</text:span></text:span></text:a><text:span text:style-name="Code2"><text:span text:style-name="T48"> description)</text:span></text:span></text:p>
              <text:p text:style-name="P63"><text:span text:style-name="T34">Disables this ComponentDescription if it is enabled.</text:span></text:p>
            </table:table-cell>
            <table:table-cell table:style-name="Table43.C2" office:value-type="string">
              <text:p text:style-name="P64"><text:bookmark-ref text:reference-format="page" text:ref-name="">Error: Reference source not found</text:bookmark-ref></text:p>
            </table:table-cell>
          </table:table-row>
          <table:table-row table:style-name="Table43.1">
            <table:table-cell table:style-name="Table43.A3" office:value-type="string">
              <text:p text:style-name="P61"><text:span text:style-name="Code_20_Small1"><text:span text:style-name="T44">void</text:span></text:span></text:p>
            </table:table-cell>
            <table:table-cell table:style-name="Table43.B3" office:value-type="string">
              <text:p text:style-name="P66"><text:a xlink:type="simple" xlink:href="file:///l%22r179"><text:span text:style-name="Internet_20_link"><text:span text:style-name="T61">enableComponent</text:span></text:span></text:a><text:span text:style-name="Code2"><text:span text:style-name="T48">(</text:span></text:span><text:a xlink:type="simple" xlink:href="file:///l%22r161"><text:span text:style-name="Internet_20_link"><text:span text:style-name="T63">ComponentDescription</text:span></text:span></text:a><text:span text:style-name="Code2"><text:span text:style-name="T48"> description)</text:span></text:span></text:p>
              <text:p text:style-name="P65"><text:span text:style-name="T34">Enables this ComponentDescription if it is disabled.</text:span></text:p>
            </table:table-cell>
            <table:table-cell table:style-name="Table43.C3" office:value-type="string">
              <text:p text:style-name="P60"><text:bookmark-ref text:reference-format="page" text:ref-name="">Error: Reference source not found</text:bookmark-ref></text:p>
            </table:table-cell>
          </table:table-row>
          <table:table-row table:style-name="Table43.1">
            <table:table-cell table:style-name="Table43.A4" office:value-type="string">
              <text:p text:style-name="P61"><text:span text:style-name="Code_20_Small1"><text:span text:style-name="T44">Collection&lt;</text:span></text:span><text:a xlink:type="simple" xlink:href="file:///l%22r143"><text:span text:style-name="Internet_20_link"><text:span text:style-name="T65">ComponentConfiguration</text:span></text:span></text:a><text:span text:style-name="Code_20_Small1"><text:span text:style-name="T45">&gt;</text:span></text:span></text:p>
            </table:table-cell>
            <table:table-cell table:style-name="Table43.B4" office:value-type="string">
              <text:p text:style-name="P66"><text:a xlink:type="simple" xlink:href="file:///l%22r177"><text:span text:style-name="Internet_20_link"><text:span text:style-name="T61">getComponentConfigurations</text:span></text:span></text:a><text:span text:style-name="Code2"><text:span text:style-name="T48">(</text:span></text:span><text:a xlink:type="simple" xlink:href="file:///l%22r161"><text:span text:style-name="Internet_20_link"><text:span text:style-name="T63">ComponentDescription</text:span></text:span></text:a><text:span text:style-name="Code2"><text:span text:style-name="T48"> description)</text:span></text:span></text:p>
              <text:p text:style-name="P65"><text:span text:style-name="T34">Return a collection of </text:span><text:a xlink:type="simple" xlink:href="file:///l%22r143"><text:span text:style-name="Internet_20_link"><text:span text:style-name="T58">component configurations</text:span></text:span></text:a><text:span text:style-name="Default_20_Paragraph_20_Font"><text:span text:style-name="T35"> created for the component description.</text:span></text:span></text:p>
            </table:table-cell>
            <table:table-cell table:style-name="Table43.C4" office:value-type="string">
              <text:p text:style-name="P60"><text:bookmark-ref text:reference-format="page" text:ref-name="">Error: Reference source not found</text:bookmark-ref></text:p>
            </table:table-cell>
          </table:table-row>
          <table:table-row table:style-name="Table43.1">
            <table:table-cell table:style-name="Table43.A5" office:value-type="string">
              <text:p text:style-name="P61"><text:a xlink:type="simple" xlink:href="file:///l%22r161"><text:span text:style-name="Internet_20_link"><text:span text:style-name="T65">ComponentDescription</text:span></text:span></text:a></text:p>
            </table:table-cell>
            <table:table-cell table:style-name="Table43.B5" office:value-type="string">
              <text:p text:style-name="P66"><text:a xlink:type="simple" xlink:href="file:///l%22r176"><text:span text:style-name="Internet_20_link"><text:span text:style-name="T61">getComponentDescription</text:span></text:span></text:a><text:span text:style-name="Code2"><text:span text:style-name="T48">(org.osgi.framework.Bundle bundle, String name)</text:span></text:span></text:p>
              <text:p text:style-name="P65"><text:span text:style-name="T34">Return the </text:span><text:a xlink:type="simple" xlink:href="file:///l%22r161"><text:span text:style-name="Internet_20_link"><text:span text:style-name="T62">ComponentDescription</text:span></text:span></text:a><text:span text:style-name="Default_20_Paragraph_20_Font"><text:span text:style-name="T35"> declared with the given </text:span></text:span><text:span text:style-name="Code2"><text:span text:style-name="T49">name</text:span></text:span><text:span text:style-name="Default_20_Paragraph_20_Font"><text:span text:style-name="T35"> or </text:span></text:span><text:span text:style-name="Code2"><text:span text:style-name="T49">null</text:span></text:span><text:span text:style-name="Default_20_Paragraph_20_Font"><text:span text:style-name="T35"> if no such component is declared by the given </text:span></text:span><text:span text:style-name="Code2"><text:span text:style-name="T49">bundle</text:span></text:span><text:span text:style-name="Default_20_Paragraph_20_Font"><text:span text:style-name="T35"> .</text:span></text:span></text:p>
            </table:table-cell>
            <table:table-cell table:style-name="Table43.C5" office:value-type="string">
              <text:p text:style-name="P60"><text:bookmark-ref text:reference-format="page" text:ref-name="">Error: Reference source not found</text:bookmark-ref></text:p>
            </table:table-cell>
          </table:table-row>
          <table:table-row table:style-name="Table43.1">
            <table:table-cell table:style-name="Table43.A6" office:value-type="string">
              <text:p text:style-name="P61"><text:span text:style-name="Code_20_Small1"><text:span text:style-name="T44">Collection&lt;</text:span></text:span><text:a xlink:type="simple" xlink:href="file:///l%22r161"><text:span text:style-name="Internet_20_link"><text:span text:style-name="T65">ComponentDescription</text:span></text:span></text:a><text:span text:style-name="Code_20_Small1"><text:span text:style-name="T45">&gt;</text:span></text:span></text:p>
            </table:table-cell>
            <table:table-cell table:style-name="Table43.B6" office:value-type="string">
              <text:p text:style-name="P66"><text:a xlink:type="simple" xlink:href="file:///l%22r175"><text:span text:style-name="Internet_20_link"><text:span text:style-name="T61">getComponentDescriptions</text:span></text:span></text:a><text:span text:style-name="Code2"><text:span text:style-name="T48">(org.osgi.framework.Bundle... bundles)</text:span></text:span></text:p>
              <text:p text:style-name="P65"><text:span text:style-name="T34">Returns the component descriptions declared by the given bundles or the component descriptions declared by all active bundles if </text:span><text:span text:style-name="Code2"><text:span text:style-name="T46">bundles</text:span></text:span><text:span text:style-name="Default_20_Paragraph_20_Font"><text:span text:style-name="T34"> is </text:span></text:span><text:span text:style-name="Code2"><text:span text:style-name="T46">null</text:span></text:span><text:span text:style-name="Default_20_Paragraph_20_Font"><text:span text:style-name="T34">.</text:span></text:span></text:p>
            </table:table-cell>
            <table:table-cell table:style-name="Table43.C6" office:value-type="string">
              <text:p text:style-name="P60"><text:bookmark-ref text:reference-format="page" text:ref-name="">Error: Reference source not found</text:bookmark-ref></text:p>
            </table:table-cell>
          </table:table-row>
          <table:table-row table:style-name="Table43.1">
            <table:table-cell table:style-name="Table43.A7" office:value-type="string">
              <text:p text:style-name="P61"><text:span text:style-name="Code_20_Small1"><text:span text:style-name="T44">boolean</text:span></text:span></text:p>
            </table:table-cell>
            <table:table-cell table:style-name="Table43.B7" office:value-type="string">
              <text:p text:style-name="P66"><text:a xlink:type="simple" xlink:href="file:///l%22r178"><text:span text:style-name="Internet_20_link"><text:span text:style-name="T61">isEnabled</text:span></text:span></text:a><text:span text:style-name="Code2"><text:span text:style-name="T48">(</text:span></text:span><text:a xlink:type="simple" xlink:href="file:///l%22r161"><text:span text:style-name="Internet_20_link"><text:span text:style-name="T63">ComponentDescription</text:span></text:span></text:a><text:span text:style-name="Code2"><text:span text:style-name="T48"> description)</text:span></text:span></text:p>
              <text:p text:style-name="P65"><text:span text:style-name="T34">Whether this component is currently enabled (</text:span><text:span text:style-name="Code2"><text:span text:style-name="T46">true</text:span></text:span><text:span text:style-name="Default_20_Paragraph_20_Font"><text:span text:style-name="T34">) or not.</text:span></text:span></text:p>
            </table:table-cell>
            <table:table-cell table:style-name="Table43.C7" office:value-type="string">
              <text:p text:style-name="P60"><text:bookmark-ref text:reference-format="page" text:ref-name="">Error: Reference source not found</text:bookmark-ref></text:p>
            </table:table-cell>
          </table:table-row>
        </table:table>
        <text:p text:style-name="Detail_20_Heading"><text:soft-page-break/><text:span text:style-name="T43">Method Detail</text:span></text:p>
        <text:p text:style-name="Detail_20_Heading"><text:bookmark text:name="r175"/><text:span text:style-name="T43">getComponentDescriptions</text:span></text:p>
        <text:p text:style-name="P41"><text:span text:style-name="Code2"><text:span text:style-name="T46">Collection&lt;</text:span></text:span><text:a xlink:type="simple" xlink:href="file:///l%22r161"><text:span text:style-name="Internet_20_link"><text:span text:style-name="T62">ComponentDescription</text:span></text:span></text:a><text:span text:style-name="Code2"><text:span text:style-name="T49">&gt; getComponentDescriptions</text:span></text:span><text:span text:style-name="Code2"><text:span text:style-name="T48">(org.osgi.framework.Bundle... bundles)</text:span></text:span></text:p>
        <text:p text:style-name="P53"><text:span text:style-name="T34">Returns the component descriptions declared by the given bundles or the component descriptions declared by all active bundles if </text:span><text:span text:style-name="Code2"><text:span text:style-name="T46">bundles</text:span></text:span><text:span text:style-name="Default_20_Paragraph_20_Font"><text:span text:style-name="T34"> is </text:span></text:span><text:span text:style-name="Code2"><text:span text:style-name="T46">null</text:span></text:span><text:span text:style-name="Default_20_Paragraph_20_Font"><text:span text:style-name="T34">. If the bundles have no declared components or the bundles are not active an empty collection is returned.</text:span></text:span></text:p>
        <text:p text:style-name="P53"><text:span text:style-name="T34">Parameters:</text:span></text:p>
        <text:p text:style-name="P70"><text:span text:style-name="Code2"><text:span text:style-name="T46">bundles</text:span></text:span><text:span text:style-name="Default_20_Paragraph_20_Font"><text:span text:style-name="T34"> - The bundles whose declared components are to be returned or </text:span></text:span><text:span text:style-name="Code2"><text:span text:style-name="T46">null</text:span></text:span><text:span text:style-name="Default_20_Paragraph_20_Font"><text:span text:style-name="T34"> if the declared components from all active bundles are to be returned.</text:span></text:span></text:p>
        <text:p text:style-name="P53"><text:span text:style-name="T34">Returns:</text:span></text:p>
        <text:p text:style-name="P70"><text:span text:style-name="T34">The declared component descriptions of the given (active) </text:span><text:span text:style-name="Code2"><text:span text:style-name="T46">bundles</text:span></text:span><text:span text:style-name="Default_20_Paragraph_20_Font"><text:span text:style-name="T34"> or the declared component descriptions from all active bundles if </text:span></text:span><text:span text:style-name="Code2"><text:span text:style-name="T46">bundle</text:span></text:span><text:span text:style-name="Default_20_Paragraph_20_Font"><text:span text:style-name="T34"> is </text:span></text:span><text:span text:style-name="Default_20_Paragraph_20_Font"><text:span text:style-name="T46">null</text:span></text:span><text:span text:style-name="Default_20_Paragraph_20_Font"><text:span text:style-name="T34">. An empty collection is returned if no components are declared by the bundles.</text:span></text:span></text:p>
        <text:p text:style-name="P67"/>
        <text:p text:style-name="P69"><text:bookmark text:name="r176"/><text:span text:style-name="T43">getComponentDescription</text:span></text:p>
        <text:p text:style-name="P41"><text:a xlink:type="simple" xlink:href="file:///l%22r161"><text:span text:style-name="Internet_20_link"><text:span text:style-name="T62">ComponentDescription</text:span></text:span></text:a><text:span text:style-name="Code2"><text:span text:style-name="T49"> getComponentDescription</text:span></text:span><text:span text:style-name="Code2"><text:span text:style-name="T48">(org.osgi.framework.Bundle bundle,</text:span></text:span><text:line-break/><text:span text:style-name="Code2"><text:span text:style-name="T48">                                             String name)</text:span></text:span></text:p>
        <text:p text:style-name="P53"><text:span text:style-name="T34">Return the </text:span><text:a xlink:type="simple" xlink:href="file:///l%22r161"><text:span text:style-name="Internet_20_link"><text:span text:style-name="T62">ComponentDescription</text:span></text:span></text:a><text:span text:style-name="Default_20_Paragraph_20_Font"><text:span text:style-name="T35"> declared with the given </text:span></text:span><text:span text:style-name="Code2"><text:span text:style-name="T49">name</text:span></text:span><text:span text:style-name="Default_20_Paragraph_20_Font"><text:span text:style-name="T35"> or </text:span></text:span><text:span text:style-name="Code2"><text:span text:style-name="T49">null</text:span></text:span><text:span text:style-name="Default_20_Paragraph_20_Font"><text:span text:style-name="T35"> if no such component is declared by the given </text:span></text:span><text:span text:style-name="Code2"><text:span text:style-name="T49">bundle</text:span></text:span><text:span text:style-name="Default_20_Paragraph_20_Font"><text:span text:style-name="T35"> .</text:span></text:span></text:p>
        <text:p text:style-name="P53"><text:span text:style-name="T34">Parameters:</text:span></text:p>
        <text:p text:style-name="P70"><text:span text:style-name="Code2"><text:span text:style-name="T46">bundle</text:span></text:span><text:span text:style-name="Default_20_Paragraph_20_Font"><text:span text:style-name="T34"> - The bundle declaring the requested component</text:span></text:span></text:p>
        <text:p text:style-name="P70"><text:span text:style-name="Code2"><text:span text:style-name="T46">name</text:span></text:span><text:span text:style-name="Default_20_Paragraph_20_Font"><text:span text:style-name="T34"> - The name of the </text:span></text:span><text:a xlink:type="simple" xlink:href="file:///l%22r161"><text:span text:style-name="Internet_20_link"><text:span text:style-name="T62">ComponentDescription</text:span></text:span></text:a><text:span text:style-name="Default_20_Paragraph_20_Font"><text:span text:style-name="T35"> to return</text:span></text:span></text:p>
        <text:p text:style-name="P53"><text:span text:style-name="T34">Returns:</text:span></text:p>
        <text:p text:style-name="P70"><text:span text:style-name="T34">The named component or </text:span><text:span text:style-name="Code2"><text:span text:style-name="T46">null</text:span></text:span><text:span text:style-name="Default_20_Paragraph_20_Font"><text:span text:style-name="T34"> if none of the active bundles declare a component with that name.</text:span></text:span></text:p>
        <text:p text:style-name="P53"><text:span text:style-name="T34">Throws:</text:span></text:p>
        <text:p text:style-name="P70"><text:span text:style-name="Code2"><text:span text:style-name="T46">NullPointerException</text:span></text:span><text:span text:style-name="Default_20_Paragraph_20_Font"><text:span text:style-name="T34"> - if </text:span></text:span><text:span text:style-name="Code2"><text:span text:style-name="T46">name</text:span></text:span><text:span text:style-name="Default_20_Paragraph_20_Font"><text:span text:style-name="T34"> or </text:span></text:span><text:span text:style-name="Code2"><text:span text:style-name="T46">bundle</text:span></text:span><text:span text:style-name="Default_20_Paragraph_20_Font"><text:span text:style-name="T34"> is </text:span></text:span><text:span text:style-name="Code2"><text:span text:style-name="T46">null</text:span></text:span><text:span text:style-name="Default_20_Paragraph_20_Font"><text:span text:style-name="T34">.</text:span></text:span></text:p>
        <text:p text:style-name="P67"/>
        <text:p text:style-name="P69"><text:bookmark text:name="r177"/><text:span text:style-name="T43">getComponentConfigurations</text:span></text:p>
        <text:p text:style-name="P41"><text:span text:style-name="Code2"><text:span text:style-name="T46">Collection&lt;</text:span></text:span><text:a xlink:type="simple" xlink:href="file:///l%22r143"><text:span text:style-name="Internet_20_link"><text:span text:style-name="T62">ComponentConfiguration</text:span></text:span></text:a><text:span text:style-name="Code2"><text:span text:style-name="T49">&gt; getComponentConfigurations</text:span></text:span><text:span text:style-name="Code2"><text:span text:style-name="T48">(</text:span></text:span><text:a xlink:type="simple" xlink:href="file:///l%22r161"><text:span text:style-name="Internet_20_link"><text:span text:style-name="T63">ComponentDescription</text:span></text:span></text:a><text:span text:style-name="Code2"><text:span text:style-name="T48"> description)</text:span></text:span></text:p>
        <text:p text:style-name="P53"><text:span text:style-name="T34">Return a collection of </text:span><text:a xlink:type="simple" xlink:href="file:///l%22r143"><text:span text:style-name="Internet_20_link"><text:span text:style-name="T58">component configurations</text:span></text:span></text:a><text:span text:style-name="Default_20_Paragraph_20_Font"><text:span text:style-name="T35"> created for the component description. If there are no component configurations currently created, the collection is empty. This collection of configurations represents a snapshot of the current state.</text:span></text:span></text:p>
        <text:p text:style-name="P53"><text:span text:style-name="T34">Parameters:</text:span></text:p>
        <text:p text:style-name="P70"><text:span text:style-name="Code2"><text:span text:style-name="T46">description</text:span></text:span><text:span text:style-name="Default_20_Paragraph_20_Font"><text:span text:style-name="T34"> - The component description.</text:span></text:span></text:p>
        <text:p text:style-name="P53"><text:span text:style-name="T34">Returns:</text:span></text:p>
        <text:p text:style-name="P70"><text:span text:style-name="T34">The component configurations created for the given component description. An empty collection is returned if there are non.</text:span></text:p>
        <text:p text:style-name="P53"><text:span text:style-name="T34">Throws:</text:span></text:p>
        <text:p text:style-name="P70"><text:span text:style-name="Code2"><text:span text:style-name="T46">NullPointerException</text:span></text:span><text:span text:style-name="Default_20_Paragraph_20_Font"><text:span text:style-name="T34"> - if </text:span></text:span><text:span text:style-name="Code2"><text:span text:style-name="T46">description</text:span></text:span><text:span text:style-name="Default_20_Paragraph_20_Font"><text:span text:style-name="T34"> or </text:span></text:span><text:span text:style-name="Code2"><text:span text:style-name="T46">null</text:span></text:span><text:span text:style-name="Default_20_Paragraph_20_Font"><text:span text:style-name="T34">.</text:span></text:span></text:p>
        <text:p text:style-name="P67"/>
        <text:p text:style-name="P69"><text:bookmark text:name="r178"/><text:span text:style-name="T43">isEnabled</text:span></text:p>
        <text:p text:style-name="P41"><text:span text:style-name="Code2"><text:span text:style-name="T46">boolean isEnabled</text:span></text:span><text:span text:style-name="Code2"><text:span text:style-name="T47">(</text:span></text:span><text:a xlink:type="simple" xlink:href="file:///l%22r161"><text:span text:style-name="Internet_20_link"><text:span text:style-name="T63">ComponentDescription</text:span></text:span></text:a><text:span text:style-name="Code2"><text:span text:style-name="T48"> description)</text:span></text:span></text:p>
        <text:p text:style-name="P53"><text:span text:style-name="T34">Whether this component is currently enabled (</text:span><text:span text:style-name="Code2"><text:span text:style-name="T46">true</text:span></text:span><text:span text:style-name="Default_20_Paragraph_20_Font"><text:span text:style-name="T34">) or not.</text:span></text:span></text:p>
        <text:p text:style-name="P53"><text:span text:style-name="T34">Initially this follows the </text:span><text:span text:style-name="Code2"><text:span text:style-name="T46">Component.enabled</text:span></text:span><text:span text:style-name="Default_20_Paragraph_20_Font"><text:span text:style-name="T34"> attribute of the declaration and can be changed by the </text:span></text:span><text:a xlink:type="simple" xlink:href="file:///l%22r179"><text:span text:style-name="Internet_20_link"><text:span text:style-name="T62">enableComponent(ComponentDescription)</text:span></text:span></text:a><text:span text:style-name="Default_20_Paragraph_20_Font"><text:span text:style-name="T35"> and </text:span></text:span><text:a xlink:type="simple" xlink:href="file:///l%22r180"><text:span text:style-name="Internet_20_link"><text:span text:style-name="T62">disableComponent(ComponentDescription)</text:span></text:span></text:a><text:span text:style-name="Default_20_Paragraph_20_Font"><text:span text:style-name="T35"> method.</text:span></text:span></text:p>
        <text:p text:style-name="P53"><text:span text:style-name="T34">Parameters:</text:span></text:p>
        <text:p text:style-name="P70"><text:span text:style-name="Code2"><text:span text:style-name="T46">description</text:span></text:span><text:span text:style-name="Default_20_Paragraph_20_Font"><text:span text:style-name="T34"> - The component description.</text:span></text:span></text:p>
        <text:p text:style-name="P53"><text:span text:style-name="T34">Returns:</text:span></text:p>
        <text:p text:style-name="P70"><text:span text:style-name="T34">The component configurations created for the given component description. An empty collection is returned if there are non.</text:span></text:p>
        <text:p text:style-name="P53"><text:span text:style-name="T34">Throws:</text:span></text:p>
        <text:p text:style-name="P70"><text:span text:style-name="Code2"><text:span text:style-name="T46">NullPointerException</text:span></text:span><text:span text:style-name="Default_20_Paragraph_20_Font"><text:span text:style-name="T34"> - if </text:span></text:span><text:span text:style-name="Code2"><text:span text:style-name="T46">description</text:span></text:span><text:span text:style-name="Default_20_Paragraph_20_Font"><text:span text:style-name="T34"> or </text:span></text:span><text:span text:style-name="Code2"><text:span text:style-name="T46">null</text:span></text:span><text:span text:style-name="Default_20_Paragraph_20_Font"><text:span text:style-name="T34">.</text:span></text:span></text:p>
        <text:p text:style-name="P53"><text:span text:style-name="T34">See Also:</text:span></text:p>
        <text:p text:style-name="P70"><text:a xlink:type="simple" xlink:href="file:///l%22r149"><text:span text:style-name="Internet_20_link"><text:span text:style-name="T62">ComponentDescription.defaultEnabled</text:span></text:span></text:a></text:p>
        <text:p text:style-name="P67"/>
        <text:p text:style-name="P69"><text:bookmark text:name="r179"/><text:span text:style-name="T43">enableComponent</text:span></text:p>
        <text:p text:style-name="P41"><text:span text:style-name="Code2"><text:span text:style-name="T46">void enableComponent</text:span></text:span><text:span text:style-name="Code2"><text:span text:style-name="T47">(</text:span></text:span><text:a xlink:type="simple" xlink:href="file:///l%22r161"><text:span text:style-name="Internet_20_link"><text:span text:style-name="T63">ComponentDescription</text:span></text:span></text:a><text:span text:style-name="Code2"><text:span text:style-name="T48"> description)</text:span></text:span></text:p>
        <text:p text:style-name="P53"><text:span text:style-name="T34">Enables this ComponentDescription if it is disabled. If the ComponentDescription is not currently disabled this method has no effect.</text:span></text:p>
        <text:p text:style-name="P53"><text:span text:style-name="T34">Parameters:</text:span></text:p>
        <text:p text:style-name="P70"><text:span text:style-name="Code2"><text:span text:style-name="T46">description</text:span></text:span><text:span text:style-name="Default_20_Paragraph_20_Font"><text:span text:style-name="T34"> - The component description to enable.</text:span></text:span></text:p>
        <text:p text:style-name="P53"><text:span text:style-name="T34">Throws:</text:span></text:p>
        <text:p text:style-name="P70"><text:span text:style-name="Code2"><text:span text:style-name="T46">NullPointerException</text:span></text:span><text:span text:style-name="Default_20_Paragraph_20_Font"><text:span text:style-name="T34"> - if </text:span></text:span><text:span text:style-name="Code2"><text:span text:style-name="T46">description</text:span></text:span><text:span text:style-name="Default_20_Paragraph_20_Font"><text:span text:style-name="T34"> or is </text:span></text:span><text:span text:style-name="Code2"><text:span text:style-name="T46">null</text:span></text:span><text:span text:style-name="Default_20_Paragraph_20_Font"><text:span text:style-name="T34">.</text:span></text:span></text:p>
        <text:p text:style-name="P67"/>
        <text:p text:style-name="P69"><text:bookmark text:name="r180"/><text:span text:style-name="T43">disableComponent</text:span></text:p>
        <text:p text:style-name="P41"><text:span text:style-name="Code2"><text:span text:style-name="T46">void disableComponent</text:span></text:span><text:span text:style-name="Code2"><text:span text:style-name="T47">(</text:span></text:span><text:a xlink:type="simple" xlink:href="file:///l%22r161"><text:span text:style-name="Internet_20_link"><text:span text:style-name="T63">ComponentDescription</text:span></text:span></text:a><text:span text:style-name="Code2"><text:span text:style-name="T48"> description)</text:span></text:span></text:p>
        <text:p text:style-name="P53"><text:span text:style-name="T34">Disables this ComponentDescription if it is enabled. If the ComponentDescription is currently disabled this method has no effect.</text:span></text:p>
        <text:p text:style-name="P53"><text:soft-page-break/><text:span text:style-name="T34">Parameters:</text:span></text:p>
        <text:p text:style-name="P70"><text:span text:style-name="Code2"><text:span text:style-name="T46">description</text:span></text:span><text:span text:style-name="Default_20_Paragraph_20_Font"><text:span text:style-name="T34"> - The component description to disable.</text:span></text:span></text:p>
        <text:p text:style-name="P53"><text:span text:style-name="T34">Throws:</text:span></text:p>
        <text:p text:style-name="P70"><text:span text:style-name="Code2"><text:span text:style-name="T46">NullPointerException</text:span></text:span><text:span text:style-name="Default_20_Paragraph_20_Font"><text:span text:style-name="T34"> - if </text:span></text:span><text:span text:style-name="Code2"><text:span text:style-name="T46">description</text:span></text:span><text:span text:style-name="Default_20_Paragraph_20_Font"><text:span text:style-name="T34"> or is </text:span></text:span><text:span text:style-name="Code2"><text:span text:style-name="T46">null</text:span></text:span><text:span text:style-name="Default_20_Paragraph_20_Font"><text:span text:style-name="T34">.</text:span></text:span></text:p>
        <text:section text:style-name="Sect1" text:name="TextSection">
          <text:p text:style-name="P95"><text:span text:style-name="T67">Java API documentation generated with </text:span><text:a xlink:type="simple" xlink:href="http://www.filigris.com/products/docflex_javadoc/#docflex-doclet"><text:span text:style-name="Internet_20_link"><text:span text:style-name="T66">DocFlex/Doclet</text:span></text:span></text:a><text:span text:style-name="Default_20_Paragraph_20_Font"><text:span text:style-name="T68"> v1.5.6</text:span></text:span></text:p>
          <text:p text:style-name="Standard"><text:span text:style-name="T67">DocFlex/Doclet is both a multi-format Javadoc doclet and a free edition of </text:span><text:a xlink:type="simple" xlink:href="http://www.filigris.com/products/docflex_javadoc/"><text:span text:style-name="Internet_20_link"><text:span text:style-name="T66">DocFlex/Javadoc</text:span></text:span></text:a><text:span text:style-name="Default_20_Paragraph_20_Font"><text:span text:style-name="T68">.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66">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5342203547201061165" text:style-name="L20">
        <text:list-item>
          <text:p text:style-name="P115">Lack of a security model: Except for the ServicePermission[GET] to access the ScrService service no security is defined at all</text:p>
        </text:list-item>
        <text:list-item>
          <text:p text:style-name="P115">The service is badly named “ScrService”</text:p>
        </text:list-item>
        <text:list-item>
          <text:p text:style-name="P115">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change-start text:change-id="ct563796800"/></text:p>
      <text:p text:style-name="Body">As it is v<text:change-end text:change-id="ct563796800"/><text:change-start text:change-id="ct563790992"/>ery hard for tooling – up to impossible – to decide whether a (parent) class is within the same bundle, it was decided at the Palo Alto F2F to drop inheritance completely.<text:change-end text:change-id="ct563790992"/><text:change-start text:change-id="ct871597104"/></text:p>
      <text:h text:style-name="Heading_20_3" text:outline-level="3" text:is-list-header="true"><text:soft-page-break/><text:span text:style-name="Default_20_Paragraph_20_Font"/></text:h>
      <text:h text:style-name="P1" text:outline-level="2">Create separate Service annotation (Bug 2140)</text:h>
      <text:p text:style-name="P2">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text:change-end text:change-id="ct871597104"/><text:change-start text:change-id="ct957570352"/>Component provided service properties (<text:change-end text:change-id="ct957570352"/><text:change-start text:change-id="ct871596960"/>Bug 2250)</text:h>
      <text:p text:style-name="Body">Different ways<text:change-end text:change-id="ct871596960"/><text:change-start text:change-id="ct871597680"/>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change-end text:change-id="ct871597680"/></text:p>
      <text:p text:style-name="P19">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2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2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339365895263281951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ext:soft-page-break/>
        <table:table-row table:style-name="Tabelle21.1">
          <table:table-cell table:style-name="Tabelle21.A1" office:value-type="string">
            <text:p text:style-name="P27">Name</text:p>
          </table:table-cell>
          <table:table-cell table:style-name="Tabelle21.B1" office:value-type="string">
            <text:p text:style-name="P27">Felix Meschberger</text:p>
          </table:table-cell>
        </table:table-row>
        <table:table-row table:style-name="Tabelle21.1">
          <table:table-cell table:style-name="Tabelle21.A1" office:value-type="string">
            <text:p text:style-name="P27">Company</text:p>
          </table:table-cell>
          <table:table-cell table:style-name="Tabelle21.B1" office:value-type="string">
            <text:p text:style-name="P27">Adobe Systems Incorporated</text:p>
          </table:table-cell>
        </table:table-row>
        <table:table-row table:style-name="Tabelle21.1">
          <table:table-cell table:style-name="Tabelle21.A1" office:value-type="string">
            <text:p text:style-name="P27">Address</text:p>
          </table:table-cell>
          <table:table-cell table:style-name="Tabelle21.B1" office:value-type="string">
            <text:p text:style-name="P27">Barfüsserplatz 6, 4055 Basel, Switzerland</text:p>
          </table:table-cell>
        </table:table-row>
        <table:table-row table:style-name="Tabelle21.1">
          <table:table-cell table:style-name="Tabelle21.A1" office:value-type="string">
            <text:p text:style-name="P27">Voice</text:p>
          </table:table-cell>
          <table:table-cell table:style-name="Tabelle21.B1" office:value-type="string">
            <text:p text:style-name="P27">+41 61 226 55 49</text:p>
          </table:table-cell>
        </table:table-row>
        <table:table-row table:style-name="Tabelle21.1">
          <table:table-cell table:style-name="Tabelle21.A1" office:value-type="string">
            <text:p text:style-name="P33">e-mail</text:p>
          </table:table-cell>
          <table:table-cell table:style-name="Tabelle21.B1" office:value-type="string">
            <text:p text:style-name="P33">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7">Name</text:p>
          </table:table-cell>
          <table:table-cell table:style-name="Tabelle72.B1" office:value-type="string">
            <text:p text:style-name="P27">Carsten Ziegeler</text:p>
          </table:table-cell>
        </table:table-row>
        <table:table-row table:style-name="Tabelle72.1">
          <table:table-cell table:style-name="Tabelle72.A1" office:value-type="string">
            <text:p text:style-name="P27">Company</text:p>
          </table:table-cell>
          <table:table-cell table:style-name="Tabelle72.B1" office:value-type="string">
            <text:p text:style-name="P27">Adobe Systems Incorporated</text:p>
          </table:table-cell>
        </table:table-row>
        <table:table-row table:style-name="Tabelle72.1">
          <table:table-cell table:style-name="Tabelle72.A1" office:value-type="string">
            <text:p text:style-name="P27">Address</text:p>
          </table:table-cell>
          <table:table-cell table:style-name="Tabelle72.B1" office:value-type="string">
            <text:p text:style-name="P27">Barfüsserplatz 6, 4055 Basel, Switzerland</text:p>
          </table:table-cell>
        </table:table-row>
        <table:table-row table:style-name="Tabelle72.1">
          <table:table-cell table:style-name="Tabelle72.A1" office:value-type="string">
            <text:p text:style-name="P27">Voice</text:p>
          </table:table-cell>
          <table:table-cell table:style-name="Tabelle72.B1" office:value-type="string">
            <text:p text:style-name="P27">+41 61 226 55 0</text:p>
          </table:table-cell>
        </table:table-row>
        <table:table-row table:style-name="Tabelle72.1">
          <table:table-cell table:style-name="Tabelle72.A1" office:value-type="string">
            <text:p text:style-name="P33">e-mail</text:p>
          </table:table-cell>
          <table:table-cell table:style-name="Tabelle72.B1" office:value-type="string">
            <text:p text:style-name="P33">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1" svg:font-family="Verdana"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fo:keep-together="auto"/>
    </style:style>
    <style:style style:name="Tabelle1.A1" style:family="table-cell">
      <style:table-cell-properties fo:padding="0in" fo:border-left="none" fo:border-right="none" fo:border-top="0.05pt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fo:keep-together="auto"/>
    </style:style>
    <style:style style:name="Tabelle5.A1" style:family="table-cell">
      <style:table-cell-properties fo:padding="0in" fo:border-left="none" fo:border-right="none" fo:border-top="0.05pt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fo:keep-together="auto"/>
    </style:style>
    <style:style style:name="Tabelle7.A1" style:family="table-cell">
      <style:table-cell-properties fo:padding="0in" fo:border-left="none" fo:border-right="none" fo:border-top="0.05pt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fo:keep-together="auto"/>
    </style:style>
    <style:style style:name="Tabelle10.A1" style:family="table-cell">
      <style:table-cell-properties fo:padding="0in" fo:border-left="none" fo:border-right="none" fo:border-top="0.05pt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fo:keep-together="auto"/>
    </style:style>
    <style:style style:name="Tabelle13.A1" style:family="table-cell">
      <style:table-cell-properties fo:padding="0in" fo:border-left="none" fo:border-right="none" fo:border-top="0.05pt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fo:keep-together="auto"/>
    </style:style>
    <style:style style:name="Tabelle15.A1" style:family="table-cell">
      <style:table-cell-properties fo:padding="0in" fo:border-left="none" fo:border-right="none" fo:border-top="0.05pt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fo:keep-together="auto"/>
    </style:style>
    <style:style style:name="Tabelle18.A1" style:family="table-cell">
      <style:table-cell-properties fo:padding="0in" fo:border-left="none" fo:border-right="none" fo:border-top="0.05pt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fo:keep-together="auto"/>
    </style:style>
    <style:style style:name="Tabelle26.A1" style:family="table-cell">
      <style:table-cell-properties fo:padding="0in" fo:border-left="none" fo:border-right="none" fo:border-top="0.05pt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fo:keep-together="auto"/>
    </style:style>
    <style:style style:name="Tabelle28.A1" style:family="table-cell">
      <style:table-cell-properties fo:padding="0in" fo:border-left="none" fo:border-right="none" fo:border-top="0.05pt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fo:keep-together="auto"/>
    </style:style>
    <style:style style:name="Tabelle30.A1" style:family="table-cell">
      <style:table-cell-properties fo:padding="0in" fo:border-left="none" fo:border-right="none" fo:border-top="0.05pt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fo:keep-together="auto"/>
    </style:style>
    <style:style style:name="Tabelle34.A1" style:family="table-cell">
      <style:table-cell-properties fo:padding="0in" fo:border-left="none" fo:border-right="none" fo:border-top="0.05pt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fo:keep-together="auto"/>
    </style:style>
    <style:style style:name="Tabelle36.A1" style:family="table-cell">
      <style:table-cell-properties fo:padding="0in" fo:border-left="none" fo:border-right="none" fo:border-top="0.05pt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fo:keep-together="auto"/>
    </style:style>
    <style:style style:name="Tabelle40.A1" style:family="table-cell">
      <style:table-cell-properties fo:padding="0in" fo:border-left="none" fo:border-right="none" fo:border-top="0.05pt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fo:keep-together="auto"/>
    </style:style>
    <style:style style:name="Tabelle41.A1" style:family="table-cell">
      <style:table-cell-properties fo:padding="0in" fo:border-left="none" fo:border-right="none" fo:border-top="0.05pt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fo:keep-together="auto"/>
    </style:style>
    <style:style style:name="Tabelle42.A1" style:family="table-cell">
      <style:table-cell-properties fo:padding="0in" fo:border-left="none" fo:border-right="none" fo:border-top="0.05pt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fo:keep-together="auto"/>
    </style:style>
    <style:style style:name="Tabelle44.A1" style:family="table-cell">
      <style:table-cell-properties fo:padding="0in" fo:border-left="none" fo:border-right="none" fo:border-top="0.05pt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fo:keep-together="auto"/>
    </style:style>
    <style:style style:name="Tabelle47.A1" style:family="table-cell">
      <style:table-cell-properties fo:padding="0in" fo:border-left="none" fo:border-right="none" fo:border-top="0.05pt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fo:keep-together="auto"/>
    </style:style>
    <style:style style:name="Tabelle48.A1" style:family="table-cell">
      <style:table-cell-properties fo:padding="0in" fo:border-left="none" fo:border-right="none" fo:border-top="0.05pt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fo:keep-together="auto"/>
    </style:style>
    <style:style style:name="Tabelle49.A1" style:family="table-cell">
      <style:table-cell-properties fo:padding="0in" fo:border-left="none" fo:border-right="none" fo:border-top="0.05pt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fo:keep-together="auto"/>
    </style:style>
    <style:style style:name="Tabelle51.A1" style:family="table-cell">
      <style:table-cell-properties fo:padding="0in" fo:border-left="none" fo:border-right="none" fo:border-top="0.05pt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fo:keep-together="auto"/>
    </style:style>
    <style:style style:name="Tabelle53.A1" style:family="table-cell">
      <style:table-cell-properties fo:padding="0in" fo:border-left="none" fo:border-right="none" fo:border-top="0.05pt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fo:keep-together="auto"/>
    </style:style>
    <style:style style:name="Tabelle55.A1" style:family="table-cell">
      <style:table-cell-properties fo:padding="0in" fo:border-left="none" fo:border-right="none" fo:border-top="0.05pt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fo:keep-together="auto"/>
    </style:style>
    <style:style style:name="Tabelle58.A1" style:family="table-cell">
      <style:table-cell-properties fo:padding="0in" fo:border-left="none" fo:border-right="none" fo:border-top="0.05pt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fo:keep-together="auto"/>
    </style:style>
    <style:style style:name="Tabelle61.A1" style:family="table-cell">
      <style:table-cell-properties fo:padding="0in" fo:border-left="none" fo:border-right="none" fo:border-top="0.05pt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fo:keep-together="auto"/>
    </style:style>
    <style:style style:name="Tabelle64.A1" style:family="table-cell">
      <style:table-cell-properties fo:padding="0in" fo:border-left="none" fo:border-right="none" fo:border-top="0.05pt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fo:keep-together="auto"/>
    </style:style>
    <style:style style:name="Tabelle67.A1" style:family="table-cell">
      <style:table-cell-properties fo:padding="0in" fo:border-left="none" fo:border-right="none" fo:border-top="0.05pt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fo:keep-together="auto"/>
    </style:style>
    <style:style style:name="Tabelle69.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officeooo:rsid="000385ef"/>
    </style:style>
    <style:style style:name="MT2" style:family="text">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8</text:page-number> of <text:page-count style:num-format="1">75</text:page-count></text:p>
        <text:p text:style-name="Header"/>
        <text:p text:style-name="Header"><text:tab/>Draft<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5</text:page-count></text:p>
            </table:table-cell>
          </table:table-row>
        </table:table>
      </style:footer>
    </style:master-page>
    <style:master-page style:name="Converted1" style:page-layout-name="Mpm3">
      <style:header>
        <text:p text:style-name="MP5"><text:span text:style-name="MT2">Package org.osgi.service.component</text:span></text:p>
      </style:header>
      <style:footer>
        <text:p text:style-name="Footer"/>
      </style:footer>
    </style:master-page>
    <style:master-page style:name="Converted2" style:page-layout-name="Mpm3">
      <style:header>
        <text:p text:style-name="MP5"><text:span text:style-name="MT2">Interface ComponentConstants</text:span></text:p>
      </style:header>
      <style:footer>
        <text:p text:style-name="Footer"/>
      </style:footer>
    </style:master-page>
    <style:master-page style:name="Converted3" style:page-layout-name="Mpm3">
      <style:header>
        <text:p text:style-name="MP5"><text:span text:style-name="MT2">Interface ComponentContext</text:span></text:p>
      </style:header>
      <style:footer>
        <text:p text:style-name="Footer"/>
      </style:footer>
    </style:master-page>
    <style:master-page style:name="Converted4" style:page-layout-name="Mpm3">
      <style:header>
        <text:p text:style-name="MP5"><text:span text:style-name="MT2">Class ComponentException</text:span></text:p>
      </style:header>
      <style:footer>
        <text:p text:style-name="Footer"/>
      </style:footer>
    </style:master-page>
    <style:master-page style:name="Converted5" style:page-layout-name="Mpm3">
      <style:header>
        <text:p text:style-name="MP5"><text:span text:style-name="MT2">Interface ComponentFactory</text:span></text:p>
      </style:header>
      <style:footer>
        <text:p text:style-name="Footer"/>
      </style:footer>
    </style:master-page>
    <style:master-page style:name="Converted6" style:page-layout-name="Mpm3">
      <style:header>
        <text:p text:style-name="MP5"><text:span text:style-name="MT2">Interface ComponentInstance</text:span></text:p>
      </style:header>
      <style:footer>
        <text:p text:style-name="Footer"/>
      </style:footer>
    </style:master-page>
    <style:master-page style:name="Converted7" style:page-layout-name="Mpm3">
      <style:header>
        <text:p text:style-name="MP5"><text:span text:style-name="MT2">Package org.osgi.service.component.annotations</text:span></text:p>
      </style:header>
      <style:footer>
        <text:p text:style-name="Footer"/>
      </style:footer>
    </style:master-page>
    <style:master-page style:name="Converted8" style:page-layout-name="Mpm3">
      <style:header>
        <text:p text:style-name="MP5"><text:span text:style-name="MT2">Annotation Type Activate</text:span></text:p>
      </style:header>
      <style:footer>
        <text:p text:style-name="Footer"/>
      </style:footer>
    </style:master-page>
    <style:master-page style:name="Converted9" style:page-layout-name="Mpm3">
      <style:header>
        <text:p text:style-name="MP5"><text:span text:style-name="MT2">Annotation Type Component</text:span></text:p>
      </style:header>
      <style:footer>
        <text:p text:style-name="Footer"/>
      </style:footer>
    </style:master-page>
    <style:master-page style:name="Converted10" style:page-layout-name="Mpm3">
      <style:header>
        <text:p text:style-name="MP5"><text:span text:style-name="MT2">Enum ConfigurationPolicy</text:span></text:p>
      </style:header>
      <style:footer>
        <text:p text:style-name="Footer"/>
      </style:footer>
    </style:master-page>
    <style:master-page style:name="Converted11" style:page-layout-name="Mpm3">
      <style:header>
        <text:p text:style-name="MP5"><text:span text:style-name="MT2">Annotation Type Deactivate</text:span></text:p>
      </style:header>
      <style:footer>
        <text:p text:style-name="Footer"/>
      </style:footer>
    </style:master-page>
    <style:master-page style:name="Converted12" style:page-layout-name="Mpm3">
      <style:header>
        <text:p text:style-name="MP5"><text:span text:style-name="MT2">Annotation Type Modified</text:span></text:p>
      </style:header>
      <style:footer>
        <text:p text:style-name="Footer"/>
      </style:footer>
    </style:master-page>
    <style:master-page style:name="Converted13" style:page-layout-name="Mpm3">
      <style:header>
        <text:p text:style-name="MP5"><text:span text:style-name="MT2">Annotation Type Properties</text:span></text:p>
      </style:header>
      <style:footer>
        <text:p text:style-name="Footer"/>
      </style:footer>
    </style:master-page>
    <style:master-page style:name="Converted14" style:page-layout-name="Mpm3">
      <style:header>
        <text:p text:style-name="MP5"><text:span text:style-name="MT2">Annotation Type Property</text:span></text:p>
      </style:header>
      <style:footer>
        <text:p text:style-name="Footer"/>
      </style:footer>
    </style:master-page>
    <style:master-page style:name="Converted15" style:page-layout-name="Mpm3">
      <style:header>
        <text:p text:style-name="MP5"><text:span text:style-name="MT2">Annotation Type Reference</text:span></text:p>
      </style:header>
      <style:footer>
        <text:p text:style-name="Footer"/>
      </style:footer>
    </style:master-page>
    <style:master-page style:name="Converted16" style:page-layout-name="Mpm3">
      <style:header>
        <text:p text:style-name="MP5"><text:span text:style-name="MT2">Enum ReferenceCardinality</text:span></text:p>
      </style:header>
      <style:footer>
        <text:p text:style-name="Footer"/>
      </style:footer>
    </style:master-page>
    <style:master-page style:name="Converted17" style:page-layout-name="Mpm3">
      <style:header>
        <text:p text:style-name="MP5"><text:span text:style-name="MT2">Enum ReferencePolicy</text:span></text:p>
      </style:header>
      <style:footer>
        <text:p text:style-name="Footer"/>
      </style:footer>
    </style:master-page>
    <style:master-page style:name="Converted18" style:page-layout-name="Mpm3">
      <style:header>
        <text:p text:style-name="MP5"><text:span text:style-name="MT2">Enum ReferencePolicyOption</text:span></text:p>
      </style:header>
      <style:footer>
        <text:p text:style-name="Footer"/>
      </style:footer>
    </style:master-page>
    <style:master-page style:name="Converted19" style:page-layout-name="Mpm3">
      <style:header>
        <text:p text:style-name="MP5"><text:span text:style-name="MT2">Enum ReferenceScope</text:span></text:p>
      </style:header>
      <style:footer>
        <text:p text:style-name="Footer"/>
      </style:footer>
    </style:master-page>
    <style:master-page style:name="Converted20" style:page-layout-name="Mpm3">
      <style:header>
        <text:p text:style-name="MP5"><text:span text:style-name="MT2">Enum ServiceScope</text:span></text:p>
      </style:header>
      <style:footer>
        <text:p text:style-name="Footer"/>
      </style:footer>
    </style:master-page>
    <style:master-page style:name="Converted21" style:page-layout-name="Mpm3">
      <style:header>
        <text:p text:style-name="MP5"><text:span text:style-name="MT2">Package org.osgi.service.component.runtime</text:span></text:p>
      </style:header>
      <style:footer>
        <text:p text:style-name="Footer"/>
      </style:footer>
    </style:master-page>
    <style:master-page style:name="Converted22" style:page-layout-name="Mpm3">
      <style:header>
        <text:p text:style-name="MP5"><text:span text:style-name="MT2">Class BoundReference</text:span></text:p>
      </style:header>
      <style:footer>
        <text:p text:style-name="Footer"/>
      </style:footer>
    </style:master-page>
    <style:master-page style:name="Converted23" style:page-layout-name="Mpm3">
      <style:header>
        <text:p text:style-name="MP5"><text:span text:style-name="MT2">Class ComponentConfiguration</text:span></text:p>
      </style:header>
      <style:footer>
        <text:p text:style-name="Footer"/>
      </style:footer>
    </style:master-page>
    <style:master-page style:name="Converted24" style:page-layout-name="Mpm3">
      <style:header>
        <text:p text:style-name="MP5"><text:span text:style-name="MT2">Class ComponentDescription</text:span></text:p>
      </style:header>
      <style:footer>
        <text:p text:style-name="Footer"/>
      </style:footer>
    </style:master-page>
    <style:master-page style:name="Converted25" style:page-layout-name="Mpm3">
      <style:header>
        <text:p text:style-name="MP5"><text:span text:style-name="MT2">Class Reference</text:span></text:p>
      </style:header>
      <style:footer>
        <text:p text:style-name="Footer"/>
      </style:footer>
    </style:master-page>
    <style:master-page style:name="Converted26" style:page-layout-name="Mpm3">
      <style:header>
        <text:p text:style-name="MP5"><text:span text:style-name="MT2">Interface ServiceComponentRuntim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09-06T17:55:04</meta:creation-date>
    <meta:editing-cycles>80</meta:editing-cycles>
    <meta:editing-duration>P3DT22H54M47S</meta:editing-duration>
    <meta:initial-creator>Felix Meschberger</meta:initial-creator>
    <dc:date>2013-07-24T10:24:38</dc:date>
    <dc:creator>BJ Hargrave</dc:creator>
    <meta:document-statistic meta:table-count="73" meta:image-count="26" meta:object-count="0" meta:page-count="75" meta:paragraph-count="2153" meta:word-count="15272" meta:character-count="109287" meta:non-whitespace-character-count="95941"/>
    <meta:user-defined meta:name="Company">Adobe Systems Incorporated</meta:user-defined>
    <meta:user-defined meta:name="Info 3"/>
    <meta:user-defined meta:name="Info 4"/>
    <meta:user-defined meta:name="RFC Title">RFC 190 - Declarative Services Enhancements</meta:user-defined>
  </office:meta>
</office:document-meta>
</file>